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Arial EmbeddedFont', 'Arial MSFontService', sans-serif"/>
    <style:font-face style:name="Arial2" svg:font-family="Arial, 'Arial MSFontService', sans-serif"/>
    <style:font-face style:name="Lohit Devanagari" svg:font-family="'Lohit Devanagari'"/>
    <style:font-face style:name="WordVisiCarriageReturn MSFontService" svg:font-family="'WordVisiCarriageReturn MSFontService', Arial, 'Arial EmbeddedFont', 'Arial MSFontService', sans-serif"/>
    <style:font-face style:name="Arial1"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3" svg:font-family="Arial" style:font-family-generic="system"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4.9819in" table:align="left" fo:background-color="transparent" style:writing-mode="lr-tb">
        <style:background-image/>
      </style:table-properties>
    </style:style>
    <style:style style:name="Table1.A" style:family="table-column">
      <style:table-column-properties style:column-width="4.009in"/>
    </style:style>
    <style:style style:name="Table1.B" style:family="table-column">
      <style:table-column-properties style:column-width="0.9729in"/>
    </style:style>
    <style:style style:name="Table1.A1" style:family="table-cell">
      <style:table-cell-properties style:vertical-align="middle" fo:background-color="transparent" fo:padding="0.0194in" fo:border="0.05pt solid #000000">
        <style:background-image/>
      </style:table-cell-properties>
    </style:style>
    <style:style style:name="Table2" style:family="table">
      <style:table-properties style:width="0.934in" table:align="left" fo:background-color="transparent" style:writing-mode="lr-tb">
        <style:background-image/>
      </style:table-properties>
    </style:style>
    <style:style style:name="Table2.A" style:family="table-column">
      <style:table-column-properties style:column-width="0.934in"/>
    </style:style>
    <style:style style:name="Table2.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2.A3" style:family="table-cell">
      <style:table-cell-properties style:vertical-align="middle" fo:background-color="transparent" fo:padding="0in" fo:border="none">
        <style:background-image/>
      </style:table-cell-properties>
    </style:style>
    <style:style style:name="Table2" style:family="table">
      <style:table-properties style:width="0.934in" table:align="left" fo:background-color="transparent" style:writing-mode="lr-tb">
        <style:background-image/>
      </style:table-properties>
    </style:style>
    <style:style style:name="Table2.A" style:family="table-column">
      <style:table-column-properties style:column-width="0.934in"/>
    </style:style>
    <style:style style:name="Table2.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2.A3" style:family="table-cell">
      <style:table-cell-properties style:vertical-align="middle" fo:background-color="transparent" fo:padding="0in" fo:border="none">
        <style:background-image/>
      </style:table-cell-properties>
    </style:style>
    <style:style style:name="Table3" style:family="table">
      <style:table-properties style:width="5.709in" table:align="left" fo:background-color="transparent" style:writing-mode="lr-tb">
        <style:background-image/>
      </style:table-properties>
    </style:style>
    <style:style style:name="Table3.A" style:family="table-column">
      <style:table-column-properties style:column-width="4.7361in"/>
    </style:style>
    <style:style style:name="Table3.B" style:family="table-column">
      <style:table-column-properties style:column-width="0.9729in"/>
    </style:style>
    <style:style style:name="Table3.A1" style:family="table-cell">
      <style:table-cell-properties style:vertical-align="middle" fo:background-color="transparent" fo:padding="0.0194in" fo:border="0.05pt solid #000000">
        <style:background-image/>
      </style:table-cell-properties>
    </style:style>
    <style:style style:name="Table4" style:family="table">
      <style:table-properties style:width="0.934in" table:align="left" fo:background-color="transparent" style:writing-mode="lr-tb">
        <style:background-image/>
      </style:table-properties>
    </style:style>
    <style:style style:name="Table4.A" style:family="table-column">
      <style:table-column-properties style:column-width="0.934in"/>
    </style:style>
    <style:style style:name="Table4.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4.A3" style:family="table-cell">
      <style:table-cell-properties style:vertical-align="middle" fo:background-color="transparent" fo:padding="0in" fo:border="none">
        <style:background-image/>
      </style:table-cell-properties>
    </style:style>
    <style:style style:name="Table5" style:family="table">
      <style:table-properties style:width="0.9743in" table:align="left" fo:background-color="transparent" style:writing-mode="lr-tb">
        <style:background-image/>
      </style:table-properties>
    </style:style>
    <style:style style:name="Table5.A" style:family="table-column">
      <style:table-column-properties style:column-width="0.9743in"/>
    </style:style>
    <style:style style:name="Table5.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5.A3" style:family="table-cell">
      <style:table-cell-properties style:vertical-align="middle" fo:background-color="transparent" fo:padding="0in" fo:border="none">
        <style:background-image/>
      </style:table-cell-properties>
    </style:style>
    <style:style style:name="Table4" style:family="table">
      <style:table-properties style:width="0.934in" table:align="left" fo:background-color="transparent" style:writing-mode="lr-tb">
        <style:background-image/>
      </style:table-properties>
    </style:style>
    <style:style style:name="Table4.A" style:family="table-column">
      <style:table-column-properties style:column-width="0.934in"/>
    </style:style>
    <style:style style:name="Table4.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4.A3" style:family="table-cell">
      <style:table-cell-properties style:vertical-align="middle" fo:background-color="transparent" fo:padding="0in" fo:border="none">
        <style:background-image/>
      </style:table-cell-properties>
    </style:style>
    <style:style style:name="Table5" style:family="table">
      <style:table-properties style:width="0.9743in" table:align="left" fo:background-color="transparent" style:writing-mode="lr-tb">
        <style:background-image/>
      </style:table-properties>
    </style:style>
    <style:style style:name="Table5.A" style:family="table-column">
      <style:table-column-properties style:column-width="0.9743in"/>
    </style:style>
    <style:style style:name="Table5.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5.A3" style:family="table-cell">
      <style:table-cell-properties style:vertical-align="middle" fo:background-color="transparent" fo:padding="0in" fo:border="none">
        <style:background-image/>
      </style:table-cell-properties>
    </style:style>
    <style:style style:name="Table6" style:family="table">
      <style:table-properties style:width="5.2431in" table:align="left" fo:background-color="transparent" style:writing-mode="lr-tb">
        <style:background-image/>
      </style:table-properties>
    </style:style>
    <style:style style:name="Table6.A" style:family="table-column">
      <style:table-column-properties style:column-width="4.2701in"/>
    </style:style>
    <style:style style:name="Table6.B" style:family="table-column">
      <style:table-column-properties style:column-width="0.9729in"/>
    </style:style>
    <style:style style:name="Table6.A1" style:family="table-cell">
      <style:table-cell-properties style:vertical-align="middle" fo:background-color="transparent" fo:padding="0.0194in" fo:border="0.05pt solid #000000">
        <style:background-image/>
      </style:table-cell-properties>
    </style:style>
    <style:style style:name="Table7" style:family="table">
      <style:table-properties style:width="0.9889in" table:align="left" fo:background-color="transparent" style:writing-mode="lr-tb">
        <style:background-image/>
      </style:table-properties>
    </style:style>
    <style:style style:name="Table7.A" style:family="table-column">
      <style:table-column-properties style:column-width="0.9889in"/>
    </style:style>
    <style:style style:name="Table7.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7.A4" style:family="table-cell">
      <style:table-cell-properties style:vertical-align="middle" fo:background-color="transparent" fo:padding="0in" fo:border="none">
        <style:background-image/>
      </style:table-cell-properties>
    </style:style>
    <style:style style:name="Table8" style:family="table">
      <style:table-properties style:width="0.934in" table:align="left" fo:background-color="transparent" style:writing-mode="lr-tb">
        <style:background-image/>
      </style:table-properties>
    </style:style>
    <style:style style:name="Table8.A" style:family="table-column">
      <style:table-column-properties style:column-width="0.934in"/>
    </style:style>
    <style:style style:name="Table8.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8.A4" style:family="table-cell">
      <style:table-cell-properties style:vertical-align="middle" fo:background-color="transparent" fo:padding="0in" fo:border="none">
        <style:background-image/>
      </style:table-cell-properties>
    </style:style>
    <style:style style:name="Table7" style:family="table">
      <style:table-properties style:width="0.9889in" table:align="left" fo:background-color="transparent" style:writing-mode="lr-tb">
        <style:background-image/>
      </style:table-properties>
    </style:style>
    <style:style style:name="Table7.A" style:family="table-column">
      <style:table-column-properties style:column-width="0.9889in"/>
    </style:style>
    <style:style style:name="Table7.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7.A4" style:family="table-cell">
      <style:table-cell-properties style:vertical-align="middle" fo:background-color="transparent" fo:padding="0in" fo:border="none">
        <style:background-image/>
      </style:table-cell-properties>
    </style:style>
    <style:style style:name="Table8" style:family="table">
      <style:table-properties style:width="0.934in" table:align="left" fo:background-color="transparent" style:writing-mode="lr-tb">
        <style:background-image/>
      </style:table-properties>
    </style:style>
    <style:style style:name="Table8.A" style:family="table-column">
      <style:table-column-properties style:column-width="0.934in"/>
    </style:style>
    <style:style style:name="Table8.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8.A4" style:family="table-cell">
      <style:table-cell-properties style:vertical-align="middle" fo:background-color="transparent" fo:padding="0in" fo:border="none">
        <style:background-image/>
      </style:table-cell-properties>
    </style:style>
    <style:style style:name="Table9" style:family="table">
      <style:table-properties style:width="5.2347in" table:align="left" fo:background-color="transparent" style:writing-mode="lr-tb">
        <style:background-image/>
      </style:table-properties>
    </style:style>
    <style:style style:name="Table9.A" style:family="table-column">
      <style:table-column-properties style:column-width="4.2618in"/>
    </style:style>
    <style:style style:name="Table9.B" style:family="table-column">
      <style:table-column-properties style:column-width="0.9729in"/>
    </style:style>
    <style:style style:name="Table9.A1" style:family="table-cell">
      <style:table-cell-properties style:vertical-align="middle" fo:background-color="transparent" fo:padding="0.0194in" fo:border="0.05pt solid #000000">
        <style:background-image/>
      </style:table-cell-properties>
    </style:style>
    <style:style style:name="Table10" style:family="table">
      <style:table-properties style:width="0.934in" table:align="left" fo:background-color="transparent" style:writing-mode="lr-tb">
        <style:background-image/>
      </style:table-properties>
    </style:style>
    <style:style style:name="Table10.A" style:family="table-column">
      <style:table-column-properties style:column-width="0.934in"/>
    </style:style>
    <style:style style:name="Table10.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0.A3" style:family="table-cell">
      <style:table-cell-properties style:vertical-align="middle" fo:background-color="transparent" fo:padding="0in" fo:border="none">
        <style:background-image/>
      </style:table-cell-properties>
    </style:style>
    <style:style style:name="Table11" style:family="table">
      <style:table-properties style:width="0.934in" table:align="left" fo:background-color="transparent" style:writing-mode="lr-tb">
        <style:background-image/>
      </style:table-properties>
    </style:style>
    <style:style style:name="Table11.A" style:family="table-column">
      <style:table-column-properties style:column-width="0.934in"/>
    </style:style>
    <style:style style:name="Table11.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1.A5" style:family="table-cell">
      <style:table-cell-properties style:vertical-align="middle" fo:background-color="transparent" fo:padding="0in" fo:border="none">
        <style:background-image/>
      </style:table-cell-properties>
    </style:style>
    <style:style style:name="Table10" style:family="table">
      <style:table-properties style:width="0.934in" table:align="left" fo:background-color="transparent" style:writing-mode="lr-tb">
        <style:background-image/>
      </style:table-properties>
    </style:style>
    <style:style style:name="Table10.A" style:family="table-column">
      <style:table-column-properties style:column-width="0.934in"/>
    </style:style>
    <style:style style:name="Table10.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0.A3" style:family="table-cell">
      <style:table-cell-properties style:vertical-align="middle" fo:background-color="transparent" fo:padding="0in" fo:border="none">
        <style:background-image/>
      </style:table-cell-properties>
    </style:style>
    <style:style style:name="Table11" style:family="table">
      <style:table-properties style:width="0.934in" table:align="left" fo:background-color="transparent" style:writing-mode="lr-tb">
        <style:background-image/>
      </style:table-properties>
    </style:style>
    <style:style style:name="Table11.A" style:family="table-column">
      <style:table-column-properties style:column-width="0.934in"/>
    </style:style>
    <style:style style:name="Table11.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1.A5" style:family="table-cell">
      <style:table-cell-properties style:vertical-align="middle" fo:background-color="transparent" fo:padding="0in" fo:border="none">
        <style:background-image/>
      </style:table-cell-properties>
    </style:style>
    <style:style style:name="Table12" style:family="table">
      <style:table-properties style:width="3.4632in" table:align="left" fo:background-color="transparent" style:writing-mode="lr-tb">
        <style:background-image/>
      </style:table-properties>
    </style:style>
    <style:style style:name="Table12.A" style:family="table-column">
      <style:table-column-properties style:column-width="2.4903in"/>
    </style:style>
    <style:style style:name="Table12.B" style:family="table-column">
      <style:table-column-properties style:column-width="0.9729in"/>
    </style:style>
    <style:style style:name="Table12.A1" style:family="table-cell">
      <style:table-cell-properties style:vertical-align="middle" fo:background-color="transparent" fo:padding="0.0194in" fo:border="0.05pt solid #000000">
        <style:background-image/>
      </style:table-cell-properties>
    </style:style>
    <style:style style:name="Table13" style:family="table">
      <style:table-properties style:width="0.934in" table:align="left" fo:background-color="transparent" style:writing-mode="lr-tb">
        <style:background-image/>
      </style:table-properties>
    </style:style>
    <style:style style:name="Table13.A" style:family="table-column">
      <style:table-column-properties style:column-width="0.934in"/>
    </style:style>
    <style:style style:name="Table13.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3.A3" style:family="table-cell">
      <style:table-cell-properties style:vertical-align="middle" fo:background-color="transparent" fo:padding="0in" fo:border="none">
        <style:background-image/>
      </style:table-cell-properties>
    </style:style>
    <style:style style:name="Table14" style:family="table">
      <style:table-properties style:width="0.934in" table:align="left" fo:background-color="transparent" style:writing-mode="lr-tb">
        <style:background-image/>
      </style:table-properties>
    </style:style>
    <style:style style:name="Table14.A" style:family="table-column">
      <style:table-column-properties style:column-width="0.934in"/>
    </style:style>
    <style:style style:name="Table14.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4.A3" style:family="table-cell">
      <style:table-cell-properties style:vertical-align="middle" fo:background-color="transparent" fo:padding="0in" fo:border="none">
        <style:background-image/>
      </style:table-cell-properties>
    </style:style>
    <style:style style:name="Table13" style:family="table">
      <style:table-properties style:width="0.934in" table:align="left" fo:background-color="transparent" style:writing-mode="lr-tb">
        <style:background-image/>
      </style:table-properties>
    </style:style>
    <style:style style:name="Table13.A" style:family="table-column">
      <style:table-column-properties style:column-width="0.934in"/>
    </style:style>
    <style:style style:name="Table13.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3.A3" style:family="table-cell">
      <style:table-cell-properties style:vertical-align="middle" fo:background-color="transparent" fo:padding="0in" fo:border="none">
        <style:background-image/>
      </style:table-cell-properties>
    </style:style>
    <style:style style:name="Table14" style:family="table">
      <style:table-properties style:width="0.934in" table:align="left" fo:background-color="transparent" style:writing-mode="lr-tb">
        <style:background-image/>
      </style:table-properties>
    </style:style>
    <style:style style:name="Table14.A" style:family="table-column">
      <style:table-column-properties style:column-width="0.934in"/>
    </style:style>
    <style:style style:name="Table14.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4.A3" style:family="table-cell">
      <style:table-cell-properties style:vertical-align="middle" fo:background-color="transparent" fo:padding="0in" fo:border="none">
        <style:background-image/>
      </style:table-cell-properties>
    </style:style>
    <style:style style:name="Table15" style:family="table">
      <style:table-properties style:width="5.7194in" table:align="left" fo:background-color="transparent" style:writing-mode="lr-tb">
        <style:background-image/>
      </style:table-properties>
    </style:style>
    <style:style style:name="Table15.A" style:family="table-column">
      <style:table-column-properties style:column-width="4.7465in"/>
    </style:style>
    <style:style style:name="Table15.B" style:family="table-column">
      <style:table-column-properties style:column-width="0.9729in"/>
    </style:style>
    <style:style style:name="Table15.A1" style:family="table-cell">
      <style:table-cell-properties style:vertical-align="middle" fo:background-color="transparent" fo:padding="0.0194in" fo:border="0.05pt solid #000000">
        <style:background-image/>
      </style:table-cell-properties>
    </style:style>
    <style:style style:name="Table16" style:family="table">
      <style:table-properties style:width="0.934in" table:align="left" fo:background-color="transparent" style:writing-mode="lr-tb">
        <style:background-image/>
      </style:table-properties>
    </style:style>
    <style:style style:name="Table16.A" style:family="table-column">
      <style:table-column-properties style:column-width="0.934in"/>
    </style:style>
    <style:style style:name="Table16.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6.A5" style:family="table-cell">
      <style:table-cell-properties style:vertical-align="middle" fo:background-color="transparent" fo:padding="0in" fo:border="none">
        <style:background-image/>
      </style:table-cell-properties>
    </style:style>
    <style:style style:name="Table17" style:family="table">
      <style:table-properties style:width="0.934in" table:align="left" fo:background-color="transparent" style:writing-mode="lr-tb">
        <style:background-image/>
      </style:table-properties>
    </style:style>
    <style:style style:name="Table17.A" style:family="table-column">
      <style:table-column-properties style:column-width="0.934in"/>
    </style:style>
    <style:style style:name="Table17.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7.A5" style:family="table-cell">
      <style:table-cell-properties style:vertical-align="middle" fo:background-color="transparent" fo:padding="0in" fo:border="none">
        <style:background-image/>
      </style:table-cell-properties>
    </style:style>
    <style:style style:name="Table16" style:family="table">
      <style:table-properties style:width="0.934in" table:align="left" fo:background-color="transparent" style:writing-mode="lr-tb">
        <style:background-image/>
      </style:table-properties>
    </style:style>
    <style:style style:name="Table16.A" style:family="table-column">
      <style:table-column-properties style:column-width="0.934in"/>
    </style:style>
    <style:style style:name="Table16.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6.A5" style:family="table-cell">
      <style:table-cell-properties style:vertical-align="middle" fo:background-color="transparent" fo:padding="0in" fo:border="none">
        <style:background-image/>
      </style:table-cell-properties>
    </style:style>
    <style:style style:name="Table17" style:family="table">
      <style:table-properties style:width="0.934in" table:align="left" fo:background-color="transparent" style:writing-mode="lr-tb">
        <style:background-image/>
      </style:table-properties>
    </style:style>
    <style:style style:name="Table17.A" style:family="table-column">
      <style:table-column-properties style:column-width="0.934in"/>
    </style:style>
    <style:style style:name="Table17.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7.A5" style:family="table-cell">
      <style:table-cell-properties style:vertical-align="middle" fo:background-color="transparent" fo:padding="0in" fo:border="none">
        <style:background-image/>
      </style:table-cell-properties>
    </style:style>
    <style:style style:name="Table18" style:family="table">
      <style:table-properties style:width="5.7194in" table:align="left" fo:background-color="transparent" style:writing-mode="lr-tb">
        <style:background-image/>
      </style:table-properties>
    </style:style>
    <style:style style:name="Table18.A" style:family="table-column">
      <style:table-column-properties style:column-width="4.7465in"/>
    </style:style>
    <style:style style:name="Table18.B" style:family="table-column">
      <style:table-column-properties style:column-width="0.9729in"/>
    </style:style>
    <style:style style:name="Table18.A1" style:family="table-cell">
      <style:table-cell-properties style:vertical-align="middle" fo:background-color="transparent" fo:padding="0.0194in" fo:border="0.05pt solid #000000">
        <style:background-image/>
      </style:table-cell-properties>
    </style:style>
    <style:style style:name="Table19" style:family="table">
      <style:table-properties style:width="0.934in" table:align="left" fo:background-color="transparent" style:writing-mode="lr-tb">
        <style:background-image/>
      </style:table-properties>
    </style:style>
    <style:style style:name="Table19.A" style:family="table-column">
      <style:table-column-properties style:column-width="0.934in"/>
    </style:style>
    <style:style style:name="Table19.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9.A5" style:family="table-cell">
      <style:table-cell-properties style:vertical-align="middle" fo:background-color="transparent" fo:padding="0in" fo:border="none">
        <style:background-image/>
      </style:table-cell-properties>
    </style:style>
    <style:style style:name="Table20" style:family="table">
      <style:table-properties style:width="1in" table:align="left" fo:background-color="transparent" style:writing-mode="lr-tb">
        <style:background-image/>
      </style:table-properties>
    </style:style>
    <style:style style:name="Table20.A" style:family="table-column">
      <style:table-column-properties style:column-width="1in"/>
    </style:style>
    <style:style style:name="Table20.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20.A4" style:family="table-cell">
      <style:table-cell-properties style:vertical-align="middle" fo:background-color="transparent" fo:padding="0in" fo:border="none">
        <style:background-image/>
      </style:table-cell-properties>
    </style:style>
    <style:style style:name="Table19" style:family="table">
      <style:table-properties style:width="0.934in" table:align="left" fo:background-color="transparent" style:writing-mode="lr-tb">
        <style:background-image/>
      </style:table-properties>
    </style:style>
    <style:style style:name="Table19.A" style:family="table-column">
      <style:table-column-properties style:column-width="0.934in"/>
    </style:style>
    <style:style style:name="Table19.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9.A5" style:family="table-cell">
      <style:table-cell-properties style:vertical-align="middle" fo:background-color="transparent" fo:padding="0in" fo:border="none">
        <style:background-image/>
      </style:table-cell-properties>
    </style:style>
    <style:style style:name="Table20" style:family="table">
      <style:table-properties style:width="1in" table:align="left" fo:background-color="transparent" style:writing-mode="lr-tb">
        <style:background-image/>
      </style:table-properties>
    </style:style>
    <style:style style:name="Table20.A" style:family="table-column">
      <style:table-column-properties style:column-width="1in"/>
    </style:style>
    <style:style style:name="Table20.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20.A4" style:family="table-cell">
      <style:table-cell-properties style:vertical-align="middle" fo:background-color="transparent" fo:padding="0in" fo:border="none">
        <style:background-image/>
      </style:table-cell-properties>
    </style:style>
    <style:style style:name="Table21" style:family="table">
      <style:table-properties style:width="5.7194in" table:align="left" fo:background-color="transparent" style:writing-mode="lr-tb">
        <style:background-image/>
      </style:table-properties>
    </style:style>
    <style:style style:name="Table21.A" style:family="table-column">
      <style:table-column-properties style:column-width="4.7465in"/>
    </style:style>
    <style:style style:name="Table21.B" style:family="table-column">
      <style:table-column-properties style:column-width="0.9729in"/>
    </style:style>
    <style:style style:name="Table21.A1" style:family="table-cell">
      <style:table-cell-properties style:vertical-align="middle" fo:background-color="transparent" fo:padding="0.0194in" fo:border="0.05pt solid #000000">
        <style:background-image/>
      </style:table-cell-properties>
    </style:style>
    <style:style style:name="Table22" style:family="table">
      <style:table-properties style:width="0.934in" table:align="left" fo:background-color="transparent" style:writing-mode="lr-tb">
        <style:background-image/>
      </style:table-properties>
    </style:style>
    <style:style style:name="Table22.A" style:family="table-column">
      <style:table-column-properties style:column-width="0.934in"/>
    </style:style>
    <style:style style:name="Table22.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22.A5" style:family="table-cell">
      <style:table-cell-properties style:vertical-align="middle" fo:background-color="transparent" fo:padding="0in" fo:border="none">
        <style:background-image/>
      </style:table-cell-properties>
    </style:style>
    <style:style style:name="Table23" style:family="table">
      <style:table-properties style:width="1in" table:align="left" fo:background-color="transparent" style:writing-mode="lr-tb">
        <style:background-image/>
      </style:table-properties>
    </style:style>
    <style:style style:name="Table23.A" style:family="table-column">
      <style:table-column-properties style:column-width="1in"/>
    </style:style>
    <style:style style:name="Table23.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23.A4" style:family="table-cell">
      <style:table-cell-properties style:vertical-align="middle" fo:background-color="transparent" fo:padding="0in" fo:border="none">
        <style:background-image/>
      </style:table-cell-properties>
    </style:style>
    <style:style style:name="Table22" style:family="table">
      <style:table-properties style:width="0.934in" table:align="left" fo:background-color="transparent" style:writing-mode="lr-tb">
        <style:background-image/>
      </style:table-properties>
    </style:style>
    <style:style style:name="Table22.A" style:family="table-column">
      <style:table-column-properties style:column-width="0.934in"/>
    </style:style>
    <style:style style:name="Table22.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22.A5" style:family="table-cell">
      <style:table-cell-properties style:vertical-align="middle" fo:background-color="transparent" fo:padding="0in" fo:border="none">
        <style:background-image/>
      </style:table-cell-properties>
    </style:style>
    <style:style style:name="Table23" style:family="table">
      <style:table-properties style:width="1in" table:align="left" fo:background-color="transparent" style:writing-mode="lr-tb">
        <style:background-image/>
      </style:table-properties>
    </style:style>
    <style:style style:name="Table23.A" style:family="table-column">
      <style:table-column-properties style:column-width="1in"/>
    </style:style>
    <style:style style:name="Table23.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23.A4" style:family="table-cell">
      <style:table-cell-properties style:vertical-align="middle" fo:background-color="transparent" fo:padding="0in" fo:border="none">
        <style:background-image/>
      </style:table-cell-properties>
    </style:style>
    <style:style style:name="Table24" style:family="table">
      <style:table-properties style:width="5.7194in" table:align="left" fo:background-color="transparent" style:writing-mode="lr-tb">
        <style:background-image/>
      </style:table-properties>
    </style:style>
    <style:style style:name="Table24.A" style:family="table-column">
      <style:table-column-properties style:column-width="4.7465in"/>
    </style:style>
    <style:style style:name="Table24.B" style:family="table-column">
      <style:table-column-properties style:column-width="0.9729in"/>
    </style:style>
    <style:style style:name="Table24.A1" style:family="table-cell">
      <style:table-cell-properties style:vertical-align="middle" fo:background-color="transparent" fo:padding="0.0194in" fo:border="0.05pt solid #000000">
        <style:background-image/>
      </style:table-cell-properties>
    </style:style>
    <style:style style:name="Table25" style:family="table">
      <style:table-properties style:width="0.934in" table:align="left" fo:background-color="transparent" style:writing-mode="lr-tb">
        <style:background-image/>
      </style:table-properties>
    </style:style>
    <style:style style:name="Table25.A" style:family="table-column">
      <style:table-column-properties style:column-width="0.934in"/>
    </style:style>
    <style:style style:name="Table25.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25.A5" style:family="table-cell">
      <style:table-cell-properties style:vertical-align="middle" fo:background-color="transparent" fo:padding="0in" fo:border="none">
        <style:background-image/>
      </style:table-cell-properties>
    </style:style>
    <style:style style:name="Table26" style:family="table">
      <style:table-properties style:width="0.934in" table:align="left" fo:background-color="transparent" style:writing-mode="lr-tb">
        <style:background-image/>
      </style:table-properties>
    </style:style>
    <style:style style:name="Table26.A" style:family="table-column">
      <style:table-column-properties style:column-width="0.934in"/>
    </style:style>
    <style:style style:name="Table26.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26.A4" style:family="table-cell">
      <style:table-cell-properties style:vertical-align="middle" fo:background-color="transparent" fo:padding="0in" fo:border="none">
        <style:background-image/>
      </style:table-cell-properties>
    </style:style>
    <style:style style:name="Table25" style:family="table">
      <style:table-properties style:width="0.934in" table:align="left" fo:background-color="transparent" style:writing-mode="lr-tb">
        <style:background-image/>
      </style:table-properties>
    </style:style>
    <style:style style:name="Table25.A" style:family="table-column">
      <style:table-column-properties style:column-width="0.934in"/>
    </style:style>
    <style:style style:name="Table25.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25.A5" style:family="table-cell">
      <style:table-cell-properties style:vertical-align="middle" fo:background-color="transparent" fo:padding="0in" fo:border="none">
        <style:background-image/>
      </style:table-cell-properties>
    </style:style>
    <style:style style:name="Table26" style:family="table">
      <style:table-properties style:width="0.934in" table:align="left" fo:background-color="transparent" style:writing-mode="lr-tb">
        <style:background-image/>
      </style:table-properties>
    </style:style>
    <style:style style:name="Table26.A" style:family="table-column">
      <style:table-column-properties style:column-width="0.934in"/>
    </style:style>
    <style:style style:name="Table26.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26.A4" style:family="table-cell">
      <style:table-cell-properties style:vertical-align="middle" fo:background-color="transparent" fo:padding="0in" fo:border="none">
        <style:background-image/>
      </style:table-cell-properties>
    </style:style>
    <style:style style:name="Table27" style:family="table">
      <style:table-properties style:width="4.7479in" table:align="left" fo:background-color="transparent" style:writing-mode="lr-tb">
        <style:background-image/>
      </style:table-properties>
    </style:style>
    <style:style style:name="Table27.A" style:family="table-column">
      <style:table-column-properties style:column-width="3.775in"/>
    </style:style>
    <style:style style:name="Table27.B" style:family="table-column">
      <style:table-column-properties style:column-width="0.9729in"/>
    </style:style>
    <style:style style:name="Table27.A1" style:family="table-cell">
      <style:table-cell-properties style:vertical-align="middle" fo:background-color="transparent" fo:padding="0.0194in" fo:border="0.05pt solid #000000">
        <style:background-image/>
      </style:table-cell-properties>
    </style:style>
    <style:style style:name="Table28" style:family="table">
      <style:table-properties style:width="0.934in" table:align="left" fo:background-color="transparent" style:writing-mode="lr-tb">
        <style:background-image/>
      </style:table-properties>
    </style:style>
    <style:style style:name="Table28.A" style:family="table-column">
      <style:table-column-properties style:column-width="0.934in"/>
    </style:style>
    <style:style style:name="Table28.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28.A8" style:family="table-cell">
      <style:table-cell-properties style:vertical-align="middle" fo:background-color="transparent" fo:padding="0in" fo:border="none">
        <style:background-image/>
      </style:table-cell-properties>
    </style:style>
    <style:style style:name="Table29" style:family="table">
      <style:table-properties style:width="0.934in" table:align="left" fo:background-color="transparent" style:writing-mode="lr-tb">
        <style:background-image/>
      </style:table-properties>
    </style:style>
    <style:style style:name="Table29.A" style:family="table-column">
      <style:table-column-properties style:column-width="0.934in"/>
    </style:style>
    <style:style style:name="Table29.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29.A5" style:family="table-cell">
      <style:table-cell-properties style:vertical-align="middle" fo:background-color="transparent" fo:padding="0in" fo:border="none">
        <style:background-image/>
      </style:table-cell-properties>
    </style:style>
    <style:style style:name="Table28" style:family="table">
      <style:table-properties style:width="0.934in" table:align="left" fo:background-color="transparent" style:writing-mode="lr-tb">
        <style:background-image/>
      </style:table-properties>
    </style:style>
    <style:style style:name="Table28.A" style:family="table-column">
      <style:table-column-properties style:column-width="0.934in"/>
    </style:style>
    <style:style style:name="Table28.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28.A8" style:family="table-cell">
      <style:table-cell-properties style:vertical-align="middle" fo:background-color="transparent" fo:padding="0in" fo:border="none">
        <style:background-image/>
      </style:table-cell-properties>
    </style:style>
    <style:style style:name="Table29" style:family="table">
      <style:table-properties style:width="0.934in" table:align="left" fo:background-color="transparent" style:writing-mode="lr-tb">
        <style:background-image/>
      </style:table-properties>
    </style:style>
    <style:style style:name="Table29.A" style:family="table-column">
      <style:table-column-properties style:column-width="0.934in"/>
    </style:style>
    <style:style style:name="Table29.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29.A5" style:family="table-cell">
      <style:table-cell-properties style:vertical-align="middle" fo:background-color="transparent" fo:padding="0in" fo:border="none">
        <style:background-image/>
      </style:table-cell-properties>
    </style:style>
    <style:style style:name="Table30" style:family="table">
      <style:table-properties style:width="5.3326in" table:align="left" fo:background-color="transparent" style:writing-mode="lr-tb">
        <style:background-image/>
      </style:table-properties>
    </style:style>
    <style:style style:name="Table30.A" style:family="table-column">
      <style:table-column-properties style:column-width="4.3597in"/>
    </style:style>
    <style:style style:name="Table30.B" style:family="table-column">
      <style:table-column-properties style:column-width="0.9729in"/>
    </style:style>
    <style:style style:name="Table30.A1" style:family="table-cell">
      <style:table-cell-properties style:vertical-align="middle" fo:background-color="transparent" fo:padding="0.0194in" fo:border="0.05pt solid #000000">
        <style:background-image/>
      </style:table-cell-properties>
    </style:style>
    <style:style style:name="Table31" style:family="table">
      <style:table-properties style:width="0.934in" table:align="left" fo:background-color="transparent" style:writing-mode="lr-tb">
        <style:background-image/>
      </style:table-properties>
    </style:style>
    <style:style style:name="Table31.A" style:family="table-column">
      <style:table-column-properties style:column-width="0.934in"/>
    </style:style>
    <style:style style:name="Table31.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31.A8" style:family="table-cell">
      <style:table-cell-properties style:vertical-align="middle" fo:background-color="transparent" fo:padding="0in" fo:border="none">
        <style:background-image/>
      </style:table-cell-properties>
    </style:style>
    <style:style style:name="Table32" style:family="table">
      <style:table-properties style:width="0.934in" table:align="left" fo:background-color="transparent" style:writing-mode="lr-tb">
        <style:background-image/>
      </style:table-properties>
    </style:style>
    <style:style style:name="Table32.A" style:family="table-column">
      <style:table-column-properties style:column-width="0.934in"/>
    </style:style>
    <style:style style:name="Table32.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32.A6" style:family="table-cell">
      <style:table-cell-properties style:vertical-align="middle" fo:background-color="transparent" fo:padding="0in" fo:border="none">
        <style:background-image/>
      </style:table-cell-properties>
    </style:style>
    <style:style style:name="Table31" style:family="table">
      <style:table-properties style:width="0.934in" table:align="left" fo:background-color="transparent" style:writing-mode="lr-tb">
        <style:background-image/>
      </style:table-properties>
    </style:style>
    <style:style style:name="Table31.A" style:family="table-column">
      <style:table-column-properties style:column-width="0.934in"/>
    </style:style>
    <style:style style:name="Table31.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31.A8" style:family="table-cell">
      <style:table-cell-properties style:vertical-align="middle" fo:background-color="transparent" fo:padding="0in" fo:border="none">
        <style:background-image/>
      </style:table-cell-properties>
    </style:style>
    <style:style style:name="Table32" style:family="table">
      <style:table-properties style:width="0.934in" table:align="left" fo:background-color="transparent" style:writing-mode="lr-tb">
        <style:background-image/>
      </style:table-properties>
    </style:style>
    <style:style style:name="Table32.A" style:family="table-column">
      <style:table-column-properties style:column-width="0.934in"/>
    </style:style>
    <style:style style:name="Table32.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32.A6" style:family="table-cell">
      <style:table-cell-properties style:vertical-align="middle" fo:background-color="transparent" fo:padding="0in" fo:border="none">
        <style:background-image/>
      </style:table-cell-properties>
    </style:style>
    <style:style style:name="Table33" style:family="table">
      <style:table-properties style:width="4.2042in" table:align="left" fo:background-color="transparent" style:writing-mode="lr-tb">
        <style:background-image/>
      </style:table-properties>
    </style:style>
    <style:style style:name="Table33.A" style:family="table-column">
      <style:table-column-properties style:column-width="3.2313in"/>
    </style:style>
    <style:style style:name="Table33.B" style:family="table-column">
      <style:table-column-properties style:column-width="0.9729in"/>
    </style:style>
    <style:style style:name="Table33.A1" style:family="table-cell">
      <style:table-cell-properties style:vertical-align="middle" fo:background-color="transparent" fo:padding="0.0194in" fo:border="0.05pt solid #000000">
        <style:background-image/>
      </style:table-cell-properties>
    </style:style>
    <style:style style:name="Table34" style:family="table">
      <style:table-properties style:width="0.934in" table:align="left" fo:background-color="transparent" style:writing-mode="lr-tb">
        <style:background-image/>
      </style:table-properties>
    </style:style>
    <style:style style:name="Table34.A" style:family="table-column">
      <style:table-column-properties style:column-width="0.934in"/>
    </style:style>
    <style:style style:name="Table34.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34.A8" style:family="table-cell">
      <style:table-cell-properties style:vertical-align="middle" fo:background-color="transparent" fo:padding="0in" fo:border="none">
        <style:background-image/>
      </style:table-cell-properties>
    </style:style>
    <style:style style:name="Table35" style:family="table">
      <style:table-properties style:width="0.934in" table:align="left" fo:background-color="transparent" style:writing-mode="lr-tb">
        <style:background-image/>
      </style:table-properties>
    </style:style>
    <style:style style:name="Table35.A" style:family="table-column">
      <style:table-column-properties style:column-width="0.934in"/>
    </style:style>
    <style:style style:name="Table35.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35.A5" style:family="table-cell">
      <style:table-cell-properties style:vertical-align="middle" fo:background-color="transparent" fo:padding="0in" fo:border="none">
        <style:background-image/>
      </style:table-cell-properties>
    </style:style>
    <style:style style:name="Table34" style:family="table">
      <style:table-properties style:width="0.934in" table:align="left" fo:background-color="transparent" style:writing-mode="lr-tb">
        <style:background-image/>
      </style:table-properties>
    </style:style>
    <style:style style:name="Table34.A" style:family="table-column">
      <style:table-column-properties style:column-width="0.934in"/>
    </style:style>
    <style:style style:name="Table34.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34.A8" style:family="table-cell">
      <style:table-cell-properties style:vertical-align="middle" fo:background-color="transparent" fo:padding="0in" fo:border="none">
        <style:background-image/>
      </style:table-cell-properties>
    </style:style>
    <style:style style:name="Table35" style:family="table">
      <style:table-properties style:width="0.934in" table:align="left" fo:background-color="transparent" style:writing-mode="lr-tb">
        <style:background-image/>
      </style:table-properties>
    </style:style>
    <style:style style:name="Table35.A" style:family="table-column">
      <style:table-column-properties style:column-width="0.934in"/>
    </style:style>
    <style:style style:name="Table35.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35.A5" style:family="table-cell">
      <style:table-cell-properties style:vertical-align="middle" fo:background-color="transparent" fo:padding="0in" fo:border="none">
        <style:background-image/>
      </style:table-cell-properties>
    </style:style>
    <style:style style:name="Table36" style:family="table">
      <style:table-properties style:width="5.2694in" table:align="left" fo:background-color="transparent" style:writing-mode="lr-tb">
        <style:background-image/>
      </style:table-properties>
    </style:style>
    <style:style style:name="Table36.A" style:family="table-column">
      <style:table-column-properties style:column-width="4.2965in"/>
    </style:style>
    <style:style style:name="Table36.B" style:family="table-column">
      <style:table-column-properties style:column-width="0.9729in"/>
    </style:style>
    <style:style style:name="Table36.A1" style:family="table-cell">
      <style:table-cell-properties style:vertical-align="middle" fo:background-color="transparent" fo:padding="0.0194in" fo:border="0.05pt solid #000000">
        <style:background-image/>
      </style:table-cell-properties>
    </style:style>
    <style:style style:name="Table37" style:family="table">
      <style:table-properties style:width="0.934in" table:align="left" fo:background-color="transparent" style:writing-mode="lr-tb">
        <style:background-image/>
      </style:table-properties>
    </style:style>
    <style:style style:name="Table37.A" style:family="table-column">
      <style:table-column-properties style:column-width="0.934in"/>
    </style:style>
    <style:style style:name="Table37.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37.A8" style:family="table-cell">
      <style:table-cell-properties style:vertical-align="middle" fo:background-color="transparent" fo:padding="0in" fo:border="none">
        <style:background-image/>
      </style:table-cell-properties>
    </style:style>
    <style:style style:name="Table38" style:family="table">
      <style:table-properties style:width="0.934in" table:align="left" fo:background-color="transparent" style:writing-mode="lr-tb">
        <style:background-image/>
      </style:table-properties>
    </style:style>
    <style:style style:name="Table38.A" style:family="table-column">
      <style:table-column-properties style:column-width="0.934in"/>
    </style:style>
    <style:style style:name="Table38.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38.A7" style:family="table-cell">
      <style:table-cell-properties style:vertical-align="middle" fo:background-color="transparent" fo:padding="0in" fo:border="none">
        <style:background-image/>
      </style:table-cell-properties>
    </style:style>
    <style:style style:name="Table37" style:family="table">
      <style:table-properties style:width="0.934in" table:align="left" fo:background-color="transparent" style:writing-mode="lr-tb">
        <style:background-image/>
      </style:table-properties>
    </style:style>
    <style:style style:name="Table37.A" style:family="table-column">
      <style:table-column-properties style:column-width="0.934in"/>
    </style:style>
    <style:style style:name="Table37.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37.A8" style:family="table-cell">
      <style:table-cell-properties style:vertical-align="middle" fo:background-color="transparent" fo:padding="0in" fo:border="none">
        <style:background-image/>
      </style:table-cell-properties>
    </style:style>
    <style:style style:name="Table38" style:family="table">
      <style:table-properties style:width="0.934in" table:align="left" fo:background-color="transparent" style:writing-mode="lr-tb">
        <style:background-image/>
      </style:table-properties>
    </style:style>
    <style:style style:name="Table38.A" style:family="table-column">
      <style:table-column-properties style:column-width="0.934in"/>
    </style:style>
    <style:style style:name="Table38.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38.A7" style:family="table-cell">
      <style:table-cell-properties style:vertical-align="middle" fo:background-color="transparent" fo:padding="0in" fo:border="none">
        <style:background-image/>
      </style:table-cell-properties>
    </style:style>
    <style:style style:name="Table39" style:family="table">
      <style:table-properties style:width="4.5188in" table:align="left" fo:background-color="transparent" style:writing-mode="lr-tb">
        <style:background-image/>
      </style:table-properties>
    </style:style>
    <style:style style:name="Table39.A" style:family="table-column">
      <style:table-column-properties style:column-width="3.5458in"/>
    </style:style>
    <style:style style:name="Table39.B" style:family="table-column">
      <style:table-column-properties style:column-width="0.9729in"/>
    </style:style>
    <style:style style:name="Table39.A1" style:family="table-cell">
      <style:table-cell-properties style:vertical-align="middle" fo:background-color="transparent" fo:padding="0.0194in" fo:border="0.05pt solid #000000">
        <style:background-image/>
      </style:table-cell-properties>
    </style:style>
    <style:style style:name="Table40" style:family="table">
      <style:table-properties style:width="0.934in" table:align="left" fo:background-color="transparent" style:writing-mode="lr-tb">
        <style:background-image/>
      </style:table-properties>
    </style:style>
    <style:style style:name="Table40.A" style:family="table-column">
      <style:table-column-properties style:column-width="0.934in"/>
    </style:style>
    <style:style style:name="Table40.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40.A8" style:family="table-cell">
      <style:table-cell-properties style:vertical-align="middle" fo:background-color="transparent" fo:padding="0in" fo:border="none">
        <style:background-image/>
      </style:table-cell-properties>
    </style:style>
    <style:style style:name="Table41" style:family="table">
      <style:table-properties style:width="0.934in" table:align="left" fo:background-color="transparent" style:writing-mode="lr-tb">
        <style:background-image/>
      </style:table-properties>
    </style:style>
    <style:style style:name="Table41.A" style:family="table-column">
      <style:table-column-properties style:column-width="0.934in"/>
    </style:style>
    <style:style style:name="Table41.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41.A3" style:family="table-cell">
      <style:table-cell-properties style:vertical-align="middle" fo:background-color="transparent" fo:padding="0in" fo:border="none">
        <style:background-image/>
      </style:table-cell-properties>
    </style:style>
    <style:style style:name="Table40" style:family="table">
      <style:table-properties style:width="0.934in" table:align="left" fo:background-color="transparent" style:writing-mode="lr-tb">
        <style:background-image/>
      </style:table-properties>
    </style:style>
    <style:style style:name="Table40.A" style:family="table-column">
      <style:table-column-properties style:column-width="0.934in"/>
    </style:style>
    <style:style style:name="Table40.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40.A8" style:family="table-cell">
      <style:table-cell-properties style:vertical-align="middle" fo:background-color="transparent" fo:padding="0in" fo:border="none">
        <style:background-image/>
      </style:table-cell-properties>
    </style:style>
    <style:style style:name="Table41" style:family="table">
      <style:table-properties style:width="0.934in" table:align="left" fo:background-color="transparent" style:writing-mode="lr-tb">
        <style:background-image/>
      </style:table-properties>
    </style:style>
    <style:style style:name="Table41.A" style:family="table-column">
      <style:table-column-properties style:column-width="0.934in"/>
    </style:style>
    <style:style style:name="Table41.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41.A3" style:family="table-cell">
      <style:table-cell-properties style:vertical-align="middle" fo:background-color="transparent" fo:padding="0in" fo:border="none">
        <style:background-image/>
      </style:table-cell-properties>
    </style:style>
    <style:style style:name="Table42" style:family="table">
      <style:table-properties style:width="4.2042in" table:align="left" fo:background-color="transparent" style:writing-mode="lr-tb">
        <style:background-image/>
      </style:table-properties>
    </style:style>
    <style:style style:name="Table42.A" style:family="table-column">
      <style:table-column-properties style:column-width="3.2313in"/>
    </style:style>
    <style:style style:name="Table42.B" style:family="table-column">
      <style:table-column-properties style:column-width="0.9729in"/>
    </style:style>
    <style:style style:name="Table42.A1" style:family="table-cell">
      <style:table-cell-properties style:vertical-align="middle" fo:background-color="transparent" fo:padding="0.0194in" fo:border="0.05pt solid #000000">
        <style:background-image/>
      </style:table-cell-properties>
    </style:style>
    <style:style style:name="Table43" style:family="table">
      <style:table-properties style:width="0.934in" table:align="left" fo:background-color="transparent" style:writing-mode="lr-tb">
        <style:background-image/>
      </style:table-properties>
    </style:style>
    <style:style style:name="Table43.A" style:family="table-column">
      <style:table-column-properties style:column-width="0.934in"/>
    </style:style>
    <style:style style:name="Table43.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43.A8" style:family="table-cell">
      <style:table-cell-properties style:vertical-align="middle" fo:background-color="transparent" fo:padding="0in" fo:border="none">
        <style:background-image/>
      </style:table-cell-properties>
    </style:style>
    <style:style style:name="Table44" style:family="table">
      <style:table-properties style:width="0.934in" table:align="left" fo:background-color="transparent" style:writing-mode="lr-tb">
        <style:background-image/>
      </style:table-properties>
    </style:style>
    <style:style style:name="Table44.A" style:family="table-column">
      <style:table-column-properties style:column-width="0.934in"/>
    </style:style>
    <style:style style:name="Table44.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44.A3" style:family="table-cell">
      <style:table-cell-properties style:vertical-align="middle" fo:background-color="transparent" fo:padding="0in" fo:border="none">
        <style:background-image/>
      </style:table-cell-properties>
    </style:style>
    <style:style style:name="Table43" style:family="table">
      <style:table-properties style:width="0.934in" table:align="left" fo:background-color="transparent" style:writing-mode="lr-tb">
        <style:background-image/>
      </style:table-properties>
    </style:style>
    <style:style style:name="Table43.A" style:family="table-column">
      <style:table-column-properties style:column-width="0.934in"/>
    </style:style>
    <style:style style:name="Table43.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43.A8" style:family="table-cell">
      <style:table-cell-properties style:vertical-align="middle" fo:background-color="transparent" fo:padding="0in" fo:border="none">
        <style:background-image/>
      </style:table-cell-properties>
    </style:style>
    <style:style style:name="Table44" style:family="table">
      <style:table-properties style:width="0.934in" table:align="left" fo:background-color="transparent" style:writing-mode="lr-tb">
        <style:background-image/>
      </style:table-properties>
    </style:style>
    <style:style style:name="Table44.A" style:family="table-column">
      <style:table-column-properties style:column-width="0.934in"/>
    </style:style>
    <style:style style:name="Table44.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44.A3" style:family="table-cell">
      <style:table-cell-properties style:vertical-align="middle" fo:background-color="transparent" fo:padding="0in" fo:border="none">
        <style:background-image/>
      </style:table-cell-properties>
    </style:style>
    <style:style style:name="Table45" style:family="table">
      <style:table-properties style:width="5.7451in" table:align="left" fo:background-color="transparent" style:writing-mode="lr-tb">
        <style:background-image/>
      </style:table-properties>
    </style:style>
    <style:style style:name="Table45.A" style:family="table-column">
      <style:table-column-properties style:column-width="4.7722in"/>
    </style:style>
    <style:style style:name="Table45.B" style:family="table-column">
      <style:table-column-properties style:column-width="0.9729in"/>
    </style:style>
    <style:style style:name="Table45.A1" style:family="table-cell">
      <style:table-cell-properties style:vertical-align="middle" fo:background-color="transparent" fo:padding="0.0194in" fo:border="0.05pt solid #000000">
        <style:background-image/>
      </style:table-cell-properties>
    </style:style>
    <style:style style:name="Table46" style:family="table">
      <style:table-properties style:width="0.934in" table:align="left" fo:background-color="transparent" style:writing-mode="lr-tb">
        <style:background-image/>
      </style:table-properties>
    </style:style>
    <style:style style:name="Table46.A" style:family="table-column">
      <style:table-column-properties style:column-width="0.934in"/>
    </style:style>
    <style:style style:name="Table46.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46.A8" style:family="table-cell">
      <style:table-cell-properties style:vertical-align="middle" fo:background-color="transparent" fo:padding="0in" fo:border="none">
        <style:background-image/>
      </style:table-cell-properties>
    </style:style>
    <style:style style:name="Table47" style:family="table">
      <style:table-properties style:width="1.0063in" table:align="left" fo:background-color="transparent" style:writing-mode="lr-tb">
        <style:background-image/>
      </style:table-properties>
    </style:style>
    <style:style style:name="Table47.A" style:family="table-column">
      <style:table-column-properties style:column-width="1.0063in"/>
    </style:style>
    <style:style style:name="Table47.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47.A11" style:family="table-cell">
      <style:table-cell-properties style:vertical-align="middle" fo:background-color="transparent" fo:padding="0in" fo:border="none">
        <style:background-image/>
      </style:table-cell-properties>
    </style:style>
    <style:style style:name="Table46" style:family="table">
      <style:table-properties style:width="0.934in" table:align="left" fo:background-color="transparent" style:writing-mode="lr-tb">
        <style:background-image/>
      </style:table-properties>
    </style:style>
    <style:style style:name="Table46.A" style:family="table-column">
      <style:table-column-properties style:column-width="0.934in"/>
    </style:style>
    <style:style style:name="Table46.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46.A8" style:family="table-cell">
      <style:table-cell-properties style:vertical-align="middle" fo:background-color="transparent" fo:padding="0in" fo:border="none">
        <style:background-image/>
      </style:table-cell-properties>
    </style:style>
    <style:style style:name="Table47" style:family="table">
      <style:table-properties style:width="1.0063in" table:align="left" fo:background-color="transparent" style:writing-mode="lr-tb">
        <style:background-image/>
      </style:table-properties>
    </style:style>
    <style:style style:name="Table47.A" style:family="table-column">
      <style:table-column-properties style:column-width="1.0063in"/>
    </style:style>
    <style:style style:name="Table47.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47.A11" style:family="table-cell">
      <style:table-cell-properties style:vertical-align="middle" fo:background-color="transparent" fo:padding="0in" fo:border="none">
        <style:background-image/>
      </style:table-cell-properties>
    </style:style>
    <style:style style:name="Table48" style:family="table">
      <style:table-properties style:width="4.5188in" table:align="left" fo:background-color="transparent" style:writing-mode="lr-tb">
        <style:background-image/>
      </style:table-properties>
    </style:style>
    <style:style style:name="Table48.A" style:family="table-column">
      <style:table-column-properties style:column-width="3.5458in"/>
    </style:style>
    <style:style style:name="Table48.B" style:family="table-column">
      <style:table-column-properties style:column-width="0.9729in"/>
    </style:style>
    <style:style style:name="Table48.A1" style:family="table-cell">
      <style:table-cell-properties style:vertical-align="middle" fo:background-color="transparent" fo:padding="0.0194in" fo:border="0.05pt solid #000000">
        <style:background-image/>
      </style:table-cell-properties>
    </style:style>
    <style:style style:name="Table49" style:family="table">
      <style:table-properties style:width="0.934in" table:align="left" fo:background-color="transparent" style:writing-mode="lr-tb">
        <style:background-image/>
      </style:table-properties>
    </style:style>
    <style:style style:name="Table49.A" style:family="table-column">
      <style:table-column-properties style:column-width="0.934in"/>
    </style:style>
    <style:style style:name="Table49.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49.A8" style:family="table-cell">
      <style:table-cell-properties style:vertical-align="middle" fo:background-color="transparent" fo:padding="0in" fo:border="none">
        <style:background-image/>
      </style:table-cell-properties>
    </style:style>
    <style:style style:name="Table50" style:family="table">
      <style:table-properties style:width="0.934in" table:align="left" fo:background-color="transparent" style:writing-mode="lr-tb">
        <style:background-image/>
      </style:table-properties>
    </style:style>
    <style:style style:name="Table50.A" style:family="table-column">
      <style:table-column-properties style:column-width="0.934in"/>
    </style:style>
    <style:style style:name="Table50.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50.A3" style:family="table-cell">
      <style:table-cell-properties style:vertical-align="middle" fo:background-color="transparent" fo:padding="0in" fo:border="none">
        <style:background-image/>
      </style:table-cell-properties>
    </style:style>
    <style:style style:name="Table49" style:family="table">
      <style:table-properties style:width="0.934in" table:align="left" fo:background-color="transparent" style:writing-mode="lr-tb">
        <style:background-image/>
      </style:table-properties>
    </style:style>
    <style:style style:name="Table49.A" style:family="table-column">
      <style:table-column-properties style:column-width="0.934in"/>
    </style:style>
    <style:style style:name="Table49.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49.A8" style:family="table-cell">
      <style:table-cell-properties style:vertical-align="middle" fo:background-color="transparent" fo:padding="0in" fo:border="none">
        <style:background-image/>
      </style:table-cell-properties>
    </style:style>
    <style:style style:name="Table50" style:family="table">
      <style:table-properties style:width="0.934in" table:align="left" fo:background-color="transparent" style:writing-mode="lr-tb">
        <style:background-image/>
      </style:table-properties>
    </style:style>
    <style:style style:name="Table50.A" style:family="table-column">
      <style:table-column-properties style:column-width="0.934in"/>
    </style:style>
    <style:style style:name="Table50.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50.A3" style:family="table-cell">
      <style:table-cell-properties style:vertical-align="middle" fo:background-color="transparent" fo:padding="0in" fo:border="none">
        <style:background-image/>
      </style:table-cell-properties>
    </style:style>
    <style:style style:name="Table51" style:family="table">
      <style:table-properties style:width="4.4944in" table:align="left" fo:background-color="transparent" style:writing-mode="lr-tb">
        <style:background-image/>
      </style:table-properties>
    </style:style>
    <style:style style:name="Table51.A" style:family="table-column">
      <style:table-column-properties style:column-width="3.5215in"/>
    </style:style>
    <style:style style:name="Table51.B" style:family="table-column">
      <style:table-column-properties style:column-width="0.9729in"/>
    </style:style>
    <style:style style:name="Table51.A1" style:family="table-cell">
      <style:table-cell-properties style:vertical-align="middle" fo:background-color="transparent" fo:padding="0.0194in" fo:border="0.05pt solid #000000">
        <style:background-image/>
      </style:table-cell-properties>
    </style:style>
    <style:style style:name="Table52" style:family="table">
      <style:table-properties style:width="0.934in" table:align="left" fo:background-color="transparent" style:writing-mode="lr-tb">
        <style:background-image/>
      </style:table-properties>
    </style:style>
    <style:style style:name="Table52.A" style:family="table-column">
      <style:table-column-properties style:column-width="0.934in"/>
    </style:style>
    <style:style style:name="Table52.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52.A8" style:family="table-cell">
      <style:table-cell-properties style:vertical-align="middle" fo:background-color="transparent" fo:padding="0in" fo:border="none">
        <style:background-image/>
      </style:table-cell-properties>
    </style:style>
    <style:style style:name="Table53" style:family="table">
      <style:table-properties style:width="0.934in" table:align="left" fo:background-color="transparent" style:writing-mode="lr-tb">
        <style:background-image/>
      </style:table-properties>
    </style:style>
    <style:style style:name="Table53.A" style:family="table-column">
      <style:table-column-properties style:column-width="0.934in"/>
    </style:style>
    <style:style style:name="Table53.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53.A3" style:family="table-cell">
      <style:table-cell-properties style:vertical-align="middle" fo:background-color="transparent" fo:padding="0in" fo:border="none">
        <style:background-image/>
      </style:table-cell-properties>
    </style:style>
    <style:style style:name="Table52" style:family="table">
      <style:table-properties style:width="0.934in" table:align="left" fo:background-color="transparent" style:writing-mode="lr-tb">
        <style:background-image/>
      </style:table-properties>
    </style:style>
    <style:style style:name="Table52.A" style:family="table-column">
      <style:table-column-properties style:column-width="0.934in"/>
    </style:style>
    <style:style style:name="Table52.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52.A8" style:family="table-cell">
      <style:table-cell-properties style:vertical-align="middle" fo:background-color="transparent" fo:padding="0in" fo:border="none">
        <style:background-image/>
      </style:table-cell-properties>
    </style:style>
    <style:style style:name="Table53" style:family="table">
      <style:table-properties style:width="0.934in" table:align="left" fo:background-color="transparent" style:writing-mode="lr-tb">
        <style:background-image/>
      </style:table-properties>
    </style:style>
    <style:style style:name="Table53.A" style:family="table-column">
      <style:table-column-properties style:column-width="0.934in"/>
    </style:style>
    <style:style style:name="Table53.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53.A3" style:family="table-cell">
      <style:table-cell-properties style:vertical-align="middle" fo:background-color="transparent" fo:padding="0in" fo:border="none">
        <style:background-image/>
      </style:table-cell-properties>
    </style:style>
    <style:style style:name="Table54" style:family="table">
      <style:table-properties style:width="4.4944in" table:align="left" fo:background-color="transparent" style:writing-mode="lr-tb">
        <style:background-image/>
      </style:table-properties>
    </style:style>
    <style:style style:name="Table54.A" style:family="table-column">
      <style:table-column-properties style:column-width="3.5215in"/>
    </style:style>
    <style:style style:name="Table54.B" style:family="table-column">
      <style:table-column-properties style:column-width="0.9729in"/>
    </style:style>
    <style:style style:name="Table54.A1" style:family="table-cell">
      <style:table-cell-properties style:vertical-align="middle" fo:background-color="transparent" fo:padding="0.0194in" fo:border="0.05pt solid #000000">
        <style:background-image/>
      </style:table-cell-properties>
    </style:style>
    <style:style style:name="Table55" style:family="table">
      <style:table-properties style:width="0.934in" table:align="left" fo:background-color="transparent" style:writing-mode="lr-tb">
        <style:background-image/>
      </style:table-properties>
    </style:style>
    <style:style style:name="Table55.A" style:family="table-column">
      <style:table-column-properties style:column-width="0.934in"/>
    </style:style>
    <style:style style:name="Table55.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55.A8" style:family="table-cell">
      <style:table-cell-properties style:vertical-align="middle" fo:background-color="transparent" fo:padding="0in" fo:border="none">
        <style:background-image/>
      </style:table-cell-properties>
    </style:style>
    <style:style style:name="Table56" style:family="table">
      <style:table-properties style:width="0.934in" table:align="left" fo:background-color="transparent" style:writing-mode="lr-tb">
        <style:background-image/>
      </style:table-properties>
    </style:style>
    <style:style style:name="Table56.A" style:family="table-column">
      <style:table-column-properties style:column-width="0.934in"/>
    </style:style>
    <style:style style:name="Table56.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56.A3" style:family="table-cell">
      <style:table-cell-properties style:vertical-align="middle" fo:background-color="transparent" fo:padding="0in" fo:border="none">
        <style:background-image/>
      </style:table-cell-properties>
    </style:style>
    <style:style style:name="Table55" style:family="table">
      <style:table-properties style:width="0.934in" table:align="left" fo:background-color="transparent" style:writing-mode="lr-tb">
        <style:background-image/>
      </style:table-properties>
    </style:style>
    <style:style style:name="Table55.A" style:family="table-column">
      <style:table-column-properties style:column-width="0.934in"/>
    </style:style>
    <style:style style:name="Table55.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55.A8" style:family="table-cell">
      <style:table-cell-properties style:vertical-align="middle" fo:background-color="transparent" fo:padding="0in" fo:border="none">
        <style:background-image/>
      </style:table-cell-properties>
    </style:style>
    <style:style style:name="Table56" style:family="table">
      <style:table-properties style:width="0.934in" table:align="left" fo:background-color="transparent" style:writing-mode="lr-tb">
        <style:background-image/>
      </style:table-properties>
    </style:style>
    <style:style style:name="Table56.A" style:family="table-column">
      <style:table-column-properties style:column-width="0.934in"/>
    </style:style>
    <style:style style:name="Table56.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56.A3" style:family="table-cell">
      <style:table-cell-properties style:vertical-align="middle" fo:background-color="transparent" fo:padding="0in" fo:border="none">
        <style:background-image/>
      </style:table-cell-properties>
    </style:style>
    <style:style style:name="Table57" style:family="table">
      <style:table-properties style:width="4.4944in" table:align="left" fo:background-color="transparent" style:writing-mode="lr-tb">
        <style:background-image/>
      </style:table-properties>
    </style:style>
    <style:style style:name="Table57.A" style:family="table-column">
      <style:table-column-properties style:column-width="3.5215in"/>
    </style:style>
    <style:style style:name="Table57.B" style:family="table-column">
      <style:table-column-properties style:column-width="0.9729in"/>
    </style:style>
    <style:style style:name="Table57.A1" style:family="table-cell">
      <style:table-cell-properties style:vertical-align="middle" fo:background-color="transparent" fo:padding="0.0194in" fo:border="0.05pt solid #000000">
        <style:background-image/>
      </style:table-cell-properties>
    </style:style>
    <style:style style:name="Table58" style:family="table">
      <style:table-properties style:width="0.934in" table:align="left" fo:background-color="transparent" style:writing-mode="lr-tb">
        <style:background-image/>
      </style:table-properties>
    </style:style>
    <style:style style:name="Table58.A" style:family="table-column">
      <style:table-column-properties style:column-width="0.934in"/>
    </style:style>
    <style:style style:name="Table58.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58.A8" style:family="table-cell">
      <style:table-cell-properties style:vertical-align="middle" fo:background-color="transparent" fo:padding="0in" fo:border="none">
        <style:background-image/>
      </style:table-cell-properties>
    </style:style>
    <style:style style:name="Table59" style:family="table">
      <style:table-properties style:width="0.934in" table:align="left" fo:background-color="transparent" style:writing-mode="lr-tb">
        <style:background-image/>
      </style:table-properties>
    </style:style>
    <style:style style:name="Table59.A" style:family="table-column">
      <style:table-column-properties style:column-width="0.934in"/>
    </style:style>
    <style:style style:name="Table59.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59.A3" style:family="table-cell">
      <style:table-cell-properties style:vertical-align="middle" fo:background-color="transparent" fo:padding="0in" fo:border="none">
        <style:background-image/>
      </style:table-cell-properties>
    </style:style>
    <style:style style:name="Table58" style:family="table">
      <style:table-properties style:width="0.934in" table:align="left" fo:background-color="transparent" style:writing-mode="lr-tb">
        <style:background-image/>
      </style:table-properties>
    </style:style>
    <style:style style:name="Table58.A" style:family="table-column">
      <style:table-column-properties style:column-width="0.934in"/>
    </style:style>
    <style:style style:name="Table58.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58.A8" style:family="table-cell">
      <style:table-cell-properties style:vertical-align="middle" fo:background-color="transparent" fo:padding="0in" fo:border="none">
        <style:background-image/>
      </style:table-cell-properties>
    </style:style>
    <style:style style:name="Table59" style:family="table">
      <style:table-properties style:width="0.934in" table:align="left" fo:background-color="transparent" style:writing-mode="lr-tb">
        <style:background-image/>
      </style:table-properties>
    </style:style>
    <style:style style:name="Table59.A" style:family="table-column">
      <style:table-column-properties style:column-width="0.934in"/>
    </style:style>
    <style:style style:name="Table59.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59.A3" style:family="table-cell">
      <style:table-cell-properties style:vertical-align="middle" fo:background-color="transparent" fo:padding="0in" fo:border="none">
        <style:background-image/>
      </style:table-cell-properties>
    </style:style>
    <style:style style:name="Table60" style:family="table">
      <style:table-properties style:width="5.3458in" table:align="left" fo:background-color="transparent" style:writing-mode="lr-tb">
        <style:background-image/>
      </style:table-properties>
    </style:style>
    <style:style style:name="Table60.A" style:family="table-column">
      <style:table-column-properties style:column-width="4.3729in"/>
    </style:style>
    <style:style style:name="Table60.B" style:family="table-column">
      <style:table-column-properties style:column-width="0.9729in"/>
    </style:style>
    <style:style style:name="Table60.A1" style:family="table-cell">
      <style:table-cell-properties style:vertical-align="middle" fo:background-color="transparent" fo:padding="0.0194in" fo:border="0.05pt solid #000000">
        <style:background-image/>
      </style:table-cell-properties>
    </style:style>
    <style:style style:name="Table61" style:family="table">
      <style:table-properties style:width="0.934in" table:align="left" fo:background-color="transparent" style:writing-mode="lr-tb">
        <style:background-image/>
      </style:table-properties>
    </style:style>
    <style:style style:name="Table61.A" style:family="table-column">
      <style:table-column-properties style:column-width="0.934in"/>
    </style:style>
    <style:style style:name="Table61.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61.A8" style:family="table-cell">
      <style:table-cell-properties style:vertical-align="middle" fo:background-color="transparent" fo:padding="0in" fo:border="none">
        <style:background-image/>
      </style:table-cell-properties>
    </style:style>
    <style:style style:name="Table62" style:family="table">
      <style:table-properties style:width="1.0063in" table:align="left" fo:background-color="transparent" style:writing-mode="lr-tb">
        <style:background-image/>
      </style:table-properties>
    </style:style>
    <style:style style:name="Table62.A" style:family="table-column">
      <style:table-column-properties style:column-width="1.0063in"/>
    </style:style>
    <style:style style:name="Table62.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62.A3" style:family="table-cell">
      <style:table-cell-properties style:vertical-align="middle" fo:background-color="transparent" fo:padding="0in" fo:border="none">
        <style:background-image/>
      </style:table-cell-properties>
    </style:style>
    <style:style style:name="Table61" style:family="table">
      <style:table-properties style:width="0.934in" table:align="left" fo:background-color="transparent" style:writing-mode="lr-tb">
        <style:background-image/>
      </style:table-properties>
    </style:style>
    <style:style style:name="Table61.A" style:family="table-column">
      <style:table-column-properties style:column-width="0.934in"/>
    </style:style>
    <style:style style:name="Table61.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61.A8" style:family="table-cell">
      <style:table-cell-properties style:vertical-align="middle" fo:background-color="transparent" fo:padding="0in" fo:border="none">
        <style:background-image/>
      </style:table-cell-properties>
    </style:style>
    <style:style style:name="Table62" style:family="table">
      <style:table-properties style:width="1.0063in" table:align="left" fo:background-color="transparent" style:writing-mode="lr-tb">
        <style:background-image/>
      </style:table-properties>
    </style:style>
    <style:style style:name="Table62.A" style:family="table-column">
      <style:table-column-properties style:column-width="1.0063in"/>
    </style:style>
    <style:style style:name="Table62.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62.A3" style:family="table-cell">
      <style:table-cell-properties style:vertical-align="middle" fo:background-color="transparent" fo:padding="0in" fo:border="none">
        <style:background-image/>
      </style:table-cell-properties>
    </style:style>
    <style:style style:name="Table63" style:family="table">
      <style:table-properties style:width="5.3458in" table:align="left" fo:background-color="transparent" style:writing-mode="lr-tb">
        <style:background-image/>
      </style:table-properties>
    </style:style>
    <style:style style:name="Table63.A" style:family="table-column">
      <style:table-column-properties style:column-width="4.3729in"/>
    </style:style>
    <style:style style:name="Table63.B" style:family="table-column">
      <style:table-column-properties style:column-width="0.9729in"/>
    </style:style>
    <style:style style:name="Table63.A1" style:family="table-cell">
      <style:table-cell-properties style:vertical-align="middle" fo:background-color="transparent" fo:padding="0.0194in" fo:border="0.05pt solid #000000">
        <style:background-image/>
      </style:table-cell-properties>
    </style:style>
    <style:style style:name="Table64" style:family="table">
      <style:table-properties style:width="0.934in" table:align="left" fo:background-color="transparent" style:writing-mode="lr-tb">
        <style:background-image/>
      </style:table-properties>
    </style:style>
    <style:style style:name="Table64.A" style:family="table-column">
      <style:table-column-properties style:column-width="0.934in"/>
    </style:style>
    <style:style style:name="Table64.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64.A8" style:family="table-cell">
      <style:table-cell-properties style:vertical-align="middle" fo:background-color="transparent" fo:padding="0in" fo:border="none">
        <style:background-image/>
      </style:table-cell-properties>
    </style:style>
    <style:style style:name="Table65" style:family="table">
      <style:table-properties style:width="0.934in" table:align="left" fo:background-color="transparent" style:writing-mode="lr-tb">
        <style:background-image/>
      </style:table-properties>
    </style:style>
    <style:style style:name="Table65.A" style:family="table-column">
      <style:table-column-properties style:column-width="0.934in"/>
    </style:style>
    <style:style style:name="Table65.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65.A3" style:family="table-cell">
      <style:table-cell-properties style:vertical-align="middle" fo:background-color="transparent" fo:padding="0in" fo:border="none">
        <style:background-image/>
      </style:table-cell-properties>
    </style:style>
    <style:style style:name="Table64" style:family="table">
      <style:table-properties style:width="0.934in" table:align="left" fo:background-color="transparent" style:writing-mode="lr-tb">
        <style:background-image/>
      </style:table-properties>
    </style:style>
    <style:style style:name="Table64.A" style:family="table-column">
      <style:table-column-properties style:column-width="0.934in"/>
    </style:style>
    <style:style style:name="Table64.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64.A8" style:family="table-cell">
      <style:table-cell-properties style:vertical-align="middle" fo:background-color="transparent" fo:padding="0in" fo:border="none">
        <style:background-image/>
      </style:table-cell-properties>
    </style:style>
    <style:style style:name="Table65" style:family="table">
      <style:table-properties style:width="0.934in" table:align="left" fo:background-color="transparent" style:writing-mode="lr-tb">
        <style:background-image/>
      </style:table-properties>
    </style:style>
    <style:style style:name="Table65.A" style:family="table-column">
      <style:table-column-properties style:column-width="0.934in"/>
    </style:style>
    <style:style style:name="Table65.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65.A3" style:family="table-cell">
      <style:table-cell-properties style:vertical-align="middle" fo:background-color="transparent" fo:padding="0in" fo:border="none">
        <style:background-image/>
      </style:table-cell-properties>
    </style:style>
    <style:style style:name="Table66" style:family="table">
      <style:table-properties style:width="4.7729in" table:align="left" fo:background-color="transparent" style:writing-mode="lr-tb">
        <style:background-image/>
      </style:table-properties>
    </style:style>
    <style:style style:name="Table66.A" style:family="table-column">
      <style:table-column-properties style:column-width="3.8in"/>
    </style:style>
    <style:style style:name="Table66.B" style:family="table-column">
      <style:table-column-properties style:column-width="0.9729in"/>
    </style:style>
    <style:style style:name="Table66.A1" style:family="table-cell">
      <style:table-cell-properties style:vertical-align="middle" fo:background-color="transparent" fo:padding="0.0194in" fo:border="0.05pt solid #000000">
        <style:background-image/>
      </style:table-cell-properties>
    </style:style>
    <style:style style:name="Table67" style:family="table">
      <style:table-properties style:width="0.934in" table:align="left" fo:background-color="transparent" style:writing-mode="lr-tb">
        <style:background-image/>
      </style:table-properties>
    </style:style>
    <style:style style:name="Table67.A" style:family="table-column">
      <style:table-column-properties style:column-width="0.934in"/>
    </style:style>
    <style:style style:name="Table67.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67.A8" style:family="table-cell">
      <style:table-cell-properties style:vertical-align="middle" fo:background-color="transparent" fo:padding="0in" fo:border="none">
        <style:background-image/>
      </style:table-cell-properties>
    </style:style>
    <style:style style:name="Table68" style:family="table">
      <style:table-properties style:width="0.934in" table:align="left" fo:background-color="transparent" style:writing-mode="lr-tb">
        <style:background-image/>
      </style:table-properties>
    </style:style>
    <style:style style:name="Table68.A" style:family="table-column">
      <style:table-column-properties style:column-width="0.934in"/>
    </style:style>
    <style:style style:name="Table68.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68.A4" style:family="table-cell">
      <style:table-cell-properties style:vertical-align="middle" fo:background-color="transparent" fo:padding="0in" fo:border="none">
        <style:background-image/>
      </style:table-cell-properties>
    </style:style>
    <style:style style:name="Table67" style:family="table">
      <style:table-properties style:width="0.934in" table:align="left" fo:background-color="transparent" style:writing-mode="lr-tb">
        <style:background-image/>
      </style:table-properties>
    </style:style>
    <style:style style:name="Table67.A" style:family="table-column">
      <style:table-column-properties style:column-width="0.934in"/>
    </style:style>
    <style:style style:name="Table67.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67.A8" style:family="table-cell">
      <style:table-cell-properties style:vertical-align="middle" fo:background-color="transparent" fo:padding="0in" fo:border="none">
        <style:background-image/>
      </style:table-cell-properties>
    </style:style>
    <style:style style:name="Table68" style:family="table">
      <style:table-properties style:width="0.934in" table:align="left" fo:background-color="transparent" style:writing-mode="lr-tb">
        <style:background-image/>
      </style:table-properties>
    </style:style>
    <style:style style:name="Table68.A" style:family="table-column">
      <style:table-column-properties style:column-width="0.934in"/>
    </style:style>
    <style:style style:name="Table68.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68.A4" style:family="table-cell">
      <style:table-cell-properties style:vertical-align="middle" fo:background-color="transparent" fo:padding="0in" fo:border="none">
        <style:background-image/>
      </style:table-cell-properties>
    </style:style>
    <style:style style:name="Table69" style:family="table">
      <style:table-properties style:width="4.5188in" table:align="left" fo:background-color="transparent" style:writing-mode="lr-tb">
        <style:background-image/>
      </style:table-properties>
    </style:style>
    <style:style style:name="Table69.A" style:family="table-column">
      <style:table-column-properties style:column-width="3.5458in"/>
    </style:style>
    <style:style style:name="Table69.B" style:family="table-column">
      <style:table-column-properties style:column-width="0.9729in"/>
    </style:style>
    <style:style style:name="Table69.A1" style:family="table-cell">
      <style:table-cell-properties style:vertical-align="middle" fo:background-color="transparent" fo:padding="0.0194in" fo:border="0.05pt solid #000000">
        <style:background-image/>
      </style:table-cell-properties>
    </style:style>
    <style:style style:name="Table70" style:family="table">
      <style:table-properties style:width="0.934in" table:align="left" fo:background-color="transparent" style:writing-mode="lr-tb">
        <style:background-image/>
      </style:table-properties>
    </style:style>
    <style:style style:name="Table70.A" style:family="table-column">
      <style:table-column-properties style:column-width="0.934in"/>
    </style:style>
    <style:style style:name="Table70.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70.A8" style:family="table-cell">
      <style:table-cell-properties style:vertical-align="middle" fo:background-color="transparent" fo:padding="0in" fo:border="none">
        <style:background-image/>
      </style:table-cell-properties>
    </style:style>
    <style:style style:name="Table71" style:family="table">
      <style:table-properties style:width="0.934in" table:align="left" fo:background-color="transparent" style:writing-mode="lr-tb">
        <style:background-image/>
      </style:table-properties>
    </style:style>
    <style:style style:name="Table71.A" style:family="table-column">
      <style:table-column-properties style:column-width="0.934in"/>
    </style:style>
    <style:style style:name="Table71.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71.A5" style:family="table-cell">
      <style:table-cell-properties style:vertical-align="middle" fo:background-color="transparent" fo:padding="0in" fo:border="none">
        <style:background-image/>
      </style:table-cell-properties>
    </style:style>
    <style:style style:name="Table72" style:family="table">
      <style:table-properties style:width="0.934in" table:align="left" fo:background-color="transparent" style:writing-mode="lr-tb">
        <style:background-image/>
      </style:table-properties>
    </style:style>
    <style:style style:name="Table72.A" style:family="table-column">
      <style:table-column-properties style:column-width="0.934in"/>
    </style:style>
    <style:style style:name="Table72.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72.A4" style:family="table-cell">
      <style:table-cell-properties style:vertical-align="middle" fo:background-color="transparent" fo:padding="0in" fo:border="none">
        <style:background-image/>
      </style:table-cell-properties>
    </style:style>
    <style:style style:name="Table70" style:family="table">
      <style:table-properties style:width="0.934in" table:align="left" fo:background-color="transparent" style:writing-mode="lr-tb">
        <style:background-image/>
      </style:table-properties>
    </style:style>
    <style:style style:name="Table70.A" style:family="table-column">
      <style:table-column-properties style:column-width="0.934in"/>
    </style:style>
    <style:style style:name="Table70.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70.A8" style:family="table-cell">
      <style:table-cell-properties style:vertical-align="middle" fo:background-color="transparent" fo:padding="0in" fo:border="none">
        <style:background-image/>
      </style:table-cell-properties>
    </style:style>
    <style:style style:name="Table71" style:family="table">
      <style:table-properties style:width="0.934in" table:align="left" fo:background-color="transparent" style:writing-mode="lr-tb">
        <style:background-image/>
      </style:table-properties>
    </style:style>
    <style:style style:name="Table71.A" style:family="table-column">
      <style:table-column-properties style:column-width="0.934in"/>
    </style:style>
    <style:style style:name="Table71.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71.A5" style:family="table-cell">
      <style:table-cell-properties style:vertical-align="middle" fo:background-color="transparent" fo:padding="0in" fo:border="none">
        <style:background-image/>
      </style:table-cell-properties>
    </style:style>
    <style:style style:name="Table72" style:family="table">
      <style:table-properties style:width="0.934in" table:align="left" fo:background-color="transparent" style:writing-mode="lr-tb">
        <style:background-image/>
      </style:table-properties>
    </style:style>
    <style:style style:name="Table72.A" style:family="table-column">
      <style:table-column-properties style:column-width="0.934in"/>
    </style:style>
    <style:style style:name="Table72.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72.A4" style:family="table-cell">
      <style:table-cell-properties style:vertical-align="middle" fo:background-color="transparent" fo:padding="0in" fo:border="none">
        <style:background-image/>
      </style:table-cell-properties>
    </style:style>
    <style:style style:name="Table73" style:family="table">
      <style:table-properties style:width="4.5188in" table:align="left" fo:background-color="transparent" style:writing-mode="lr-tb">
        <style:background-image/>
      </style:table-properties>
    </style:style>
    <style:style style:name="Table73.A" style:family="table-column">
      <style:table-column-properties style:column-width="3.5458in"/>
    </style:style>
    <style:style style:name="Table73.B" style:family="table-column">
      <style:table-column-properties style:column-width="0.9729in"/>
    </style:style>
    <style:style style:name="Table73.A1" style:family="table-cell">
      <style:table-cell-properties style:vertical-align="middle" fo:background-color="transparent" fo:padding="0.0194in" fo:border="0.05pt solid #000000">
        <style:background-image/>
      </style:table-cell-properties>
    </style:style>
    <style:style style:name="Table74" style:family="table">
      <style:table-properties style:width="0.934in" table:align="left" fo:background-color="transparent" style:writing-mode="lr-tb">
        <style:background-image/>
      </style:table-properties>
    </style:style>
    <style:style style:name="Table74.A" style:family="table-column">
      <style:table-column-properties style:column-width="0.934in"/>
    </style:style>
    <style:style style:name="Table74.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74.A8" style:family="table-cell">
      <style:table-cell-properties style:vertical-align="middle" fo:background-color="transparent" fo:padding="0in" fo:border="none">
        <style:background-image/>
      </style:table-cell-properties>
    </style:style>
    <style:style style:name="Table75" style:family="table">
      <style:table-properties style:width="0.934in" table:align="left" fo:background-color="transparent" style:writing-mode="lr-tb">
        <style:background-image/>
      </style:table-properties>
    </style:style>
    <style:style style:name="Table75.A" style:family="table-column">
      <style:table-column-properties style:column-width="0.934in"/>
    </style:style>
    <style:style style:name="Table75.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75.A5" style:family="table-cell">
      <style:table-cell-properties style:vertical-align="middle" fo:background-color="transparent" fo:padding="0in" fo:border="none">
        <style:background-image/>
      </style:table-cell-properties>
    </style:style>
    <style:style style:name="Table76" style:family="table">
      <style:table-properties style:width="0.934in" table:align="left" fo:background-color="transparent" style:writing-mode="lr-tb">
        <style:background-image/>
      </style:table-properties>
    </style:style>
    <style:style style:name="Table76.A" style:family="table-column">
      <style:table-column-properties style:column-width="0.934in"/>
    </style:style>
    <style:style style:name="Table76.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76.A4" style:family="table-cell">
      <style:table-cell-properties style:vertical-align="middle" fo:background-color="transparent" fo:padding="0in" fo:border="none">
        <style:background-image/>
      </style:table-cell-properties>
    </style:style>
    <style:style style:name="Table74" style:family="table">
      <style:table-properties style:width="0.934in" table:align="left" fo:background-color="transparent" style:writing-mode="lr-tb">
        <style:background-image/>
      </style:table-properties>
    </style:style>
    <style:style style:name="Table74.A" style:family="table-column">
      <style:table-column-properties style:column-width="0.934in"/>
    </style:style>
    <style:style style:name="Table74.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74.A8" style:family="table-cell">
      <style:table-cell-properties style:vertical-align="middle" fo:background-color="transparent" fo:padding="0in" fo:border="none">
        <style:background-image/>
      </style:table-cell-properties>
    </style:style>
    <style:style style:name="Table75" style:family="table">
      <style:table-properties style:width="0.934in" table:align="left" fo:background-color="transparent" style:writing-mode="lr-tb">
        <style:background-image/>
      </style:table-properties>
    </style:style>
    <style:style style:name="Table75.A" style:family="table-column">
      <style:table-column-properties style:column-width="0.934in"/>
    </style:style>
    <style:style style:name="Table75.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75.A5" style:family="table-cell">
      <style:table-cell-properties style:vertical-align="middle" fo:background-color="transparent" fo:padding="0in" fo:border="none">
        <style:background-image/>
      </style:table-cell-properties>
    </style:style>
    <style:style style:name="Table76" style:family="table">
      <style:table-properties style:width="0.934in" table:align="left" fo:background-color="transparent" style:writing-mode="lr-tb">
        <style:background-image/>
      </style:table-properties>
    </style:style>
    <style:style style:name="Table76.A" style:family="table-column">
      <style:table-column-properties style:column-width="0.934in"/>
    </style:style>
    <style:style style:name="Table76.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76.A4" style:family="table-cell">
      <style:table-cell-properties style:vertical-align="middle" fo:background-color="transparent" fo:padding="0in" fo:border="none">
        <style:background-image/>
      </style:table-cell-properties>
    </style:style>
    <style:style style:name="Table77" style:family="table">
      <style:table-properties style:width="6.084in" table:align="left" fo:background-color="transparent" style:writing-mode="lr-tb">
        <style:background-image/>
      </style:table-properties>
    </style:style>
    <style:style style:name="Table77.A" style:family="table-column">
      <style:table-column-properties style:column-width="5.1111in"/>
    </style:style>
    <style:style style:name="Table77.B" style:family="table-column">
      <style:table-column-properties style:column-width="0.9729in"/>
    </style:style>
    <style:style style:name="Table77.A1" style:family="table-cell">
      <style:table-cell-properties style:vertical-align="middle" fo:background-color="transparent" fo:padding="0.0194in" fo:border="0.05pt solid #000000">
        <style:background-image/>
      </style:table-cell-properties>
    </style:style>
    <style:style style:name="Table78" style:family="table">
      <style:table-properties style:width="0.934in" table:align="left" fo:background-color="transparent" style:writing-mode="lr-tb">
        <style:background-image/>
      </style:table-properties>
    </style:style>
    <style:style style:name="Table78.A" style:family="table-column">
      <style:table-column-properties style:column-width="0.934in"/>
    </style:style>
    <style:style style:name="Table78.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78.A8" style:family="table-cell">
      <style:table-cell-properties style:vertical-align="middle" fo:background-color="transparent" fo:padding="0in" fo:border="none">
        <style:background-image/>
      </style:table-cell-properties>
    </style:style>
    <style:style style:name="Table79" style:family="table">
      <style:table-properties style:width="0.934in" table:align="left" fo:background-color="transparent" style:writing-mode="lr-tb">
        <style:background-image/>
      </style:table-properties>
    </style:style>
    <style:style style:name="Table79.A" style:family="table-column">
      <style:table-column-properties style:column-width="0.934in"/>
    </style:style>
    <style:style style:name="Table79.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79.A5" style:family="table-cell">
      <style:table-cell-properties style:vertical-align="middle" fo:background-color="transparent" fo:padding="0in" fo:border="none">
        <style:background-image/>
      </style:table-cell-properties>
    </style:style>
    <style:style style:name="Table80" style:family="table">
      <style:table-properties style:width="0.934in" table:align="left" fo:background-color="transparent" style:writing-mode="lr-tb">
        <style:background-image/>
      </style:table-properties>
    </style:style>
    <style:style style:name="Table80.A" style:family="table-column">
      <style:table-column-properties style:column-width="0.934in"/>
    </style:style>
    <style:style style:name="Table80.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80.A5" style:family="table-cell">
      <style:table-cell-properties style:vertical-align="middle" fo:background-color="transparent" fo:padding="0in" fo:border="none">
        <style:background-image/>
      </style:table-cell-properties>
    </style:style>
    <style:style style:name="Table78" style:family="table">
      <style:table-properties style:width="0.934in" table:align="left" fo:background-color="transparent" style:writing-mode="lr-tb">
        <style:background-image/>
      </style:table-properties>
    </style:style>
    <style:style style:name="Table78.A" style:family="table-column">
      <style:table-column-properties style:column-width="0.934in"/>
    </style:style>
    <style:style style:name="Table78.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78.A8" style:family="table-cell">
      <style:table-cell-properties style:vertical-align="middle" fo:background-color="transparent" fo:padding="0in" fo:border="none">
        <style:background-image/>
      </style:table-cell-properties>
    </style:style>
    <style:style style:name="Table79" style:family="table">
      <style:table-properties style:width="0.934in" table:align="left" fo:background-color="transparent" style:writing-mode="lr-tb">
        <style:background-image/>
      </style:table-properties>
    </style:style>
    <style:style style:name="Table79.A" style:family="table-column">
      <style:table-column-properties style:column-width="0.934in"/>
    </style:style>
    <style:style style:name="Table79.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79.A5" style:family="table-cell">
      <style:table-cell-properties style:vertical-align="middle" fo:background-color="transparent" fo:padding="0in" fo:border="none">
        <style:background-image/>
      </style:table-cell-properties>
    </style:style>
    <style:style style:name="Table80" style:family="table">
      <style:table-properties style:width="0.934in" table:align="left" fo:background-color="transparent" style:writing-mode="lr-tb">
        <style:background-image/>
      </style:table-properties>
    </style:style>
    <style:style style:name="Table80.A" style:family="table-column">
      <style:table-column-properties style:column-width="0.934in"/>
    </style:style>
    <style:style style:name="Table80.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80.A5" style:family="table-cell">
      <style:table-cell-properties style:vertical-align="middle" fo:background-color="transparent" fo:padding="0in" fo:border="none">
        <style:background-image/>
      </style:table-cell-properties>
    </style:style>
    <style:style style:name="Table81" style:family="table">
      <style:table-properties style:width="6.084in" table:align="left" fo:background-color="transparent" style:writing-mode="lr-tb">
        <style:background-image/>
      </style:table-properties>
    </style:style>
    <style:style style:name="Table81.A" style:family="table-column">
      <style:table-column-properties style:column-width="5.1111in"/>
    </style:style>
    <style:style style:name="Table81.B" style:family="table-column">
      <style:table-column-properties style:column-width="0.9729in"/>
    </style:style>
    <style:style style:name="Table81.A1" style:family="table-cell">
      <style:table-cell-properties style:vertical-align="middle" fo:background-color="transparent" fo:padding="0.0194in" fo:border="0.05pt solid #000000">
        <style:background-image/>
      </style:table-cell-properties>
    </style:style>
    <style:style style:name="Table82" style:family="table">
      <style:table-properties style:width="0.934in" table:align="left" fo:background-color="transparent" style:writing-mode="lr-tb">
        <style:background-image/>
      </style:table-properties>
    </style:style>
    <style:style style:name="Table82.A" style:family="table-column">
      <style:table-column-properties style:column-width="0.934in"/>
    </style:style>
    <style:style style:name="Table82.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82.A8" style:family="table-cell">
      <style:table-cell-properties style:vertical-align="middle" fo:background-color="transparent" fo:padding="0in" fo:border="none">
        <style:background-image/>
      </style:table-cell-properties>
    </style:style>
    <style:style style:name="Table83" style:family="table">
      <style:table-properties style:width="0.934in" table:align="left" fo:background-color="transparent" style:writing-mode="lr-tb">
        <style:background-image/>
      </style:table-properties>
    </style:style>
    <style:style style:name="Table83.A" style:family="table-column">
      <style:table-column-properties style:column-width="0.934in"/>
    </style:style>
    <style:style style:name="Table83.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83.A5" style:family="table-cell">
      <style:table-cell-properties style:vertical-align="middle" fo:background-color="transparent" fo:padding="0in" fo:border="none">
        <style:background-image/>
      </style:table-cell-properties>
    </style:style>
    <style:style style:name="Table84" style:family="table">
      <style:table-properties style:width="0.934in" table:align="left" fo:background-color="transparent" style:writing-mode="lr-tb">
        <style:background-image/>
      </style:table-properties>
    </style:style>
    <style:style style:name="Table84.A" style:family="table-column">
      <style:table-column-properties style:column-width="0.934in"/>
    </style:style>
    <style:style style:name="Table84.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84.A5" style:family="table-cell">
      <style:table-cell-properties style:vertical-align="middle" fo:background-color="transparent" fo:padding="0in" fo:border="none">
        <style:background-image/>
      </style:table-cell-properties>
    </style:style>
    <style:style style:name="Table82" style:family="table">
      <style:table-properties style:width="0.934in" table:align="left" fo:background-color="transparent" style:writing-mode="lr-tb">
        <style:background-image/>
      </style:table-properties>
    </style:style>
    <style:style style:name="Table82.A" style:family="table-column">
      <style:table-column-properties style:column-width="0.934in"/>
    </style:style>
    <style:style style:name="Table82.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82.A8" style:family="table-cell">
      <style:table-cell-properties style:vertical-align="middle" fo:background-color="transparent" fo:padding="0in" fo:border="none">
        <style:background-image/>
      </style:table-cell-properties>
    </style:style>
    <style:style style:name="Table83" style:family="table">
      <style:table-properties style:width="0.934in" table:align="left" fo:background-color="transparent" style:writing-mode="lr-tb">
        <style:background-image/>
      </style:table-properties>
    </style:style>
    <style:style style:name="Table83.A" style:family="table-column">
      <style:table-column-properties style:column-width="0.934in"/>
    </style:style>
    <style:style style:name="Table83.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83.A5" style:family="table-cell">
      <style:table-cell-properties style:vertical-align="middle" fo:background-color="transparent" fo:padding="0in" fo:border="none">
        <style:background-image/>
      </style:table-cell-properties>
    </style:style>
    <style:style style:name="Table84" style:family="table">
      <style:table-properties style:width="0.934in" table:align="left" fo:background-color="transparent" style:writing-mode="lr-tb">
        <style:background-image/>
      </style:table-properties>
    </style:style>
    <style:style style:name="Table84.A" style:family="table-column">
      <style:table-column-properties style:column-width="0.934in"/>
    </style:style>
    <style:style style:name="Table84.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84.A5" style:family="table-cell">
      <style:table-cell-properties style:vertical-align="middle" fo:background-color="transparent" fo:padding="0in" fo:border="none">
        <style:background-image/>
      </style:table-cell-properties>
    </style:style>
    <style:style style:name="Table85" style:family="table">
      <style:table-properties style:width="5.7694in" table:align="left" fo:background-color="transparent" style:writing-mode="lr-tb">
        <style:background-image/>
      </style:table-properties>
    </style:style>
    <style:style style:name="Table85.A" style:family="table-column">
      <style:table-column-properties style:column-width="4.7965in"/>
    </style:style>
    <style:style style:name="Table85.B" style:family="table-column">
      <style:table-column-properties style:column-width="0.9729in"/>
    </style:style>
    <style:style style:name="Table85.A1" style:family="table-cell">
      <style:table-cell-properties style:vertical-align="middle" fo:background-color="transparent" fo:padding="0.0194in" fo:border="0.05pt solid #000000">
        <style:background-image/>
      </style:table-cell-properties>
    </style:style>
    <style:style style:name="Table86" style:family="table">
      <style:table-properties style:width="0.934in" table:align="left" fo:background-color="transparent" style:writing-mode="lr-tb">
        <style:background-image/>
      </style:table-properties>
    </style:style>
    <style:style style:name="Table86.A" style:family="table-column">
      <style:table-column-properties style:column-width="0.934in"/>
    </style:style>
    <style:style style:name="Table86.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86.A8" style:family="table-cell">
      <style:table-cell-properties style:vertical-align="middle" fo:background-color="transparent" fo:padding="0in" fo:border="none">
        <style:background-image/>
      </style:table-cell-properties>
    </style:style>
    <style:style style:name="Table87" style:family="table">
      <style:table-properties style:width="0.934in" table:align="left" fo:background-color="transparent" style:writing-mode="lr-tb">
        <style:background-image/>
      </style:table-properties>
    </style:style>
    <style:style style:name="Table87.A" style:family="table-column">
      <style:table-column-properties style:column-width="0.934in"/>
    </style:style>
    <style:style style:name="Table87.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87.A5" style:family="table-cell">
      <style:table-cell-properties style:vertical-align="middle" fo:background-color="transparent" fo:padding="0in" fo:border="none">
        <style:background-image/>
      </style:table-cell-properties>
    </style:style>
    <style:style style:name="Table88" style:family="table">
      <style:table-properties style:width="0.934in" table:align="left" fo:background-color="transparent" style:writing-mode="lr-tb">
        <style:background-image/>
      </style:table-properties>
    </style:style>
    <style:style style:name="Table88.A" style:family="table-column">
      <style:table-column-properties style:column-width="0.934in"/>
    </style:style>
    <style:style style:name="Table88.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88.A4" style:family="table-cell">
      <style:table-cell-properties style:vertical-align="middle" fo:background-color="transparent" fo:padding="0in" fo:border="none">
        <style:background-image/>
      </style:table-cell-properties>
    </style:style>
    <style:style style:name="Table89" style:family="table">
      <style:table-properties style:width="0.934in" table:align="left" fo:background-color="transparent" style:writing-mode="lr-tb">
        <style:background-image/>
      </style:table-properties>
    </style:style>
    <style:style style:name="Table89.A" style:family="table-column">
      <style:table-column-properties style:column-width="0.934in"/>
    </style:style>
    <style:style style:name="Table89.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89.A5" style:family="table-cell">
      <style:table-cell-properties style:vertical-align="middle" fo:background-color="transparent" fo:padding="0in" fo:border="none">
        <style:background-image/>
      </style:table-cell-properties>
    </style:style>
    <style:style style:name="Table86" style:family="table">
      <style:table-properties style:width="0.934in" table:align="left" fo:background-color="transparent" style:writing-mode="lr-tb">
        <style:background-image/>
      </style:table-properties>
    </style:style>
    <style:style style:name="Table86.A" style:family="table-column">
      <style:table-column-properties style:column-width="0.934in"/>
    </style:style>
    <style:style style:name="Table86.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86.A8" style:family="table-cell">
      <style:table-cell-properties style:vertical-align="middle" fo:background-color="transparent" fo:padding="0in" fo:border="none">
        <style:background-image/>
      </style:table-cell-properties>
    </style:style>
    <style:style style:name="Table87" style:family="table">
      <style:table-properties style:width="0.934in" table:align="left" fo:background-color="transparent" style:writing-mode="lr-tb">
        <style:background-image/>
      </style:table-properties>
    </style:style>
    <style:style style:name="Table87.A" style:family="table-column">
      <style:table-column-properties style:column-width="0.934in"/>
    </style:style>
    <style:style style:name="Table87.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87.A5" style:family="table-cell">
      <style:table-cell-properties style:vertical-align="middle" fo:background-color="transparent" fo:padding="0in" fo:border="none">
        <style:background-image/>
      </style:table-cell-properties>
    </style:style>
    <style:style style:name="Table88" style:family="table">
      <style:table-properties style:width="0.934in" table:align="left" fo:background-color="transparent" style:writing-mode="lr-tb">
        <style:background-image/>
      </style:table-properties>
    </style:style>
    <style:style style:name="Table88.A" style:family="table-column">
      <style:table-column-properties style:column-width="0.934in"/>
    </style:style>
    <style:style style:name="Table88.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88.A4" style:family="table-cell">
      <style:table-cell-properties style:vertical-align="middle" fo:background-color="transparent" fo:padding="0in" fo:border="none">
        <style:background-image/>
      </style:table-cell-properties>
    </style:style>
    <style:style style:name="Table89" style:family="table">
      <style:table-properties style:width="0.934in" table:align="left" fo:background-color="transparent" style:writing-mode="lr-tb">
        <style:background-image/>
      </style:table-properties>
    </style:style>
    <style:style style:name="Table89.A" style:family="table-column">
      <style:table-column-properties style:column-width="0.934in"/>
    </style:style>
    <style:style style:name="Table89.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89.A5" style:family="table-cell">
      <style:table-cell-properties style:vertical-align="middle" fo:background-color="transparent" fo:padding="0in" fo:border="none">
        <style:background-image/>
      </style:table-cell-properties>
    </style:style>
    <style:style style:name="Table90" style:family="table">
      <style:table-properties style:width="5.7694in" table:align="left" fo:background-color="transparent" style:writing-mode="lr-tb">
        <style:background-image/>
      </style:table-properties>
    </style:style>
    <style:style style:name="Table90.A" style:family="table-column">
      <style:table-column-properties style:column-width="4.7965in"/>
    </style:style>
    <style:style style:name="Table90.B" style:family="table-column">
      <style:table-column-properties style:column-width="0.9729in"/>
    </style:style>
    <style:style style:name="Table90.A1" style:family="table-cell">
      <style:table-cell-properties style:vertical-align="middle" fo:background-color="transparent" fo:padding="0.0194in" fo:border="0.05pt solid #000000">
        <style:background-image/>
      </style:table-cell-properties>
    </style:style>
    <style:style style:name="Table91" style:family="table">
      <style:table-properties style:width="0.934in" table:align="left" fo:background-color="transparent" style:writing-mode="lr-tb">
        <style:background-image/>
      </style:table-properties>
    </style:style>
    <style:style style:name="Table91.A" style:family="table-column">
      <style:table-column-properties style:column-width="0.934in"/>
    </style:style>
    <style:style style:name="Table91.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91.A8" style:family="table-cell">
      <style:table-cell-properties style:vertical-align="middle" fo:background-color="transparent" fo:padding="0in" fo:border="none">
        <style:background-image/>
      </style:table-cell-properties>
    </style:style>
    <style:style style:name="Table92" style:family="table">
      <style:table-properties style:width="0.934in" table:align="left" fo:background-color="transparent" style:writing-mode="lr-tb">
        <style:background-image/>
      </style:table-properties>
    </style:style>
    <style:style style:name="Table92.A" style:family="table-column">
      <style:table-column-properties style:column-width="0.934in"/>
    </style:style>
    <style:style style:name="Table92.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92.A5" style:family="table-cell">
      <style:table-cell-properties style:vertical-align="middle" fo:background-color="transparent" fo:padding="0in" fo:border="none">
        <style:background-image/>
      </style:table-cell-properties>
    </style:style>
    <style:style style:name="Table93" style:family="table">
      <style:table-properties style:width="0.934in" table:align="left" fo:background-color="transparent" style:writing-mode="lr-tb">
        <style:background-image/>
      </style:table-properties>
    </style:style>
    <style:style style:name="Table93.A" style:family="table-column">
      <style:table-column-properties style:column-width="0.934in"/>
    </style:style>
    <style:style style:name="Table93.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93.A4" style:family="table-cell">
      <style:table-cell-properties style:vertical-align="middle" fo:background-color="transparent" fo:padding="0in" fo:border="none">
        <style:background-image/>
      </style:table-cell-properties>
    </style:style>
    <style:style style:name="Table94" style:family="table">
      <style:table-properties style:width="0.934in" table:align="left" fo:background-color="transparent" style:writing-mode="lr-tb">
        <style:background-image/>
      </style:table-properties>
    </style:style>
    <style:style style:name="Table94.A" style:family="table-column">
      <style:table-column-properties style:column-width="0.934in"/>
    </style:style>
    <style:style style:name="Table94.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94.A5" style:family="table-cell">
      <style:table-cell-properties style:vertical-align="middle" fo:background-color="transparent" fo:padding="0in" fo:border="none">
        <style:background-image/>
      </style:table-cell-properties>
    </style:style>
    <style:style style:name="Table91" style:family="table">
      <style:table-properties style:width="0.934in" table:align="left" fo:background-color="transparent" style:writing-mode="lr-tb">
        <style:background-image/>
      </style:table-properties>
    </style:style>
    <style:style style:name="Table91.A" style:family="table-column">
      <style:table-column-properties style:column-width="0.934in"/>
    </style:style>
    <style:style style:name="Table91.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91.A8" style:family="table-cell">
      <style:table-cell-properties style:vertical-align="middle" fo:background-color="transparent" fo:padding="0in" fo:border="none">
        <style:background-image/>
      </style:table-cell-properties>
    </style:style>
    <style:style style:name="Table92" style:family="table">
      <style:table-properties style:width="0.934in" table:align="left" fo:background-color="transparent" style:writing-mode="lr-tb">
        <style:background-image/>
      </style:table-properties>
    </style:style>
    <style:style style:name="Table92.A" style:family="table-column">
      <style:table-column-properties style:column-width="0.934in"/>
    </style:style>
    <style:style style:name="Table92.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92.A5" style:family="table-cell">
      <style:table-cell-properties style:vertical-align="middle" fo:background-color="transparent" fo:padding="0in" fo:border="none">
        <style:background-image/>
      </style:table-cell-properties>
    </style:style>
    <style:style style:name="Table93" style:family="table">
      <style:table-properties style:width="0.934in" table:align="left" fo:background-color="transparent" style:writing-mode="lr-tb">
        <style:background-image/>
      </style:table-properties>
    </style:style>
    <style:style style:name="Table93.A" style:family="table-column">
      <style:table-column-properties style:column-width="0.934in"/>
    </style:style>
    <style:style style:name="Table93.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93.A4" style:family="table-cell">
      <style:table-cell-properties style:vertical-align="middle" fo:background-color="transparent" fo:padding="0in" fo:border="none">
        <style:background-image/>
      </style:table-cell-properties>
    </style:style>
    <style:style style:name="Table94" style:family="table">
      <style:table-properties style:width="0.934in" table:align="left" fo:background-color="transparent" style:writing-mode="lr-tb">
        <style:background-image/>
      </style:table-properties>
    </style:style>
    <style:style style:name="Table94.A" style:family="table-column">
      <style:table-column-properties style:column-width="0.934in"/>
    </style:style>
    <style:style style:name="Table94.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94.A5" style:family="table-cell">
      <style:table-cell-properties style:vertical-align="middle" fo:background-color="transparent" fo:padding="0in" fo:border="none">
        <style:background-image/>
      </style:table-cell-properties>
    </style:style>
    <style:style style:name="Table95" style:family="table">
      <style:table-properties style:width="5.7694in" table:align="left" fo:background-color="transparent" style:writing-mode="lr-tb">
        <style:background-image/>
      </style:table-properties>
    </style:style>
    <style:style style:name="Table95.A" style:family="table-column">
      <style:table-column-properties style:column-width="4.7965in"/>
    </style:style>
    <style:style style:name="Table95.B" style:family="table-column">
      <style:table-column-properties style:column-width="0.4729in"/>
    </style:style>
    <style:style style:name="Table95.C" style:family="table-column">
      <style:table-column-properties style:column-width="0.5in"/>
    </style:style>
    <style:style style:name="Table95.A1" style:family="table-cell">
      <style:table-cell-properties style:vertical-align="middle" fo:background-color="transparent" fo:padding="0.0194in" fo:border="0.05pt solid #000000">
        <style:background-image/>
      </style:table-cell-properties>
    </style:style>
    <style:style style:name="Table95.C4" style:family="table-cell">
      <style:table-cell-properties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95.C5" style:family="table-cell">
      <style:table-cell-properties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Table96" style:family="table">
      <style:table-properties style:width="0.934in" table:align="left" fo:background-color="transparent" style:writing-mode="lr-tb">
        <style:background-image/>
      </style:table-properties>
    </style:style>
    <style:style style:name="Table96.A" style:family="table-column">
      <style:table-column-properties style:column-width="0.934in"/>
    </style:style>
    <style:style style:name="Table96.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96.A8" style:family="table-cell">
      <style:table-cell-properties style:vertical-align="middle" fo:background-color="transparent" fo:padding="0in" fo:border="none">
        <style:background-image/>
      </style:table-cell-properties>
    </style:style>
    <style:style style:name="Table97" style:family="table">
      <style:table-properties style:width="0.934in" table:align="left" fo:background-color="transparent" style:writing-mode="lr-tb">
        <style:background-image/>
      </style:table-properties>
    </style:style>
    <style:style style:name="Table97.A" style:family="table-column">
      <style:table-column-properties style:column-width="0.934in"/>
    </style:style>
    <style:style style:name="Table97.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97.A5" style:family="table-cell">
      <style:table-cell-properties style:vertical-align="middle" fo:background-color="transparent" fo:padding="0in" fo:border="none">
        <style:background-image/>
      </style:table-cell-properties>
    </style:style>
    <style:style style:name="Table98" style:family="table">
      <style:table-properties style:width="0.7396in" table:align="left" fo:background-color="transparent" style:writing-mode="lr-tb">
        <style:background-image/>
      </style:table-properties>
    </style:style>
    <style:style style:name="Table98.A" style:family="table-column">
      <style:table-column-properties style:column-width="0.7396in"/>
    </style:style>
    <style:style style:name="Table98.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98.A4" style:family="table-cell">
      <style:table-cell-properties style:vertical-align="middle" fo:background-color="transparent" fo:padding="0in" fo:border="none">
        <style:background-image/>
      </style:table-cell-properties>
    </style:style>
    <style:style style:name="Table99" style:family="table">
      <style:table-properties style:width="0.8215in" table:align="left" fo:background-color="transparent" style:writing-mode="lr-tb">
        <style:background-image/>
      </style:table-properties>
    </style:style>
    <style:style style:name="Table99.A" style:family="table-column">
      <style:table-column-properties style:column-width="0.8215in"/>
    </style:style>
    <style:style style:name="Table99.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99.A5" style:family="table-cell">
      <style:table-cell-properties style:vertical-align="middle" fo:background-color="transparent" fo:padding="0in" fo:border="none">
        <style:background-image/>
      </style:table-cell-properties>
    </style:style>
    <style:style style:name="Table96" style:family="table">
      <style:table-properties style:width="0.934in" table:align="left" fo:background-color="transparent" style:writing-mode="lr-tb">
        <style:background-image/>
      </style:table-properties>
    </style:style>
    <style:style style:name="Table96.A" style:family="table-column">
      <style:table-column-properties style:column-width="0.934in"/>
    </style:style>
    <style:style style:name="Table96.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96.A8" style:family="table-cell">
      <style:table-cell-properties style:vertical-align="middle" fo:background-color="transparent" fo:padding="0in" fo:border="none">
        <style:background-image/>
      </style:table-cell-properties>
    </style:style>
    <style:style style:name="Table97" style:family="table">
      <style:table-properties style:width="0.934in" table:align="left" fo:background-color="transparent" style:writing-mode="lr-tb">
        <style:background-image/>
      </style:table-properties>
    </style:style>
    <style:style style:name="Table97.A" style:family="table-column">
      <style:table-column-properties style:column-width="0.934in"/>
    </style:style>
    <style:style style:name="Table97.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97.A5" style:family="table-cell">
      <style:table-cell-properties style:vertical-align="middle" fo:background-color="transparent" fo:padding="0in" fo:border="none">
        <style:background-image/>
      </style:table-cell-properties>
    </style:style>
    <style:style style:name="Table98" style:family="table">
      <style:table-properties style:width="0.7396in" table:align="left" fo:background-color="transparent" style:writing-mode="lr-tb">
        <style:background-image/>
      </style:table-properties>
    </style:style>
    <style:style style:name="Table98.A" style:family="table-column">
      <style:table-column-properties style:column-width="0.7396in"/>
    </style:style>
    <style:style style:name="Table98.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98.A4" style:family="table-cell">
      <style:table-cell-properties style:vertical-align="middle" fo:background-color="transparent" fo:padding="0in" fo:border="none">
        <style:background-image/>
      </style:table-cell-properties>
    </style:style>
    <style:style style:name="Table99" style:family="table">
      <style:table-properties style:width="0.8215in" table:align="left" fo:background-color="transparent" style:writing-mode="lr-tb">
        <style:background-image/>
      </style:table-properties>
    </style:style>
    <style:style style:name="Table99.A" style:family="table-column">
      <style:table-column-properties style:column-width="0.8215in"/>
    </style:style>
    <style:style style:name="Table99.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99.A5" style:family="table-cell">
      <style:table-cell-properties style:vertical-align="middle" fo:background-color="transparent" fo:padding="0in" fo:border="none">
        <style:background-image/>
      </style:table-cell-properties>
    </style:style>
    <style:style style:name="Table100" style:family="table">
      <style:table-properties style:width="5.7813in" table:align="left" fo:background-color="transparent" style:writing-mode="lr-tb">
        <style:background-image/>
      </style:table-properties>
    </style:style>
    <style:style style:name="Table100.A" style:family="table-column">
      <style:table-column-properties style:column-width="4.8083in"/>
    </style:style>
    <style:style style:name="Table100.B" style:family="table-column">
      <style:table-column-properties style:column-width="0.9729in"/>
    </style:style>
    <style:style style:name="Table100.A1" style:family="table-cell">
      <style:table-cell-properties style:vertical-align="middle" fo:background-color="transparent" fo:padding="0.0194in" fo:border="0.05pt solid #000000">
        <style:background-image/>
      </style:table-cell-properties>
    </style:style>
    <style:style style:name="Table101" style:family="table">
      <style:table-properties style:width="0.934in" table:align="left" fo:background-color="transparent" style:writing-mode="lr-tb">
        <style:background-image/>
      </style:table-properties>
    </style:style>
    <style:style style:name="Table101.A" style:family="table-column">
      <style:table-column-properties style:column-width="0.934in"/>
    </style:style>
    <style:style style:name="Table101.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01.A8" style:family="table-cell">
      <style:table-cell-properties style:vertical-align="middle" fo:background-color="transparent" fo:padding="0in" fo:border="none">
        <style:background-image/>
      </style:table-cell-properties>
    </style:style>
    <style:style style:name="Table102" style:family="table">
      <style:table-properties style:width="0.934in" table:align="left" fo:background-color="transparent" style:writing-mode="lr-tb">
        <style:background-image/>
      </style:table-properties>
    </style:style>
    <style:style style:name="Table102.A" style:family="table-column">
      <style:table-column-properties style:column-width="0.934in"/>
    </style:style>
    <style:style style:name="Table102.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02.A3" style:family="table-cell">
      <style:table-cell-properties style:vertical-align="middle" fo:background-color="transparent" fo:padding="0in" fo:border="none">
        <style:background-image/>
      </style:table-cell-properties>
    </style:style>
    <style:style style:name="Table103" style:family="table">
      <style:table-properties style:width="0.934in" table:align="left" fo:background-color="transparent" style:writing-mode="lr-tb">
        <style:background-image/>
      </style:table-properties>
    </style:style>
    <style:style style:name="Table103.A" style:family="table-column">
      <style:table-column-properties style:column-width="0.934in"/>
    </style:style>
    <style:style style:name="Table103.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03.A3" style:family="table-cell">
      <style:table-cell-properties style:vertical-align="middle" fo:background-color="transparent" fo:padding="0in" fo:border="none">
        <style:background-image/>
      </style:table-cell-properties>
    </style:style>
    <style:style style:name="Table104" style:family="table">
      <style:table-properties style:width="0.934in" table:align="left" fo:background-color="transparent" style:writing-mode="lr-tb">
        <style:background-image/>
      </style:table-properties>
    </style:style>
    <style:style style:name="Table104.A" style:family="table-column">
      <style:table-column-properties style:column-width="0.934in"/>
    </style:style>
    <style:style style:name="Table104.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04.A5" style:family="table-cell">
      <style:table-cell-properties style:vertical-align="middle" fo:background-color="transparent" fo:padding="0in" fo:border="none">
        <style:background-image/>
      </style:table-cell-properties>
    </style:style>
    <style:style style:name="Table101" style:family="table">
      <style:table-properties style:width="0.934in" table:align="left" fo:background-color="transparent" style:writing-mode="lr-tb">
        <style:background-image/>
      </style:table-properties>
    </style:style>
    <style:style style:name="Table101.A" style:family="table-column">
      <style:table-column-properties style:column-width="0.934in"/>
    </style:style>
    <style:style style:name="Table101.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01.A8" style:family="table-cell">
      <style:table-cell-properties style:vertical-align="middle" fo:background-color="transparent" fo:padding="0in" fo:border="none">
        <style:background-image/>
      </style:table-cell-properties>
    </style:style>
    <style:style style:name="Table102" style:family="table">
      <style:table-properties style:width="0.934in" table:align="left" fo:background-color="transparent" style:writing-mode="lr-tb">
        <style:background-image/>
      </style:table-properties>
    </style:style>
    <style:style style:name="Table102.A" style:family="table-column">
      <style:table-column-properties style:column-width="0.934in"/>
    </style:style>
    <style:style style:name="Table102.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02.A3" style:family="table-cell">
      <style:table-cell-properties style:vertical-align="middle" fo:background-color="transparent" fo:padding="0in" fo:border="none">
        <style:background-image/>
      </style:table-cell-properties>
    </style:style>
    <style:style style:name="Table103" style:family="table">
      <style:table-properties style:width="0.934in" table:align="left" fo:background-color="transparent" style:writing-mode="lr-tb">
        <style:background-image/>
      </style:table-properties>
    </style:style>
    <style:style style:name="Table103.A" style:family="table-column">
      <style:table-column-properties style:column-width="0.934in"/>
    </style:style>
    <style:style style:name="Table103.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03.A3" style:family="table-cell">
      <style:table-cell-properties style:vertical-align="middle" fo:background-color="transparent" fo:padding="0in" fo:border="none">
        <style:background-image/>
      </style:table-cell-properties>
    </style:style>
    <style:style style:name="Table104" style:family="table">
      <style:table-properties style:width="0.934in" table:align="left" fo:background-color="transparent" style:writing-mode="lr-tb">
        <style:background-image/>
      </style:table-properties>
    </style:style>
    <style:style style:name="Table104.A" style:family="table-column">
      <style:table-column-properties style:column-width="0.934in"/>
    </style:style>
    <style:style style:name="Table104.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04.A5" style:family="table-cell">
      <style:table-cell-properties style:vertical-align="middle" fo:background-color="transparent" fo:padding="0in" fo:border="none">
        <style:background-image/>
      </style:table-cell-properties>
    </style:style>
    <style:style style:name="Table105" style:family="table">
      <style:table-properties style:width="5.9556in" table:align="left" fo:background-color="transparent" style:writing-mode="lr-tb">
        <style:background-image/>
      </style:table-properties>
    </style:style>
    <style:style style:name="Table105.A" style:family="table-column">
      <style:table-column-properties style:column-width="4.9826in"/>
    </style:style>
    <style:style style:name="Table105.B" style:family="table-column">
      <style:table-column-properties style:column-width="0.9729in"/>
    </style:style>
    <style:style style:name="Table105.A1" style:family="table-cell">
      <style:table-cell-properties style:vertical-align="middle" fo:background-color="transparent" fo:padding="0.0194in" fo:border="0.05pt solid #000000">
        <style:background-image/>
      </style:table-cell-properties>
    </style:style>
    <style:style style:name="Table106" style:family="table">
      <style:table-properties style:width="0.934in" table:align="left" fo:background-color="transparent" style:writing-mode="lr-tb">
        <style:background-image/>
      </style:table-properties>
    </style:style>
    <style:style style:name="Table106.A" style:family="table-column">
      <style:table-column-properties style:column-width="0.934in"/>
    </style:style>
    <style:style style:name="Table106.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06.A8" style:family="table-cell">
      <style:table-cell-properties style:vertical-align="middle" fo:background-color="transparent" fo:padding="0in" fo:border="none">
        <style:background-image/>
      </style:table-cell-properties>
    </style:style>
    <style:style style:name="Table107" style:family="table">
      <style:table-properties style:width="0.934in" table:align="left" fo:background-color="transparent" style:writing-mode="lr-tb">
        <style:background-image/>
      </style:table-properties>
    </style:style>
    <style:style style:name="Table107.A" style:family="table-column">
      <style:table-column-properties style:column-width="0.934in"/>
    </style:style>
    <style:style style:name="Table107.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07.A3" style:family="table-cell">
      <style:table-cell-properties style:vertical-align="middle" fo:background-color="transparent" fo:padding="0in" fo:border="none">
        <style:background-image/>
      </style:table-cell-properties>
    </style:style>
    <style:style style:name="Table108" style:family="table">
      <style:table-properties style:width="0.934in" table:align="left" fo:background-color="transparent" style:writing-mode="lr-tb">
        <style:background-image/>
      </style:table-properties>
    </style:style>
    <style:style style:name="Table108.A" style:family="table-column">
      <style:table-column-properties style:column-width="0.934in"/>
    </style:style>
    <style:style style:name="Table108.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08.A3" style:family="table-cell">
      <style:table-cell-properties style:vertical-align="middle" fo:background-color="transparent" fo:padding="0in" fo:border="none">
        <style:background-image/>
      </style:table-cell-properties>
    </style:style>
    <style:style style:name="Table109" style:family="table">
      <style:table-properties style:width="0.934in" table:align="left" fo:background-color="transparent" style:writing-mode="lr-tb">
        <style:background-image/>
      </style:table-properties>
    </style:style>
    <style:style style:name="Table109.A" style:family="table-column">
      <style:table-column-properties style:column-width="0.934in"/>
    </style:style>
    <style:style style:name="Table109.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09.A5" style:family="table-cell">
      <style:table-cell-properties style:vertical-align="middle" fo:background-color="transparent" fo:padding="0in" fo:border="none">
        <style:background-image/>
      </style:table-cell-properties>
    </style:style>
    <style:style style:name="Table106" style:family="table">
      <style:table-properties style:width="0.934in" table:align="left" fo:background-color="transparent" style:writing-mode="lr-tb">
        <style:background-image/>
      </style:table-properties>
    </style:style>
    <style:style style:name="Table106.A" style:family="table-column">
      <style:table-column-properties style:column-width="0.934in"/>
    </style:style>
    <style:style style:name="Table106.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06.A8" style:family="table-cell">
      <style:table-cell-properties style:vertical-align="middle" fo:background-color="transparent" fo:padding="0in" fo:border="none">
        <style:background-image/>
      </style:table-cell-properties>
    </style:style>
    <style:style style:name="Table107" style:family="table">
      <style:table-properties style:width="0.934in" table:align="left" fo:background-color="transparent" style:writing-mode="lr-tb">
        <style:background-image/>
      </style:table-properties>
    </style:style>
    <style:style style:name="Table107.A" style:family="table-column">
      <style:table-column-properties style:column-width="0.934in"/>
    </style:style>
    <style:style style:name="Table107.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07.A3" style:family="table-cell">
      <style:table-cell-properties style:vertical-align="middle" fo:background-color="transparent" fo:padding="0in" fo:border="none">
        <style:background-image/>
      </style:table-cell-properties>
    </style:style>
    <style:style style:name="Table108" style:family="table">
      <style:table-properties style:width="0.934in" table:align="left" fo:background-color="transparent" style:writing-mode="lr-tb">
        <style:background-image/>
      </style:table-properties>
    </style:style>
    <style:style style:name="Table108.A" style:family="table-column">
      <style:table-column-properties style:column-width="0.934in"/>
    </style:style>
    <style:style style:name="Table108.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08.A3" style:family="table-cell">
      <style:table-cell-properties style:vertical-align="middle" fo:background-color="transparent" fo:padding="0in" fo:border="none">
        <style:background-image/>
      </style:table-cell-properties>
    </style:style>
    <style:style style:name="Table109" style:family="table">
      <style:table-properties style:width="0.934in" table:align="left" fo:background-color="transparent" style:writing-mode="lr-tb">
        <style:background-image/>
      </style:table-properties>
    </style:style>
    <style:style style:name="Table109.A" style:family="table-column">
      <style:table-column-properties style:column-width="0.934in"/>
    </style:style>
    <style:style style:name="Table109.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09.A5" style:family="table-cell">
      <style:table-cell-properties style:vertical-align="middle" fo:background-color="transparent" fo:padding="0in" fo:border="none">
        <style:background-image/>
      </style:table-cell-properties>
    </style:style>
    <style:style style:name="Table110" style:family="table">
      <style:table-properties style:width="6.5in" table:align="left" fo:background-color="transparent" style:writing-mode="lr-tb">
        <style:background-image/>
      </style:table-properties>
    </style:style>
    <style:style style:name="Table110.A" style:family="table-column">
      <style:table-column-properties style:column-width="5.5271in"/>
    </style:style>
    <style:style style:name="Table110.B" style:family="table-column">
      <style:table-column-properties style:column-width="0.9729in"/>
    </style:style>
    <style:style style:name="Table110.A1" style:family="table-cell">
      <style:table-cell-properties style:vertical-align="middle" fo:background-color="transparent" fo:padding="0.0194in" fo:border="0.05pt solid #000000">
        <style:background-image/>
      </style:table-cell-properties>
    </style:style>
    <style:style style:name="Table111" style:family="table">
      <style:table-properties style:width="0.934in" table:align="left" fo:background-color="transparent" style:writing-mode="lr-tb">
        <style:background-image/>
      </style:table-properties>
    </style:style>
    <style:style style:name="Table111.A" style:family="table-column">
      <style:table-column-properties style:column-width="0.934in"/>
    </style:style>
    <style:style style:name="Table111.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11.A8" style:family="table-cell">
      <style:table-cell-properties style:vertical-align="middle" fo:background-color="transparent" fo:padding="0in" fo:border="none">
        <style:background-image/>
      </style:table-cell-properties>
    </style:style>
    <style:style style:name="Table112" style:family="table">
      <style:table-properties style:width="1.0063in" table:align="left" fo:background-color="transparent" style:writing-mode="lr-tb">
        <style:background-image/>
      </style:table-properties>
    </style:style>
    <style:style style:name="Table112.A" style:family="table-column">
      <style:table-column-properties style:column-width="1.0063in"/>
    </style:style>
    <style:style style:name="Table112.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12.A3" style:family="table-cell">
      <style:table-cell-properties style:vertical-align="middle" fo:background-color="transparent" fo:padding="0in" fo:border="none">
        <style:background-image/>
      </style:table-cell-properties>
    </style:style>
    <style:style style:name="Table113" style:family="table">
      <style:table-properties style:width="1.0063in" table:align="left" fo:background-color="transparent" style:writing-mode="lr-tb">
        <style:background-image/>
      </style:table-properties>
    </style:style>
    <style:style style:name="Table113.A" style:family="table-column">
      <style:table-column-properties style:column-width="1.0063in"/>
    </style:style>
    <style:style style:name="Table113.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13.A4" style:family="table-cell">
      <style:table-cell-properties style:vertical-align="middle" fo:background-color="transparent" fo:padding="0in" fo:border="none">
        <style:background-image/>
      </style:table-cell-properties>
    </style:style>
    <style:style style:name="Table114" style:family="table">
      <style:table-properties style:width="0.934in" table:align="left" fo:background-color="transparent" style:writing-mode="lr-tb">
        <style:background-image/>
      </style:table-properties>
    </style:style>
    <style:style style:name="Table114.A" style:family="table-column">
      <style:table-column-properties style:column-width="0.934in"/>
    </style:style>
    <style:style style:name="Table114.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14.A5" style:family="table-cell">
      <style:table-cell-properties style:vertical-align="middle" fo:background-color="transparent" fo:padding="0in" fo:border="none">
        <style:background-image/>
      </style:table-cell-properties>
    </style:style>
    <style:style style:name="Table111" style:family="table">
      <style:table-properties style:width="0.934in" table:align="left" fo:background-color="transparent" style:writing-mode="lr-tb">
        <style:background-image/>
      </style:table-properties>
    </style:style>
    <style:style style:name="Table111.A" style:family="table-column">
      <style:table-column-properties style:column-width="0.934in"/>
    </style:style>
    <style:style style:name="Table111.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11.A8" style:family="table-cell">
      <style:table-cell-properties style:vertical-align="middle" fo:background-color="transparent" fo:padding="0in" fo:border="none">
        <style:background-image/>
      </style:table-cell-properties>
    </style:style>
    <style:style style:name="Table112" style:family="table">
      <style:table-properties style:width="1.0063in" table:align="left" fo:background-color="transparent" style:writing-mode="lr-tb">
        <style:background-image/>
      </style:table-properties>
    </style:style>
    <style:style style:name="Table112.A" style:family="table-column">
      <style:table-column-properties style:column-width="1.0063in"/>
    </style:style>
    <style:style style:name="Table112.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12.A3" style:family="table-cell">
      <style:table-cell-properties style:vertical-align="middle" fo:background-color="transparent" fo:padding="0in" fo:border="none">
        <style:background-image/>
      </style:table-cell-properties>
    </style:style>
    <style:style style:name="Table113" style:family="table">
      <style:table-properties style:width="1.0063in" table:align="left" fo:background-color="transparent" style:writing-mode="lr-tb">
        <style:background-image/>
      </style:table-properties>
    </style:style>
    <style:style style:name="Table113.A" style:family="table-column">
      <style:table-column-properties style:column-width="1.0063in"/>
    </style:style>
    <style:style style:name="Table113.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13.A4" style:family="table-cell">
      <style:table-cell-properties style:vertical-align="middle" fo:background-color="transparent" fo:padding="0in" fo:border="none">
        <style:background-image/>
      </style:table-cell-properties>
    </style:style>
    <style:style style:name="Table114" style:family="table">
      <style:table-properties style:width="0.934in" table:align="left" fo:background-color="transparent" style:writing-mode="lr-tb">
        <style:background-image/>
      </style:table-properties>
    </style:style>
    <style:style style:name="Table114.A" style:family="table-column">
      <style:table-column-properties style:column-width="0.934in"/>
    </style:style>
    <style:style style:name="Table114.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14.A5" style:family="table-cell">
      <style:table-cell-properties style:vertical-align="middle" fo:background-color="transparent" fo:padding="0in" fo:border="none">
        <style:background-image/>
      </style:table-cell-properties>
    </style:style>
    <style:style style:name="Table115" style:family="table">
      <style:table-properties style:width="5.9507in" table:align="left" fo:background-color="transparent" style:writing-mode="lr-tb">
        <style:background-image/>
      </style:table-properties>
    </style:style>
    <style:style style:name="Table115.A" style:family="table-column">
      <style:table-column-properties style:column-width="4.9778in"/>
    </style:style>
    <style:style style:name="Table115.B" style:family="table-column">
      <style:table-column-properties style:column-width="0.9729in"/>
    </style:style>
    <style:style style:name="Table115.A1" style:family="table-cell">
      <style:table-cell-properties style:vertical-align="middle" fo:background-color="transparent" fo:padding="0.0194in" fo:border="0.05pt solid #000000">
        <style:background-image/>
      </style:table-cell-properties>
    </style:style>
    <style:style style:name="Table116" style:family="table">
      <style:table-properties style:width="0.934in" table:align="left" fo:background-color="transparent" style:writing-mode="lr-tb">
        <style:background-image/>
      </style:table-properties>
    </style:style>
    <style:style style:name="Table116.A" style:family="table-column">
      <style:table-column-properties style:column-width="0.934in"/>
    </style:style>
    <style:style style:name="Table116.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16.A8" style:family="table-cell">
      <style:table-cell-properties style:vertical-align="middle" fo:background-color="transparent" fo:padding="0in" fo:border="none">
        <style:background-image/>
      </style:table-cell-properties>
    </style:style>
    <style:style style:name="Table117" style:family="table">
      <style:table-properties style:width="0.934in" table:align="left" fo:background-color="transparent" style:writing-mode="lr-tb">
        <style:background-image/>
      </style:table-properties>
    </style:style>
    <style:style style:name="Table117.A" style:family="table-column">
      <style:table-column-properties style:column-width="0.934in"/>
    </style:style>
    <style:style style:name="Table117.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17.A3" style:family="table-cell">
      <style:table-cell-properties style:vertical-align="middle" fo:background-color="transparent" fo:padding="0in" fo:border="none">
        <style:background-image/>
      </style:table-cell-properties>
    </style:style>
    <style:style style:name="Table118" style:family="table">
      <style:table-properties style:width="1.0389in" table:align="left" fo:background-color="transparent" style:writing-mode="lr-tb">
        <style:background-image/>
      </style:table-properties>
    </style:style>
    <style:style style:name="Table118.A" style:family="table-column">
      <style:table-column-properties style:column-width="1.0389in"/>
    </style:style>
    <style:style style:name="Table118.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18.A3" style:family="table-cell">
      <style:table-cell-properties style:vertical-align="middle" fo:background-color="transparent" fo:padding="0in" fo:border="none">
        <style:background-image/>
      </style:table-cell-properties>
    </style:style>
    <style:style style:name="Table119" style:family="table">
      <style:table-properties style:width="0.934in" table:align="left" fo:background-color="transparent" style:writing-mode="lr-tb">
        <style:background-image/>
      </style:table-properties>
    </style:style>
    <style:style style:name="Table119.A" style:family="table-column">
      <style:table-column-properties style:column-width="0.934in"/>
    </style:style>
    <style:style style:name="Table119.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19.A5" style:family="table-cell">
      <style:table-cell-properties style:vertical-align="middle" fo:background-color="transparent" fo:padding="0in" fo:border="none">
        <style:background-image/>
      </style:table-cell-properties>
    </style:style>
    <style:style style:name="Table116" style:family="table">
      <style:table-properties style:width="0.934in" table:align="left" fo:background-color="transparent" style:writing-mode="lr-tb">
        <style:background-image/>
      </style:table-properties>
    </style:style>
    <style:style style:name="Table116.A" style:family="table-column">
      <style:table-column-properties style:column-width="0.934in"/>
    </style:style>
    <style:style style:name="Table116.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16.A8" style:family="table-cell">
      <style:table-cell-properties style:vertical-align="middle" fo:background-color="transparent" fo:padding="0in" fo:border="none">
        <style:background-image/>
      </style:table-cell-properties>
    </style:style>
    <style:style style:name="Table117" style:family="table">
      <style:table-properties style:width="0.934in" table:align="left" fo:background-color="transparent" style:writing-mode="lr-tb">
        <style:background-image/>
      </style:table-properties>
    </style:style>
    <style:style style:name="Table117.A" style:family="table-column">
      <style:table-column-properties style:column-width="0.934in"/>
    </style:style>
    <style:style style:name="Table117.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17.A3" style:family="table-cell">
      <style:table-cell-properties style:vertical-align="middle" fo:background-color="transparent" fo:padding="0in" fo:border="none">
        <style:background-image/>
      </style:table-cell-properties>
    </style:style>
    <style:style style:name="Table118" style:family="table">
      <style:table-properties style:width="1.0389in" table:align="left" fo:background-color="transparent" style:writing-mode="lr-tb">
        <style:background-image/>
      </style:table-properties>
    </style:style>
    <style:style style:name="Table118.A" style:family="table-column">
      <style:table-column-properties style:column-width="1.0389in"/>
    </style:style>
    <style:style style:name="Table118.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18.A3" style:family="table-cell">
      <style:table-cell-properties style:vertical-align="middle" fo:background-color="transparent" fo:padding="0in" fo:border="none">
        <style:background-image/>
      </style:table-cell-properties>
    </style:style>
    <style:style style:name="Table119" style:family="table">
      <style:table-properties style:width="0.934in" table:align="left" fo:background-color="transparent" style:writing-mode="lr-tb">
        <style:background-image/>
      </style:table-properties>
    </style:style>
    <style:style style:name="Table119.A" style:family="table-column">
      <style:table-column-properties style:column-width="0.934in"/>
    </style:style>
    <style:style style:name="Table119.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19.A5" style:family="table-cell">
      <style:table-cell-properties style:vertical-align="middle" fo:background-color="transparent" fo:padding="0in" fo:border="none">
        <style:background-image/>
      </style:table-cell-properties>
    </style:style>
    <style:style style:name="Table120" style:family="table">
      <style:table-properties style:width="3.4826in" table:align="left" fo:background-color="transparent" style:writing-mode="lr-tb">
        <style:background-image/>
      </style:table-properties>
    </style:style>
    <style:style style:name="Table120.A" style:family="table-column">
      <style:table-column-properties style:column-width="2.5097in"/>
    </style:style>
    <style:style style:name="Table120.B" style:family="table-column">
      <style:table-column-properties style:column-width="0.9729in"/>
    </style:style>
    <style:style style:name="Table120.A1" style:family="table-cell">
      <style:table-cell-properties style:vertical-align="middle" fo:background-color="transparent" fo:padding="0.0194in" fo:border="0.05pt solid #000000">
        <style:background-image/>
      </style:table-cell-properties>
    </style:style>
    <style:style style:name="Table121" style:family="table">
      <style:table-properties style:width="0.966in" table:align="left" fo:background-color="transparent" style:writing-mode="lr-tb">
        <style:background-image/>
      </style:table-properties>
    </style:style>
    <style:style style:name="Table121.A" style:family="table-column">
      <style:table-column-properties style:column-width="0.966in"/>
    </style:style>
    <style:style style:name="Table121.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21.A4" style:family="table-cell">
      <style:table-cell-properties style:vertical-align="middle" fo:background-color="transparent" fo:padding="0in" fo:border="none">
        <style:background-image/>
      </style:table-cell-properties>
    </style:style>
    <style:style style:name="Table121" style:family="table">
      <style:table-properties style:width="0.966in" table:align="left" fo:background-color="transparent" style:writing-mode="lr-tb">
        <style:background-image/>
      </style:table-properties>
    </style:style>
    <style:style style:name="Table121.A" style:family="table-column">
      <style:table-column-properties style:column-width="0.966in"/>
    </style:style>
    <style:style style:name="Table121.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21.A4" style:family="table-cell">
      <style:table-cell-properties style:vertical-align="middle" fo:background-color="transparent" fo:padding="0in" fo:border="none">
        <style:background-image/>
      </style:table-cell-properties>
    </style:style>
    <style:style style:name="Table122" style:family="table">
      <style:table-properties style:width="4.7625in" table:align="left" fo:background-color="transparent" style:writing-mode="lr-tb">
        <style:background-image/>
      </style:table-properties>
    </style:style>
    <style:style style:name="Table122.A" style:family="table-column">
      <style:table-column-properties style:column-width="3.7896in"/>
    </style:style>
    <style:style style:name="Table122.B" style:family="table-column">
      <style:table-column-properties style:column-width="0.9729in"/>
    </style:style>
    <style:style style:name="Table122.A1" style:family="table-cell">
      <style:table-cell-properties style:vertical-align="middle" fo:background-color="transparent" fo:padding="0.0194in" fo:border="0.05pt solid #000000">
        <style:background-image/>
      </style:table-cell-properties>
    </style:style>
    <style:style style:name="Table123" style:family="table">
      <style:table-properties style:width="0.934in" table:align="left" fo:background-color="transparent" style:writing-mode="lr-tb">
        <style:background-image/>
      </style:table-properties>
    </style:style>
    <style:style style:name="Table123.A" style:family="table-column">
      <style:table-column-properties style:column-width="0.934in"/>
    </style:style>
    <style:style style:name="Table123.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23.A4" style:family="table-cell">
      <style:table-cell-properties style:vertical-align="middle" fo:background-color="transparent" fo:padding="0in" fo:border="none">
        <style:background-image/>
      </style:table-cell-properties>
    </style:style>
    <style:style style:name="Table123" style:family="table">
      <style:table-properties style:width="0.934in" table:align="left" fo:background-color="transparent" style:writing-mode="lr-tb">
        <style:background-image/>
      </style:table-properties>
    </style:style>
    <style:style style:name="Table123.A" style:family="table-column">
      <style:table-column-properties style:column-width="0.934in"/>
    </style:style>
    <style:style style:name="Table123.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23.A4" style:family="table-cell">
      <style:table-cell-properties style:vertical-align="middle" fo:background-color="transparent" fo:padding="0in" fo:border="none">
        <style:background-image/>
      </style:table-cell-properties>
    </style:style>
    <style:style style:name="Table124" style:family="table">
      <style:table-properties style:width="5.5181in" table:align="left" fo:background-color="transparent" style:writing-mode="lr-tb">
        <style:background-image/>
      </style:table-properties>
    </style:style>
    <style:style style:name="Table124.A" style:family="table-column">
      <style:table-column-properties style:column-width="4.5451in"/>
    </style:style>
    <style:style style:name="Table124.B" style:family="table-column">
      <style:table-column-properties style:column-width="0.9729in"/>
    </style:style>
    <style:style style:name="Table124.A1" style:family="table-cell">
      <style:table-cell-properties style:vertical-align="middle" fo:background-color="transparent" fo:padding="0.0194in" fo:border="0.05pt solid #000000">
        <style:background-image/>
      </style:table-cell-properties>
    </style:style>
    <style:style style:name="Table125" style:family="table">
      <style:table-properties style:width="0.934in" table:align="left" fo:background-color="transparent" style:writing-mode="lr-tb">
        <style:background-image/>
      </style:table-properties>
    </style:style>
    <style:style style:name="Table125.A" style:family="table-column">
      <style:table-column-properties style:column-width="0.934in"/>
    </style:style>
    <style:style style:name="Table125.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25.A4" style:family="table-cell">
      <style:table-cell-properties style:vertical-align="middle" fo:background-color="transparent" fo:padding="0in" fo:border="none">
        <style:background-image/>
      </style:table-cell-properties>
    </style:style>
    <style:style style:name="Table125" style:family="table">
      <style:table-properties style:width="0.934in" table:align="left" fo:background-color="transparent" style:writing-mode="lr-tb">
        <style:background-image/>
      </style:table-properties>
    </style:style>
    <style:style style:name="Table125.A" style:family="table-column">
      <style:table-column-properties style:column-width="0.934in"/>
    </style:style>
    <style:style style:name="Table125.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25.A4" style:family="table-cell">
      <style:table-cell-properties style:vertical-align="middle" fo:background-color="transparent" fo:padding="0in" fo:border="none">
        <style:background-image/>
      </style:table-cell-properties>
    </style:style>
    <style:style style:name="Table126" style:family="table">
      <style:table-properties style:width="5.0424in" table:align="left" fo:background-color="transparent" style:writing-mode="lr-tb">
        <style:background-image/>
      </style:table-properties>
    </style:style>
    <style:style style:name="Table126.A" style:family="table-column">
      <style:table-column-properties style:column-width="4.0694in"/>
    </style:style>
    <style:style style:name="Table126.B" style:family="table-column">
      <style:table-column-properties style:column-width="0.9729in"/>
    </style:style>
    <style:style style:name="Table126.A1" style:family="table-cell">
      <style:table-cell-properties style:vertical-align="middle" fo:background-color="transparent" fo:padding="0.0194in" fo:border="0.05pt solid #000000">
        <style:background-image/>
      </style:table-cell-properties>
    </style:style>
    <style:style style:name="Table127" style:family="table">
      <style:table-properties style:width="0.934in" table:align="left" fo:background-color="transparent" style:writing-mode="lr-tb">
        <style:background-image/>
      </style:table-properties>
    </style:style>
    <style:style style:name="Table127.A" style:family="table-column">
      <style:table-column-properties style:column-width="0.934in"/>
    </style:style>
    <style:style style:name="Table127.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27.A4" style:family="table-cell">
      <style:table-cell-properties style:vertical-align="middle" fo:background-color="transparent" fo:padding="0in" fo:border="none">
        <style:background-image/>
      </style:table-cell-properties>
    </style:style>
    <style:style style:name="Table127" style:family="table">
      <style:table-properties style:width="0.934in" table:align="left" fo:background-color="transparent" style:writing-mode="lr-tb">
        <style:background-image/>
      </style:table-properties>
    </style:style>
    <style:style style:name="Table127.A" style:family="table-column">
      <style:table-column-properties style:column-width="0.934in"/>
    </style:style>
    <style:style style:name="Table127.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27.A4" style:family="table-cell">
      <style:table-cell-properties style:vertical-align="middle" fo:background-color="transparent" fo:padding="0in" fo:border="none">
        <style:background-image/>
      </style:table-cell-properties>
    </style:style>
    <style:style style:name="Table128" style:family="table">
      <style:table-properties style:width="5.4361in" table:align="left" fo:background-color="transparent" style:writing-mode="lr-tb">
        <style:background-image/>
      </style:table-properties>
    </style:style>
    <style:style style:name="Table128.A" style:family="table-column">
      <style:table-column-properties style:column-width="4.4632in"/>
    </style:style>
    <style:style style:name="Table128.B" style:family="table-column">
      <style:table-column-properties style:column-width="0.9729in"/>
    </style:style>
    <style:style style:name="Table128.A1" style:family="table-cell">
      <style:table-cell-properties style:vertical-align="middle" fo:background-color="transparent" fo:padding="0.0194in" fo:border="0.05pt solid #000000">
        <style:background-image/>
      </style:table-cell-properties>
    </style:style>
    <style:style style:name="Table129" style:family="table">
      <style:table-properties style:width="0.934in" table:align="left" fo:background-color="transparent" style:writing-mode="lr-tb">
        <style:background-image/>
      </style:table-properties>
    </style:style>
    <style:style style:name="Table129.A" style:family="table-column">
      <style:table-column-properties style:column-width="0.934in"/>
    </style:style>
    <style:style style:name="Table129.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29.A4" style:family="table-cell">
      <style:table-cell-properties style:vertical-align="middle" fo:background-color="transparent" fo:padding="0in" fo:border="none">
        <style:background-image/>
      </style:table-cell-properties>
    </style:style>
    <style:style style:name="Table129" style:family="table">
      <style:table-properties style:width="0.934in" table:align="left" fo:background-color="transparent" style:writing-mode="lr-tb">
        <style:background-image/>
      </style:table-properties>
    </style:style>
    <style:style style:name="Table129.A" style:family="table-column">
      <style:table-column-properties style:column-width="0.934in"/>
    </style:style>
    <style:style style:name="Table129.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29.A4" style:family="table-cell">
      <style:table-cell-properties style:vertical-align="middle" fo:background-color="transparent" fo:padding="0in" fo:border="none">
        <style:background-image/>
      </style:table-cell-properties>
    </style:style>
    <style:style style:name="Table130" style:family="table">
      <style:table-properties style:width="4.5951in" table:align="left" fo:background-color="transparent" style:writing-mode="lr-tb">
        <style:background-image/>
      </style:table-properties>
    </style:style>
    <style:style style:name="Table130.A" style:family="table-column">
      <style:table-column-properties style:column-width="3.6222in"/>
    </style:style>
    <style:style style:name="Table130.B" style:family="table-column">
      <style:table-column-properties style:column-width="0.9729in"/>
    </style:style>
    <style:style style:name="Table130.A1" style:family="table-cell">
      <style:table-cell-properties style:vertical-align="middle" fo:background-color="transparent" fo:padding="0.0194in" fo:border="0.05pt solid #000000">
        <style:background-image/>
      </style:table-cell-properties>
    </style:style>
    <style:style style:name="Table131" style:family="table">
      <style:table-properties style:width="0.934in" table:align="left" fo:background-color="transparent" style:writing-mode="lr-tb">
        <style:background-image/>
      </style:table-properties>
    </style:style>
    <style:style style:name="Table131.A" style:family="table-column">
      <style:table-column-properties style:column-width="0.934in"/>
    </style:style>
    <style:style style:name="Table131.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31.A4" style:family="table-cell">
      <style:table-cell-properties style:vertical-align="middle" fo:background-color="transparent" fo:padding="0in" fo:border="none">
        <style:background-image/>
      </style:table-cell-properties>
    </style:style>
    <style:style style:name="Table131" style:family="table">
      <style:table-properties style:width="0.934in" table:align="left" fo:background-color="transparent" style:writing-mode="lr-tb">
        <style:background-image/>
      </style:table-properties>
    </style:style>
    <style:style style:name="Table131.A" style:family="table-column">
      <style:table-column-properties style:column-width="0.934in"/>
    </style:style>
    <style:style style:name="Table131.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31.A4" style:family="table-cell">
      <style:table-cell-properties style:vertical-align="middle" fo:background-color="transparent" fo:padding="0in" fo:border="none">
        <style:background-image/>
      </style:table-cell-properties>
    </style:style>
    <style:style style:name="Table132" style:family="table">
      <style:table-properties style:width="5.3563in" table:align="left" fo:background-color="transparent" style:writing-mode="lr-tb">
        <style:background-image/>
      </style:table-properties>
    </style:style>
    <style:style style:name="Table132.A" style:family="table-column">
      <style:table-column-properties style:column-width="4.3833in"/>
    </style:style>
    <style:style style:name="Table132.B" style:family="table-column">
      <style:table-column-properties style:column-width="0.9729in"/>
    </style:style>
    <style:style style:name="Table132.A1" style:family="table-cell">
      <style:table-cell-properties style:vertical-align="middle" fo:background-color="transparent" fo:padding="0.0194in" fo:border="0.05pt solid #000000">
        <style:background-image/>
      </style:table-cell-properties>
    </style:style>
    <style:style style:name="Table133" style:family="table">
      <style:table-properties style:width="1.0903in" table:align="left" fo:background-color="transparent" style:writing-mode="lr-tb">
        <style:background-image/>
      </style:table-properties>
    </style:style>
    <style:style style:name="Table133.A" style:family="table-column">
      <style:table-column-properties style:column-width="1.0903in"/>
    </style:style>
    <style:style style:name="Table133.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33.A4" style:family="table-cell">
      <style:table-cell-properties style:vertical-align="middle" fo:background-color="transparent" fo:padding="0in" fo:border="none">
        <style:background-image/>
      </style:table-cell-properties>
    </style:style>
    <style:style style:name="Table134" style:family="table">
      <style:table-properties style:width="0.934in" table:align="left" fo:background-color="transparent" style:writing-mode="lr-tb">
        <style:background-image/>
      </style:table-properties>
    </style:style>
    <style:style style:name="Table134.A" style:family="table-column">
      <style:table-column-properties style:column-width="0.934in"/>
    </style:style>
    <style:style style:name="Table134.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34.A4" style:family="table-cell">
      <style:table-cell-properties style:vertical-align="middle" fo:background-color="transparent" fo:padding="0in" fo:border="none">
        <style:background-image/>
      </style:table-cell-properties>
    </style:style>
    <style:style style:name="Table133" style:family="table">
      <style:table-properties style:width="1.0903in" table:align="left" fo:background-color="transparent" style:writing-mode="lr-tb">
        <style:background-image/>
      </style:table-properties>
    </style:style>
    <style:style style:name="Table133.A" style:family="table-column">
      <style:table-column-properties style:column-width="1.0903in"/>
    </style:style>
    <style:style style:name="Table133.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33.A4" style:family="table-cell">
      <style:table-cell-properties style:vertical-align="middle" fo:background-color="transparent" fo:padding="0in" fo:border="none">
        <style:background-image/>
      </style:table-cell-properties>
    </style:style>
    <style:style style:name="Table134" style:family="table">
      <style:table-properties style:width="0.934in" table:align="left" fo:background-color="transparent" style:writing-mode="lr-tb">
        <style:background-image/>
      </style:table-properties>
    </style:style>
    <style:style style:name="Table134.A" style:family="table-column">
      <style:table-column-properties style:column-width="0.934in"/>
    </style:style>
    <style:style style:name="Table134.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34.A4" style:family="table-cell">
      <style:table-cell-properties style:vertical-align="middle" fo:background-color="transparent" fo:padding="0in" fo:border="none">
        <style:background-image/>
      </style:table-cell-properties>
    </style:style>
    <style:style style:name="Table135" style:family="table">
      <style:table-properties style:width="6.5in" table:align="left" fo:background-color="transparent" style:writing-mode="lr-tb">
        <style:background-image/>
      </style:table-properties>
    </style:style>
    <style:style style:name="Table135.A" style:family="table-column">
      <style:table-column-properties style:column-width="3.2347in"/>
    </style:style>
    <style:style style:name="Table135.B" style:family="table-column">
      <style:table-column-properties style:column-width="3.2653in"/>
    </style:style>
    <style:style style:name="Table135.A1" style:family="table-cell">
      <style:table-cell-properties style:vertical-align="middle" fo:background-color="transparent" fo:padding="0.0194in" fo:border="0.05pt solid #000000">
        <style:background-image/>
      </style:table-cell-properties>
    </style:style>
    <style:style style:name="Table136" style:family="table">
      <style:table-properties style:width="3.2264in" table:align="left" fo:background-color="transparent" style:writing-mode="lr-tb">
        <style:background-image/>
      </style:table-properties>
    </style:style>
    <style:style style:name="Table136.A" style:family="table-column">
      <style:table-column-properties style:column-width="3.2264in"/>
    </style:style>
    <style:style style:name="Table136.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36.A4" style:family="table-cell">
      <style:table-cell-properties style:vertical-align="middle" fo:background-color="transparent" fo:padding="0in" fo:border="none">
        <style:background-image/>
      </style:table-cell-properties>
    </style:style>
    <style:style style:name="Table137" style:family="table">
      <style:table-properties style:width="3.2264in" table:align="left" fo:background-color="transparent" style:writing-mode="lr-tb">
        <style:background-image/>
      </style:table-properties>
    </style:style>
    <style:style style:name="Table137.A" style:family="table-column">
      <style:table-column-properties style:column-width="3.2264in"/>
    </style:style>
    <style:style style:name="Table137.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37.A4" style:family="table-cell">
      <style:table-cell-properties style:vertical-align="middle" fo:background-color="transparent" fo:padding="0in" fo:border="none">
        <style:background-image/>
      </style:table-cell-properties>
    </style:style>
    <style:style style:name="Table136" style:family="table">
      <style:table-properties style:width="3.2264in" table:align="left" fo:background-color="transparent" style:writing-mode="lr-tb">
        <style:background-image/>
      </style:table-properties>
    </style:style>
    <style:style style:name="Table136.A" style:family="table-column">
      <style:table-column-properties style:column-width="3.2264in"/>
    </style:style>
    <style:style style:name="Table136.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36.A4" style:family="table-cell">
      <style:table-cell-properties style:vertical-align="middle" fo:background-color="transparent" fo:padding="0in" fo:border="none">
        <style:background-image/>
      </style:table-cell-properties>
    </style:style>
    <style:style style:name="Table137" style:family="table">
      <style:table-properties style:width="3.2264in" table:align="left" fo:background-color="transparent" style:writing-mode="lr-tb">
        <style:background-image/>
      </style:table-properties>
    </style:style>
    <style:style style:name="Table137.A" style:family="table-column">
      <style:table-column-properties style:column-width="3.2264in"/>
    </style:style>
    <style:style style:name="Table137.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37.A4" style:family="table-cell">
      <style:table-cell-properties style:vertical-align="middle" fo:background-color="transparent" fo:padding="0in" fo:border="none">
        <style:background-image/>
      </style:table-cell-properties>
    </style:style>
    <style:style style:name="Table138" style:family="table">
      <style:table-properties style:width="5.1792in" table:align="left" fo:background-color="transparent" style:writing-mode="lr-tb">
        <style:background-image/>
      </style:table-properties>
    </style:style>
    <style:style style:name="Table138.A" style:family="table-column">
      <style:table-column-properties style:column-width="4.2063in"/>
    </style:style>
    <style:style style:name="Table138.B" style:family="table-column">
      <style:table-column-properties style:column-width="0.9729in"/>
    </style:style>
    <style:style style:name="Table138.A1" style:family="table-cell">
      <style:table-cell-properties style:vertical-align="middle" fo:background-color="transparent" fo:padding="0.0194in" fo:border="0.05pt solid #000000">
        <style:background-image/>
      </style:table-cell-properties>
    </style:style>
    <style:style style:name="Table139" style:family="table">
      <style:table-properties style:width="1.0903in" table:align="left" fo:background-color="transparent" style:writing-mode="lr-tb">
        <style:background-image/>
      </style:table-properties>
    </style:style>
    <style:style style:name="Table139.A" style:family="table-column">
      <style:table-column-properties style:column-width="1.0903in"/>
    </style:style>
    <style:style style:name="Table139.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39.A4" style:family="table-cell">
      <style:table-cell-properties style:vertical-align="middle" fo:background-color="transparent" fo:padding="0in" fo:border="none">
        <style:background-image/>
      </style:table-cell-properties>
    </style:style>
    <style:style style:name="Table140" style:family="table">
      <style:table-properties style:width="0.934in" table:align="left" fo:background-color="transparent" style:writing-mode="lr-tb">
        <style:background-image/>
      </style:table-properties>
    </style:style>
    <style:style style:name="Table140.A" style:family="table-column">
      <style:table-column-properties style:column-width="0.934in"/>
    </style:style>
    <style:style style:name="Table140.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40.A4" style:family="table-cell">
      <style:table-cell-properties style:vertical-align="middle" fo:background-color="transparent" fo:padding="0in" fo:border="none">
        <style:background-image/>
      </style:table-cell-properties>
    </style:style>
    <style:style style:name="Table139" style:family="table">
      <style:table-properties style:width="1.0903in" table:align="left" fo:background-color="transparent" style:writing-mode="lr-tb">
        <style:background-image/>
      </style:table-properties>
    </style:style>
    <style:style style:name="Table139.A" style:family="table-column">
      <style:table-column-properties style:column-width="1.0903in"/>
    </style:style>
    <style:style style:name="Table139.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39.A4" style:family="table-cell">
      <style:table-cell-properties style:vertical-align="middle" fo:background-color="transparent" fo:padding="0in" fo:border="none">
        <style:background-image/>
      </style:table-cell-properties>
    </style:style>
    <style:style style:name="Table140" style:family="table">
      <style:table-properties style:width="0.934in" table:align="left" fo:background-color="transparent" style:writing-mode="lr-tb">
        <style:background-image/>
      </style:table-properties>
    </style:style>
    <style:style style:name="Table140.A" style:family="table-column">
      <style:table-column-properties style:column-width="0.934in"/>
    </style:style>
    <style:style style:name="Table140.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40.A4" style:family="table-cell">
      <style:table-cell-properties style:vertical-align="middle" fo:background-color="transparent" fo:padding="0in" fo:border="none">
        <style:background-image/>
      </style:table-cell-properties>
    </style:style>
    <style:style style:name="Table141" style:family="table">
      <style:table-properties style:width="6.0264in" table:align="left" fo:background-color="transparent" style:writing-mode="lr-tb">
        <style:background-image/>
      </style:table-properties>
    </style:style>
    <style:style style:name="Table141.A" style:family="table-column">
      <style:table-column-properties style:column-width="5.0535in"/>
    </style:style>
    <style:style style:name="Table141.B" style:family="table-column">
      <style:table-column-properties style:column-width="0.9729in"/>
    </style:style>
    <style:style style:name="Table141.A1" style:family="table-cell">
      <style:table-cell-properties style:vertical-align="middle" fo:background-color="transparent" fo:padding="0.0194in" fo:border="0.05pt solid #000000">
        <style:background-image/>
      </style:table-cell-properties>
    </style:style>
    <style:style style:name="Table142" style:family="table">
      <style:table-properties style:width="1.0903in" table:align="left" fo:background-color="transparent" style:writing-mode="lr-tb">
        <style:background-image/>
      </style:table-properties>
    </style:style>
    <style:style style:name="Table142.A" style:family="table-column">
      <style:table-column-properties style:column-width="1.0903in"/>
    </style:style>
    <style:style style:name="Table142.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42.A4" style:family="table-cell">
      <style:table-cell-properties style:vertical-align="middle" fo:background-color="transparent" fo:padding="0in" fo:border="none">
        <style:background-image/>
      </style:table-cell-properties>
    </style:style>
    <style:style style:name="Table143" style:family="table">
      <style:table-properties style:width="0.934in" table:align="left" fo:background-color="transparent" style:writing-mode="lr-tb">
        <style:background-image/>
      </style:table-properties>
    </style:style>
    <style:style style:name="Table143.A" style:family="table-column">
      <style:table-column-properties style:column-width="0.934in"/>
    </style:style>
    <style:style style:name="Table143.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43.A4" style:family="table-cell">
      <style:table-cell-properties style:vertical-align="middle" fo:background-color="transparent" fo:padding="0in" fo:border="none">
        <style:background-image/>
      </style:table-cell-properties>
    </style:style>
    <style:style style:name="Table142" style:family="table">
      <style:table-properties style:width="1.0903in" table:align="left" fo:background-color="transparent" style:writing-mode="lr-tb">
        <style:background-image/>
      </style:table-properties>
    </style:style>
    <style:style style:name="Table142.A" style:family="table-column">
      <style:table-column-properties style:column-width="1.0903in"/>
    </style:style>
    <style:style style:name="Table142.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42.A4" style:family="table-cell">
      <style:table-cell-properties style:vertical-align="middle" fo:background-color="transparent" fo:padding="0in" fo:border="none">
        <style:background-image/>
      </style:table-cell-properties>
    </style:style>
    <style:style style:name="Table143" style:family="table">
      <style:table-properties style:width="0.934in" table:align="left" fo:background-color="transparent" style:writing-mode="lr-tb">
        <style:background-image/>
      </style:table-properties>
    </style:style>
    <style:style style:name="Table143.A" style:family="table-column">
      <style:table-column-properties style:column-width="0.934in"/>
    </style:style>
    <style:style style:name="Table143.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43.A4" style:family="table-cell">
      <style:table-cell-properties style:vertical-align="middle" fo:background-color="transparent" fo:padding="0in" fo:border="none">
        <style:background-image/>
      </style:table-cell-properties>
    </style:style>
    <style:style style:name="Table144" style:family="table">
      <style:table-properties style:width="4in" table:align="left" fo:background-color="transparent" style:writing-mode="lr-tb">
        <style:background-image/>
      </style:table-properties>
    </style:style>
    <style:style style:name="Table144.A" style:family="table-column">
      <style:table-column-properties style:column-width="3.0271in"/>
    </style:style>
    <style:style style:name="Table144.B" style:family="table-column">
      <style:table-column-properties style:column-width="0.9729in"/>
    </style:style>
    <style:style style:name="Table144.A1" style:family="table-cell">
      <style:table-cell-properties style:vertical-align="middle" fo:background-color="transparent" fo:padding="0.0194in" fo:border="0.05pt solid #000000">
        <style:background-image/>
      </style:table-cell-properties>
    </style:style>
    <style:style style:name="Table145" style:family="table">
      <style:table-properties style:width="0.934in" table:align="left" fo:background-color="transparent" style:writing-mode="lr-tb">
        <style:background-image/>
      </style:table-properties>
    </style:style>
    <style:style style:name="Table145.A" style:family="table-column">
      <style:table-column-properties style:column-width="0.934in"/>
    </style:style>
    <style:style style:name="Table145.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45.A4" style:family="table-cell">
      <style:table-cell-properties style:vertical-align="middle" fo:background-color="transparent" fo:padding="0in" fo:border="none">
        <style:background-image/>
      </style:table-cell-properties>
    </style:style>
    <style:style style:name="Table145" style:family="table">
      <style:table-properties style:width="0.934in" table:align="left" fo:background-color="transparent" style:writing-mode="lr-tb">
        <style:background-image/>
      </style:table-properties>
    </style:style>
    <style:style style:name="Table145.A" style:family="table-column">
      <style:table-column-properties style:column-width="0.934in"/>
    </style:style>
    <style:style style:name="Table145.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45.A4" style:family="table-cell">
      <style:table-cell-properties style:vertical-align="middle" fo:background-color="transparent" fo:padding="0in" fo:border="none">
        <style:background-image/>
      </style:table-cell-properties>
    </style:style>
    <style:style style:name="Table146" style:family="table">
      <style:table-properties style:width="6.4396in" table:align="left" fo:background-color="transparent" style:writing-mode="lr-tb">
        <style:background-image/>
      </style:table-properties>
    </style:style>
    <style:style style:name="Table146.A" style:family="table-column">
      <style:table-column-properties style:column-width="5.4667in"/>
    </style:style>
    <style:style style:name="Table146.B" style:family="table-column">
      <style:table-column-properties style:column-width="0.9729in"/>
    </style:style>
    <style:style style:name="Table146.A1" style:family="table-cell">
      <style:table-cell-properties style:vertical-align="middle" fo:background-color="transparent" fo:padding="0.0194in" fo:border="0.05pt solid #000000">
        <style:background-image/>
      </style:table-cell-properties>
    </style:style>
    <style:style style:name="Table147" style:family="table">
      <style:table-properties style:width="1.0903in" table:align="left" fo:background-color="transparent" style:writing-mode="lr-tb">
        <style:background-image/>
      </style:table-properties>
    </style:style>
    <style:style style:name="Table147.A" style:family="table-column">
      <style:table-column-properties style:column-width="1.0903in"/>
    </style:style>
    <style:style style:name="Table147.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47.A4" style:family="table-cell">
      <style:table-cell-properties style:vertical-align="middle" fo:background-color="transparent" fo:padding="0in" fo:border="none">
        <style:background-image/>
      </style:table-cell-properties>
    </style:style>
    <style:style style:name="Table148" style:family="table">
      <style:table-properties style:width="0.934in" table:align="left" fo:background-color="transparent" style:writing-mode="lr-tb">
        <style:background-image/>
      </style:table-properties>
    </style:style>
    <style:style style:name="Table148.A" style:family="table-column">
      <style:table-column-properties style:column-width="0.934in"/>
    </style:style>
    <style:style style:name="Table148.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48.A4" style:family="table-cell">
      <style:table-cell-properties style:vertical-align="middle" fo:background-color="transparent" fo:padding="0in" fo:border="none">
        <style:background-image/>
      </style:table-cell-properties>
    </style:style>
    <style:style style:name="Table147" style:family="table">
      <style:table-properties style:width="1.0903in" table:align="left" fo:background-color="transparent" style:writing-mode="lr-tb">
        <style:background-image/>
      </style:table-properties>
    </style:style>
    <style:style style:name="Table147.A" style:family="table-column">
      <style:table-column-properties style:column-width="1.0903in"/>
    </style:style>
    <style:style style:name="Table147.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47.A4" style:family="table-cell">
      <style:table-cell-properties style:vertical-align="middle" fo:background-color="transparent" fo:padding="0in" fo:border="none">
        <style:background-image/>
      </style:table-cell-properties>
    </style:style>
    <style:style style:name="Table148" style:family="table">
      <style:table-properties style:width="0.934in" table:align="left" fo:background-color="transparent" style:writing-mode="lr-tb">
        <style:background-image/>
      </style:table-properties>
    </style:style>
    <style:style style:name="Table148.A" style:family="table-column">
      <style:table-column-properties style:column-width="0.934in"/>
    </style:style>
    <style:style style:name="Table148.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48.A4" style:family="table-cell">
      <style:table-cell-properties style:vertical-align="middle" fo:background-color="transparent" fo:padding="0in" fo:border="none">
        <style:background-image/>
      </style:table-cell-properties>
    </style:style>
    <style:style style:name="Table149" style:family="table">
      <style:table-properties style:width="3.9299in" table:align="left" fo:background-color="transparent" style:writing-mode="lr-tb">
        <style:background-image/>
      </style:table-properties>
    </style:style>
    <style:style style:name="Table149.A" style:family="table-column">
      <style:table-column-properties style:column-width="2.9569in"/>
    </style:style>
    <style:style style:name="Table149.B" style:family="table-column">
      <style:table-column-properties style:column-width="0.9729in"/>
    </style:style>
    <style:style style:name="Table149.A1" style:family="table-cell">
      <style:table-cell-properties style:vertical-align="middle" fo:background-color="transparent" fo:padding="0.0194in" fo:border="0.05pt solid #000000">
        <style:background-image/>
      </style:table-cell-properties>
    </style:style>
    <style:style style:name="Table150" style:family="table">
      <style:table-properties style:width="1.0056in" table:align="left" fo:background-color="transparent" style:writing-mode="lr-tb">
        <style:background-image/>
      </style:table-properties>
    </style:style>
    <style:style style:name="Table150.A" style:family="table-column">
      <style:table-column-properties style:column-width="1.0056in"/>
    </style:style>
    <style:style style:name="Table150.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50.A4" style:family="table-cell">
      <style:table-cell-properties style:vertical-align="middle" fo:background-color="transparent" fo:padding="0in" fo:border="none">
        <style:background-image/>
      </style:table-cell-properties>
    </style:style>
    <style:style style:name="Table150" style:family="table">
      <style:table-properties style:width="1.0056in" table:align="left" fo:background-color="transparent" style:writing-mode="lr-tb">
        <style:background-image/>
      </style:table-properties>
    </style:style>
    <style:style style:name="Table150.A" style:family="table-column">
      <style:table-column-properties style:column-width="1.0056in"/>
    </style:style>
    <style:style style:name="Table150.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50.A4" style:family="table-cell">
      <style:table-cell-properties style:vertical-align="middle" fo:background-color="transparent" fo:padding="0in" fo:border="none">
        <style:background-image/>
      </style:table-cell-properties>
    </style:style>
    <style:style style:name="Table151" style:family="table">
      <style:table-properties style:width="6.5in" table:align="left" fo:background-color="transparent" style:writing-mode="lr-tb">
        <style:background-image/>
      </style:table-properties>
    </style:style>
    <style:style style:name="Table151.A" style:family="table-column">
      <style:table-column-properties style:column-width="5.5271in"/>
    </style:style>
    <style:style style:name="Table151.B" style:family="table-column">
      <style:table-column-properties style:column-width="0.9729in"/>
    </style:style>
    <style:style style:name="Table151.A1" style:family="table-cell">
      <style:table-cell-properties style:vertical-align="middle" fo:background-color="transparent" fo:padding="0.0194in" fo:border="0.05pt solid #000000">
        <style:background-image/>
      </style:table-cell-properties>
    </style:style>
    <style:style style:name="Table152" style:family="table">
      <style:table-properties style:width="0.934in" table:align="left" fo:background-color="transparent" style:writing-mode="lr-tb">
        <style:background-image/>
      </style:table-properties>
    </style:style>
    <style:style style:name="Table152.A" style:family="table-column">
      <style:table-column-properties style:column-width="0.934in"/>
    </style:style>
    <style:style style:name="Table152.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52.A3" style:family="table-cell">
      <style:table-cell-properties style:vertical-align="middle" fo:background-color="transparent" fo:padding="0in" fo:border="none">
        <style:background-image/>
      </style:table-cell-properties>
    </style:style>
    <style:style style:name="Table153" style:family="table">
      <style:table-properties style:width="0.934in" table:align="left" fo:background-color="transparent" style:writing-mode="lr-tb">
        <style:background-image/>
      </style:table-properties>
    </style:style>
    <style:style style:name="Table153.A" style:family="table-column">
      <style:table-column-properties style:column-width="0.934in"/>
    </style:style>
    <style:style style:name="Table153.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53.A3" style:family="table-cell">
      <style:table-cell-properties style:vertical-align="middle" fo:background-color="transparent" fo:padding="0in" fo:border="none">
        <style:background-image/>
      </style:table-cell-properties>
    </style:style>
    <style:style style:name="Table152" style:family="table">
      <style:table-properties style:width="0.934in" table:align="left" fo:background-color="transparent" style:writing-mode="lr-tb">
        <style:background-image/>
      </style:table-properties>
    </style:style>
    <style:style style:name="Table152.A" style:family="table-column">
      <style:table-column-properties style:column-width="0.934in"/>
    </style:style>
    <style:style style:name="Table152.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52.A3" style:family="table-cell">
      <style:table-cell-properties style:vertical-align="middle" fo:background-color="transparent" fo:padding="0in" fo:border="none">
        <style:background-image/>
      </style:table-cell-properties>
    </style:style>
    <style:style style:name="Table153" style:family="table">
      <style:table-properties style:width="0.934in" table:align="left" fo:background-color="transparent" style:writing-mode="lr-tb">
        <style:background-image/>
      </style:table-properties>
    </style:style>
    <style:style style:name="Table153.A" style:family="table-column">
      <style:table-column-properties style:column-width="0.934in"/>
    </style:style>
    <style:style style:name="Table153.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53.A3" style:family="table-cell">
      <style:table-cell-properties style:vertical-align="middle" fo:background-color="transparent" fo:padding="0in" fo:border="none">
        <style:background-image/>
      </style:table-cell-properties>
    </style:style>
    <style:style style:name="Table154" style:family="table">
      <style:table-properties style:width="3.0778in" table:align="left" fo:background-color="transparent" style:writing-mode="lr-tb">
        <style:background-image/>
      </style:table-properties>
    </style:style>
    <style:style style:name="Table154.A" style:family="table-column">
      <style:table-column-properties style:column-width="2.1049in"/>
    </style:style>
    <style:style style:name="Table154.B" style:family="table-column">
      <style:table-column-properties style:column-width="0.9729in"/>
    </style:style>
    <style:style style:name="Table154.A1" style:family="table-cell">
      <style:table-cell-properties style:vertical-align="middle" fo:background-color="transparent" fo:padding="0.0194in" fo:border="0.05pt solid #000000">
        <style:background-image/>
      </style:table-cell-properties>
    </style:style>
    <style:style style:name="Table155" style:family="table">
      <style:table-properties style:width="0.95in" table:align="left" fo:background-color="transparent" style:writing-mode="lr-tb">
        <style:background-image/>
      </style:table-properties>
    </style:style>
    <style:style style:name="Table155.A" style:family="table-column">
      <style:table-column-properties style:column-width="0.95in"/>
    </style:style>
    <style:style style:name="Table155.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55.A3" style:family="table-cell">
      <style:table-cell-properties style:vertical-align="middle" fo:background-color="transparent" fo:padding="0in" fo:border="none">
        <style:background-image/>
      </style:table-cell-properties>
    </style:style>
    <style:style style:name="Table155" style:family="table">
      <style:table-properties style:width="0.95in" table:align="left" fo:background-color="transparent" style:writing-mode="lr-tb">
        <style:background-image/>
      </style:table-properties>
    </style:style>
    <style:style style:name="Table155.A" style:family="table-column">
      <style:table-column-properties style:column-width="0.95in"/>
    </style:style>
    <style:style style:name="Table155.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55.A3" style:family="table-cell">
      <style:table-cell-properties style:vertical-align="middle" fo:background-color="transparent" fo:padding="0in" fo:border="none">
        <style:background-image/>
      </style:table-cell-properties>
    </style:style>
    <style:style style:name="Table156" style:family="table">
      <style:table-properties style:width="3.7722in" table:align="left" fo:background-color="transparent" style:writing-mode="lr-tb">
        <style:background-image/>
      </style:table-properties>
    </style:style>
    <style:style style:name="Table156.A" style:family="table-column">
      <style:table-column-properties style:column-width="2.7993in"/>
    </style:style>
    <style:style style:name="Table156.B" style:family="table-column">
      <style:table-column-properties style:column-width="0.9729in"/>
    </style:style>
    <style:style style:name="Table156.A1" style:family="table-cell">
      <style:table-cell-properties style:vertical-align="middle" fo:background-color="transparent" fo:padding="0.0194in" fo:border="0.05pt solid #000000">
        <style:background-image/>
      </style:table-cell-properties>
    </style:style>
    <style:style style:name="Table157" style:family="table">
      <style:table-properties style:width="0.934in" table:align="left" fo:background-color="transparent" style:writing-mode="lr-tb">
        <style:background-image/>
      </style:table-properties>
    </style:style>
    <style:style style:name="Table157.A" style:family="table-column">
      <style:table-column-properties style:column-width="0.934in"/>
    </style:style>
    <style:style style:name="Table157.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57.A3" style:family="table-cell">
      <style:table-cell-properties style:vertical-align="middle" fo:background-color="transparent" fo:padding="0in" fo:border="none">
        <style:background-image/>
      </style:table-cell-properties>
    </style:style>
    <style:style style:name="Table157" style:family="table">
      <style:table-properties style:width="0.934in" table:align="left" fo:background-color="transparent" style:writing-mode="lr-tb">
        <style:background-image/>
      </style:table-properties>
    </style:style>
    <style:style style:name="Table157.A" style:family="table-column">
      <style:table-column-properties style:column-width="0.934in"/>
    </style:style>
    <style:style style:name="Table157.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57.A3" style:family="table-cell">
      <style:table-cell-properties style:vertical-align="middle" fo:background-color="transparent" fo:padding="0in" fo:border="none">
        <style:background-image/>
      </style:table-cell-properties>
    </style:style>
    <style:style style:name="Table158" style:family="table">
      <style:table-properties style:width="2.2361in" table:align="left" fo:background-color="transparent" style:writing-mode="lr-tb">
        <style:background-image/>
      </style:table-properties>
    </style:style>
    <style:style style:name="Table158.A" style:family="table-column">
      <style:table-column-properties style:column-width="1.2632in"/>
    </style:style>
    <style:style style:name="Table158.B" style:family="table-column">
      <style:table-column-properties style:column-width="0.9729in"/>
    </style:style>
    <style:style style:name="Table158.A1" style:family="table-cell">
      <style:table-cell-properties style:vertical-align="middle" fo:background-color="transparent" fo:padding="0.0194in" fo:border="0.05pt solid #000000">
        <style:background-image/>
      </style:table-cell-properties>
    </style:style>
    <style:style style:name="Table159" style:family="table">
      <style:table-properties style:width="0.934in" table:align="left" fo:background-color="transparent" style:writing-mode="lr-tb">
        <style:background-image/>
      </style:table-properties>
    </style:style>
    <style:style style:name="Table159.A" style:family="table-column">
      <style:table-column-properties style:column-width="0.934in"/>
    </style:style>
    <style:style style:name="Table159.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59.A3" style:family="table-cell">
      <style:table-cell-properties style:vertical-align="middle" fo:background-color="transparent" fo:padding="0in" fo:border="none">
        <style:background-image/>
      </style:table-cell-properties>
    </style:style>
    <style:style style:name="Table160" style:family="table">
      <style:table-properties style:width="0.934in" table:align="left" fo:background-color="transparent" style:writing-mode="lr-tb">
        <style:background-image/>
      </style:table-properties>
    </style:style>
    <style:style style:name="Table160.A" style:family="table-column">
      <style:table-column-properties style:column-width="0.934in"/>
    </style:style>
    <style:style style:name="Table160.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60.A3" style:family="table-cell">
      <style:table-cell-properties style:vertical-align="middle" fo:background-color="transparent" fo:padding="0in" fo:border="none">
        <style:background-image/>
      </style:table-cell-properties>
    </style:style>
    <style:style style:name="Table159" style:family="table">
      <style:table-properties style:width="0.934in" table:align="left" fo:background-color="transparent" style:writing-mode="lr-tb">
        <style:background-image/>
      </style:table-properties>
    </style:style>
    <style:style style:name="Table159.A" style:family="table-column">
      <style:table-column-properties style:column-width="0.934in"/>
    </style:style>
    <style:style style:name="Table159.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59.A3" style:family="table-cell">
      <style:table-cell-properties style:vertical-align="middle" fo:background-color="transparent" fo:padding="0in" fo:border="none">
        <style:background-image/>
      </style:table-cell-properties>
    </style:style>
    <style:style style:name="Table160" style:family="table">
      <style:table-properties style:width="0.934in" table:align="left" fo:background-color="transparent" style:writing-mode="lr-tb">
        <style:background-image/>
      </style:table-properties>
    </style:style>
    <style:style style:name="Table160.A" style:family="table-column">
      <style:table-column-properties style:column-width="0.934in"/>
    </style:style>
    <style:style style:name="Table160.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60.A3" style:family="table-cell">
      <style:table-cell-properties style:vertical-align="middle" fo:background-color="transparent" fo:padding="0in" fo:border="none">
        <style:background-image/>
      </style:table-cell-properties>
    </style:style>
    <style:style style:name="Table161" style:family="table">
      <style:table-properties style:width="2.2674in" table:align="left" fo:background-color="transparent" style:writing-mode="lr-tb">
        <style:background-image/>
      </style:table-properties>
    </style:style>
    <style:style style:name="Table161.A" style:family="table-column">
      <style:table-column-properties style:column-width="1.2944in"/>
    </style:style>
    <style:style style:name="Table161.B" style:family="table-column">
      <style:table-column-properties style:column-width="0.9729in"/>
    </style:style>
    <style:style style:name="Table161.A1" style:family="table-cell">
      <style:table-cell-properties style:vertical-align="middle" fo:background-color="transparent" fo:padding="0.0194in" fo:border="0.05pt solid #000000">
        <style:background-image/>
      </style:table-cell-properties>
    </style:style>
    <style:style style:name="Table162" style:family="table">
      <style:table-properties style:width="0.934in" table:align="left" fo:background-color="transparent" style:writing-mode="lr-tb">
        <style:background-image/>
      </style:table-properties>
    </style:style>
    <style:style style:name="Table162.A" style:family="table-column">
      <style:table-column-properties style:column-width="0.934in"/>
    </style:style>
    <style:style style:name="Table162.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62.A4" style:family="table-cell">
      <style:table-cell-properties style:vertical-align="middle" fo:background-color="transparent" fo:padding="0in" fo:border="none">
        <style:background-image/>
      </style:table-cell-properties>
    </style:style>
    <style:style style:name="Table162" style:family="table">
      <style:table-properties style:width="0.934in" table:align="left" fo:background-color="transparent" style:writing-mode="lr-tb">
        <style:background-image/>
      </style:table-properties>
    </style:style>
    <style:style style:name="Table162.A" style:family="table-column">
      <style:table-column-properties style:column-width="0.934in"/>
    </style:style>
    <style:style style:name="Table162.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62.A4" style:family="table-cell">
      <style:table-cell-properties style:vertical-align="middle" fo:background-color="transparent" fo:padding="0in" fo:border="none">
        <style:background-image/>
      </style:table-cell-properties>
    </style:style>
    <style:style style:name="Table163" style:family="table">
      <style:table-properties style:width="3.9965in" table:align="left" fo:background-color="transparent" style:writing-mode="lr-tb">
        <style:background-image/>
      </style:table-properties>
    </style:style>
    <style:style style:name="Table163.A" style:family="table-column">
      <style:table-column-properties style:column-width="3.0236in"/>
    </style:style>
    <style:style style:name="Table163.B" style:family="table-column">
      <style:table-column-properties style:column-width="0.9729in"/>
    </style:style>
    <style:style style:name="Table163.A1" style:family="table-cell">
      <style:table-cell-properties style:vertical-align="middle" fo:background-color="transparent" fo:padding="0.0194in" fo:border="0.05pt solid #000000">
        <style:background-image/>
      </style:table-cell-properties>
    </style:style>
    <style:style style:name="Table164" style:family="table">
      <style:table-properties style:width="0.934in" table:align="left" fo:background-color="transparent" style:writing-mode="lr-tb">
        <style:background-image/>
      </style:table-properties>
    </style:style>
    <style:style style:name="Table164.A" style:family="table-column">
      <style:table-column-properties style:column-width="0.934in"/>
    </style:style>
    <style:style style:name="Table164.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64.A3" style:family="table-cell">
      <style:table-cell-properties style:vertical-align="middle" fo:background-color="transparent" fo:padding="0in" fo:border="none">
        <style:background-image/>
      </style:table-cell-properties>
    </style:style>
    <style:style style:name="Table165" style:family="table">
      <style:table-properties style:width="1.1278in" table:align="left" fo:background-color="transparent" style:writing-mode="lr-tb">
        <style:background-image/>
      </style:table-properties>
    </style:style>
    <style:style style:name="Table165.A" style:family="table-column">
      <style:table-column-properties style:column-width="1.1278in"/>
    </style:style>
    <style:style style:name="Table165.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65.A3" style:family="table-cell">
      <style:table-cell-properties style:vertical-align="middle" fo:background-color="transparent" fo:padding="0in" fo:border="none">
        <style:background-image/>
      </style:table-cell-properties>
    </style:style>
    <style:style style:name="Table164" style:family="table">
      <style:table-properties style:width="0.934in" table:align="left" fo:background-color="transparent" style:writing-mode="lr-tb">
        <style:background-image/>
      </style:table-properties>
    </style:style>
    <style:style style:name="Table164.A" style:family="table-column">
      <style:table-column-properties style:column-width="0.934in"/>
    </style:style>
    <style:style style:name="Table164.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64.A3" style:family="table-cell">
      <style:table-cell-properties style:vertical-align="middle" fo:background-color="transparent" fo:padding="0in" fo:border="none">
        <style:background-image/>
      </style:table-cell-properties>
    </style:style>
    <style:style style:name="Table165" style:family="table">
      <style:table-properties style:width="1.1278in" table:align="left" fo:background-color="transparent" style:writing-mode="lr-tb">
        <style:background-image/>
      </style:table-properties>
    </style:style>
    <style:style style:name="Table165.A" style:family="table-column">
      <style:table-column-properties style:column-width="1.1278in"/>
    </style:style>
    <style:style style:name="Table165.A1" style:family="table-cell">
      <style:table-cell-properties style:vertical-align="middle" fo:background-color="transparent" fo:padding-left="0in" fo:padding-right="0in" fo:padding-top="0in" fo:padding-bottom="0.0194in" fo:border-left="none" fo:border-right="none" fo:border-top="none" fo:border-bottom="0.75pt solid #000000">
        <style:background-image/>
      </style:table-cell-properties>
    </style:style>
    <style:style style:name="Table165.A3" style:family="table-cell">
      <style:table-cell-properties style:vertical-align="middle" fo:background-color="transparent" fo:padding="0in" fo:border="none">
        <style:background-image/>
      </style:table-cell-properties>
    </style:style>
    <style:style style:name="P1" style:family="paragraph" style:parent-style-name="Standard">
      <style:paragraph-properties fo:margin-top="0in" fo:margin-bottom="0.0835in" loext:contextual-spacing="false" fo:padding="0in" fo:border="none"/>
    </style:style>
    <style:style style:name="P2" style:family="paragraph" style:parent-style-name="Standard">
      <style:paragraph-properties fo:margin-left="0.25in" fo:margin-right="0in" fo:text-indent="0in" style:auto-text-indent="false" fo:padding="0in" fo:border="none"/>
    </style:style>
    <style:style style:name="P3" style:family="paragraph" style:parent-style-name="Standard">
      <style:paragraph-properties fo:margin-left="0.25in" fo:margin-right="0in" fo:text-indent="0in" style:auto-text-indent="false" fo:padding="0in" fo:border="none"/>
      <style:text-properties fo:color="#000000"/>
    </style:style>
    <style:style style:name="P4" style:family="paragraph" style:parent-style-name="Standard">
      <style:paragraph-properties fo:margin-left="0.25in" fo:margin-right="0in" fo:margin-top="0in" fo:margin-bottom="0.0835in" loext:contextual-spacing="false" fo:text-indent="0in" style:auto-text-indent="false" fo:padding="0in" fo:border="none"/>
    </style:style>
    <style:style style:name="P5" style:family="paragraph" style:parent-style-name="Standard">
      <style:paragraph-properties fo:text-align="center" style:justify-single-word="false" fo:padding="0in" fo:border="none" fo:keep-with-next="always"/>
    </style:style>
    <style:style style:name="P6" style:family="paragraph" style:parent-style-name="Standard">
      <style:paragraph-properties fo:padding="0in" fo:border="none"/>
    </style:style>
    <style:style style:name="P7" style:family="paragraph" style:parent-style-name="Standard">
      <style:paragraph-properties fo:text-align="center" style:justify-single-word="false" fo:padding="0in" fo:border="none"/>
    </style:style>
    <style:style style:name="P8" style:family="paragraph" style:parent-style-name="Standard">
      <style:paragraph-properties fo:line-height="115%" fo:orphans="0" fo:widows="0" fo:padding="0in" fo:border="none"/>
    </style:style>
    <style:style style:name="P9" style:family="paragraph" style:parent-style-name="Table_20_Contents">
      <style:text-properties fo:font-size="2pt" style:font-size-asian="2pt" style:font-size-complex="2pt"/>
    </style:style>
    <style:style style:name="P10" style:family="paragraph" style:parent-style-name="Table_20_Contents">
      <loext:graphic-properties draw:fill="none" draw:fill-color="#ffffff"/>
      <style:paragraph-properties fo:margin-left="0in" fo:margin-right="0in" fo:margin-top="0in" fo:margin-bottom="0.1965in" loext:contextual-spacing="false" style:line-height-at-least="0.2083in" fo:text-align="center" style:justify-single-word="false" fo:text-indent="0in" style:auto-text-indent="false" fo:background-color="transparent" fo:padding="0in" fo:border="none"/>
      <style:text-properties fo:font-variant="normal" fo:text-transform="none" fo:font-style="normal" fo:font-weight="normal" loext:padding="0in" loext:border="none"/>
    </style:style>
    <style:style style:name="P11" style:family="paragraph" style:parent-style-name="Table_20_Contents">
      <loext:graphic-properties draw:fill="none" draw:fill-color="#ffffff"/>
      <style:paragraph-properties fo:margin-left="0in" fo:margin-right="0in" fo:margin-top="0in" fo:margin-bottom="0.1965in" loext:contextual-spacing="false" style:line-height-at-least="0.2083in" fo:text-align="start" style:justify-single-word="false" fo:text-indent="0in" style:auto-text-indent="false" fo:background-color="transparent" fo:padding="0in" fo:border="none"/>
      <style:text-properties fo:font-variant="normal" fo:text-transform="none" fo:font-style="normal" fo:font-weight="normal" loext:padding="0in" loext:border="none"/>
    </style:style>
    <style:style style:name="P12" style:family="paragraph" style:parent-style-name="Table_20_Contents">
      <loext:graphic-properties draw:fill="none" draw:fill-color="#ffffff"/>
      <style:paragraph-properties fo:margin-left="0in" fo:margin-right="0in" fo:margin-top="0in" fo:margin-bottom="0.1965in" loext:contextual-spacing="false" style:line-height-at-least="0.2189in" fo:text-align="start" style:justify-single-word="false" fo:text-indent="0in" style:auto-text-indent="false" fo:background-color="transparent" fo:padding="0in" fo:border="none"/>
      <style:text-properties fo:font-variant="normal" fo:text-transform="none" loext:padding="0in" loext:border="none"/>
    </style:style>
    <style:style style:name="P13" style:family="paragraph" style:parent-style-name="Table_20_Contents">
      <loext:graphic-properties draw:fill="none" draw:fill-color="#ffffff"/>
      <style:paragraph-properties fo:margin-left="0in" fo:margin-right="0in" fo:margin-top="0in" fo:margin-bottom="0.1965in" loext:contextual-spacing="false" style:line-height-at-least="0.2083in" fo:text-align="start" style:justify-single-word="false" fo:text-indent="0in" style:auto-text-indent="false" fo:background-color="transparent" fo:padding="0in" fo:border="none"/>
      <style:text-properties fo:font-variant="normal" fo:text-transform="none" loext:padding="0in" loext:border="none"/>
    </style:style>
    <style:style style:name="P14" style:family="paragraph" style:parent-style-name="Table_20_Contents" style:list-style-name="L1">
      <loext:graphic-properties draw:fill="none" draw:fill-color="#ffffff"/>
      <style:paragraph-properties fo:margin-left="0.25in" fo:margin-right="0in" fo:margin-top="0in" fo:margin-bottom="0.1965in" loext:contextual-spacing="false" style:line-height-at-least="0.2083in" fo:text-align="start" style:justify-single-word="false" fo:text-indent="0in" style:auto-text-indent="false" fo:background-color="transparent" fo:padding="0in" fo:border="none"/>
      <style:text-properties fo:font-variant="normal" fo:text-transform="none" style:font-name="Arial2" fo:font-size="11pt" fo:font-style="normal" fo:font-weight="normal" loext:padding="0in" loext:border="none"/>
    </style:style>
    <style:style style:name="P15" style:family="paragraph" style:parent-style-name="Table_20_Contents" style:list-style-name="L2">
      <loext:graphic-properties draw:fill="none" draw:fill-color="#ffffff"/>
      <style:paragraph-properties fo:margin-left="0.25in" fo:margin-right="0in" fo:margin-top="0in" fo:margin-bottom="0.1965in" loext:contextual-spacing="false" style:line-height-at-least="0.2083in" fo:text-align="start" style:justify-single-word="false" fo:text-indent="0in" style:auto-text-indent="false" fo:background-color="transparent" fo:padding="0in" fo:border="none"/>
      <style:text-properties fo:font-variant="normal" fo:text-transform="none" style:font-name="Arial2" fo:font-size="11pt" fo:font-style="normal" fo:font-weight="normal" loext:padding="0in" loext:border="none"/>
    </style:style>
    <style:style style:name="P16" style:family="paragraph" style:parent-style-name="Table_20_Contents" style:list-style-name="L3">
      <loext:graphic-properties draw:fill="none" draw:fill-color="#ffffff"/>
      <style:paragraph-properties fo:margin-left="0.25in" fo:margin-right="0in" fo:margin-top="0in" fo:margin-bottom="0.1965in" loext:contextual-spacing="false" style:line-height-at-least="0.2083in" fo:text-align="start" style:justify-single-word="false" fo:text-indent="0in" style:auto-text-indent="false" fo:background-color="transparent" fo:padding="0in" fo:border="none"/>
      <style:text-properties fo:font-variant="normal" fo:text-transform="none" style:font-name="Arial2" fo:font-size="11pt" fo:font-style="normal" fo:font-weight="normal" loext:padding="0in" loext:border="none"/>
    </style:style>
    <style:style style:name="P17" style:family="paragraph" style:parent-style-name="Table_20_Contents" style:list-style-name="L4">
      <loext:graphic-properties draw:fill="none" draw:fill-color="#ffffff"/>
      <style:paragraph-properties fo:margin-left="0.25in" fo:margin-right="0in" fo:margin-top="0in" fo:margin-bottom="0.1965in" loext:contextual-spacing="false" style:line-height-at-least="0.2083in" fo:text-align="start" style:justify-single-word="false" fo:text-indent="0in" style:auto-text-indent="false" fo:background-color="transparent" fo:padding="0in" fo:border="none"/>
      <style:text-properties fo:font-variant="normal" fo:text-transform="none" style:font-name="Arial2" fo:font-size="11pt" fo:font-style="normal" fo:font-weight="normal" loext:padding="0in" loext:border="none"/>
    </style:style>
    <style:style style:name="P18" style:family="paragraph" style:parent-style-name="Table_20_Contents" style:list-style-name="L5">
      <loext:graphic-properties draw:fill="none" draw:fill-color="#ffffff"/>
      <style:paragraph-properties fo:margin-left="0.25in" fo:margin-right="0in" fo:margin-top="0in" fo:margin-bottom="0.1965in" loext:contextual-spacing="false" style:line-height-at-least="0.2083in" fo:text-align="start" style:justify-single-word="false" fo:text-indent="0in" style:auto-text-indent="false" fo:background-color="transparent" fo:padding="0in" fo:border="none"/>
      <style:text-properties fo:font-variant="normal" fo:text-transform="none" style:font-name="Arial2" fo:font-size="11pt" fo:font-style="normal" fo:font-weight="normal" loext:padding="0in" loext:border="none"/>
    </style:style>
    <style:style style:name="P19" style:family="paragraph" style:parent-style-name="Table_20_Contents" style:list-style-name="L6">
      <loext:graphic-properties draw:fill="none" draw:fill-color="#ffffff"/>
      <style:paragraph-properties fo:margin-left="0.25in" fo:margin-right="0in" fo:margin-top="0in" fo:margin-bottom="0.1965in" loext:contextual-spacing="false" style:line-height-at-least="0.2083in" fo:text-align="start" style:justify-single-word="false" fo:text-indent="0in" style:auto-text-indent="false" fo:background-color="transparent" fo:padding="0in" fo:border="none"/>
      <style:text-properties fo:font-variant="normal" fo:text-transform="none" style:font-name="Arial2" fo:font-size="11pt" fo:font-style="normal" fo:font-weight="normal" loext:padding="0in" loext:border="none"/>
    </style:style>
    <style:style style:name="P20" style:family="paragraph" style:parent-style-name="Table_20_Contents" style:list-style-name="L7">
      <loext:graphic-properties draw:fill="none" draw:fill-color="#ffffff"/>
      <style:paragraph-properties fo:margin-left="0.25in" fo:margin-right="0in" fo:margin-top="0in" fo:margin-bottom="0.1965in" loext:contextual-spacing="false" style:line-height-at-least="0.2083in" fo:text-align="start" style:justify-single-word="false" fo:text-indent="0in" style:auto-text-indent="false" fo:background-color="transparent" fo:padding="0in" fo:border="none"/>
      <style:text-properties fo:font-variant="normal" fo:text-transform="none" style:font-name="Arial2" fo:font-size="11pt" fo:font-style="normal" fo:font-weight="normal" loext:padding="0in" loext:border="none"/>
    </style:style>
    <style:style style:name="P21" style:family="paragraph" style:parent-style-name="Table_20_Contents" style:list-style-name="L8">
      <loext:graphic-properties draw:fill="none" draw:fill-color="#ffffff"/>
      <style:paragraph-properties fo:margin-left="0.25in" fo:margin-right="0in" fo:margin-top="0in" fo:margin-bottom="0.1965in" loext:contextual-spacing="false" style:line-height-at-least="0.2083in" fo:text-align="start" style:justify-single-word="false" fo:text-indent="0in" style:auto-text-indent="false" fo:background-color="transparent" fo:padding="0in" fo:border="none"/>
      <style:text-properties fo:font-variant="normal" fo:text-transform="none" style:font-name="Arial2" fo:font-size="11pt" fo:font-style="normal" fo:font-weight="normal" loext:padding="0in" loext:border="none"/>
    </style:style>
    <style:style style:name="P22" style:family="paragraph" style:parent-style-name="Table_20_Contents" style:list-style-name="L9">
      <loext:graphic-properties draw:fill="none" draw:fill-color="#ffffff"/>
      <style:paragraph-properties fo:margin-left="0.25in" fo:margin-right="0in" fo:margin-top="0in" fo:margin-bottom="0.1965in" loext:contextual-spacing="false" style:line-height-at-least="0.2083in" fo:text-align="start" style:justify-single-word="false" fo:text-indent="0in" style:auto-text-indent="false" fo:background-color="transparent" fo:padding="0in" fo:border="none"/>
      <style:text-properties fo:font-variant="normal" fo:text-transform="none" style:font-name="Arial2" fo:font-size="11pt" fo:font-style="normal" fo:font-weight="normal" loext:padding="0in" loext:border="none"/>
    </style:style>
    <style:style style:name="P23" style:family="paragraph" style:parent-style-name="Table_20_Contents" style:list-style-name="L10">
      <loext:graphic-properties draw:fill="none" draw:fill-color="#ffffff"/>
      <style:paragraph-properties fo:margin-left="0.25in" fo:margin-right="0in" fo:margin-top="0in" fo:margin-bottom="0.1965in" loext:contextual-spacing="false" style:line-height-at-least="0.2083in" fo:text-align="start" style:justify-single-word="false" fo:text-indent="0in" style:auto-text-indent="false" fo:background-color="transparent" fo:padding="0in" fo:border="none"/>
      <style:text-properties fo:font-variant="normal" fo:text-transform="none" style:font-name="Arial2" fo:font-size="11pt" fo:font-style="normal" fo:font-weight="normal" loext:padding="0in" loext:border="none"/>
    </style:style>
    <style:style style:name="P24" style:family="paragraph" style:parent-style-name="Table_20_Contents" style:list-style-name="L11">
      <loext:graphic-properties draw:fill="none" draw:fill-color="#ffffff"/>
      <style:paragraph-properties fo:margin-left="0.25in" fo:margin-right="0in" fo:margin-top="0in" fo:margin-bottom="0.1965in" loext:contextual-spacing="false" style:line-height-at-least="0.2083in" fo:text-align="start" style:justify-single-word="false" fo:text-indent="0in" style:auto-text-indent="false" fo:background-color="transparent" fo:padding="0in" fo:border="none"/>
      <style:text-properties fo:font-variant="normal" fo:text-transform="none" style:font-name="Arial2" fo:font-size="11pt" fo:font-style="normal" fo:font-weight="normal" loext:padding="0in" loext:border="none"/>
    </style:style>
    <style:style style:name="P25" style:family="paragraph" style:parent-style-name="Table_20_Contents" style:list-style-name="L12">
      <loext:graphic-properties draw:fill="none" draw:fill-color="#ffffff"/>
      <style:paragraph-properties fo:margin-left="0.25in" fo:margin-right="0in" fo:margin-top="0in" fo:margin-bottom="0.1965in" loext:contextual-spacing="false" style:line-height-at-least="0.2083in" fo:text-align="start" style:justify-single-word="false" fo:text-indent="0in" style:auto-text-indent="false" fo:background-color="transparent" fo:padding="0in" fo:border="none"/>
      <style:text-properties fo:font-variant="normal" fo:text-transform="none" style:font-name="Arial2" fo:font-size="11pt" fo:font-style="normal" fo:font-weight="normal" loext:padding="0in" loext:border="none"/>
    </style:style>
    <style:style style:name="P26" style:family="paragraph" style:parent-style-name="Table_20_Contents" style:list-style-name="L13">
      <loext:graphic-properties draw:fill="none" draw:fill-color="#ffffff"/>
      <style:paragraph-properties fo:margin-left="0.25in" fo:margin-right="0in" fo:margin-top="0in" fo:margin-bottom="0.1965in" loext:contextual-spacing="false" style:line-height-at-least="0.2083in" fo:text-align="start" style:justify-single-word="false" fo:text-indent="0in" style:auto-text-indent="false" fo:background-color="transparent" fo:padding="0in" fo:border="none"/>
      <style:text-properties fo:font-variant="normal" fo:text-transform="none" style:font-name="Arial2" fo:font-size="11pt" fo:font-style="normal" fo:font-weight="normal" loext:padding="0in" loext:border="none"/>
    </style:style>
    <style:style style:name="P27" style:family="paragraph" style:parent-style-name="Table_20_Contents" style:list-style-name="L14">
      <loext:graphic-properties draw:fill="none" draw:fill-color="#ffffff"/>
      <style:paragraph-properties fo:margin-left="0.25in" fo:margin-right="0in" fo:margin-top="0in" fo:margin-bottom="0.1965in" loext:contextual-spacing="false" style:line-height-at-least="0.2083in" fo:text-align="start" style:justify-single-word="false" fo:text-indent="0in" style:auto-text-indent="false" fo:background-color="transparent" fo:padding="0in" fo:border="none"/>
      <style:text-properties fo:font-variant="normal" fo:text-transform="none" style:font-name="Arial2" fo:font-size="11pt" fo:font-style="normal" fo:font-weight="normal" loext:padding="0in" loext:border="none"/>
    </style:style>
    <style:style style:name="P28" style:family="paragraph" style:parent-style-name="Table_20_Contents" style:list-style-name="L15">
      <loext:graphic-properties draw:fill="none" draw:fill-color="#ffffff"/>
      <style:paragraph-properties fo:margin-left="0.25in" fo:margin-right="0in" fo:margin-top="0in" fo:margin-bottom="0.1965in" loext:contextual-spacing="false" style:line-height-at-least="0.2083in" fo:text-align="start" style:justify-single-word="false" fo:text-indent="0in" style:auto-text-indent="false" fo:background-color="transparent" fo:padding="0in" fo:border="none"/>
      <style:text-properties fo:font-variant="normal" fo:text-transform="none" style:font-name="Arial2" fo:font-size="11pt" fo:font-style="normal" fo:font-weight="normal" loext:padding="0in" loext:border="none"/>
    </style:style>
    <style:style style:name="P29" style:family="paragraph" style:parent-style-name="Table_20_Contents" style:list-style-name="L16">
      <loext:graphic-properties draw:fill="none" draw:fill-color="#ffffff"/>
      <style:paragraph-properties fo:margin-left="0.25in" fo:margin-right="0in" fo:margin-top="0in" fo:margin-bottom="0.1965in" loext:contextual-spacing="false" style:line-height-at-least="0.2083in" fo:text-align="start" style:justify-single-word="false" fo:text-indent="0in" style:auto-text-indent="false" fo:background-color="transparent" fo:padding="0in" fo:border="none"/>
      <style:text-properties fo:font-variant="normal" fo:text-transform="none" style:font-name="Arial2" fo:font-size="11pt" fo:font-style="normal" fo:font-weight="normal" loext:padding="0in" loext:border="none"/>
    </style:style>
    <style:style style:name="P30" style:family="paragraph" style:parent-style-name="Table_20_Contents" style:list-style-name="L17">
      <loext:graphic-properties draw:fill="none" draw:fill-color="#ffffff"/>
      <style:paragraph-properties fo:margin-left="0.25in" fo:margin-right="0in" fo:margin-top="0in" fo:margin-bottom="0.1965in" loext:contextual-spacing="false" style:line-height-at-least="0.2083in" fo:text-align="start" style:justify-single-word="false" fo:text-indent="0in" style:auto-text-indent="false" fo:background-color="transparent" fo:padding="0in" fo:border="none"/>
      <style:text-properties fo:font-variant="normal" fo:text-transform="none" style:font-name="Arial2" fo:font-size="11pt" fo:font-style="normal" fo:font-weight="normal" loext:padding="0in" loext:border="none"/>
    </style:style>
    <style:style style:name="P31" style:family="paragraph" style:parent-style-name="Table_20_Contents" style:list-style-name="L18">
      <loext:graphic-properties draw:fill="none" draw:fill-color="#ffffff"/>
      <style:paragraph-properties fo:margin-left="0.25in" fo:margin-right="0in" fo:margin-top="0in" fo:margin-bottom="0.1965in" loext:contextual-spacing="false" style:line-height-at-least="0.2083in" fo:text-align="start" style:justify-single-word="false" fo:text-indent="0in" style:auto-text-indent="false" fo:background-color="transparent" fo:padding="0in" fo:border="none"/>
      <style:text-properties fo:font-variant="normal" fo:text-transform="none" style:font-name="Arial2" fo:font-size="11pt" fo:font-style="normal" fo:font-weight="normal" loext:padding="0in" loext:border="none"/>
    </style:style>
    <style:style style:name="P32" style:family="paragraph" style:parent-style-name="Table_20_Contents" style:list-style-name="L19">
      <loext:graphic-properties draw:fill="none" draw:fill-color="#ffffff"/>
      <style:paragraph-properties fo:margin-left="0.25in" fo:margin-right="0in" fo:margin-top="0in" fo:margin-bottom="0.1965in" loext:contextual-spacing="false" style:line-height-at-least="0.2083in" fo:text-align="start" style:justify-single-word="false" fo:text-indent="0in" style:auto-text-indent="false" fo:background-color="transparent" fo:padding="0in" fo:border="none"/>
      <style:text-properties fo:font-variant="normal" fo:text-transform="none" style:font-name="Arial2" fo:font-size="11pt" fo:font-style="normal" fo:font-weight="normal" loext:padding="0in" loext:border="none"/>
    </style:style>
    <style:style style:name="P33" style:family="paragraph" style:parent-style-name="Table_20_Contents" style:list-style-name="L20">
      <loext:graphic-properties draw:fill="none" draw:fill-color="#ffffff"/>
      <style:paragraph-properties fo:margin-left="0.25in" fo:margin-right="0in" fo:margin-top="0in" fo:margin-bottom="0.1965in" loext:contextual-spacing="false" style:line-height-at-least="0.2083in" fo:text-align="start" style:justify-single-word="false" fo:text-indent="0in" style:auto-text-indent="false" fo:background-color="transparent" fo:padding="0in" fo:border="none"/>
      <style:text-properties fo:font-variant="normal" fo:text-transform="none" style:font-name="Arial2" fo:font-size="11pt" fo:font-style="normal" fo:font-weight="normal" loext:padding="0in" loext:border="none"/>
    </style:style>
    <style:style style:name="P34" style:family="paragraph" style:parent-style-name="Table_20_Contents" style:list-style-name="L21">
      <loext:graphic-properties draw:fill="none" draw:fill-color="#ffffff"/>
      <style:paragraph-properties fo:margin-left="0.25in" fo:margin-right="0in" fo:margin-top="0in" fo:margin-bottom="0.1965in" loext:contextual-spacing="false" style:line-height-at-least="0.2083in" fo:text-align="start" style:justify-single-word="false" fo:text-indent="0in" style:auto-text-indent="false" fo:background-color="transparent" fo:padding="0in" fo:border="none"/>
      <style:text-properties fo:font-variant="normal" fo:text-transform="none" style:font-name="Arial2" fo:font-size="11pt" fo:font-style="normal" fo:font-weight="normal" loext:padding="0in" loext:border="none"/>
    </style:style>
    <style:style style:name="P35" style:family="paragraph" style:parent-style-name="Table_20_Contents" style:list-style-name="L22">
      <loext:graphic-properties draw:fill="none" draw:fill-color="#ffffff"/>
      <style:paragraph-properties fo:margin-left="0.25in" fo:margin-right="0in" fo:margin-top="0in" fo:margin-bottom="0.1965in" loext:contextual-spacing="false" style:line-height-at-least="0.2083in" fo:text-align="start" style:justify-single-word="false" fo:text-indent="0in" style:auto-text-indent="false" fo:background-color="transparent" fo:padding="0in" fo:border="none"/>
      <style:text-properties fo:font-variant="normal" fo:text-transform="none" style:font-name="Arial2" fo:font-size="11pt" fo:font-style="normal" fo:font-weight="normal" loext:padding="0in" loext:border="none"/>
    </style:style>
    <style:style style:name="P36" style:family="paragraph" style:parent-style-name="Table_20_Contents" style:list-style-name="L23">
      <loext:graphic-properties draw:fill="none" draw:fill-color="#ffffff"/>
      <style:paragraph-properties fo:margin-left="0.25in" fo:margin-right="0in" fo:margin-top="0in" fo:margin-bottom="0.1965in" loext:contextual-spacing="false" style:line-height-at-least="0.2083in" fo:text-align="start" style:justify-single-word="false" fo:text-indent="0in" style:auto-text-indent="false" fo:background-color="transparent" fo:padding="0in" fo:border="none"/>
      <style:text-properties fo:font-variant="normal" fo:text-transform="none" style:font-name="Arial2" fo:font-size="11pt" fo:font-style="normal" fo:font-weight="normal" loext:padding="0in" loext:border="none"/>
    </style:style>
    <style:style style:name="P37" style:family="paragraph" style:parent-style-name="Text_20_body">
      <loext:graphic-properties draw:fill="none" draw:fill-color="#ffffff"/>
      <style:paragraph-properties fo:margin-left="0in" fo:margin-right="0in" style:line-height-at-least="0.2083in" fo:text-align="start" style:justify-single-word="false" fo:text-indent="0in" style:auto-text-indent="false" fo:background-color="transparent" fo:padding="0in" fo:border="none"/>
      <style:text-properties fo:font-variant="normal" fo:text-transform="none"/>
    </style:style>
    <style:style style:name="P38" style:family="paragraph" style:parent-style-name="Text_20_body">
      <loext:graphic-properties draw:fill="none" draw:fill-color="#ffffff"/>
      <style:paragraph-properties fo:margin-left="0in" fo:margin-right="0in" style:line-height-at-least="0.2291in" fo:text-align="start" style:justify-single-word="false" fo:text-indent="0in" style:auto-text-indent="false" fo:background-color="transparent" fo:padding="0in" fo:border="none"/>
      <style:text-properties fo:font-variant="normal" fo:text-transform="none" fo:font-style="normal" fo:font-weight="normal"/>
    </style:style>
    <style:style style:name="P39" style:family="paragraph" style:parent-style-name="Text_20_body">
      <loext:graphic-properties draw:fill="none" draw:fill-color="#ffffff"/>
      <style:paragraph-properties fo:margin-left="0in" fo:margin-right="0in" style:line-height-at-least="0.2083in" fo:text-align="start" style:justify-single-word="false" fo:text-indent="0in" style:auto-text-indent="false" fo:background-color="transparent" fo:padding="0in" fo:border="none"/>
      <style:text-properties fo:font-variant="normal" fo:text-transform="none" fo:font-style="normal" fo:font-weight="normal"/>
    </style:style>
    <style:style style:name="P40" style:family="paragraph" style:parent-style-name="Text_20_body">
      <loext:graphic-properties draw:fill="none" draw:fill-color="#ffffff"/>
      <style:paragraph-properties fo:margin-left="0in" fo:margin-right="0in" style:line-height-at-least="0.2189in" fo:text-align="start" style:justify-single-word="false" fo:text-indent="0in" style:auto-text-indent="false" fo:background-color="transparent" fo:padding="0in" fo:border="none"/>
      <style:text-properties fo:font-variant="normal" fo:text-transform="none" fo:font-style="normal" fo:font-weight="normal"/>
    </style:style>
    <style:style style:name="P41" style:family="paragraph" style:parent-style-name="Text_20_body">
      <loext:graphic-properties draw:fill="none" draw:fill-color="#ffffff"/>
      <style:paragraph-properties fo:margin-left="0in" fo:margin-right="0in" style:line-height-at-least="0.2291in" fo:text-align="start" style:justify-single-word="false" fo:text-indent="0in" style:auto-text-indent="false" fo:background-color="transparent" fo:padding="0in" fo:border="none"/>
      <style:text-properties fo:font-variant="normal" fo:text-transform="none"/>
    </style:style>
    <style:style style:name="P42" style:family="paragraph" style:parent-style-name="Text_20_body">
      <loext:graphic-properties draw:fill="none" draw:fill-color="#ffffff"/>
      <style:paragraph-properties fo:margin-left="0.25in" fo:margin-right="0in" style:line-height-at-least="0.2189in" fo:text-align="start" style:justify-single-word="false" fo:text-indent="0in" style:auto-text-indent="false" fo:background-color="transparent" fo:padding="0in" fo:border="none"/>
      <style:text-properties fo:font-variant="normal" fo:text-transform="none" fo:font-style="normal" fo:font-weight="normal"/>
    </style:style>
    <style:style style:name="P43" style:family="paragraph" style:parent-style-name="Text_20_body">
      <loext:graphic-properties draw:fill="none" draw:fill-color="#ffffff"/>
      <style:paragraph-properties fo:margin-left="0.25in" fo:margin-right="0in" style:line-height-at-least="0.2083in" fo:text-align="start" style:justify-single-word="false" fo:text-indent="0in" style:auto-text-indent="false" fo:background-color="transparent" fo:padding="0in" fo:border="none"/>
      <style:text-properties fo:font-variant="normal" fo:text-transform="none" fo:font-style="normal" fo:font-weight="normal"/>
    </style:style>
    <style:style style:name="P44" style:family="paragraph" style:parent-style-name="Text_20_body">
      <loext:graphic-properties draw:fill="none" draw:fill-color="#ffffff"/>
      <style:paragraph-properties fo:margin-left="0.25in" fo:margin-right="0in" style:line-height-at-least="0.2083in" fo:text-align="start" style:justify-single-word="false" fo:text-indent="0in" style:auto-text-indent="false" fo:background-color="transparent" fo:padding="0in" fo:border="none"/>
      <style:text-properties fo:font-variant="normal" fo:text-transform="none"/>
    </style:style>
    <style:style style:name="P45" style:family="paragraph" style:parent-style-name="Text_20_body">
      <loext:graphic-properties draw:fill="none" draw:fill-color="#ffffff"/>
      <style:paragraph-properties fo:margin-left="0.25in" fo:margin-right="0in" style:line-height-at-least="0.2291in" fo:text-align="start" style:justify-single-word="false" fo:text-indent="0in" style:auto-text-indent="false" fo:background-color="transparent" fo:padding="0in" fo:border="none"/>
      <style:text-properties fo:font-variant="normal" fo:text-transform="none"/>
    </style:style>
    <style:style style:name="P46" style:family="paragraph" style:parent-style-name="Text_20_body">
      <loext:graphic-properties draw:fill="none" draw:fill-color="#ffffff"/>
      <style:paragraph-properties fo:margin-left="0.25in" fo:margin-right="0in" style:line-height-at-least="0.2189in" fo:text-align="start" style:justify-single-word="false" fo:text-indent="0in" style:auto-text-indent="false" fo:background-color="transparent" fo:padding="0in" fo:border="none"/>
      <style:text-properties fo:font-variant="normal" fo:text-transform="none"/>
    </style:style>
    <style:style style:name="P47" style:family="paragraph" style:parent-style-name="Text_20_body">
      <loext:graphic-properties draw:fill="none" draw:fill-color="#ffffff"/>
      <style:paragraph-properties fo:margin-left="0.25in" fo:margin-right="0in" style:line-height-at-least="0.2083in" fo:text-align="start" style:justify-single-word="false" fo:text-indent="0in" style:auto-text-indent="false" fo:background-color="transparent" fo:padding="0in" fo:border="none"/>
      <style:text-properties fo:font-variant="normal" fo:text-transform="none" fo:color="#000000"/>
    </style:style>
    <style:style style:name="P48" style:family="paragraph" style:parent-style-name="Text_20_body" style:master-page-name="Standard">
      <style:paragraph-properties fo:margin-top="0in" fo:margin-bottom="0.0835in" loext:contextual-spacing="false" style:page-number="auto" fo:padding="0in" fo:border="none"/>
      <style:text-properties fo:font-variant="normal" fo:text-transform="none" fo:color="#000000" fo:font-style="normal" fo:font-weight="normal"/>
    </style:style>
    <style:style style:name="T1" style:family="text">
      <style:text-properties fo:font-size="14pt" fo:font-style="italic" fo:font-weight="bold" style:font-size-asian="14pt" style:font-style-asian="italic" style:font-weight-asian="bold" style:font-size-complex="14pt"/>
    </style:style>
    <style:style style:name="T2" style:family="text">
      <style:text-properties fo:color="#000000"/>
    </style:style>
    <style:style style:name="T3" style:family="text">
      <style:text-properties fo:color="#000000" fo:background-color="#ffff00"/>
    </style:style>
    <style:style style:name="T4" style:family="text">
      <style:text-properties fo:color="#000000" fo:font-style="italic" style:text-underline-style="solid" style:text-underline-width="auto" style:text-underline-color="font-color" fo:font-weight="bold" style:font-style-asian="italic" style:font-weight-asian="bold" fo:background-color="#ffff00"/>
    </style:style>
    <style:style style:name="T5" style:family="text">
      <style:text-properties fo:color="#000000"/>
    </style:style>
    <style:style style:name="T6" style:family="text">
      <style:text-properties fo:color="#000000" style:font-name="Arial" fo:font-size="12pt" fo:language="en" fo:country="US"/>
    </style:style>
    <style:style style:name="T7" style:family="text">
      <style:text-properties fo:color="#000000" style:font-name="Arial" fo:font-size="12pt" fo:language="en" fo:country="US" fo:font-weight="bold"/>
    </style:style>
    <style:style style:name="T8" style:family="text">
      <style:text-properties fo:font-weight="bold" style:font-weight-asian="bold"/>
    </style:style>
    <style:style style:name="T9" style:family="text">
      <style:text-properties fo:font-size="13pt" fo:font-weight="bold" style:font-size-asian="13pt" style:font-weight-asian="bold" style:font-size-complex="13pt"/>
    </style:style>
    <style:style style:name="T10" style:family="text">
      <style:text-properties style:font-name="Arial" fo:font-size="14pt" fo:language="en" fo:country="US" fo:font-style="italic" fo:font-weight="bold"/>
    </style:style>
    <style:style style:name="T11" style:family="text">
      <style:text-properties style:font-name="Arial" fo:font-size="20pt" fo:language="en" fo:country="US" fo:font-style="italic" fo:font-weight="bold" style:font-size-asian="14pt" style:font-style-asian="italic" style:font-weight-asian="bold" style:font-size-complex="14pt"/>
    </style:style>
    <style:style style:name="T12" style:family="text">
      <style:text-properties style:font-name="Arial" fo:font-size="8pt" fo:language="en" fo:country="US" fo:font-style="italic" fo:font-weight="bold" style:font-size-asian="14pt" style:font-style-asian="italic" style:font-weight-asian="bold" style:font-size-complex="14pt"/>
    </style:style>
    <style:style style:name="T13" style:family="text">
      <style:text-properties style:font-name="Arial" fo:font-size="12pt" fo:language="en" fo:country="US"/>
    </style:style>
    <style:style style:name="T14" style:family="text">
      <style:text-properties style:font-name="Arial" fo:font-size="12pt" fo:language="en" fo:country="US" fo:font-weight="bold"/>
    </style:style>
    <style:style style:name="T15" style:family="text">
      <style:text-properties style:font-name="Arial" fo:font-size="13pt" fo:language="en" fo:country="US"/>
    </style:style>
    <style:style style:name="T16" style:family="text">
      <style:text-properties style:font-name="Arial" fo:font-size="13pt" fo:language="en" fo:country="US" fo:font-weight="bold"/>
    </style:style>
    <style:style style:name="T17" style:family="text">
      <style:text-properties style:font-name="Arial" fo:font-size="13pt" fo:language="en" fo:country="US" fo:font-style="italic"/>
    </style:style>
    <style:style style:name="T18" style:family="text">
      <style:text-properties style:font-name="WordVisiCarriageReturn MSFontService" fo:font-size="12pt"/>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span text:style-name="T11">2. Test Specification</text:span><text:span text:style-name="T1"> </text:span><text:span text:style-name="T12">Karl Erb, Christopher Kheir, Anthony Chambers, Zachary Baas</text:span><text:span text:style-name="T1">   </text:span></text:p>
      <text:p text:style-name="P37"> </text:p>
      <text:p text:style-name="P38"><text:span text:style-name="T10">2.1.1</text:span> <text:span text:style-name="T10">Test Case 000</text:span> </text:p>
      <text:p text:style-name="P39"><text:span text:style-name="T14">Table 2.1.1 - Hardware Configuration</text:span> </text:p>
      <text:section text:style-name="Sect1" text:name="{278a265b-577c-4283-a0c3-3396078a8dc1}{221}">
        <text:p text:style-name="Text_20_body"/>
      </text:section>
      <table:table table:name="Table1" table:style-name="Table1">
        <table:table-column table:style-name="Table1.A"/>
        <table:table-column table:style-name="Table1.B"/>
        <table:table-row table:style-name="TableLine94369225595616">
          <table:table-cell table:style-name="Table1.A1" office:value-type="string">
            <text:p text:style-name="P10"><text:span text:style-name="T14">Steps</text:span> </text:p>
          </table:table-cell>
          <table:table-cell table:style-name="Table1.A1" office:value-type="string">
            <text:p text:style-name="P10"><text:span text:style-name="T14">Sub-Steps</text:span> </text:p>
          </table:table-cell>
        </table:table-row>
        <table:table-row table:style-name="TableLine94369225595616">
          <table:table-cell table:style-name="Table1.A1" office:value-type="string">
            <text:list xml:id="list3566127746" text:style-name="L1">
              <text:list-item>
                <text:p text:style-name="P14"><text:span text:style-name="T13">Ensure that all the hardware is operational.</text:span> </text:p>
              </text:list-item>
            </text:list>
          </table:table-cell>
          <table:table-cell table:style-name="Table1.A1" office:value-type="string">
            <text:p text:style-name="P12"> </text:p>
            <text:section text:style-name="Sect1" text:name="{278a265b-577c-4283-a0c3-3396078a8dc1}{222}">
              <text:p text:style-name="P9"/>
            </text:section>
            <table:table table:name="Table2" table:style-name="Table2">
              <table:table-column table:style-name="Table2.A"/>
              <table:table-row table:style-name="TableLine94369304743744">
                <table:table-cell table:style-name="Table2.A1" office:value-type="string">
                  <text:p text:style-name="P11"><text:span text:style-name="T13">1.1</text:span> <text:span text:style-name="T13">Make sure all wires are plugged in and connected</text:span> <text:span text:style-name="T13">properly</text:span> </text:p>
                </table:table-cell>
              </table:table-row>
              <table:table-row table:style-name="TableLine94369304743744">
                <table:table-cell table:style-name="Table2.A1" office:value-type="string">
                  <text:p text:style-name="P11"><text:span text:style-name="T13">1.2</text:span> <text:span text:style-name="T13">Power on the systems</text:span> </text:p>
                </table:table-cell>
              </table:table-row>
              <table:table-row table:style-name="TableLine94369304743744">
                <table:table-cell table:style-name="Table2.A3" office:value-type="string">
                  <text:p text:style-name="P13"> </text:p>
                </table:table-cell>
              </table:table-row>
            </table:table>
            <text:p text:style-name="P13"> </text:p>
          </table:table-cell>
        </table:table-row>
      </table:table>
      <text:p text:style-name="P37"> </text:p>
      <text:p text:style-name="P42"><text:span text:style-name="T16">Test Completion Indicator: </text:span><text:span text:style-name="T15">The systems will be powered on.</text:span> </text:p>
      <text:p text:style-name="P44"> </text:p>
      <text:p text:style-name="P43"><text:span text:style-name="T16">Evaluation Process:</text:span> <text:span text:style-name="T13">Look at the systems to see if they are powered on.</text:span> </text:p>
      <text:p text:style-name="P44"> </text:p>
      <text:p text:style-name="P38"><text:span text:style-name="T10">2.1.2</text:span> <text:span text:style-name="T10">Test Case 001</text:span> </text:p>
      <text:p text:style-name="P39"><text:span text:style-name="T14">Table 2.1.2</text:span> <text:span text:style-name="T14">- Testing Internet Connection</text:span> </text:p>
      <text:section text:style-name="Sect1" text:name="{278a265b-577c-4283-a0c3-3396078a8dc1}{223}">
        <text:p text:style-name="Text_20_body"/>
      </text:section>
      <table:table table:name="Table3" table:style-name="Table3">
        <table:table-column table:style-name="Table3.A"/>
        <table:table-column table:style-name="Table3.B"/>
        <table:table-row table:style-name="TableLine94369276852656">
          <table:table-cell table:style-name="Table3.A1" office:value-type="string">
            <text:p text:style-name="P10"><text:span text:style-name="T14">Steps</text:span> </text:p>
          </table:table-cell>
          <table:table-cell table:style-name="Table3.A1" office:value-type="string">
            <text:p text:style-name="P10"><text:span text:style-name="T14">Sub-Steps</text:span> </text:p>
          </table:table-cell>
        </table:table-row>
        <table:table-row table:style-name="TableLine94369276852656">
          <table:table-cell table:style-name="Table3.A1" office:value-type="string">
            <text:list xml:id="list638757607" text:style-name="L2">
              <text:list-item>
                <text:p text:style-name="P15"><text:span text:style-name="T13">Ensure that the ethernet cable is connected properly.</text:span> <text:soft-page-break/></text:p>
              </text:list-item>
            </text:list>
          </table:table-cell>
          <table:table-cell table:style-name="Table3.A1" office:value-type="string">
            <text:p text:style-name="P12"> </text:p>
            <text:section text:style-name="Sect1" text:name="{278a265b-577c-4283-a0c3-3396078a8dc1}{224}">
              <text:p text:style-name="P9"><text:soft-page-break/></text:p>
            </text:section>
            <table:table table:name="Table4" table:style-name="Table4">
              <table:table-column table:style-name="Table4.A"/>
              <table:table-row table:style-name="TableLine94369226261360">
                <table:table-cell table:style-name="Table4.A1" office:value-type="string">
                  <text:p text:style-name="P11"><text:span text:style-name="T13">1.1</text:span> <text:span text:style-name="T13">Power on the system</text:span> </text:p>
                </table:table-cell>
              </table:table-row>
              <table:table-row table:style-name="TableLine94369226261360">
                <table:table-cell table:style-name="Table4.A1" office:value-type="string">
                  <text:p text:style-name="P11"><text:span text:style-name="T13">1.2 Make sure that the ethernet cable is connected</text:span> </text:p>
                </table:table-cell>
              </table:table-row>
              <table:table-row table:style-name="TableLine94369226261360">
                <table:table-cell table:style-name="Table4.A3" office:value-type="string">
                  <text:p text:style-name="P13"> </text:p>
                </table:table-cell>
              </table:table-row>
            </table:table>
            <text:p text:style-name="P13"> </text:p>
          </table:table-cell>
        </table:table-row>
        <table:table-row table:style-name="TableLine94369276852656">
          <table:table-cell table:style-name="Table3.A1" office:value-type="string">
            <text:list xml:id="list349701132" text:style-name="L3">
              <text:list-item>
                <text:p text:style-name="P16"><text:span text:style-name="T13">Attempt to connect to a test page.</text:span> </text:p>
              </text:list-item>
            </text:list>
          </table:table-cell>
          <table:table-cell table:style-name="Table3.A1" office:value-type="string">
            <text:p text:style-name="P12"> </text:p>
            <text:section text:style-name="Sect1" text:name="{278a265b-577c-4283-a0c3-3396078a8dc1}{225}">
              <text:p text:style-name="P9"/>
            </text:section>
            <table:table table:name="Table5" table:style-name="Table5">
              <table:table-column table:style-name="Table5.A"/>
              <table:table-row table:style-name="TableLine94369226302192">
                <table:table-cell table:style-name="Table5.A1" office:value-type="string">
                  <text:p text:style-name="P11"><text:span text:style-name="T13">1.1 Open up a web browser.</text:span> </text:p>
                </table:table-cell>
              </table:table-row>
              <table:table-row table:style-name="TableLine94369226302192">
                <table:table-cell table:style-name="Table5.A1" office:value-type="string">
                  <text:p text:style-name="P11"><text:span text:style-name="T13">1.2 Attempt to connect to a website (i.e.</text:span> <text:span text:style-name="T13">google.com)</text:span> </text:p>
                </table:table-cell>
              </table:table-row>
              <table:table-row table:style-name="TableLine94369226302192">
                <table:table-cell table:style-name="Table5.A3" office:value-type="string">
                  <text:p text:style-name="P13"> </text:p>
                </table:table-cell>
              </table:table-row>
            </table:table>
            <text:p text:style-name="P13"> </text:p>
          </table:table-cell>
        </table:table-row>
      </table:table>
      <text:p text:style-name="P37"> </text:p>
      <text:p text:style-name="P37"> </text:p>
      <text:p text:style-name="P42"><text:span text:style-name="T16">Test Completion Indicator: </text:span><text:span text:style-name="T15">The website is reached.</text:span> </text:p>
      <text:p text:style-name="P44"> </text:p>
      <text:p text:style-name="P43"><text:span text:style-name="T16">Evaluation Process:</text:span> <text:span text:style-name="T13">Look to see if the website was reached.</text:span> </text:p>
      <text:p text:style-name="P40">Page Break </text:p>
      <text:p text:style-name="P38"><text:span text:style-name="T10">2.1.3</text:span> <text:span text:style-name="T10">Test Case 002</text:span> </text:p>
      <text:p text:style-name="P39"><text:span text:style-name="T14">Table 2.1.3</text:span> <text:span text:style-name="T14">- Linux Ubuntu Installation</text:span> </text:p>
      <text:section text:style-name="Sect1" text:name="{278a265b-577c-4283-a0c3-3396078a8dc1}{226}">
        <text:p text:style-name="Text_20_body"><text:soft-page-break/></text:p>
      </text:section>
      <table:table table:name="Table6" table:style-name="Table6">
        <table:table-column table:style-name="Table6.A"/>
        <table:table-column table:style-name="Table6.B"/>
        <table:table-row table:style-name="TableLine94369225817312">
          <table:table-cell table:style-name="Table6.A1" office:value-type="string">
            <text:p text:style-name="P10"><text:span text:style-name="T14">Steps</text:span> </text:p>
          </table:table-cell>
          <table:table-cell table:style-name="Table6.A1" office:value-type="string">
            <text:p text:style-name="P10"><text:span text:style-name="T14">Sub-Steps</text:span> </text:p>
          </table:table-cell>
        </table:table-row>
        <table:table-row table:style-name="TableLine94369225817312">
          <table:table-cell table:style-name="Table6.A1" office:value-type="string">
            <text:list xml:id="list2150261212" text:style-name="L4">
              <text:list-item>
                <text:p text:style-name="P17"><text:span text:style-name="T13">Install Linux Ubuntu</text:span> </text:p>
              </text:list-item>
            </text:list>
          </table:table-cell>
          <table:table-cell table:style-name="Table6.A1" office:value-type="string">
            <text:p text:style-name="P12"> </text:p>
            <text:section text:style-name="Sect1" text:name="{278a265b-577c-4283-a0c3-3396078a8dc1}{227}">
              <text:p text:style-name="P9"/>
            </text:section>
            <table:table table:name="Table7" table:style-name="Table7">
              <table:table-column table:style-name="Table7.A"/>
              <table:table-row table:style-name="TableLine94369317725120">
                <table:table-cell table:style-name="Table7.A1" office:value-type="string">
                  <text:p text:style-name="P11"><text:span text:style-name="T13">1.1</text:span> <text:span text:style-name="T13">Plug in a USB drive that contains the operating system into a USB port</text:span> <text:span text:style-name="T13">while the system is powered off.</text:span> </text:p>
                </table:table-cell>
              </table:table-row>
              <table:table-row table:style-name="TableLine94369317725120">
                <table:table-cell table:style-name="Table7.A1" office:value-type="string">
                  <text:p text:style-name="P11"><text:span text:style-name="T13">1.2</text:span> <text:span text:style-name="T13">Power on the system.</text:span> </text:p>
                </table:table-cell>
              </table:table-row>
              <table:table-row table:style-name="TableLine94369317725120">
                <table:table-cell table:style-name="Table7.A1" office:value-type="string">
                  <text:p text:style-name="P11"><text:span text:style-name="T13">1.3</text:span> <text:span text:style-name="T13">Follow the directions on screen to finish the installation.</text:span> </text:p>
                </table:table-cell>
              </table:table-row>
              <table:table-row table:style-name="TableLine94369317725120">
                <table:table-cell table:style-name="Table7.A4" office:value-type="string">
                  <text:p text:style-name="P13"> </text:p>
                </table:table-cell>
              </table:table-row>
            </table:table>
            <text:p text:style-name="P13"> </text:p>
          </table:table-cell>
        </table:table-row>
        <table:table-row table:style-name="TableLine94369225817312">
          <table:table-cell table:style-name="Table6.A1" office:value-type="string">
            <text:list xml:id="list3933466301" text:style-name="L5">
              <text:list-item>
                <text:p text:style-name="P18"><text:span text:style-name="T13">Verify that Linux Ubuntu was installed properly</text:span> </text:p>
              </text:list-item>
            </text:list>
          </table:table-cell>
          <table:table-cell table:style-name="Table6.A1" office:value-type="string">
            <text:p text:style-name="P12"> </text:p>
            <text:section text:style-name="Sect1" text:name="{278a265b-577c-4283-a0c3-3396078a8dc1}{228}">
              <text:p text:style-name="P9"/>
            </text:section>
            <table:table table:name="Table8" table:style-name="Table8">
              <table:table-column table:style-name="Table8.A"/>
              <table:table-row table:style-name="TableLine94369317796512">
                <table:table-cell table:style-name="Table8.A1" office:value-type="string">
                  <text:p text:style-name="P11"><text:span text:style-name="T13">2.1</text:span> <text:span text:style-name="T13">Open up a terminal window</text:span> </text:p>
                </table:table-cell>
              </table:table-row>
              <table:table-row table:style-name="TableLine94369317796512">
                <table:table-cell table:style-name="Table8.A1" office:value-type="string">
                  <text:p text:style-name="P11"><text:span text:style-name="T13">2.2</text:span> <text:span text:style-name="T13">In the terminal window type in: cat /etc/issue</text:span> </text:p>
                </table:table-cell>
              </table:table-row>
              <table:table-row table:style-name="TableLine94369317796512">
                <table:table-cell table:style-name="Table8.A1" office:value-type="string">
                  <text:p text:style-name="P11"><text:span text:style-name="T13">2.3</text:span> <text:span text:style-name="T13">Verify </text:span><text:soft-page-break/><text:span text:style-name="T13">that the shown version is the desired version</text:span> </text:p>
                </table:table-cell>
              </table:table-row>
              <table:table-row table:style-name="TableLine94369317796512">
                <table:table-cell table:style-name="Table8.A4" office:value-type="string">
                  <text:p text:style-name="P13"> </text:p>
                </table:table-cell>
              </table:table-row>
            </table:table>
            <text:p text:style-name="P13"> </text:p>
          </table:table-cell>
        </table:table-row>
      </table:table>
      <text:p text:style-name="P37"> </text:p>
      <text:p text:style-name="P42"><text:span text:style-name="T16">Test Completion Indicator: </text:span><text:span text:style-name="T15">The version shown on screen matches the desired version.</text:span> </text:p>
      <text:p text:style-name="P44"> </text:p>
      <text:p text:style-name="P43"><text:span text:style-name="T16">Evaluation Process:</text:span> <text:span text:style-name="T13">Compare the version shown on screen to the desired version.</text:span> </text:p>
      <text:p text:style-name="P41"> </text:p>
      <text:p text:style-name="P38"><text:span text:style-name="T10">2.2.1 Test Case 100</text:span> </text:p>
      <text:p text:style-name="P39"><text:span text:style-name="T14">Table 2.2.1 – Home Page</text:span> </text:p>
      <text:section text:style-name="Sect1" text:name="{278a265b-577c-4283-a0c3-3396078a8dc1}{229}">
        <text:p text:style-name="Text_20_body"/>
      </text:section>
      <table:table table:name="Table9" table:style-name="Table9">
        <table:table-column table:style-name="Table9.A"/>
        <table:table-column table:style-name="Table9.B"/>
        <table:table-row table:style-name="TableLine94369317920000">
          <table:table-cell table:style-name="Table9.A1" office:value-type="string">
            <text:p text:style-name="P10"><text:span text:style-name="T14">Steps</text:span> </text:p>
          </table:table-cell>
          <table:table-cell table:style-name="Table9.A1" office:value-type="string">
            <text:p text:style-name="P10"><text:span text:style-name="T14">Sub-Steps</text:span> </text:p>
          </table:table-cell>
        </table:table-row>
        <table:table-row table:style-name="TableLine94369317920000">
          <table:table-cell table:style-name="Table9.A1" office:value-type="string">
            <text:p text:style-name="P11"><text:span text:style-name="T13">1.</text:span> <text:span text:style-name="T13">Open the MVC SIS web client</text:span> </text:p>
          </table:table-cell>
          <table:table-cell table:style-name="Table9.A1" office:value-type="string">
            <text:p text:style-name="P12"> </text:p>
            <text:section text:style-name="Sect1" text:name="{278a265b-577c-4283-a0c3-3396078a8dc1}{230}">
              <text:p text:style-name="P9"/>
            </text:section>
            <table:table table:name="Table10" table:style-name="Table10">
              <table:table-column table:style-name="Table10.A"/>
              <table:table-row table:style-name="TableLine94369317937216">
                <table:table-cell table:style-name="Table10.A1" office:value-type="string">
                  <text:p text:style-name="P11"><text:span text:style-name="T13">1.1</text:span> <text:span text:style-name="T13">Open a web browser</text:span> </text:p>
                </table:table-cell>
              </table:table-row>
              <table:table-row table:style-name="TableLine94369317937216">
                <table:table-cell table:style-name="Table10.A1" office:value-type="string">
                  <text:p text:style-name="P11"><text:span text:style-name="T13">1.2</text:span> <text:span text:style-name="T13">Enter the URL for the test website</text:span> </text:p>
                </table:table-cell>
              </table:table-row>
              <table:table-row table:style-name="TableLine94369317937216">
                <table:table-cell table:style-name="Table10.A3" office:value-type="string">
                  <text:p text:style-name="P13"> </text:p>
                </table:table-cell>
              </table:table-row>
            </table:table>
            <text:p text:style-name="P13"> </text:p>
          </table:table-cell>
        </table:table-row>
        <table:table-row table:style-name="TableLine94369317920000">
          <table:table-cell table:style-name="Table9.A1" office:value-type="string">
            <text:p text:style-name="P11"><text:span text:style-name="T13">2. Ensure the website’s home page is displayed properly</text:span> </text:p>
          </table:table-cell>
          <table:table-cell table:style-name="Table9.A1" office:value-type="string">
            <text:p text:style-name="P12"> </text:p>
            <text:section text:style-name="Sect1" text:name="{278a265b-577c-4283-a0c3-3396078a8dc1}{231}">
              <text:p text:style-name="P9"><text:soft-page-break/></text:p>
            </text:section>
            <table:table table:name="Table11" table:style-name="Table11">
              <table:table-column table:style-name="Table11.A"/>
              <table:table-row table:style-name="TableLine94369317899840">
                <table:table-cell table:style-name="Table11.A1" office:value-type="string">
                  <text:p text:style-name="P11"><text:span text:style-name="T13">2.1</text:span> <text:span text:style-name="T13">Ensure the web browser is in full screen mode</text:span> </text:p>
                </table:table-cell>
              </table:table-row>
              <table:table-row table:style-name="TableLine94369317899840">
                <table:table-cell table:style-name="Table11.A1" office:value-type="string">
                  <text:p text:style-name="P11"><text:span text:style-name="T13">2.2</text:span> <text:span text:style-name="T13">Compare the website layout to the provided design template, checking that all elements are being displayed properly</text:span> </text:p>
                </table:table-cell>
              </table:table-row>
              <table:table-row table:style-name="TableLine94369317899840">
                <table:table-cell table:style-name="Table11.A1" office:value-type="string">
                  <text:p text:style-name="P11"><text:span text:style-name="T13">2.3</text:span> <text:span text:style-name="T13">Resize the browser window to half screen mode</text:span> </text:p>
                </table:table-cell>
              </table:table-row>
              <table:table-row table:style-name="TableLine94369317899840">
                <table:table-cell table:style-name="Table11.A1" office:value-type="string">
                  <text:p text:style-name="P11"><text:span text:style-name="T13">2.4 Check that all website elements are still displayed properly</text:span> </text:p>
                </table:table-cell>
              </table:table-row>
              <table:table-row table:style-name="TableLine94369317899840">
                <table:table-cell table:style-name="Table11.A5" office:value-type="string">
                  <text:p text:style-name="P13"> </text:p>
                </table:table-cell>
              </table:table-row>
            </table:table>
            <text:p text:style-name="P13"> </text:p>
          </table:table-cell>
        </table:table-row>
      </table:table>
      <text:p text:style-name="P37"> </text:p>
      <text:p text:style-name="P42"><text:span text:style-name="T16">Test Completion Indicator: </text:span><text:span text:style-name="T15">The website’s home screen is loaded properly.</text:span> </text:p>
      <text:p text:style-name="P44"><text:soft-page-break/> </text:p>
      <text:p text:style-name="P43"><text:span text:style-name="T16">Evaluation Process:</text:span> <text:span text:style-name="T6">The web page matches the provided design template document.</text:span><text:span text:style-name="T2"> </text:span></text:p>
      <text:p text:style-name="P37"> </text:p>
      <text:p text:style-name="P38"><text:span text:style-name="T10">2.2.2 Test Case 101</text:span> </text:p>
      <text:p text:style-name="P39"><text:span text:style-name="T7">Table 2.2.2 – Login Button Functionality</text:span><text:span text:style-name="T2"> </text:span></text:p>
      <text:section text:style-name="Sect1" text:name="{278a265b-577c-4283-a0c3-3396078a8dc1}{232}">
        <text:p text:style-name="Text_20_body"/>
      </text:section>
      <table:table table:name="Table12" table:style-name="Table12">
        <table:table-column table:style-name="Table12.A"/>
        <table:table-column table:style-name="Table12.B"/>
        <table:table-row table:style-name="TableLine94369317988304">
          <table:table-cell table:style-name="Table12.A1" office:value-type="string">
            <text:p text:style-name="P10"><text:span text:style-name="T14">Steps</text:span> </text:p>
          </table:table-cell>
          <table:table-cell table:style-name="Table12.A1" office:value-type="string">
            <text:p text:style-name="P10"><text:span text:style-name="T14">Sub-Steps</text:span> </text:p>
          </table:table-cell>
        </table:table-row>
        <table:table-row table:style-name="TableLine94369317988304">
          <table:table-cell table:style-name="Table12.A1" office:value-type="string">
            <text:p text:style-name="P11"><text:span text:style-name="T13">1. Open the MVC SIS web client</text:span> </text:p>
          </table:table-cell>
          <table:table-cell table:style-name="Table12.A1" office:value-type="string">
            <text:p text:style-name="P12"> </text:p>
            <text:section text:style-name="Sect1" text:name="{278a265b-577c-4283-a0c3-3396078a8dc1}{233}">
              <text:p text:style-name="P9"/>
            </text:section>
            <table:table table:name="Table13" table:style-name="Table13">
              <table:table-column table:style-name="Table13.A"/>
              <table:table-row table:style-name="TableLine94369318069920">
                <table:table-cell table:style-name="Table13.A1" office:value-type="string">
                  <text:p text:style-name="P11"><text:span text:style-name="T13">1.1 Open a web browser</text:span> </text:p>
                </table:table-cell>
              </table:table-row>
              <table:table-row table:style-name="TableLine94369318069920">
                <table:table-cell table:style-name="Table13.A1" office:value-type="string">
                  <text:p text:style-name="P11"><text:span text:style-name="T13">1.2 Enter the URL for the test website</text:span> </text:p>
                </table:table-cell>
              </table:table-row>
              <table:table-row table:style-name="TableLine94369318069920">
                <table:table-cell table:style-name="Table13.A3" office:value-type="string">
                  <text:p text:style-name="P13"> </text:p>
                </table:table-cell>
              </table:table-row>
            </table:table>
            <text:p text:style-name="P13"> </text:p>
          </table:table-cell>
        </table:table-row>
        <table:table-row table:style-name="TableLine94369317988304">
          <table:table-cell table:style-name="Table12.A1" office:value-type="string">
            <text:p text:style-name="P11"><text:span text:style-name="T13">2. Navigate to the login page</text:span> </text:p>
          </table:table-cell>
          <table:table-cell table:style-name="Table12.A1" office:value-type="string">
            <text:p text:style-name="P12"> </text:p>
            <text:section text:style-name="Sect1" text:name="{278a265b-577c-4283-a0c3-3396078a8dc1}{234}">
              <text:p text:style-name="P9"/>
            </text:section>
            <table:table table:name="Table14" table:style-name="Table14">
              <table:table-column table:style-name="Table14.A"/>
              <table:table-row table:style-name="TableLine94369318079568">
                <table:table-cell table:style-name="Table14.A1" office:value-type="string">
                  <text:p text:style-name="P11"><text:span text:style-name="T13">2.1</text:span> <text:span text:style-name="T13">Locate the login button on the home page</text:span> </text:p>
                </table:table-cell>
              </table:table-row>
              <table:table-row table:style-name="TableLine94369318079568">
                <table:table-cell table:style-name="Table14.A1" office:value-type="string">
                  <text:p text:style-name="P11"><text:span text:style-name="T13">2.2</text:span> <text:span text:style-name="T13">Click the login button</text:span> </text:p>
                </table:table-cell>
              </table:table-row>
              <table:table-row table:style-name="TableLine94369318079568">
                <table:table-cell table:style-name="Table14.A3" office:value-type="string">
                  <text:p text:style-name="P13"> </text:p>
                </table:table-cell>
              </table:table-row>
            </table:table>
            <text:p text:style-name="P13"> </text:p>
          </table:table-cell>
        </table:table-row>
      </table:table>
      <text:p text:style-name="P37"> </text:p>
      <text:p text:style-name="P43"><text:soft-page-break/><text:span text:style-name="T16">Test Completion Indicator: </text:span><text:span text:style-name="T6">The login page has successfully loaded.</text:span><text:span text:style-name="T2"> </text:span></text:p>
      <text:p text:style-name="P44"> </text:p>
      <text:p text:style-name="P43"><text:span text:style-name="T16">Evaluation Process:</text:span> <text:span text:style-name="T13">The login button takes the user from the home page to the login page.</text:span> </text:p>
      <text:p text:style-name="P44"> </text:p>
      <text:p text:style-name="P38"><text:span text:style-name="T10">2.2.3</text:span> <text:span text:style-name="T10">Test Case 102</text:span> </text:p>
      <text:p text:style-name="P39"><text:span text:style-name="T7">Table 2.2.3 – Login Page</text:span><text:span text:style-name="T2"> </text:span></text:p>
      <text:section text:style-name="Sect1" text:name="{278a265b-577c-4283-a0c3-3396078a8dc1}{235}">
        <text:p text:style-name="Text_20_body"/>
      </text:section>
      <table:table table:name="Table15" table:style-name="Table15">
        <table:table-column table:style-name="Table15.A"/>
        <table:table-column table:style-name="Table15.B"/>
        <table:table-row table:style-name="TableLine94369318056224">
          <table:table-cell table:style-name="Table15.A1" office:value-type="string">
            <text:p text:style-name="P10"><text:span text:style-name="T14">Steps</text:span> </text:p>
          </table:table-cell>
          <table:table-cell table:style-name="Table15.A1" office:value-type="string">
            <text:p text:style-name="P10"><text:span text:style-name="T14">Sub-Steps</text:span> </text:p>
          </table:table-cell>
        </table:table-row>
        <table:table-row table:style-name="TableLine94369318056224">
          <table:table-cell table:style-name="Table15.A1" office:value-type="string">
            <text:p text:style-name="P11"><text:span text:style-name="T13">1. Open the MVC SIS web client and navigate to the login page</text:span> </text:p>
          </table:table-cell>
          <table:table-cell table:style-name="Table15.A1" office:value-type="string">
            <text:p text:style-name="P12"> </text:p>
            <text:section text:style-name="Sect1" text:name="{278a265b-577c-4283-a0c3-3396078a8dc1}{236}">
              <text:p text:style-name="P9"/>
            </text:section>
            <table:table table:name="Table16" table:style-name="Table16">
              <table:table-column table:style-name="Table16.A"/>
              <table:table-row table:style-name="TableLine94369318128320">
                <table:table-cell table:style-name="Table16.A1" office:value-type="string">
                  <text:p text:style-name="P11"><text:span text:style-name="T13">1.1 Open a web browser</text:span> </text:p>
                </table:table-cell>
              </table:table-row>
              <table:table-row table:style-name="TableLine94369318128320">
                <table:table-cell table:style-name="Table16.A1" office:value-type="string">
                  <text:p text:style-name="P11"><text:span text:style-name="T13">1.2 Enter the URL for the test website</text:span> </text:p>
                </table:table-cell>
              </table:table-row>
              <table:table-row table:style-name="TableLine94369318128320">
                <table:table-cell table:style-name="Table16.A1" office:value-type="string">
                  <text:p text:style-name="P11"><text:span text:style-name="T13">1.3 Locate the login button on the home page</text:span> </text:p>
                </table:table-cell>
              </table:table-row>
              <table:table-row table:style-name="TableLine94369318128320">
                <table:table-cell table:style-name="Table16.A1" office:value-type="string">
                  <text:p text:style-name="P11"><text:span text:style-name="T13">1.4 Click the login button</text:span> </text:p>
                </table:table-cell>
              </table:table-row>
              <table:table-row table:style-name="TableLine94369318128320">
                <table:table-cell table:style-name="Table16.A5" office:value-type="string">
                  <text:p text:style-name="P13"> </text:p>
                </table:table-cell>
              </table:table-row>
            </table:table>
            <text:p text:style-name="P13"> </text:p>
          </table:table-cell>
        </table:table-row>
        <table:table-row table:style-name="TableLine94369318056224">
          <table:table-cell table:style-name="Table15.A1" office:value-type="string">
            <text:p text:style-name="P11"><text:span text:style-name="T13">2. Ensure the website’s login page is displayed properly</text:span> </text:p>
          </table:table-cell>
          <table:table-cell table:style-name="Table15.A1" office:value-type="string">
            <text:p text:style-name="P12"> </text:p>
            <text:section text:style-name="Sect1" text:name="{278a265b-577c-4283-a0c3-3396078a8dc1}{237}">
              <text:p text:style-name="P9"/>
            </text:section>
            <table:table table:name="Table17" table:style-name="Table17">
              <table:table-column table:style-name="Table17.A"/>
              <table:table-row table:style-name="TableLine94369318146400">
                <table:table-cell table:style-name="Table17.A1" office:value-type="string">
                  <text:p text:style-name="P11"><text:span text:style-name="T13">2.1 Ensure the web browser is </text:span><text:soft-page-break/><text:span text:style-name="T13">in full screen mode</text:span> </text:p>
                </table:table-cell>
              </table:table-row>
              <table:table-row table:style-name="TableLine94369318146400">
                <table:table-cell table:style-name="Table17.A1" office:value-type="string">
                  <text:p text:style-name="P11"><text:span text:style-name="T13">2.2 Compare the website layout to the provided design template, checking that all elements are being displayed properly</text:span> </text:p>
                </table:table-cell>
              </table:table-row>
              <table:table-row table:style-name="TableLine94369318146400">
                <table:table-cell table:style-name="Table17.A1" office:value-type="string">
                  <text:p text:style-name="P11"><text:span text:style-name="T13">2.3 Resize the browser window to half screen mode</text:span> </text:p>
                </table:table-cell>
              </table:table-row>
              <table:table-row table:style-name="TableLine94369318146400">
                <table:table-cell table:style-name="Table17.A1" office:value-type="string">
                  <text:p text:style-name="P11"><text:span text:style-name="T13">2.4 Check that all website elements are still displayed properly</text:span> </text:p>
                </table:table-cell>
              </table:table-row>
              <table:table-row table:style-name="TableLine94369318146400">
                <table:table-cell table:style-name="Table17.A5" office:value-type="string">
                  <text:p text:style-name="P13"> </text:p>
                </table:table-cell>
              </table:table-row>
            </table:table>
            <text:p text:style-name="P13"> </text:p>
          </table:table-cell>
        </table:table-row>
      </table:table>
      <text:p text:style-name="P37"> </text:p>
      <text:p text:style-name="P43"><text:span text:style-name="T16">Test Completion Indicator: </text:span><text:span text:style-name="T6">The website’s login page is displayed correctly.</text:span><text:span text:style-name="T2"> </text:span></text:p>
      <text:p text:style-name="P44"> </text:p>
      <text:p text:style-name="P43"><text:span text:style-name="T16">Evaluation Process:</text:span> <text:span text:style-name="T6">The web page matches the provided design template document.</text:span><text:span text:style-name="T2"> </text:span></text:p>
      <text:p text:style-name="P41"><text:soft-page-break/> </text:p>
      <text:p text:style-name="P38"><text:span text:style-name="T10">2.2.4 Test Case 103</text:span> </text:p>
      <text:p text:style-name="P39"><text:span text:style-name="T7">Table 2.2.4 – Username Validation</text:span><text:span text:style-name="T2"> </text:span></text:p>
      <text:section text:style-name="Sect1" text:name="{278a265b-577c-4283-a0c3-3396078a8dc1}{238}">
        <text:p text:style-name="Text_20_body"/>
      </text:section>
      <table:table table:name="Table18" table:style-name="Table18">
        <table:table-column table:style-name="Table18.A"/>
        <table:table-column table:style-name="Table18.B"/>
        <table:table-row table:style-name="TableLine94369318179856">
          <table:table-cell table:style-name="Table18.A1" office:value-type="string">
            <text:p text:style-name="P10"><text:span text:style-name="T14">Steps</text:span> </text:p>
          </table:table-cell>
          <table:table-cell table:style-name="Table18.A1" office:value-type="string">
            <text:p text:style-name="P10"><text:span text:style-name="T14">Sub-Steps</text:span> </text:p>
          </table:table-cell>
        </table:table-row>
        <table:table-row table:style-name="TableLine94369318179856">
          <table:table-cell table:style-name="Table18.A1" office:value-type="string">
            <text:p text:style-name="P11"><text:span text:style-name="T13">1. Open the MVC SIS web client and navigate to the login page</text:span> </text:p>
          </table:table-cell>
          <table:table-cell table:style-name="Table18.A1" office:value-type="string">
            <text:p text:style-name="P12"> </text:p>
            <text:section text:style-name="Sect1" text:name="{278a265b-577c-4283-a0c3-3396078a8dc1}{239}">
              <text:p text:style-name="P9"/>
            </text:section>
            <table:table table:name="Table19" table:style-name="Table19">
              <table:table-column table:style-name="Table19.A"/>
              <table:table-row table:style-name="TableLine94369318195456">
                <table:table-cell table:style-name="Table19.A1" office:value-type="string">
                  <text:p text:style-name="P11"><text:span text:style-name="T13">1.1 Open a web browser</text:span> </text:p>
                </table:table-cell>
              </table:table-row>
              <table:table-row table:style-name="TableLine94369318195456">
                <table:table-cell table:style-name="Table19.A1" office:value-type="string">
                  <text:p text:style-name="P11"><text:span text:style-name="T13">1.2 Enter the URL for the test website</text:span> </text:p>
                </table:table-cell>
              </table:table-row>
              <table:table-row table:style-name="TableLine94369318195456">
                <table:table-cell table:style-name="Table19.A1" office:value-type="string">
                  <text:p text:style-name="P11"><text:span text:style-name="T13">1.3 Locate the login button on the home page</text:span> </text:p>
                </table:table-cell>
              </table:table-row>
              <table:table-row table:style-name="TableLine94369318195456">
                <table:table-cell table:style-name="Table19.A1" office:value-type="string">
                  <text:p text:style-name="P11"><text:span text:style-name="T13">1.4 Click the login button</text:span> </text:p>
                </table:table-cell>
              </table:table-row>
              <table:table-row table:style-name="TableLine94369318195456">
                <table:table-cell table:style-name="Table19.A5" office:value-type="string">
                  <text:p text:style-name="P13"> </text:p>
                </table:table-cell>
              </table:table-row>
            </table:table>
            <text:p text:style-name="P13"> </text:p>
          </table:table-cell>
        </table:table-row>
        <table:table-row table:style-name="TableLine94369318179856">
          <table:table-cell table:style-name="Table18.A1" office:value-type="string">
            <text:p text:style-name="P11"><text:span text:style-name="T13">2. Enter the provided login credentials</text:span> </text:p>
          </table:table-cell>
          <table:table-cell table:style-name="Table18.A1" office:value-type="string">
            <text:p text:style-name="P12"> </text:p>
            <text:section text:style-name="Sect1" text:name="{278a265b-577c-4283-a0c3-3396078a8dc1}{240}">
              <text:p text:style-name="P9"/>
            </text:section>
            <table:table table:name="Table20" table:style-name="Table20">
              <table:table-column table:style-name="Table20.A"/>
              <table:table-row table:style-name="TableLine94369318214960">
                <table:table-cell table:style-name="Table20.A1" office:value-type="string">
                  <text:p text:style-name="P11"><text:span text:style-name="T13">2.1</text:span> <text:span text:style-name="T13">Type the provided</text:span> <text:span text:style-name="T13">intentionally incorrect</text:span> <text:span text:style-name="T13">username into the username </text:span><text:soft-page-break/><text:span text:style-name="T13">textbox</text:span> </text:p>
                </table:table-cell>
              </table:table-row>
              <table:table-row table:style-name="TableLine94369318214960">
                <table:table-cell table:style-name="Table20.A1" office:value-type="string">
                  <text:p text:style-name="P11"><text:span text:style-name="T13">2.2</text:span> <text:span text:style-name="T13">Type the provided password into the password textbox</text:span> </text:p>
                </table:table-cell>
              </table:table-row>
              <table:table-row table:style-name="TableLine94369318214960">
                <table:table-cell table:style-name="Table20.A1" office:value-type="string">
                  <text:p text:style-name="P11"><text:span text:style-name="T13">2.3</text:span> <text:span text:style-name="T13">Click the “Log In” button</text:span> </text:p>
                </table:table-cell>
              </table:table-row>
              <table:table-row table:style-name="TableLine94369318214960">
                <table:table-cell table:style-name="Table20.A4" office:value-type="string">
                  <text:p text:style-name="P13"> </text:p>
                </table:table-cell>
              </table:table-row>
            </table:table>
            <text:p text:style-name="P13"> </text:p>
          </table:table-cell>
        </table:table-row>
      </table:table>
      <text:p text:style-name="P37"> </text:p>
      <text:p text:style-name="P43"><text:span text:style-name="T16">Test Completion Indicator: </text:span><text:span text:style-name="T6">The system rejects the login attempt and displays a warning about an incorrect username.</text:span><text:span text:style-name="T2"> </text:span></text:p>
      <text:p text:style-name="P44"> </text:p>
      <text:p text:style-name="P43"><text:span text:style-name="T16">Evaluation Process:</text:span> <text:span text:style-name="T13">View the results on the web page.</text:span> </text:p>
      <text:p text:style-name="P41"> </text:p>
      <text:p text:style-name="P38"><text:span text:style-name="T10">2.2.5 Test Case 104</text:span> </text:p>
      <text:p text:style-name="P39"><text:span text:style-name="T7">Table 2.2.5 – Password Validation</text:span><text:span text:style-name="T2"> </text:span></text:p>
      <text:section text:style-name="Sect1" text:name="{278a265b-577c-4283-a0c3-3396078a8dc1}{241}">
        <text:p text:style-name="Text_20_body"/>
      </text:section>
      <table:table table:name="Table21" table:style-name="Table21">
        <table:table-column table:style-name="Table21.A"/>
        <table:table-column table:style-name="Table21.B"/>
        <table:table-row table:style-name="TableLine94369318244832">
          <table:table-cell table:style-name="Table21.A1" office:value-type="string">
            <text:p text:style-name="P10"><text:span text:style-name="T14">Steps</text:span> </text:p>
          </table:table-cell>
          <table:table-cell table:style-name="Table21.A1" office:value-type="string">
            <text:p text:style-name="P10"><text:span text:style-name="T14">Sub-Steps</text:span> </text:p>
          </table:table-cell>
        </table:table-row>
        <table:table-row table:style-name="TableLine94369318244832">
          <table:table-cell table:style-name="Table21.A1" office:value-type="string">
            <text:p text:style-name="P11"><text:span text:style-name="T13">1. Open the MVC SIS web client and navigate to the login page</text:span> </text:p>
          </table:table-cell>
          <table:table-cell table:style-name="Table21.A1" office:value-type="string">
            <text:p text:style-name="P12"> </text:p>
            <text:section text:style-name="Sect1" text:name="{278a265b-577c-4283-a0c3-3396078a8dc1}{242}">
              <text:p text:style-name="P9"/>
            </text:section>
            <table:table table:name="Table22" table:style-name="Table22">
              <table:table-column table:style-name="Table22.A"/>
              <table:table-row table:style-name="TableLine94369318257104">
                <table:table-cell table:style-name="Table22.A1" office:value-type="string">
                  <text:p text:style-name="P11"><text:span text:style-name="T13">1.1 Open a web browser</text:span> </text:p>
                </table:table-cell>
              </table:table-row>
              <table:table-row table:style-name="TableLine94369318257104">
                <table:table-cell table:style-name="Table22.A1" office:value-type="string">
                  <text:p text:style-name="P11"><text:span text:style-name="T13">1.2 Enter the URL for the test </text:span><text:soft-page-break/><text:span text:style-name="T13">website</text:span> </text:p>
                </table:table-cell>
              </table:table-row>
              <table:table-row table:style-name="TableLine94369318257104">
                <table:table-cell table:style-name="Table22.A1" office:value-type="string">
                  <text:p text:style-name="P11"><text:span text:style-name="T13">1.3 Locate the login button on the home page</text:span> </text:p>
                </table:table-cell>
              </table:table-row>
              <table:table-row table:style-name="TableLine94369318257104">
                <table:table-cell table:style-name="Table22.A1" office:value-type="string">
                  <text:p text:style-name="P11"><text:span text:style-name="T13">1.4 Click the login button</text:span> </text:p>
                </table:table-cell>
              </table:table-row>
              <table:table-row table:style-name="TableLine94369318257104">
                <table:table-cell table:style-name="Table22.A5" office:value-type="string">
                  <text:p text:style-name="P13"> </text:p>
                </table:table-cell>
              </table:table-row>
            </table:table>
            <text:p text:style-name="P13"> </text:p>
          </table:table-cell>
        </table:table-row>
        <table:table-row table:style-name="TableLine94369318244832">
          <table:table-cell table:style-name="Table21.A1" office:value-type="string">
            <text:p text:style-name="P11"><text:span text:style-name="T13">2. Enter the provided login credentials</text:span> </text:p>
          </table:table-cell>
          <table:table-cell table:style-name="Table21.A1" office:value-type="string">
            <text:p text:style-name="P12"> </text:p>
            <text:section text:style-name="Sect1" text:name="{278a265b-577c-4283-a0c3-3396078a8dc1}{243}">
              <text:p text:style-name="P9"/>
            </text:section>
            <table:table table:name="Table23" table:style-name="Table23">
              <table:table-column table:style-name="Table23.A"/>
              <table:table-row table:style-name="TableLine94369318276320">
                <table:table-cell table:style-name="Table23.A1" office:value-type="string">
                  <text:p text:style-name="P11"><text:span text:style-name="T13">2.1 Type the provided username into the username textbox</text:span> </text:p>
                </table:table-cell>
              </table:table-row>
              <table:table-row table:style-name="TableLine94369318276320">
                <table:table-cell table:style-name="Table23.A1" office:value-type="string">
                  <text:p text:style-name="P11"><text:span text:style-name="T13">2.2 Type the provided intentionally incorrect password into the password textbox</text:span> </text:p>
                </table:table-cell>
              </table:table-row>
              <table:table-row table:style-name="TableLine94369318276320">
                <table:table-cell table:style-name="Table23.A1" office:value-type="string">
                  <text:p text:style-name="P11"><text:span text:style-name="T13">2.3 Click the “Log In” button</text:span> </text:p>
                </table:table-cell>
              </table:table-row>
              <table:table-row table:style-name="TableLine94369318276320">
                <table:table-cell table:style-name="Table23.A4" office:value-type="string">
                  <text:p text:style-name="P13"> </text:p>
                </table:table-cell>
              </table:table-row>
            </table:table>
            <text:p text:style-name="P13"> </text:p>
          </table:table-cell>
        </table:table-row>
      </table:table>
      <text:p text:style-name="P37"> </text:p>
      <text:p text:style-name="P43"><text:soft-page-break/><text:span text:style-name="T16">Test Completion Indicator: </text:span><text:span text:style-name="T6">The system rejects the login attempt and displays a warning about an incorrect password.</text:span><text:span text:style-name="T2"> </text:span></text:p>
      <text:p text:style-name="P44"> </text:p>
      <text:p text:style-name="P43"><text:span text:style-name="T16">Evaluation Process:</text:span> <text:span text:style-name="T13">View the results on the web page.</text:span> </text:p>
      <text:p text:style-name="P41"> </text:p>
      <text:p text:style-name="P38"><text:span text:style-name="T10">2.2.6 Test Case 105</text:span> </text:p>
      <text:p text:style-name="P39"><text:span text:style-name="T7">Table 2.2.6 – Successful Login Validation</text:span><text:span text:style-name="T2"> </text:span></text:p>
      <text:section text:style-name="Sect1" text:name="{278a265b-577c-4283-a0c3-3396078a8dc1}{244}">
        <text:p text:style-name="Text_20_body"/>
      </text:section>
      <table:table table:name="Table24" table:style-name="Table24">
        <table:table-column table:style-name="Table24.A"/>
        <table:table-column table:style-name="Table24.B"/>
        <table:table-row table:style-name="TableLine94369318309584">
          <table:table-cell table:style-name="Table24.A1" office:value-type="string">
            <text:p text:style-name="P10"><text:span text:style-name="T14">Steps</text:span> </text:p>
          </table:table-cell>
          <table:table-cell table:style-name="Table24.A1" office:value-type="string">
            <text:p text:style-name="P10"><text:span text:style-name="T14">Sub-Steps</text:span> </text:p>
          </table:table-cell>
        </table:table-row>
        <table:table-row table:style-name="TableLine94369318309584">
          <table:table-cell table:style-name="Table24.A1" office:value-type="string">
            <text:p text:style-name="P11"><text:span text:style-name="T13">1. Open the MVC SIS web client and navigate to the login page</text:span> </text:p>
          </table:table-cell>
          <table:table-cell table:style-name="Table24.A1" office:value-type="string">
            <text:p text:style-name="P12"> </text:p>
            <text:section text:style-name="Sect1" text:name="{278a265b-577c-4283-a0c3-3396078a8dc1}{245}">
              <text:p text:style-name="P9"/>
            </text:section>
            <table:table table:name="Table25" table:style-name="Table25">
              <table:table-column table:style-name="Table25.A"/>
              <table:table-row table:style-name="TableLine94369318321584">
                <table:table-cell table:style-name="Table25.A1" office:value-type="string">
                  <text:p text:style-name="P11"><text:span text:style-name="T13">1.1 Open a web browser</text:span> </text:p>
                </table:table-cell>
              </table:table-row>
              <table:table-row table:style-name="TableLine94369318321584">
                <table:table-cell table:style-name="Table25.A1" office:value-type="string">
                  <text:p text:style-name="P11"><text:span text:style-name="T13">1.2 Enter the URL for the test website</text:span> </text:p>
                </table:table-cell>
              </table:table-row>
              <table:table-row table:style-name="TableLine94369318321584">
                <table:table-cell table:style-name="Table25.A1" office:value-type="string">
                  <text:p text:style-name="P11"><text:span text:style-name="T13">1.3 Locate the login button on the home page</text:span> </text:p>
                </table:table-cell>
              </table:table-row>
              <table:table-row table:style-name="TableLine94369318321584">
                <table:table-cell table:style-name="Table25.A1" office:value-type="string">
                  <text:p text:style-name="P11"><text:span text:style-name="T13">1.4 Click the login button</text:span> </text:p>
                </table:table-cell>
              </table:table-row>
              <table:table-row table:style-name="TableLine94369318321584">
                <table:table-cell table:style-name="Table25.A5" office:value-type="string">
                  <text:p text:style-name="P13"> </text:p>
                </table:table-cell>
              </table:table-row>
            </table:table>
            <text:p text:style-name="P13"> </text:p>
          </table:table-cell>
        </table:table-row>
        <table:table-row table:style-name="TableLine94369318309584">
          <table:table-cell table:style-name="Table24.A1" office:value-type="string">
            <text:p text:style-name="P11"><text:span text:style-name="T13">2. Enter the provided login credentials</text:span> </text:p>
          </table:table-cell>
          <table:table-cell table:style-name="Table24.A1" office:value-type="string">
            <text:p text:style-name="P12"> </text:p>
            <text:section text:style-name="Sect1" text:name="{278a265b-577c-4283-a0c3-3396078a8dc1}{246}">
              <text:p text:style-name="P9"/>
            </text:section>
            <table:table table:name="Table26" table:style-name="Table26">
              <table:table-column table:style-name="Table26.A"/>
              <table:table-row table:style-name="TableLine94369318341344">
                <table:table-cell table:style-name="Table26.A1" office:value-type="string">
                  <text:p text:style-name="P11"><text:span text:style-name="T13">2.1 Type the provided username </text:span><text:soft-page-break/><text:span text:style-name="T13">into the username textbox</text:span> </text:p>
                </table:table-cell>
              </table:table-row>
              <table:table-row table:style-name="TableLine94369318341344">
                <table:table-cell table:style-name="Table26.A1" office:value-type="string">
                  <text:p text:style-name="P11"><text:span text:style-name="T13">2.2 Type the provided password into the password textbox</text:span> </text:p>
                </table:table-cell>
              </table:table-row>
              <table:table-row table:style-name="TableLine94369318341344">
                <table:table-cell table:style-name="Table26.A1" office:value-type="string">
                  <text:p text:style-name="P11"><text:span text:style-name="T13">2.3 Click the “Log In” button</text:span> </text:p>
                </table:table-cell>
              </table:table-row>
              <table:table-row table:style-name="TableLine94369318341344">
                <table:table-cell table:style-name="Table26.A4" office:value-type="string">
                  <text:p text:style-name="P13"> </text:p>
                </table:table-cell>
              </table:table-row>
            </table:table>
            <text:p text:style-name="P13"> </text:p>
          </table:table-cell>
        </table:table-row>
      </table:table>
      <text:p text:style-name="P37"> </text:p>
      <text:p text:style-name="P43"><text:span text:style-name="T16">Test Completion Indicator: </text:span><text:span text:style-name="T6">The user has successfully logged into the system.</text:span><text:span text:style-name="T2"> </text:span></text:p>
      <text:p text:style-name="P44"> </text:p>
      <text:p text:style-name="P43"><text:span text:style-name="T16">Evaluation Process:</text:span> <text:span text:style-name="T13">View the results on the web page.</text:span> </text:p>
      <text:p text:style-name="P41"> </text:p>
      <text:p text:style-name="P38"><text:span text:style-name="T10">2.2.7</text:span> <text:span text:style-name="T10">Test Case 106</text:span> </text:p>
      <text:p text:style-name="P39"><text:span text:style-name="T7">Table 2.2.7 – General Welcome Page</text:span><text:span text:style-name="T2"> </text:span></text:p>
      <text:section text:style-name="Sect1" text:name="{278a265b-577c-4283-a0c3-3396078a8dc1}{247}">
        <text:p text:style-name="Text_20_body"/>
      </text:section>
      <table:table table:name="Table27" table:style-name="Table27">
        <table:table-column table:style-name="Table27.A"/>
        <table:table-column table:style-name="Table27.B"/>
        <table:table-row table:style-name="TableLine94369318306416">
          <table:table-cell table:style-name="Table27.A1" office:value-type="string">
            <text:p text:style-name="P10"><text:span text:style-name="T14">Steps</text:span> </text:p>
          </table:table-cell>
          <table:table-cell table:style-name="Table27.A1" office:value-type="string">
            <text:p text:style-name="P10"><text:span text:style-name="T14">Sub-Steps</text:span> </text:p>
          </table:table-cell>
        </table:table-row>
        <table:table-row table:style-name="TableLine94369318306416">
          <table:table-cell table:style-name="Table27.A1" office:value-type="string">
            <text:p text:style-name="P11"><text:span text:style-name="T13">1. Navigate to the welcome page</text:span> </text:p>
          </table:table-cell>
          <table:table-cell table:style-name="Table27.A1" office:value-type="string">
            <text:p text:style-name="P12"> </text:p>
            <text:section text:style-name="Sect1" text:name="{278a265b-577c-4283-a0c3-3396078a8dc1}{248}">
              <text:p text:style-name="P9"/>
            </text:section>
            <table:table table:name="Table28" table:style-name="Table28">
              <table:table-column table:style-name="Table28.A"/>
              <table:table-row table:style-name="TableLine94369318384752">
                <table:table-cell table:style-name="Table28.A1" office:value-type="string">
                  <text:p text:style-name="P11"><text:span text:style-name="T13">1.1 Open a web browser</text:span> </text:p>
                </table:table-cell>
              </table:table-row>
              <table:table-row table:style-name="TableLine94369318384752">
                <table:table-cell table:style-name="Table28.A1" office:value-type="string">
                  <text:p text:style-name="P11"><text:span text:style-name="T13">1.2 Enter the URL for the test </text:span><text:soft-page-break/><text:span text:style-name="T13">website</text:span> </text:p>
                </table:table-cell>
              </table:table-row>
              <table:table-row table:style-name="TableLine94369318384752">
                <table:table-cell table:style-name="Table28.A1" office:value-type="string">
                  <text:p text:style-name="P11"><text:span text:style-name="T13">1.3 Locate the login button on the home page</text:span> </text:p>
                </table:table-cell>
              </table:table-row>
              <table:table-row table:style-name="TableLine94369318384752">
                <table:table-cell table:style-name="Table28.A1" office:value-type="string">
                  <text:p text:style-name="P11"><text:span text:style-name="T13">1.4 Click the login button</text:span> </text:p>
                </table:table-cell>
              </table:table-row>
              <table:table-row table:style-name="TableLine94369318384752">
                <table:table-cell table:style-name="Table28.A1" office:value-type="string">
                  <text:p text:style-name="P11"><text:span text:style-name="T13">1.5 Type the provided username into the username textbox</text:span> </text:p>
                </table:table-cell>
              </table:table-row>
              <table:table-row table:style-name="TableLine94369318384752">
                <table:table-cell table:style-name="Table28.A1" office:value-type="string">
                  <text:p text:style-name="P11"><text:span text:style-name="T13">1.6 Type the provided password into the password textbox</text:span> </text:p>
                </table:table-cell>
              </table:table-row>
              <table:table-row table:style-name="TableLine94369318384752">
                <table:table-cell table:style-name="Table28.A1" office:value-type="string">
                  <text:p text:style-name="P11"><text:span text:style-name="T13">1.7 Click the “Log In” button</text:span> </text:p>
                </table:table-cell>
              </table:table-row>
              <table:table-row table:style-name="TableLine94369318384752">
                <table:table-cell table:style-name="Table28.A8" office:value-type="string">
                  <text:p text:style-name="P13"> </text:p>
                </table:table-cell>
              </table:table-row>
            </table:table>
            <text:p text:style-name="P13"> </text:p>
          </table:table-cell>
        </table:table-row>
        <table:table-row table:style-name="TableLine94369318306416">
          <table:table-cell table:style-name="Table27.A1" office:value-type="string">
            <text:p text:style-name="P11"><text:span text:style-name="T13">2. Ensure the welcome page is displayed properly</text:span> </text:p>
          </table:table-cell>
          <table:table-cell table:style-name="Table27.A1" office:value-type="string">
            <text:p text:style-name="P12"> </text:p>
            <text:section text:style-name="Sect1" text:name="{278a265b-577c-4283-a0c3-3396078a8dc1}{249}">
              <text:p text:style-name="P9"/>
            </text:section>
            <table:table table:name="Table29" table:style-name="Table29">
              <table:table-column table:style-name="Table29.A"/>
              <table:table-row table:style-name="TableLine94369318408672">
                <table:table-cell table:style-name="Table29.A1" office:value-type="string">
                  <text:p text:style-name="P11"><text:span text:style-name="T13">2.1 Ensure the web browser is in full screen mode</text:span> </text:p>
                </table:table-cell>
              </table:table-row>
              <table:table-row table:style-name="TableLine94369318408672">
                <table:table-cell table:style-name="Table29.A1" office:value-type="string">
                  <text:p text:style-name="P11"><text:soft-page-break/><text:span text:style-name="T13">2.2 Compare the website layout to the provided design template, checking that all elements are being displayed properly</text:span> </text:p>
                </table:table-cell>
              </table:table-row>
              <table:table-row table:style-name="TableLine94369318408672">
                <table:table-cell table:style-name="Table29.A1" office:value-type="string">
                  <text:p text:style-name="P11"><text:span text:style-name="T13">2.3 Resize the browser window to half screen mode</text:span> </text:p>
                </table:table-cell>
              </table:table-row>
              <table:table-row table:style-name="TableLine94369318408672">
                <table:table-cell table:style-name="Table29.A1" office:value-type="string">
                  <text:p text:style-name="P11"><text:span text:style-name="T13">2.4 Check that all website elements are still displayed properly</text:span> </text:p>
                </table:table-cell>
              </table:table-row>
              <table:table-row table:style-name="TableLine94369318408672">
                <table:table-cell table:style-name="Table29.A5" office:value-type="string">
                  <text:p text:style-name="P13"> </text:p>
                </table:table-cell>
              </table:table-row>
            </table:table>
            <text:p text:style-name="P13"> </text:p>
          </table:table-cell>
        </table:table-row>
      </table:table>
      <text:p text:style-name="P37"> </text:p>
      <text:p text:style-name="P43"><text:span text:style-name="T16">Test Completion Indicator: </text:span><text:span text:style-name="T6">The website’s welcome page is displayed properly.</text:span><text:span text:style-name="T2"> </text:span></text:p>
      <text:p text:style-name="P44"> </text:p>
      <text:p text:style-name="P43"><text:span text:style-name="T16">Evaluation Process:</text:span> <text:span text:style-name="T6">The web page matches the provided design template document.</text:span><text:span text:style-name="T2"> </text:span></text:p>
      <text:p text:style-name="P41"> </text:p>
      <text:p text:style-name="P38"><text:span text:style-name="T10">2.2.8</text:span> <text:span text:style-name="T10">Test Case 107</text:span> </text:p>
      <text:p text:style-name="P39"><text:soft-page-break/><text:span text:style-name="T7">Table 2.2.8</text:span><text:span text:style-name="T2"> – </text:span><text:span text:style-name="T7">Student Welcome Page</text:span><text:span text:style-name="T2"> </text:span></text:p>
      <text:section text:style-name="Sect1" text:name="{278a265b-577c-4283-a0c3-3396078a8dc1}{250}">
        <text:p text:style-name="Text_20_body"/>
      </text:section>
      <table:table table:name="Table30" table:style-name="Table30">
        <table:table-column table:style-name="Table30.A"/>
        <table:table-column table:style-name="Table30.B"/>
        <table:table-row table:style-name="TableLine94369318369536">
          <table:table-cell table:style-name="Table30.A1" office:value-type="string">
            <text:p text:style-name="P10"><text:span text:style-name="T14">Steps</text:span> </text:p>
          </table:table-cell>
          <table:table-cell table:style-name="Table30.A1" office:value-type="string">
            <text:p text:style-name="P10"><text:span text:style-name="T14">Sub-Steps</text:span> </text:p>
          </table:table-cell>
        </table:table-row>
        <table:table-row table:style-name="TableLine94369318369536">
          <table:table-cell table:style-name="Table30.A1" office:value-type="string">
            <text:p text:style-name="P11"><text:span text:style-name="T13">1. Navigate to the</text:span> <text:span text:style-name="T13">student</text:span> <text:span text:style-name="T13">welcome page</text:span> </text:p>
          </table:table-cell>
          <table:table-cell table:style-name="Table30.A1" office:value-type="string">
            <text:p text:style-name="P12"> </text:p>
            <text:section text:style-name="Sect1" text:name="{278a265b-577c-4283-a0c3-3396078a8dc1}{251}">
              <text:p text:style-name="P9"/>
            </text:section>
            <table:table table:name="Table31" table:style-name="Table31">
              <table:table-column table:style-name="Table31.A"/>
              <table:table-row table:style-name="TableLine94369320434944">
                <table:table-cell table:style-name="Table31.A1" office:value-type="string">
                  <text:p text:style-name="P11"><text:span text:style-name="T13">1.1 Open a web browser</text:span> </text:p>
                </table:table-cell>
              </table:table-row>
              <table:table-row table:style-name="TableLine94369320434944">
                <table:table-cell table:style-name="Table31.A1" office:value-type="string">
                  <text:p text:style-name="P11"><text:span text:style-name="T13">1.2 Enter the URL for the test website</text:span> </text:p>
                </table:table-cell>
              </table:table-row>
              <table:table-row table:style-name="TableLine94369320434944">
                <table:table-cell table:style-name="Table31.A1" office:value-type="string">
                  <text:p text:style-name="P11"><text:span text:style-name="T13">1.3 Locate the login button on the home page</text:span> </text:p>
                </table:table-cell>
              </table:table-row>
              <table:table-row table:style-name="TableLine94369320434944">
                <table:table-cell table:style-name="Table31.A1" office:value-type="string">
                  <text:p text:style-name="P11"><text:span text:style-name="T13">1.4 Click the login button</text:span> </text:p>
                </table:table-cell>
              </table:table-row>
              <table:table-row table:style-name="TableLine94369320434944">
                <table:table-cell table:style-name="Table31.A1" office:value-type="string">
                  <text:p text:style-name="P11"><text:span text:style-name="T13">1.5 Type the provided username</text:span> <text:span text:style-name="T13">for the test student account</text:span> <text:span text:style-name="T13">into the username textbox</text:span> </text:p>
                </table:table-cell>
              </table:table-row>
              <table:table-row table:style-name="TableLine94369320434944">
                <table:table-cell table:style-name="Table31.A1" office:value-type="string">
                  <text:p text:style-name="P11"><text:span text:style-name="T13">1.6 Type the provided password</text:span> <text:span text:style-name="T13">for the test student account</text:span> <text:span text:style-name="T13">into the </text:span><text:soft-page-break/><text:span text:style-name="T13">password textbox</text:span> </text:p>
                </table:table-cell>
              </table:table-row>
              <table:table-row table:style-name="TableLine94369320434944">
                <table:table-cell table:style-name="Table31.A1" office:value-type="string">
                  <text:p text:style-name="P11"><text:span text:style-name="T13">1.7 Click the “Log In” button</text:span> </text:p>
                </table:table-cell>
              </table:table-row>
              <table:table-row table:style-name="TableLine94369320434944">
                <table:table-cell table:style-name="Table31.A8" office:value-type="string">
                  <text:p text:style-name="P13"> </text:p>
                </table:table-cell>
              </table:table-row>
            </table:table>
            <text:p text:style-name="P13"> </text:p>
          </table:table-cell>
        </table:table-row>
        <table:table-row table:style-name="TableLine94369318369536">
          <table:table-cell table:style-name="Table30.A1" office:value-type="string">
            <text:p text:style-name="P11"><text:span text:style-name="T13">2. Ensure the student welcome page is displayed properly</text:span> </text:p>
          </table:table-cell>
          <table:table-cell table:style-name="Table30.A1" office:value-type="string">
            <text:p text:style-name="P12"> </text:p>
            <text:section text:style-name="Sect1" text:name="{278a265b-577c-4283-a0c3-3396078a8dc1}{252}">
              <text:p text:style-name="P9"/>
            </text:section>
            <table:table table:name="Table32" table:style-name="Table32">
              <table:table-column table:style-name="Table32.A"/>
              <table:table-row table:style-name="TableLine94369320465776">
                <table:table-cell table:style-name="Table32.A1" office:value-type="string">
                  <text:p text:style-name="P11"><text:span text:style-name="T13">2.1 Ensure the web browser is in full screen mode</text:span> </text:p>
                </table:table-cell>
              </table:table-row>
              <table:table-row table:style-name="TableLine94369320465776">
                <table:table-cell table:style-name="Table32.A1" office:value-type="string">
                  <text:p text:style-name="P11"><text:span text:style-name="T13">2.2 Compare the website layout to the provided design template, checking that all elements are being displayed properly</text:span> </text:p>
                </table:table-cell>
              </table:table-row>
              <table:table-row table:style-name="TableLine94369320465776">
                <table:table-cell table:style-name="Table32.A1" office:value-type="string">
                  <text:p text:style-name="P11"><text:span text:style-name="T13">2.3 Resize the browser window to half screen mode</text:span> </text:p>
                </table:table-cell>
              </table:table-row>
              <table:table-row table:style-name="TableLine94369320465776">
                <table:table-cell table:style-name="Table32.A1" office:value-type="string">
                  <text:p text:style-name="P11"><text:span text:style-name="T13">2.4 Check that all </text:span><text:soft-page-break/><text:span text:style-name="T13">website elements are still displayed properly</text:span> </text:p>
                </table:table-cell>
              </table:table-row>
              <table:table-row table:style-name="TableLine94369320465776">
                <table:table-cell table:style-name="Table32.A1" office:value-type="string">
                  <text:p text:style-name="P11"><text:span text:style-name="T13">2.5 Check that only the button for viewing or editing the student record is available for the student user account</text:span> </text:p>
                </table:table-cell>
              </table:table-row>
              <table:table-row table:style-name="TableLine94369320465776">
                <table:table-cell table:style-name="Table32.A6" office:value-type="string">
                  <text:p text:style-name="P13"> </text:p>
                </table:table-cell>
              </table:table-row>
            </table:table>
            <text:p text:style-name="P13"> </text:p>
          </table:table-cell>
        </table:table-row>
      </table:table>
      <text:p text:style-name="P37"> </text:p>
      <text:p text:style-name="P43"><text:span text:style-name="T16">Test Completion Indicator: </text:span><text:span text:style-name="T6">The student welcome page has loaded in properly and only the view or edit student record button is available.</text:span><text:span text:style-name="T2"> </text:span></text:p>
      <text:p text:style-name="P44"> </text:p>
      <text:p text:style-name="P43"><text:span text:style-name="T16">Evaluation Process:</text:span> <text:span text:style-name="T6">The web page matches the provided design template document.</text:span><text:span text:style-name="T2"> </text:span></text:p>
      <text:p text:style-name="P41"> </text:p>
      <text:p text:style-name="P38"><text:span text:style-name="T10">2.2.9</text:span> <text:span text:style-name="T10">Test Case 108</text:span> </text:p>
      <text:p text:style-name="P39"><text:span text:style-name="T7">Table 2.2.9 – Edit Student Button Functionality for Student User</text:span><text:span text:style-name="T2"> </text:span></text:p>
      <text:section text:style-name="Sect1" text:name="{278a265b-577c-4283-a0c3-3396078a8dc1}{253}">
        <text:p text:style-name="Text_20_body"/>
      </text:section>
      <table:table table:name="Table33" table:style-name="Table33">
        <table:table-column table:style-name="Table33.A"/>
        <table:table-column table:style-name="Table33.B"/>
        <table:table-row table:style-name="TableLine94369320423712">
          <table:table-cell table:style-name="Table33.A1" office:value-type="string">
            <text:p text:style-name="P10"><text:span text:style-name="T14">Steps</text:span> </text:p>
          </table:table-cell>
          <table:table-cell table:style-name="Table33.A1" office:value-type="string">
            <text:p text:style-name="P10"><text:span text:style-name="T14">Sub-Steps</text:span> </text:p>
          </table:table-cell>
        </table:table-row>
        <table:table-row table:style-name="TableLine94369320423712">
          <table:table-cell table:style-name="Table33.A1" office:value-type="string">
            <text:p text:style-name="P11"><text:span text:style-name="T13">1. Navigate to the student welcome page</text:span> </text:p>
          </table:table-cell>
          <table:table-cell table:style-name="Table33.A1" office:value-type="string">
            <text:p text:style-name="P12"> </text:p>
            <text:section text:style-name="Sect1" text:name="{278a265b-577c-4283-a0c3-3396078a8dc1}{254}">
              <text:p text:style-name="P9"/>
            </text:section>
            <table:table table:name="Table34" table:style-name="Table34">
              <table:table-column table:style-name="Table34.A"/>
              <table:table-row table:style-name="TableLine94369320514176">
                <table:table-cell table:style-name="Table34.A1" office:value-type="string">
                  <text:p text:style-name="P11"><text:span text:style-name="T13">1.1 Open a web </text:span><text:soft-page-break/><text:span text:style-name="T13">browser</text:span> </text:p>
                </table:table-cell>
              </table:table-row>
              <table:table-row table:style-name="TableLine94369320514176">
                <table:table-cell table:style-name="Table34.A1" office:value-type="string">
                  <text:p text:style-name="P11"><text:span text:style-name="T13">1.2 Enter the URL for the test website</text:span> </text:p>
                </table:table-cell>
              </table:table-row>
              <table:table-row table:style-name="TableLine94369320514176">
                <table:table-cell table:style-name="Table34.A1" office:value-type="string">
                  <text:p text:style-name="P11"><text:span text:style-name="T13">1.3 Locate the login button on the home page</text:span> </text:p>
                </table:table-cell>
              </table:table-row>
              <table:table-row table:style-name="TableLine94369320514176">
                <table:table-cell table:style-name="Table34.A1" office:value-type="string">
                  <text:p text:style-name="P11"><text:span text:style-name="T13">1.4 Click the login button</text:span> </text:p>
                </table:table-cell>
              </table:table-row>
              <table:table-row table:style-name="TableLine94369320514176">
                <table:table-cell table:style-name="Table34.A1" office:value-type="string">
                  <text:p text:style-name="P11"><text:span text:style-name="T13">1.5 Type the provided username for the test student account into the username textbox</text:span> </text:p>
                </table:table-cell>
              </table:table-row>
              <table:table-row table:style-name="TableLine94369320514176">
                <table:table-cell table:style-name="Table34.A1" office:value-type="string">
                  <text:p text:style-name="P11"><text:span text:style-name="T13">1.6 Type the provided password for the test student account into the password textbox</text:span> </text:p>
                </table:table-cell>
              </table:table-row>
              <table:table-row table:style-name="TableLine94369320514176">
                <table:table-cell table:style-name="Table34.A1" office:value-type="string">
                  <text:p text:style-name="P11"><text:span text:style-name="T13">1.7 Click the “Log In” button</text:span> </text:p>
                </table:table-cell>
              </table:table-row>
              <table:table-row table:style-name="TableLine94369320514176">
                <table:table-cell table:style-name="Table34.A8" office:value-type="string">
                  <text:p text:style-name="P13"> </text:p>
                </table:table-cell>
              </table:table-row>
            </table:table>
            <text:p text:style-name="P13"><text:soft-page-break/> </text:p>
          </table:table-cell>
        </table:table-row>
        <table:table-row table:style-name="TableLine94369320423712">
          <table:table-cell table:style-name="Table33.A1" office:value-type="string">
            <text:p text:style-name="P11"><text:span text:style-name="T13">2. Navigate to the edit student record</text:span> <text:span text:style-name="T13">page</text:span> </text:p>
          </table:table-cell>
          <table:table-cell table:style-name="Table33.A1" office:value-type="string">
            <text:p text:style-name="P12"> </text:p>
            <text:section text:style-name="Sect1" text:name="{278a265b-577c-4283-a0c3-3396078a8dc1}{255}">
              <text:p text:style-name="P9"/>
            </text:section>
            <table:table table:name="Table35" table:style-name="Table35">
              <table:table-column table:style-name="Table35.A"/>
              <table:table-row table:style-name="TableLine94369320533904">
                <table:table-cell table:style-name="Table35.A1" office:value-type="string">
                  <text:p text:style-name="P11"><text:span text:style-name="T13">2.1</text:span> <text:span text:style-name="T13">Locate the view or edit student record button on the student welcome page</text:span> </text:p>
                </table:table-cell>
              </table:table-row>
              <table:table-row table:style-name="TableLine94369320533904">
                <table:table-cell table:style-name="Table35.A1" office:value-type="string">
                  <text:p text:style-name="P11"><text:span text:style-name="T13">2.2</text:span> <text:span text:style-name="T13">Click the button</text:span> </text:p>
                </table:table-cell>
              </table:table-row>
              <table:table-row table:style-name="TableLine94369320533904">
                <table:table-cell table:style-name="Table35.A1" office:value-type="string">
                  <text:p text:style-name="P11"><text:span text:style-name="T13">2.3</text:span> <text:span text:style-name="T13">The resulting page should display the user’s record. Locate the edit record button</text:span> </text:p>
                </table:table-cell>
              </table:table-row>
              <table:table-row table:style-name="TableLine94369320533904">
                <table:table-cell table:style-name="Table35.A1" office:value-type="string">
                  <text:p text:style-name="P11"><text:span text:style-name="T13">2.4 Click the button</text:span> </text:p>
                </table:table-cell>
              </table:table-row>
              <table:table-row table:style-name="TableLine94369320533904">
                <table:table-cell table:style-name="Table35.A5" office:value-type="string">
                  <text:p text:style-name="P13"> </text:p>
                </table:table-cell>
              </table:table-row>
            </table:table>
            <text:p text:style-name="P13"> </text:p>
          </table:table-cell>
        </table:table-row>
      </table:table>
      <text:p text:style-name="P37"> </text:p>
      <text:p text:style-name="P42"><text:span text:style-name="T16">Test Completion Indicator: </text:span><text:span text:style-name="T15">The edit student record</text:span> <text:span text:style-name="T15">page has been loaded.</text:span> </text:p>
      <text:p text:style-name="P44"> </text:p>
      <text:p text:style-name="P43"><text:span text:style-name="T16">Evaluation Process:</text:span> <text:span text:style-name="T13">The student user is only able to view and edit their account’s record.</text:span>  </text:p>
      <text:p text:style-name="P38">Page Break </text:p>
      <text:p text:style-name="P38"><text:soft-page-break/><text:span text:style-name="T10">2.2.10</text:span> <text:span text:style-name="T10">Test Case 109</text:span> </text:p>
      <text:p text:style-name="P39"><text:span text:style-name="T7">Table 2.2.10 – Faculty Welcome Page</text:span><text:span text:style-name="T2"> </text:span></text:p>
      <text:section text:style-name="Sect1" text:name="{407f0496-6958-4b04-bed2-fca26de1c0be}{1}">
        <text:p text:style-name="Text_20_body"/>
      </text:section>
      <table:table table:name="Table36" table:style-name="Table36">
        <table:table-column table:style-name="Table36.A"/>
        <table:table-column table:style-name="Table36.B"/>
        <table:table-row table:style-name="TableLine94369320502432">
          <table:table-cell table:style-name="Table36.A1" office:value-type="string">
            <text:p text:style-name="P10"><text:span text:style-name="T14">Steps</text:span> </text:p>
          </table:table-cell>
          <table:table-cell table:style-name="Table36.A1" office:value-type="string">
            <text:p text:style-name="P10"><text:span text:style-name="T14">Sub-Steps</text:span> </text:p>
          </table:table-cell>
        </table:table-row>
        <table:table-row table:style-name="TableLine94369320502432">
          <table:table-cell table:style-name="Table36.A1" office:value-type="string">
            <text:p text:style-name="P11"><text:span text:style-name="T13">1. Navigate to the faculty welcome page</text:span> </text:p>
          </table:table-cell>
          <table:table-cell table:style-name="Table36.A1" office:value-type="string">
            <text:p text:style-name="P12"> </text:p>
            <text:section text:style-name="Sect1" text:name="{407f0496-6958-4b04-bed2-fca26de1c0be}{2}">
              <text:p text:style-name="P9"/>
            </text:section>
            <table:table table:name="Table37" table:style-name="Table37">
              <table:table-column table:style-name="Table37.A"/>
              <table:table-row table:style-name="TableLine94369320589152">
                <table:table-cell table:style-name="Table37.A1" office:value-type="string">
                  <text:p text:style-name="P11"><text:span text:style-name="T13">1.1 Open a web browser</text:span> </text:p>
                </table:table-cell>
              </table:table-row>
              <table:table-row table:style-name="TableLine94369320589152">
                <table:table-cell table:style-name="Table37.A1" office:value-type="string">
                  <text:p text:style-name="P11"><text:span text:style-name="T13">1.2 Enter the URL for the test website</text:span> </text:p>
                </table:table-cell>
              </table:table-row>
              <table:table-row table:style-name="TableLine94369320589152">
                <table:table-cell table:style-name="Table37.A1" office:value-type="string">
                  <text:p text:style-name="P11"><text:span text:style-name="T13">1.3 Locate the login button on the home page</text:span> </text:p>
                </table:table-cell>
              </table:table-row>
              <table:table-row table:style-name="TableLine94369320589152">
                <table:table-cell table:style-name="Table37.A1" office:value-type="string">
                  <text:p text:style-name="P11"><text:span text:style-name="T13">1.4 Click the login button</text:span> </text:p>
                </table:table-cell>
              </table:table-row>
              <table:table-row table:style-name="TableLine94369320589152">
                <table:table-cell table:style-name="Table37.A1" office:value-type="string">
                  <text:p text:style-name="P11"><text:span text:style-name="T13">1.5 Type the provided username for the test faculty account into the username textbox</text:span> </text:p>
                </table:table-cell>
              </table:table-row>
              <table:table-row table:style-name="TableLine94369320589152">
                <table:table-cell table:style-name="Table37.A1" office:value-type="string">
                  <text:p text:style-name="P11"><text:span text:style-name="T13">1.6 Type the provided password for the test faculty </text:span><text:soft-page-break/><text:span text:style-name="T13">account into the password textbox</text:span> </text:p>
                </table:table-cell>
              </table:table-row>
              <table:table-row table:style-name="TableLine94369320589152">
                <table:table-cell table:style-name="Table37.A1" office:value-type="string">
                  <text:p text:style-name="P11"><text:span text:style-name="T13">1.7 Click the “Log In” button</text:span> </text:p>
                </table:table-cell>
              </table:table-row>
              <table:table-row table:style-name="TableLine94369320589152">
                <table:table-cell table:style-name="Table37.A8" office:value-type="string">
                  <text:p text:style-name="P13"> </text:p>
                </table:table-cell>
              </table:table-row>
            </table:table>
            <text:p text:style-name="P13"> </text:p>
          </table:table-cell>
        </table:table-row>
        <table:table-row table:style-name="TableLine94369320502432">
          <table:table-cell table:style-name="Table36.A1" office:value-type="string">
            <text:p text:style-name="P11"><text:span text:style-name="T13">2. Ensure the faculty welcome page is displayed properly</text:span> </text:p>
          </table:table-cell>
          <table:table-cell table:style-name="Table36.A1" office:value-type="string">
            <text:p text:style-name="P12"> </text:p>
            <text:section text:style-name="Sect1" text:name="{407f0496-6958-4b04-bed2-fca26de1c0be}{3}">
              <text:p text:style-name="P9"/>
            </text:section>
            <table:table table:name="Table38" table:style-name="Table38">
              <table:table-column table:style-name="Table38.A"/>
              <table:table-row table:style-name="TableLine94369320611088">
                <table:table-cell table:style-name="Table38.A1" office:value-type="string">
                  <text:p text:style-name="P11"><text:span text:style-name="T13">2.1 Ensure the web browser is in full screen mode</text:span> </text:p>
                </table:table-cell>
              </table:table-row>
              <table:table-row table:style-name="TableLine94369320611088">
                <table:table-cell table:style-name="Table38.A1" office:value-type="string">
                  <text:p text:style-name="P11"><text:span text:style-name="T13">2.2 Compare the website layout to the provided design template, checking that all elements are being displayed properly</text:span> </text:p>
                </table:table-cell>
              </table:table-row>
              <table:table-row table:style-name="TableLine94369320611088">
                <table:table-cell table:style-name="Table38.A1" office:value-type="string">
                  <text:p text:style-name="P11"><text:span text:style-name="T13">2.3 Resize the browser window to half screen mode</text:span> </text:p>
                </table:table-cell>
              </table:table-row>
              <table:table-row table:style-name="TableLine94369320611088">
                <table:table-cell table:style-name="Table38.A1" office:value-type="string">
                  <text:p text:style-name="P11"><text:soft-page-break/><text:span text:style-name="T13">2.4 Check that all website elements are still displayed properly</text:span> </text:p>
                </table:table-cell>
              </table:table-row>
              <table:table-row table:style-name="TableLine94369320611088">
                <table:table-cell table:style-name="Table38.A1" office:value-type="string">
                  <text:p text:style-name="P11"><text:span text:style-name="T13">2.5 Check that the search student record button is available</text:span> </text:p>
                </table:table-cell>
              </table:table-row>
              <table:table-row table:style-name="TableLine94369320611088">
                <table:table-cell table:style-name="Table38.A1" office:value-type="string">
                  <text:p text:style-name="P11"><text:span text:style-name="T13">2.6 Check that the edit student record button is available</text:span> </text:p>
                </table:table-cell>
              </table:table-row>
              <table:table-row table:style-name="TableLine94369320611088">
                <table:table-cell table:style-name="Table38.A7" office:value-type="string">
                  <text:p text:style-name="P13"> </text:p>
                </table:table-cell>
              </table:table-row>
            </table:table>
            <text:p text:style-name="P13"> </text:p>
          </table:table-cell>
        </table:table-row>
      </table:table>
      <text:p text:style-name="P37"> </text:p>
      <text:p text:style-name="P43"><text:span text:style-name="T16">Test Completion Indicator: </text:span><text:span text:style-name="T6">The faculty welcome page has loaded in properly and</text:span><text:span text:style-name="T2"> </text:span><text:span text:style-name="T6">only</text:span><text:span text:style-name="T2"> </text:span><text:span text:style-name="T6">the search student records and edit student record buttons are available.</text:span><text:span text:style-name="T2"> </text:span></text:p>
      <text:p text:style-name="P44"> </text:p>
      <text:p text:style-name="P43"><text:span text:style-name="T16">Evaluation Process:</text:span> <text:span text:style-name="T6">The web page matches the provided design template document.</text:span><text:span text:style-name="T2"> </text:span></text:p>
      <text:p text:style-name="P38">Page Break </text:p>
      <text:p text:style-name="P38"><text:span text:style-name="T10">2.2.11</text:span> <text:span text:style-name="T10">Test Case 110</text:span> </text:p>
      <text:p text:style-name="P39"><text:span text:style-name="T7">Table 2.2.11 – Search Student Button Functionality</text:span><text:span text:style-name="T2"> </text:span><text:span text:style-name="T7">for Faculty Users</text:span><text:span text:style-name="T2"> </text:span></text:p>
      <text:section text:style-name="Sect1" text:name="{407f0496-6958-4b04-bed2-fca26de1c0be}{4}">
        <text:p text:style-name="Text_20_body"/>
      </text:section>
      <table:table table:name="Table39" table:style-name="Table39">
        <table:table-column table:style-name="Table39.A"/>
        <table:table-column table:style-name="Table39.B"/>
        <table:table-row table:style-name="TableLine94369320578048">
          <table:table-cell table:style-name="Table39.A1" office:value-type="string">
            <text:p text:style-name="P10"><text:span text:style-name="T14">Steps</text:span> </text:p>
          </table:table-cell>
          <table:table-cell table:style-name="Table39.A1" office:value-type="string">
            <text:p text:style-name="P10"><text:span text:style-name="T14">Sub-Steps</text:span> <text:soft-page-break/></text:p>
          </table:table-cell>
        </table:table-row>
        <table:table-row table:style-name="TableLine94369320578048">
          <table:table-cell table:style-name="Table39.A1" office:value-type="string">
            <text:p text:style-name="P11"><text:span text:style-name="T13">1. Navigate to the faculty welcome page</text:span> </text:p>
          </table:table-cell>
          <table:table-cell table:style-name="Table39.A1" office:value-type="string">
            <text:p text:style-name="P12"> </text:p>
            <text:section text:style-name="Sect1" text:name="{407f0496-6958-4b04-bed2-fca26de1c0be}{5}">
              <text:p text:style-name="P9"/>
            </text:section>
            <table:table table:name="Table40" table:style-name="Table40">
              <table:table-column table:style-name="Table40.A"/>
              <table:table-row table:style-name="TableLine94369320668752">
                <table:table-cell table:style-name="Table40.A1" office:value-type="string">
                  <text:p text:style-name="P11"><text:span text:style-name="T13">1.1 Open a web browser</text:span> </text:p>
                </table:table-cell>
              </table:table-row>
              <table:table-row table:style-name="TableLine94369320668752">
                <table:table-cell table:style-name="Table40.A1" office:value-type="string">
                  <text:p text:style-name="P11"><text:span text:style-name="T13">1.2 Enter the URL for the test website</text:span> </text:p>
                </table:table-cell>
              </table:table-row>
              <table:table-row table:style-name="TableLine94369320668752">
                <table:table-cell table:style-name="Table40.A1" office:value-type="string">
                  <text:p text:style-name="P11"><text:span text:style-name="T13">1.3 Locate the login button on the home page</text:span> </text:p>
                </table:table-cell>
              </table:table-row>
              <table:table-row table:style-name="TableLine94369320668752">
                <table:table-cell table:style-name="Table40.A1" office:value-type="string">
                  <text:p text:style-name="P11"><text:span text:style-name="T13">1.4 Click the login button</text:span> </text:p>
                </table:table-cell>
              </table:table-row>
              <table:table-row table:style-name="TableLine94369320668752">
                <table:table-cell table:style-name="Table40.A1" office:value-type="string">
                  <text:p text:style-name="P11"><text:span text:style-name="T13">1.5 Type the provided username for the test faculty account into the username textbox</text:span> </text:p>
                </table:table-cell>
              </table:table-row>
              <table:table-row table:style-name="TableLine94369320668752">
                <table:table-cell table:style-name="Table40.A1" office:value-type="string">
                  <text:p text:style-name="P11"><text:span text:style-name="T13">1.6 Type the provided password for the test faculty account into the password textbox</text:span> </text:p>
                </table:table-cell>
              </table:table-row>
              <table:table-row table:style-name="TableLine94369320668752">
                <table:table-cell table:style-name="Table40.A1" office:value-type="string">
                  <text:p text:style-name="P11"><text:soft-page-break/><text:span text:style-name="T13">1.7 Click the “Log In” button</text:span> </text:p>
                </table:table-cell>
              </table:table-row>
              <table:table-row table:style-name="TableLine94369320668752">
                <table:table-cell table:style-name="Table40.A8" office:value-type="string">
                  <text:p text:style-name="P13"> </text:p>
                </table:table-cell>
              </table:table-row>
            </table:table>
            <text:p text:style-name="P13"> </text:p>
          </table:table-cell>
        </table:table-row>
        <table:table-row table:style-name="TableLine94369320578048">
          <table:table-cell table:style-name="Table39.A1" office:value-type="string">
            <text:p text:style-name="P11"><text:span text:style-name="T13">2. Navigate to the search student records page</text:span> </text:p>
          </table:table-cell>
          <table:table-cell table:style-name="Table39.A1" office:value-type="string">
            <text:p text:style-name="P12"> </text:p>
            <text:section text:style-name="Sect1" text:name="{407f0496-6958-4b04-bed2-fca26de1c0be}{6}">
              <text:p text:style-name="P9"/>
            </text:section>
            <table:table table:name="Table41" table:style-name="Table41">
              <table:table-column table:style-name="Table41.A"/>
              <table:table-row table:style-name="TableLine94369320698400">
                <table:table-cell table:style-name="Table41.A1" office:value-type="string">
                  <text:p text:style-name="P11"><text:span text:style-name="T13">2.1 Locate the search student records button on the faculty welcome page</text:span> </text:p>
                </table:table-cell>
              </table:table-row>
              <table:table-row table:style-name="TableLine94369320698400">
                <table:table-cell table:style-name="Table41.A1" office:value-type="string">
                  <text:p text:style-name="P11"><text:span text:style-name="T13">2.2 Click the button</text:span> </text:p>
                </table:table-cell>
              </table:table-row>
              <table:table-row table:style-name="TableLine94369320698400">
                <table:table-cell table:style-name="Table41.A3" office:value-type="string">
                  <text:p text:style-name="P13"> </text:p>
                </table:table-cell>
              </table:table-row>
            </table:table>
            <text:p text:style-name="P13"> </text:p>
          </table:table-cell>
        </table:table-row>
      </table:table>
      <text:p text:style-name="P37"> </text:p>
      <text:p text:style-name="P43"><text:span text:style-name="T16">Test Completion Indicator: </text:span><text:span text:style-name="T6">The search student records page has been loaded.</text:span><text:span text:style-name="T2"> </text:span></text:p>
      <text:p text:style-name="P44"> </text:p>
      <text:p text:style-name="P43"><text:span text:style-name="T16">Evaluation Process:</text:span> <text:span text:style-name="T13">View the results on the web page.</text:span> </text:p>
      <text:p text:style-name="P41"> </text:p>
      <text:p text:style-name="P38"><text:span text:style-name="T10">2.2.12</text:span> <text:span text:style-name="T10">Test Case 111</text:span> </text:p>
      <text:p text:style-name="P39"><text:span text:style-name="T7">Table 2.2.12 – Edit Student Button Functionality for Faculty Users</text:span><text:span text:style-name="T2"> </text:span></text:p>
      <text:section text:style-name="Sect1" text:name="{407f0496-6958-4b04-bed2-fca26de1c0be}{7}">
        <text:p text:style-name="Text_20_body"/>
      </text:section>
      <table:table table:name="Table42" table:style-name="Table42">
        <table:table-column table:style-name="Table42.A"/>
        <table:table-column table:style-name="Table42.B"/>
        <table:table-row table:style-name="TableLine94369320727952">
          <table:table-cell table:style-name="Table42.A1" office:value-type="string">
            <text:p text:style-name="P10"><text:span text:style-name="T14">Steps</text:span> </text:p>
          </table:table-cell>
          <table:table-cell table:style-name="Table42.A1" office:value-type="string">
            <text:p text:style-name="P10"><text:span text:style-name="T14">Sub-Steps</text:span> </text:p>
          </table:table-cell>
        </table:table-row>
        <table:table-row table:style-name="TableLine94369320727952">
          <table:table-cell table:style-name="Table42.A1" office:value-type="string">
            <text:p text:style-name="P11"><text:span text:style-name="T13">1. Navigate to the faculty welcome page</text:span> </text:p>
          </table:table-cell>
          <table:table-cell table:style-name="Table42.A1" office:value-type="string">
            <text:p text:style-name="P12"> </text:p>
            <text:section text:style-name="Sect1" text:name="{407f0496-6958-4b04-bed2-fca26de1c0be}{8}">
              <text:p text:style-name="P9"/>
            </text:section>
            <table:table table:name="Table43" table:style-name="Table43">
              <table:table-column table:style-name="Table43.A"/>
              <table:table-row table:style-name="TableLine94369320745008">
                <table:table-cell table:style-name="Table43.A1" office:value-type="string">
                  <text:p text:style-name="P11"><text:soft-page-break/><text:span text:style-name="T13">1.1 Open a web browser</text:span> </text:p>
                </table:table-cell>
              </table:table-row>
              <table:table-row table:style-name="TableLine94369320745008">
                <table:table-cell table:style-name="Table43.A1" office:value-type="string">
                  <text:p text:style-name="P11"><text:span text:style-name="T13">1.2 Enter the URL for the test website</text:span> </text:p>
                </table:table-cell>
              </table:table-row>
              <table:table-row table:style-name="TableLine94369320745008">
                <table:table-cell table:style-name="Table43.A1" office:value-type="string">
                  <text:p text:style-name="P11"><text:span text:style-name="T13">1.3 Locate the login button on the home page</text:span> </text:p>
                </table:table-cell>
              </table:table-row>
              <table:table-row table:style-name="TableLine94369320745008">
                <table:table-cell table:style-name="Table43.A1" office:value-type="string">
                  <text:p text:style-name="P11"><text:span text:style-name="T13">1.4 Click the login button</text:span> </text:p>
                </table:table-cell>
              </table:table-row>
              <table:table-row table:style-name="TableLine94369320745008">
                <table:table-cell table:style-name="Table43.A1" office:value-type="string">
                  <text:p text:style-name="P11"><text:span text:style-name="T13">1.5 Type the provided username for the test faculty account into the username textbox</text:span> </text:p>
                </table:table-cell>
              </table:table-row>
              <table:table-row table:style-name="TableLine94369320745008">
                <table:table-cell table:style-name="Table43.A1" office:value-type="string">
                  <text:p text:style-name="P11"><text:span text:style-name="T13">1.6 Type the provided password for the test faculty account into the password textbox</text:span> </text:p>
                </table:table-cell>
              </table:table-row>
              <table:table-row table:style-name="TableLine94369320745008">
                <table:table-cell table:style-name="Table43.A1" office:value-type="string">
                  <text:p text:style-name="P11"><text:span text:style-name="T13">1.7 Click the “Log In” button</text:span> </text:p>
                </table:table-cell>
              </table:table-row>
              <table:table-row table:style-name="TableLine94369320745008">
                <table:table-cell table:style-name="Table43.A8" office:value-type="string">
                  <text:p text:style-name="P13"><text:soft-page-break/> </text:p>
                </table:table-cell>
              </table:table-row>
            </table:table>
            <text:p text:style-name="P13"> </text:p>
          </table:table-cell>
        </table:table-row>
        <table:table-row table:style-name="TableLine94369320727952">
          <table:table-cell table:style-name="Table42.A1" office:value-type="string">
            <text:p text:style-name="P11"><text:span text:style-name="T13">2. Navigate to the edit student record page</text:span> </text:p>
          </table:table-cell>
          <table:table-cell table:style-name="Table42.A1" office:value-type="string">
            <text:p text:style-name="P12"> </text:p>
            <text:section text:style-name="Sect1" text:name="{407f0496-6958-4b04-bed2-fca26de1c0be}{9}">
              <text:p text:style-name="P9"/>
            </text:section>
            <table:table table:name="Table44" table:style-name="Table44">
              <table:table-column table:style-name="Table44.A"/>
              <table:table-row table:style-name="TableLine94369320774448">
                <table:table-cell table:style-name="Table44.A1" office:value-type="string">
                  <text:p text:style-name="P11"><text:span text:style-name="T13">2.1 Locate the edit student record button on the faculty welcome page</text:span> </text:p>
                </table:table-cell>
              </table:table-row>
              <table:table-row table:style-name="TableLine94369320774448">
                <table:table-cell table:style-name="Table44.A1" office:value-type="string">
                  <text:p text:style-name="P11"><text:span text:style-name="T13">2.2 Click the button</text:span> </text:p>
                </table:table-cell>
              </table:table-row>
              <table:table-row table:style-name="TableLine94369320774448">
                <table:table-cell table:style-name="Table44.A3" office:value-type="string">
                  <text:p text:style-name="P13"> </text:p>
                </table:table-cell>
              </table:table-row>
            </table:table>
            <text:p text:style-name="P13"> </text:p>
          </table:table-cell>
        </table:table-row>
      </table:table>
      <text:p text:style-name="P37"> </text:p>
      <text:p text:style-name="P43"><text:span text:style-name="T16">Test Completion Indicator: </text:span><text:span text:style-name="T6">The edit</text:span><text:span text:style-name="T2"> </text:span><text:span text:style-name="T6">student records page has been loaded.</text:span><text:span text:style-name="T2"> </text:span></text:p>
      <text:p text:style-name="P44"> </text:p>
      <text:p text:style-name="P43"><text:span text:style-name="T16">Evaluation Process:</text:span> <text:span text:style-name="T13">View the results on the web page.</text:span> </text:p>
      <text:p text:style-name="P41"> </text:p>
      <text:p text:style-name="P38"><text:span text:style-name="T10">2.2.13</text:span> <text:span text:style-name="T10">Test Case 112</text:span> </text:p>
      <text:p text:style-name="P39"><text:span text:style-name="T7">Table 2.2.13 – Registrar Staff Welcome Page</text:span><text:span text:style-name="T2"> </text:span></text:p>
      <text:section text:style-name="Sect1" text:name="{407f0496-6958-4b04-bed2-fca26de1c0be}{10}">
        <text:p text:style-name="Text_20_body"/>
      </text:section>
      <table:table table:name="Table45" table:style-name="Table45">
        <table:table-column table:style-name="Table45.A"/>
        <table:table-column table:style-name="Table45.B"/>
        <table:table-row table:style-name="TableLine94369320657664">
          <table:table-cell table:style-name="Table45.A1" office:value-type="string">
            <text:p text:style-name="P10"><text:span text:style-name="T14">Steps</text:span> </text:p>
          </table:table-cell>
          <table:table-cell table:style-name="Table45.A1" office:value-type="string">
            <text:p text:style-name="P10"><text:span text:style-name="T14">Sub-Steps</text:span> </text:p>
          </table:table-cell>
        </table:table-row>
        <table:table-row table:style-name="TableLine94369320657664">
          <table:table-cell table:style-name="Table45.A1" office:value-type="string">
            <text:p text:style-name="P11"><text:span text:style-name="T13">1. Navigate to the registrar staff welcome page</text:span> </text:p>
          </table:table-cell>
          <table:table-cell table:style-name="Table45.A1" office:value-type="string">
            <text:p text:style-name="P12"> </text:p>
            <text:section text:style-name="Sect1" text:name="{407f0496-6958-4b04-bed2-fca26de1c0be}{11}">
              <text:p text:style-name="P9"/>
            </text:section>
            <table:table table:name="Table46" table:style-name="Table46">
              <table:table-column table:style-name="Table46.A"/>
              <table:table-row table:style-name="TableLine94369320819440">
                <table:table-cell table:style-name="Table46.A1" office:value-type="string">
                  <text:p text:style-name="P11"><text:span text:style-name="T13">1.1 Open a web browser</text:span> </text:p>
                </table:table-cell>
              </table:table-row>
              <table:table-row table:style-name="TableLine94369320819440">
                <table:table-cell table:style-name="Table46.A1" office:value-type="string">
                  <text:p text:style-name="P11"><text:soft-page-break/><text:span text:style-name="T13">1.2 Enter the URL for the test website</text:span> </text:p>
                </table:table-cell>
              </table:table-row>
              <table:table-row table:style-name="TableLine94369320819440">
                <table:table-cell table:style-name="Table46.A1" office:value-type="string">
                  <text:p text:style-name="P11"><text:span text:style-name="T13">1.3 Locate the login button on the home page</text:span> </text:p>
                </table:table-cell>
              </table:table-row>
              <table:table-row table:style-name="TableLine94369320819440">
                <table:table-cell table:style-name="Table46.A1" office:value-type="string">
                  <text:p text:style-name="P11"><text:span text:style-name="T13">1.4 Click the login button</text:span> </text:p>
                </table:table-cell>
              </table:table-row>
              <table:table-row table:style-name="TableLine94369320819440">
                <table:table-cell table:style-name="Table46.A1" office:value-type="string">
                  <text:p text:style-name="P11"><text:span text:style-name="T13">1.5 Type the provided username for the test registrar staff account into the username textbox</text:span> </text:p>
                </table:table-cell>
              </table:table-row>
              <table:table-row table:style-name="TableLine94369320819440">
                <table:table-cell table:style-name="Table46.A1" office:value-type="string">
                  <text:p text:style-name="P11"><text:span text:style-name="T13">1.6 Type the provided password for the test registrar staff account into the password textbox</text:span> </text:p>
                </table:table-cell>
              </table:table-row>
              <table:table-row table:style-name="TableLine94369320819440">
                <table:table-cell table:style-name="Table46.A1" office:value-type="string">
                  <text:p text:style-name="P11"><text:span text:style-name="T13">1.7 Click the “Log In” button</text:span> </text:p>
                </table:table-cell>
              </table:table-row>
              <table:table-row table:style-name="TableLine94369320819440">
                <table:table-cell table:style-name="Table46.A8" office:value-type="string">
                  <text:p text:style-name="P13"> </text:p>
                </table:table-cell>
              </table:table-row>
            </table:table>
            <text:p text:style-name="P13"><text:soft-page-break/> </text:p>
          </table:table-cell>
        </table:table-row>
        <table:table-row table:style-name="TableLine94369320657664">
          <table:table-cell table:style-name="Table45.A1" office:value-type="string">
            <text:p text:style-name="P11"><text:span text:style-name="T13">2. Ensure the registrar staff welcome page is displayed properly</text:span> </text:p>
          </table:table-cell>
          <table:table-cell table:style-name="Table45.A1" office:value-type="string">
            <text:p text:style-name="P12"> </text:p>
            <text:section text:style-name="Sect1" text:name="{407f0496-6958-4b04-bed2-fca26de1c0be}{12}">
              <text:p text:style-name="P9"/>
            </text:section>
            <table:table table:name="Table47" table:style-name="Table47">
              <table:table-column table:style-name="Table47.A"/>
              <table:table-row table:style-name="TableLine94369320834256">
                <table:table-cell table:style-name="Table47.A1" office:value-type="string">
                  <text:p text:style-name="P11"><text:span text:style-name="T13">2.1 Ensure the web browser is in full screen mode</text:span> </text:p>
                </table:table-cell>
              </table:table-row>
              <table:table-row table:style-name="TableLine94369320834256">
                <table:table-cell table:style-name="Table47.A1" office:value-type="string">
                  <text:p text:style-name="P11"><text:span text:style-name="T13">2.2 Compare the layout to the design template, checking that all elements are displayed</text:span> <text:span text:style-name="T13">properly</text:span> </text:p>
                </table:table-cell>
              </table:table-row>
              <table:table-row table:style-name="TableLine94369320834256">
                <table:table-cell table:style-name="Table47.A1" office:value-type="string">
                  <text:p text:style-name="P11"><text:span text:style-name="T13">2.3 Resize the browser window to half screen mode</text:span> </text:p>
                </table:table-cell>
              </table:table-row>
              <table:table-row table:style-name="TableLine94369320834256">
                <table:table-cell table:style-name="Table47.A1" office:value-type="string">
                  <text:p text:style-name="P11"><text:span text:style-name="T13">2.4 Check that all website elements are still displayed properly</text:span> </text:p>
                </table:table-cell>
              </table:table-row>
              <table:table-row table:style-name="TableLine94369320834256">
                <table:table-cell table:style-name="Table47.A1" office:value-type="string">
                  <text:p text:style-name="P11"><text:span text:style-name="T13">2.5 Check that the search student record button is available</text:span> </text:p>
                </table:table-cell>
              </table:table-row>
              <table:table-row table:style-name="TableLine94369320834256">
                <table:table-cell table:style-name="Table47.A1" office:value-type="string">
                  <text:p text:style-name="P11"><text:span text:style-name="T13">2.6 Check that the edit student </text:span><text:soft-page-break/><text:span text:style-name="T13">record button is available</text:span> </text:p>
                </table:table-cell>
              </table:table-row>
              <table:table-row table:style-name="TableLine94369320834256">
                <table:table-cell table:style-name="Table47.A1" office:value-type="string">
                  <text:p text:style-name="P11"><text:span text:style-name="T13">2.6 Check that the add student record button is available</text:span> </text:p>
                </table:table-cell>
              </table:table-row>
              <table:table-row table:style-name="TableLine94369320834256">
                <table:table-cell table:style-name="Table47.A1" office:value-type="string">
                  <text:p text:style-name="P11"><text:span text:style-name="T13">2.7 Check that the delete student record button is available</text:span> </text:p>
                </table:table-cell>
              </table:table-row>
              <table:table-row table:style-name="TableLine94369320834256">
                <table:table-cell table:style-name="Table47.A1" office:value-type="string">
                  <text:p text:style-name="P11"><text:span text:style-name="T13">2.8 Check that the assign user roles and permissions button is available</text:span> </text:p>
                </table:table-cell>
              </table:table-row>
              <table:table-row table:style-name="TableLine94369320834256">
                <table:table-cell table:style-name="Table47.A1" office:value-type="string">
                  <text:p text:style-name="P11"><text:span text:style-name="T13">2.9 Check that the view transaction logs button is available</text:span> </text:p>
                </table:table-cell>
              </table:table-row>
              <table:table-row table:style-name="TableLine94369320834256">
                <table:table-cell table:style-name="Table47.A11" office:value-type="string">
                  <text:p text:style-name="P13"> </text:p>
                </table:table-cell>
              </table:table-row>
            </table:table>
            <text:p text:style-name="P13"> </text:p>
          </table:table-cell>
        </table:table-row>
      </table:table>
      <text:p text:style-name="P37"> </text:p>
      <text:p text:style-name="P43"><text:span text:style-name="T16">Test Completion Indicator: </text:span><text:span text:style-name="T6">The registrar staff welcome page has loaded in properly and the search student records, edit student record, add student record, delete student record, assign user roles and permissions, and view transaction logs buttons are displayed.</text:span><text:span text:style-name="T2"> </text:span></text:p>
      <text:p text:style-name="P44"> </text:p>
      <text:p text:style-name="P43"><text:soft-page-break/><text:span text:style-name="T16">Evaluation Process:</text:span> <text:span text:style-name="T6">The web page matches the provided design template document.</text:span><text:span text:style-name="T2"> </text:span></text:p>
      <text:p text:style-name="P41"> </text:p>
      <text:p text:style-name="P38"><text:span text:style-name="T10">2.2.14</text:span> <text:span text:style-name="T10">Test Case 113</text:span> </text:p>
      <text:p text:style-name="P39"><text:span text:style-name="T7">Table 2.2.14 – Search Student Button Functionality for Registrar Staff Users</text:span><text:span text:style-name="T2"> </text:span></text:p>
      <text:section text:style-name="Sect1" text:name="{407f0496-6958-4b04-bed2-fca26de1c0be}{13}">
        <text:p text:style-name="Text_20_body"/>
      </text:section>
      <table:table table:name="Table48" table:style-name="Table48">
        <table:table-column table:style-name="Table48.A"/>
        <table:table-column table:style-name="Table48.B"/>
        <table:table-row table:style-name="TableLine94369320802448">
          <table:table-cell table:style-name="Table48.A1" office:value-type="string">
            <text:p text:style-name="P10"><text:span text:style-name="T14">Steps</text:span> </text:p>
          </table:table-cell>
          <table:table-cell table:style-name="Table48.A1" office:value-type="string">
            <text:p text:style-name="P10"><text:span text:style-name="T14">Sub-Steps</text:span> </text:p>
          </table:table-cell>
        </table:table-row>
        <table:table-row table:style-name="TableLine94369320802448">
          <table:table-cell table:style-name="Table48.A1" office:value-type="string">
            <text:p text:style-name="P11"><text:span text:style-name="T13">1. Navigate to the registrar staff welcome page</text:span> </text:p>
          </table:table-cell>
          <table:table-cell table:style-name="Table48.A1" office:value-type="string">
            <text:p text:style-name="P12"> </text:p>
            <text:section text:style-name="Sect1" text:name="{407f0496-6958-4b04-bed2-fca26de1c0be}{14}">
              <text:p text:style-name="P9"/>
            </text:section>
            <table:table table:name="Table49" table:style-name="Table49">
              <table:table-column table:style-name="Table49.A"/>
              <table:table-row table:style-name="TableLine94369320908832">
                <table:table-cell table:style-name="Table49.A1" office:value-type="string">
                  <text:p text:style-name="P11"><text:span text:style-name="T13">1.1 Open a web browser</text:span> </text:p>
                </table:table-cell>
              </table:table-row>
              <table:table-row table:style-name="TableLine94369320908832">
                <table:table-cell table:style-name="Table49.A1" office:value-type="string">
                  <text:p text:style-name="P11"><text:span text:style-name="T13">1.2 Enter the URL for the test website</text:span> </text:p>
                </table:table-cell>
              </table:table-row>
              <table:table-row table:style-name="TableLine94369320908832">
                <table:table-cell table:style-name="Table49.A1" office:value-type="string">
                  <text:p text:style-name="P11"><text:span text:style-name="T13">1.3 Locate the login button on the home page</text:span> </text:p>
                </table:table-cell>
              </table:table-row>
              <table:table-row table:style-name="TableLine94369320908832">
                <table:table-cell table:style-name="Table49.A1" office:value-type="string">
                  <text:p text:style-name="P11"><text:span text:style-name="T13">1.4 Click the login button</text:span> </text:p>
                </table:table-cell>
              </table:table-row>
              <table:table-row table:style-name="TableLine94369320908832">
                <table:table-cell table:style-name="Table49.A1" office:value-type="string">
                  <text:p text:style-name="P11"><text:span text:style-name="T13">1.5 Type the provided username for the test registrar staff account into the username textbox</text:span> </text:p>
                </table:table-cell>
              </table:table-row>
              <table:table-row table:style-name="TableLine94369320908832">
                <table:table-cell table:style-name="Table49.A1" office:value-type="string">
                  <text:p text:style-name="P11"><text:soft-page-break/><text:span text:style-name="T13">1.6 Type the provided password for the test registrar staff account into the password textbox</text:span> </text:p>
                </table:table-cell>
              </table:table-row>
              <table:table-row table:style-name="TableLine94369320908832">
                <table:table-cell table:style-name="Table49.A1" office:value-type="string">
                  <text:p text:style-name="P11"><text:span text:style-name="T13">1.7 Click the “Log In” button</text:span> </text:p>
                </table:table-cell>
              </table:table-row>
              <table:table-row table:style-name="TableLine94369320908832">
                <table:table-cell table:style-name="Table49.A8" office:value-type="string">
                  <text:p text:style-name="P13"> </text:p>
                </table:table-cell>
              </table:table-row>
            </table:table>
            <text:p text:style-name="P13"> </text:p>
          </table:table-cell>
        </table:table-row>
        <table:table-row table:style-name="TableLine94369320802448">
          <table:table-cell table:style-name="Table48.A1" office:value-type="string">
            <text:p text:style-name="P11"><text:span text:style-name="T13">2. Navigate to the search student records page</text:span> </text:p>
          </table:table-cell>
          <table:table-cell table:style-name="Table48.A1" office:value-type="string">
            <text:p text:style-name="P12"> </text:p>
            <text:section text:style-name="Sect1" text:name="{407f0496-6958-4b04-bed2-fca26de1c0be}{15}">
              <text:p text:style-name="P9"/>
            </text:section>
            <table:table table:name="Table50" table:style-name="Table50">
              <table:table-column table:style-name="Table50.A"/>
              <table:table-row table:style-name="TableLine94369320936336">
                <table:table-cell table:style-name="Table50.A1" office:value-type="string">
                  <text:p text:style-name="P11"><text:span text:style-name="T13">2.1 Locate the search student records button on the registrar staff welcome page</text:span> </text:p>
                </table:table-cell>
              </table:table-row>
              <table:table-row table:style-name="TableLine94369320936336">
                <table:table-cell table:style-name="Table50.A1" office:value-type="string">
                  <text:p text:style-name="P11"><text:span text:style-name="T13">2.2 Click the button</text:span> </text:p>
                </table:table-cell>
              </table:table-row>
              <table:table-row table:style-name="TableLine94369320936336">
                <table:table-cell table:style-name="Table50.A3" office:value-type="string">
                  <text:p text:style-name="P13"> </text:p>
                </table:table-cell>
              </table:table-row>
            </table:table>
            <text:p text:style-name="P13"> </text:p>
          </table:table-cell>
        </table:table-row>
      </table:table>
      <text:p text:style-name="P37"> </text:p>
      <text:p text:style-name="P43"><text:span text:style-name="T16">Test Completion Indicator: </text:span><text:span text:style-name="T6">The search student records page has been loaded.</text:span><text:span text:style-name="T2"> </text:span></text:p>
      <text:p text:style-name="P44"> </text:p>
      <text:p text:style-name="P43"><text:soft-page-break/><text:span text:style-name="T16">Evaluation Process:</text:span> <text:span text:style-name="T13">View the results on the web page.</text:span> </text:p>
      <text:p text:style-name="P41"> </text:p>
      <text:p text:style-name="P38"><text:span text:style-name="T10">2.2.15</text:span> <text:span text:style-name="T10">Test Case 114</text:span> </text:p>
      <text:p text:style-name="P39"><text:span text:style-name="T7">Table 2.2.15 – Edit</text:span><text:span text:style-name="T2"> </text:span><text:span text:style-name="T7">Student Button Functionality for Registrar Staff Users</text:span><text:span text:style-name="T2"> </text:span></text:p>
      <text:section text:style-name="Sect1" text:name="{407f0496-6958-4b04-bed2-fca26de1c0be}{16}">
        <text:p text:style-name="Text_20_body"/>
      </text:section>
      <table:table table:name="Table51" table:style-name="Table51">
        <table:table-column table:style-name="Table51.A"/>
        <table:table-column table:style-name="Table51.B"/>
        <table:table-row table:style-name="TableLine94369320896784">
          <table:table-cell table:style-name="Table51.A1" office:value-type="string">
            <text:p text:style-name="P10"><text:span text:style-name="T14">Steps</text:span> </text:p>
          </table:table-cell>
          <table:table-cell table:style-name="Table51.A1" office:value-type="string">
            <text:p text:style-name="P10"><text:span text:style-name="T14">Sub-Steps</text:span> </text:p>
          </table:table-cell>
        </table:table-row>
        <table:table-row table:style-name="TableLine94369320896784">
          <table:table-cell table:style-name="Table51.A1" office:value-type="string">
            <text:p text:style-name="P11"><text:span text:style-name="T13">1. Navigate to the registrar staff welcome page</text:span> </text:p>
          </table:table-cell>
          <table:table-cell table:style-name="Table51.A1" office:value-type="string">
            <text:p text:style-name="P12"> </text:p>
            <text:section text:style-name="Sect1" text:name="{407f0496-6958-4b04-bed2-fca26de1c0be}{17}">
              <text:p text:style-name="P9"/>
            </text:section>
            <table:table table:name="Table52" table:style-name="Table52">
              <table:table-column table:style-name="Table52.A"/>
              <table:table-row table:style-name="TableLine94369320978240">
                <table:table-cell table:style-name="Table52.A1" office:value-type="string">
                  <text:p text:style-name="P11"><text:span text:style-name="T13">1.1 Open a web browser</text:span> </text:p>
                </table:table-cell>
              </table:table-row>
              <table:table-row table:style-name="TableLine94369320978240">
                <table:table-cell table:style-name="Table52.A1" office:value-type="string">
                  <text:p text:style-name="P11"><text:span text:style-name="T13">1.2 Enter the URL for the test website</text:span> </text:p>
                </table:table-cell>
              </table:table-row>
              <table:table-row table:style-name="TableLine94369320978240">
                <table:table-cell table:style-name="Table52.A1" office:value-type="string">
                  <text:p text:style-name="P11"><text:span text:style-name="T13">1.3 Locate the login button on the home page</text:span> </text:p>
                </table:table-cell>
              </table:table-row>
              <table:table-row table:style-name="TableLine94369320978240">
                <table:table-cell table:style-name="Table52.A1" office:value-type="string">
                  <text:p text:style-name="P11"><text:span text:style-name="T13">1.4 Click the login button</text:span> </text:p>
                </table:table-cell>
              </table:table-row>
              <table:table-row table:style-name="TableLine94369320978240">
                <table:table-cell table:style-name="Table52.A1" office:value-type="string">
                  <text:p text:style-name="P11"><text:span text:style-name="T13">1.5 Type the provided username for the test registrar staff account into the username textbox</text:span> </text:p>
                </table:table-cell>
              </table:table-row>
              <table:table-row table:style-name="TableLine94369320978240">
                <table:table-cell table:style-name="Table52.A1" office:value-type="string">
                  <text:p text:style-name="P11"><text:span text:style-name="T13">1.6 Type the </text:span><text:soft-page-break/><text:span text:style-name="T13">provided password for the test registrar staff account into the password textbox</text:span> </text:p>
                </table:table-cell>
              </table:table-row>
              <table:table-row table:style-name="TableLine94369320978240">
                <table:table-cell table:style-name="Table52.A1" office:value-type="string">
                  <text:p text:style-name="P11"><text:span text:style-name="T13">1.7 Click the “Log In” button</text:span> </text:p>
                </table:table-cell>
              </table:table-row>
              <table:table-row table:style-name="TableLine94369320978240">
                <table:table-cell table:style-name="Table52.A8" office:value-type="string">
                  <text:p text:style-name="P13"> </text:p>
                </table:table-cell>
              </table:table-row>
            </table:table>
            <text:p text:style-name="P13"> </text:p>
          </table:table-cell>
        </table:table-row>
        <table:table-row table:style-name="TableLine94369320896784">
          <table:table-cell table:style-name="Table51.A1" office:value-type="string">
            <text:p text:style-name="P11"><text:span text:style-name="T13">2. Navigate to the edit student record page</text:span> </text:p>
          </table:table-cell>
          <table:table-cell table:style-name="Table51.A1" office:value-type="string">
            <text:p text:style-name="P12"> </text:p>
            <text:section text:style-name="Sect1" text:name="{407f0496-6958-4b04-bed2-fca26de1c0be}{18}">
              <text:p text:style-name="P9"/>
            </text:section>
            <table:table table:name="Table53" table:style-name="Table53">
              <table:table-column table:style-name="Table53.A"/>
              <table:table-row table:style-name="TableLine94369321006224">
                <table:table-cell table:style-name="Table53.A1" office:value-type="string">
                  <text:p text:style-name="P11"><text:span text:style-name="T13">2.1 Locate the edit student record button on the registrar welcome page</text:span> </text:p>
                </table:table-cell>
              </table:table-row>
              <table:table-row table:style-name="TableLine94369321006224">
                <table:table-cell table:style-name="Table53.A1" office:value-type="string">
                  <text:p text:style-name="P11"><text:span text:style-name="T13">2.2 Click the button</text:span> </text:p>
                </table:table-cell>
              </table:table-row>
              <table:table-row table:style-name="TableLine94369321006224">
                <table:table-cell table:style-name="Table53.A3" office:value-type="string">
                  <text:p text:style-name="P13"> </text:p>
                </table:table-cell>
              </table:table-row>
            </table:table>
            <text:p text:style-name="P13"> </text:p>
          </table:table-cell>
        </table:table-row>
      </table:table>
      <text:p text:style-name="P37"> </text:p>
      <text:p text:style-name="P43"><text:span text:style-name="T16">Test Completion Indicator: </text:span><text:span text:style-name="T6">The edit student records page has been loaded.</text:span><text:span text:style-name="T2"> </text:span></text:p>
      <text:p text:style-name="P44"> </text:p>
      <text:p text:style-name="P43"><text:span text:style-name="T16">Evaluation Process:</text:span> <text:span text:style-name="T13">View the results on the web page.</text:span> </text:p>
      <text:p text:style-name="P38"><text:soft-page-break/>Page Break </text:p>
      <text:p text:style-name="P38"><text:span text:style-name="T10">2.2.16</text:span> <text:span text:style-name="T10">Test Case 115</text:span> </text:p>
      <text:p text:style-name="P39"><text:span text:style-name="T7">Table 2.2.16 – Add Student Button Functionality for Registrar Staff Users</text:span><text:span text:style-name="T2"> </text:span></text:p>
      <text:section text:style-name="Sect1" text:name="{407f0496-6958-4b04-bed2-fca26de1c0be}{19}">
        <text:p text:style-name="Text_20_body"/>
      </text:section>
      <table:table table:name="Table54" table:style-name="Table54">
        <table:table-column table:style-name="Table54.A"/>
        <table:table-column table:style-name="Table54.B"/>
        <table:table-row table:style-name="TableLine94369320908448">
          <table:table-cell table:style-name="Table54.A1" office:value-type="string">
            <text:p text:style-name="P10"><text:span text:style-name="T14">Steps</text:span> </text:p>
          </table:table-cell>
          <table:table-cell table:style-name="Table54.A1" office:value-type="string">
            <text:p text:style-name="P10"><text:span text:style-name="T14">Sub-Steps</text:span> </text:p>
          </table:table-cell>
        </table:table-row>
        <table:table-row table:style-name="TableLine94369320908448">
          <table:table-cell table:style-name="Table54.A1" office:value-type="string">
            <text:p text:style-name="P11"><text:span text:style-name="T13">1. Navigate to the registrar staff welcome page</text:span> </text:p>
          </table:table-cell>
          <table:table-cell table:style-name="Table54.A1" office:value-type="string">
            <text:p text:style-name="P12"> </text:p>
            <text:section text:style-name="Sect1" text:name="{407f0496-6958-4b04-bed2-fca26de1c0be}{20}">
              <text:p text:style-name="P9"/>
            </text:section>
            <table:table table:name="Table55" table:style-name="Table55">
              <table:table-column table:style-name="Table55.A"/>
              <table:table-row table:style-name="TableLine94369321045120">
                <table:table-cell table:style-name="Table55.A1" office:value-type="string">
                  <text:p text:style-name="P11"><text:span text:style-name="T13">1.1 Open a web browser</text:span> </text:p>
                </table:table-cell>
              </table:table-row>
              <table:table-row table:style-name="TableLine94369321045120">
                <table:table-cell table:style-name="Table55.A1" office:value-type="string">
                  <text:p text:style-name="P11"><text:span text:style-name="T13">1.2 Enter the URL for the test website</text:span> </text:p>
                </table:table-cell>
              </table:table-row>
              <table:table-row table:style-name="TableLine94369321045120">
                <table:table-cell table:style-name="Table55.A1" office:value-type="string">
                  <text:p text:style-name="P11"><text:span text:style-name="T13">1.3 Locate the login button on the home page</text:span> </text:p>
                </table:table-cell>
              </table:table-row>
              <table:table-row table:style-name="TableLine94369321045120">
                <table:table-cell table:style-name="Table55.A1" office:value-type="string">
                  <text:p text:style-name="P11"><text:span text:style-name="T13">1.4 Click the login button</text:span> </text:p>
                </table:table-cell>
              </table:table-row>
              <table:table-row table:style-name="TableLine94369321045120">
                <table:table-cell table:style-name="Table55.A1" office:value-type="string">
                  <text:p text:style-name="P11"><text:span text:style-name="T13">1.5 Type the provided username for the test registrar staff account into the username textbox</text:span> </text:p>
                </table:table-cell>
              </table:table-row>
              <table:table-row table:style-name="TableLine94369321045120">
                <table:table-cell table:style-name="Table55.A1" office:value-type="string">
                  <text:p text:style-name="P11"><text:span text:style-name="T13">1.6 Type the provided password </text:span><text:soft-page-break/><text:span text:style-name="T13">for the test registrar staff account into the password textbox</text:span> </text:p>
                </table:table-cell>
              </table:table-row>
              <table:table-row table:style-name="TableLine94369321045120">
                <table:table-cell table:style-name="Table55.A1" office:value-type="string">
                  <text:p text:style-name="P11"><text:span text:style-name="T13">1.7 Click the “Log In” button</text:span> </text:p>
                </table:table-cell>
              </table:table-row>
              <table:table-row table:style-name="TableLine94369321045120">
                <table:table-cell table:style-name="Table55.A8" office:value-type="string">
                  <text:p text:style-name="P13"> </text:p>
                </table:table-cell>
              </table:table-row>
            </table:table>
            <text:p text:style-name="P13"> </text:p>
          </table:table-cell>
        </table:table-row>
        <table:table-row table:style-name="TableLine94369320908448">
          <table:table-cell table:style-name="Table54.A1" office:value-type="string">
            <text:p text:style-name="P11"><text:span text:style-name="T13">2. Navigate to the add student record page</text:span> </text:p>
          </table:table-cell>
          <table:table-cell table:style-name="Table54.A1" office:value-type="string">
            <text:p text:style-name="P12"> </text:p>
            <text:section text:style-name="Sect1" text:name="{407f0496-6958-4b04-bed2-fca26de1c0be}{21}">
              <text:p text:style-name="P9"/>
            </text:section>
            <table:table table:name="Table56" table:style-name="Table56">
              <table:table-column table:style-name="Table56.A"/>
              <table:table-row table:style-name="TableLine94369321073120">
                <table:table-cell table:style-name="Table56.A1" office:value-type="string">
                  <text:p text:style-name="P11"><text:span text:style-name="T13">2.1 Locate the add student record button on the registrar welcome page</text:span> </text:p>
                </table:table-cell>
              </table:table-row>
              <table:table-row table:style-name="TableLine94369321073120">
                <table:table-cell table:style-name="Table56.A1" office:value-type="string">
                  <text:p text:style-name="P11"><text:span text:style-name="T13">2.2 Click the button</text:span> </text:p>
                </table:table-cell>
              </table:table-row>
              <table:table-row table:style-name="TableLine94369321073120">
                <table:table-cell table:style-name="Table56.A3" office:value-type="string">
                  <text:p text:style-name="P13"> </text:p>
                </table:table-cell>
              </table:table-row>
            </table:table>
            <text:p text:style-name="P13"> </text:p>
          </table:table-cell>
        </table:table-row>
      </table:table>
      <text:p text:style-name="P37"> </text:p>
      <text:p text:style-name="P43"><text:span text:style-name="T16">Test Completion Indicator: </text:span><text:span text:style-name="T6">The add student records page has been loaded.</text:span><text:span text:style-name="T2"> </text:span></text:p>
      <text:p text:style-name="P44"> </text:p>
      <text:p text:style-name="P43"><text:span text:style-name="T16">Evaluation Process:</text:span> <text:span text:style-name="T13">View the results on the web page.</text:span> </text:p>
      <text:p text:style-name="P45"> </text:p>
      <text:p text:style-name="P38"><text:soft-page-break/><text:span text:style-name="T10">2.2.17</text:span> <text:span text:style-name="T10">Test Case 116</text:span> </text:p>
      <text:p text:style-name="P39"><text:span text:style-name="T7">Table 2.2.17 – Delete</text:span><text:span text:style-name="T2"> </text:span><text:span text:style-name="T7">Student Button Functionality for Registrar Staff Users</text:span><text:span text:style-name="T2"> </text:span></text:p>
      <text:section text:style-name="Sect1" text:name="{407f0496-6958-4b04-bed2-fca26de1c0be}{22}">
        <text:p text:style-name="Text_20_body"/>
      </text:section>
      <table:table table:name="Table57" table:style-name="Table57">
        <table:table-column table:style-name="Table57.A"/>
        <table:table-column table:style-name="Table57.B"/>
        <table:table-row table:style-name="TableLine94369321047728">
          <table:table-cell table:style-name="Table57.A1" office:value-type="string">
            <text:p text:style-name="P10"><text:span text:style-name="T14">Steps</text:span> </text:p>
          </table:table-cell>
          <table:table-cell table:style-name="Table57.A1" office:value-type="string">
            <text:p text:style-name="P10"><text:span text:style-name="T14">Sub-Steps</text:span> </text:p>
          </table:table-cell>
        </table:table-row>
        <table:table-row table:style-name="TableLine94369321047728">
          <table:table-cell table:style-name="Table57.A1" office:value-type="string">
            <text:p text:style-name="P11"><text:span text:style-name="T13">1. Navigate to the registrar staff welcome page</text:span> </text:p>
          </table:table-cell>
          <table:table-cell table:style-name="Table57.A1" office:value-type="string">
            <text:p text:style-name="P12"> </text:p>
            <text:section text:style-name="Sect1" text:name="{407f0496-6958-4b04-bed2-fca26de1c0be}{23}">
              <text:p text:style-name="P9"/>
            </text:section>
            <table:table table:name="Table58" table:style-name="Table58">
              <table:table-column table:style-name="Table58.A"/>
              <table:table-row table:style-name="TableLine94369321121280">
                <table:table-cell table:style-name="Table58.A1" office:value-type="string">
                  <text:p text:style-name="P11"><text:span text:style-name="T13">1.1 Open a web browser</text:span> </text:p>
                </table:table-cell>
              </table:table-row>
              <table:table-row table:style-name="TableLine94369321121280">
                <table:table-cell table:style-name="Table58.A1" office:value-type="string">
                  <text:p text:style-name="P11"><text:span text:style-name="T13">1.2 Enter the URL for the test website</text:span> </text:p>
                </table:table-cell>
              </table:table-row>
              <table:table-row table:style-name="TableLine94369321121280">
                <table:table-cell table:style-name="Table58.A1" office:value-type="string">
                  <text:p text:style-name="P11"><text:span text:style-name="T13">1.3 Locate the login button on the home page</text:span> </text:p>
                </table:table-cell>
              </table:table-row>
              <table:table-row table:style-name="TableLine94369321121280">
                <table:table-cell table:style-name="Table58.A1" office:value-type="string">
                  <text:p text:style-name="P11"><text:span text:style-name="T13">1.4 Click the login button</text:span> </text:p>
                </table:table-cell>
              </table:table-row>
              <table:table-row table:style-name="TableLine94369321121280">
                <table:table-cell table:style-name="Table58.A1" office:value-type="string">
                  <text:p text:style-name="P11"><text:span text:style-name="T13">1.5 Type the provided username for the test registrar staff account into the username textbox</text:span> </text:p>
                </table:table-cell>
              </table:table-row>
              <table:table-row table:style-name="TableLine94369321121280">
                <table:table-cell table:style-name="Table58.A1" office:value-type="string">
                  <text:p text:style-name="P11"><text:span text:style-name="T13">1.6 Type the provided password for the test </text:span><text:soft-page-break/><text:span text:style-name="T13">registrar staff account into the password textbox</text:span> </text:p>
                </table:table-cell>
              </table:table-row>
              <table:table-row table:style-name="TableLine94369321121280">
                <table:table-cell table:style-name="Table58.A1" office:value-type="string">
                  <text:p text:style-name="P11"><text:span text:style-name="T13">1.7 Click the “Log In” button</text:span> </text:p>
                </table:table-cell>
              </table:table-row>
              <table:table-row table:style-name="TableLine94369321121280">
                <table:table-cell table:style-name="Table58.A8" office:value-type="string">
                  <text:p text:style-name="P13"> </text:p>
                </table:table-cell>
              </table:table-row>
            </table:table>
            <text:p text:style-name="P13"> </text:p>
          </table:table-cell>
        </table:table-row>
        <table:table-row table:style-name="TableLine94369321047728">
          <table:table-cell table:style-name="Table57.A1" office:value-type="string">
            <text:p text:style-name="P11"><text:span text:style-name="T13">2. Navigate to the delete student record page</text:span> </text:p>
          </table:table-cell>
          <table:table-cell table:style-name="Table57.A1" office:value-type="string">
            <text:p text:style-name="P12"> </text:p>
            <text:section text:style-name="Sect1" text:name="{407f0496-6958-4b04-bed2-fca26de1c0be}{24}">
              <text:p text:style-name="P9"/>
            </text:section>
            <table:table table:name="Table59" table:style-name="Table59">
              <table:table-column table:style-name="Table59.A"/>
              <table:table-row table:style-name="TableLine94369321148896">
                <table:table-cell table:style-name="Table59.A1" office:value-type="string">
                  <text:p text:style-name="P11"><text:span text:style-name="T13">2.1 Locate the delete student record button on the registrar welcome page</text:span> </text:p>
                </table:table-cell>
              </table:table-row>
              <table:table-row table:style-name="TableLine94369321148896">
                <table:table-cell table:style-name="Table59.A1" office:value-type="string">
                  <text:p text:style-name="P11"><text:span text:style-name="T13">2.2 Click the button</text:span> </text:p>
                </table:table-cell>
              </table:table-row>
              <table:table-row table:style-name="TableLine94369321148896">
                <table:table-cell table:style-name="Table59.A3" office:value-type="string">
                  <text:p text:style-name="P13"> </text:p>
                </table:table-cell>
              </table:table-row>
            </table:table>
            <text:p text:style-name="P13"> </text:p>
          </table:table-cell>
        </table:table-row>
      </table:table>
      <text:p text:style-name="P37"> </text:p>
      <text:p text:style-name="P43"><text:span text:style-name="T16">Test Completion Indicator: </text:span><text:span text:style-name="T6">The delete student records page has been loaded.</text:span><text:span text:style-name="T2"> </text:span></text:p>
      <text:p text:style-name="P44"> </text:p>
      <text:p text:style-name="P43"><text:span text:style-name="T16">Evaluation Process:</text:span> <text:span text:style-name="T13">View the results on the web page.</text:span> </text:p>
      <text:p text:style-name="P45"> </text:p>
      <text:p text:style-name="P38"><text:span text:style-name="T10">2.2.18</text:span> <text:span text:style-name="T10">Test Case 117</text:span> </text:p>
      <text:p text:style-name="P39"><text:soft-page-break/><text:span text:style-name="T7">Table 2.2.18 – Assign Permissions and Roles Button Functionality for Registrar Staff Users</text:span><text:span text:style-name="T2"> </text:span></text:p>
      <text:section text:style-name="Sect1" text:name="{407f0496-6958-4b04-bed2-fca26de1c0be}{25}">
        <text:p text:style-name="Text_20_body"/>
      </text:section>
      <table:table table:name="Table60" table:style-name="Table60">
        <table:table-column table:style-name="Table60.A"/>
        <table:table-column table:style-name="Table60.B"/>
        <table:table-row table:style-name="TableLine94369321122688">
          <table:table-cell table:style-name="Table60.A1" office:value-type="string">
            <text:p text:style-name="P10"><text:span text:style-name="T14">Steps</text:span> </text:p>
          </table:table-cell>
          <table:table-cell table:style-name="Table60.A1" office:value-type="string">
            <text:p text:style-name="P10"><text:span text:style-name="T14">Sub-Steps</text:span> </text:p>
          </table:table-cell>
        </table:table-row>
        <table:table-row table:style-name="TableLine94369321122688">
          <table:table-cell table:style-name="Table60.A1" office:value-type="string">
            <text:p text:style-name="P11"><text:span text:style-name="T13">1. Navigate to the registrar staff welcome page</text:span> </text:p>
          </table:table-cell>
          <table:table-cell table:style-name="Table60.A1" office:value-type="string">
            <text:p text:style-name="P12"> </text:p>
            <text:section text:style-name="Sect1" text:name="{407f0496-6958-4b04-bed2-fca26de1c0be}{26}">
              <text:p text:style-name="P9"/>
            </text:section>
            <table:table table:name="Table61" table:style-name="Table61">
              <table:table-column table:style-name="Table61.A"/>
              <table:table-row table:style-name="TableLine94369321189872">
                <table:table-cell table:style-name="Table61.A1" office:value-type="string">
                  <text:p text:style-name="P11"><text:span text:style-name="T13">1.1 Open a web browser</text:span> </text:p>
                </table:table-cell>
              </table:table-row>
              <table:table-row table:style-name="TableLine94369321189872">
                <table:table-cell table:style-name="Table61.A1" office:value-type="string">
                  <text:p text:style-name="P11"><text:span text:style-name="T13">1.2 Enter the URL for the test website</text:span> </text:p>
                </table:table-cell>
              </table:table-row>
              <table:table-row table:style-name="TableLine94369321189872">
                <table:table-cell table:style-name="Table61.A1" office:value-type="string">
                  <text:p text:style-name="P11"><text:span text:style-name="T13">1.3 Locate the login button on the home page</text:span> </text:p>
                </table:table-cell>
              </table:table-row>
              <table:table-row table:style-name="TableLine94369321189872">
                <table:table-cell table:style-name="Table61.A1" office:value-type="string">
                  <text:p text:style-name="P11"><text:span text:style-name="T13">1.4 Click the login button</text:span> </text:p>
                </table:table-cell>
              </table:table-row>
              <table:table-row table:style-name="TableLine94369321189872">
                <table:table-cell table:style-name="Table61.A1" office:value-type="string">
                  <text:p text:style-name="P11"><text:span text:style-name="T13">1.5 Type the provided username for the test registrar staff account into the username textbox</text:span> </text:p>
                </table:table-cell>
              </table:table-row>
              <table:table-row table:style-name="TableLine94369321189872">
                <table:table-cell table:style-name="Table61.A1" office:value-type="string">
                  <text:p text:style-name="P11"><text:span text:style-name="T13">1.6 Type the provided password for the test registrar </text:span><text:soft-page-break/><text:span text:style-name="T13">staff account into the password textbox</text:span> </text:p>
                </table:table-cell>
              </table:table-row>
              <table:table-row table:style-name="TableLine94369321189872">
                <table:table-cell table:style-name="Table61.A1" office:value-type="string">
                  <text:p text:style-name="P11"><text:span text:style-name="T13">1.7 Click the “Log In” button</text:span> </text:p>
                </table:table-cell>
              </table:table-row>
              <table:table-row table:style-name="TableLine94369321189872">
                <table:table-cell table:style-name="Table61.A8" office:value-type="string">
                  <text:p text:style-name="P13"> </text:p>
                </table:table-cell>
              </table:table-row>
            </table:table>
            <text:p text:style-name="P13"> </text:p>
          </table:table-cell>
        </table:table-row>
        <table:table-row table:style-name="TableLine94369321122688">
          <table:table-cell table:style-name="Table60.A1" office:value-type="string">
            <text:p text:style-name="P11"><text:span text:style-name="T13">2. Navigate to the assign user permissions and roles page</text:span> </text:p>
          </table:table-cell>
          <table:table-cell table:style-name="Table60.A1" office:value-type="string">
            <text:p text:style-name="P12"> </text:p>
            <text:section text:style-name="Sect1" text:name="{407f0496-6958-4b04-bed2-fca26de1c0be}{27}">
              <text:p text:style-name="P9"/>
            </text:section>
            <table:table table:name="Table62" table:style-name="Table62">
              <table:table-column table:style-name="Table62.A"/>
              <table:table-row table:style-name="TableLine94369321201648">
                <table:table-cell table:style-name="Table62.A1" office:value-type="string">
                  <text:p text:style-name="P11"><text:span text:style-name="T13">2.1 Locate the assign user permissions and roles button on the registrar welcome page</text:span> </text:p>
                </table:table-cell>
              </table:table-row>
              <table:table-row table:style-name="TableLine94369321201648">
                <table:table-cell table:style-name="Table62.A1" office:value-type="string">
                  <text:p text:style-name="P11"><text:span text:style-name="T13">2.2 Click the button</text:span> </text:p>
                </table:table-cell>
              </table:table-row>
              <table:table-row table:style-name="TableLine94369321201648">
                <table:table-cell table:style-name="Table62.A3" office:value-type="string">
                  <text:p text:style-name="P13"> </text:p>
                </table:table-cell>
              </table:table-row>
            </table:table>
            <text:p text:style-name="P13"> </text:p>
          </table:table-cell>
        </table:table-row>
      </table:table>
      <text:p text:style-name="P37"> </text:p>
      <text:p text:style-name="P43"><text:span text:style-name="T16">Test Completion Indicator: </text:span><text:span text:style-name="T6">The </text:span><text:span text:style-name="T13">assign user permissions and roles </text:span><text:span text:style-name="T6">page has been loaded.</text:span><text:span text:style-name="T2"> </text:span></text:p>
      <text:p text:style-name="P44"> </text:p>
      <text:p text:style-name="P43"><text:span text:style-name="T16">Evaluation Process:</text:span> <text:span text:style-name="T13">View the results on the web page.</text:span> </text:p>
      <text:p text:style-name="P38">Page Break </text:p>
      <text:p text:style-name="P38"><text:soft-page-break/><text:span text:style-name="T10">2.2.19</text:span> <text:span text:style-name="T10">Test Case 118</text:span> </text:p>
      <text:p text:style-name="P39"><text:span text:style-name="T7">Table 2.2.19 – View Transaction Logs Button Functionality for Registrar Staff Users</text:span><text:span text:style-name="T2"> </text:span></text:p>
      <text:section text:style-name="Sect1" text:name="{407f0496-6958-4b04-bed2-fca26de1c0be}{28}">
        <text:p text:style-name="Text_20_body"/>
      </text:section>
      <table:table table:name="Table63" table:style-name="Table63">
        <table:table-column table:style-name="Table63.A"/>
        <table:table-column table:style-name="Table63.B"/>
        <table:table-row table:style-name="TableLine94369321247312">
          <table:table-cell table:style-name="Table63.A1" office:value-type="string">
            <text:p text:style-name="P10"><text:span text:style-name="T14">Steps</text:span> </text:p>
          </table:table-cell>
          <table:table-cell table:style-name="Table63.A1" office:value-type="string">
            <text:p text:style-name="P10"><text:span text:style-name="T14">Sub-Steps</text:span> </text:p>
          </table:table-cell>
        </table:table-row>
        <table:table-row table:style-name="TableLine94369321247312">
          <table:table-cell table:style-name="Table63.A1" office:value-type="string">
            <text:p text:style-name="P11"><text:span text:style-name="T13">1. Navigate to the registrar staff welcome page</text:span> </text:p>
          </table:table-cell>
          <table:table-cell table:style-name="Table63.A1" office:value-type="string">
            <text:p text:style-name="P12"> </text:p>
            <text:section text:style-name="Sect1" text:name="{407f0496-6958-4b04-bed2-fca26de1c0be}{29}">
              <text:p text:style-name="P9"/>
            </text:section>
            <table:table table:name="Table64" table:style-name="Table64">
              <table:table-column table:style-name="Table64.A"/>
              <table:table-row table:style-name="TableLine94369321257936">
                <table:table-cell table:style-name="Table64.A1" office:value-type="string">
                  <text:p text:style-name="P11"><text:span text:style-name="T13">1.1 Open a web browser</text:span> </text:p>
                </table:table-cell>
              </table:table-row>
              <table:table-row table:style-name="TableLine94369321257936">
                <table:table-cell table:style-name="Table64.A1" office:value-type="string">
                  <text:p text:style-name="P11"><text:span text:style-name="T13">1.2 Enter the URL for the test website</text:span> </text:p>
                </table:table-cell>
              </table:table-row>
              <table:table-row table:style-name="TableLine94369321257936">
                <table:table-cell table:style-name="Table64.A1" office:value-type="string">
                  <text:p text:style-name="P11"><text:span text:style-name="T13">1.3 Locate the login button on the home page</text:span> </text:p>
                </table:table-cell>
              </table:table-row>
              <table:table-row table:style-name="TableLine94369321257936">
                <table:table-cell table:style-name="Table64.A1" office:value-type="string">
                  <text:p text:style-name="P11"><text:span text:style-name="T13">1.4 Click the login button</text:span> </text:p>
                </table:table-cell>
              </table:table-row>
              <table:table-row table:style-name="TableLine94369321257936">
                <table:table-cell table:style-name="Table64.A1" office:value-type="string">
                  <text:p text:style-name="P11"><text:span text:style-name="T13">1.5 Type the provided username for the test registrar staff account into the username textbox</text:span> </text:p>
                </table:table-cell>
              </table:table-row>
              <table:table-row table:style-name="TableLine94369321257936">
                <table:table-cell table:style-name="Table64.A1" office:value-type="string">
                  <text:p text:style-name="P11"><text:span text:style-name="T13">1.6 Type the provided password </text:span><text:soft-page-break/><text:span text:style-name="T13">for the test registrar staff account into the password textbox</text:span> </text:p>
                </table:table-cell>
              </table:table-row>
              <table:table-row table:style-name="TableLine94369321257936">
                <table:table-cell table:style-name="Table64.A1" office:value-type="string">
                  <text:p text:style-name="P11"><text:span text:style-name="T13">1.7 Click the “Log In” button</text:span> </text:p>
                </table:table-cell>
              </table:table-row>
              <table:table-row table:style-name="TableLine94369321257936">
                <table:table-cell table:style-name="Table64.A8" office:value-type="string">
                  <text:p text:style-name="P13"> </text:p>
                </table:table-cell>
              </table:table-row>
            </table:table>
            <text:p text:style-name="P13"> </text:p>
          </table:table-cell>
        </table:table-row>
        <table:table-row table:style-name="TableLine94369321247312">
          <table:table-cell table:style-name="Table63.A1" office:value-type="string">
            <text:p text:style-name="P11"><text:span text:style-name="T13">2. Navigate to the assign user permissions and roles page</text:span> </text:p>
          </table:table-cell>
          <table:table-cell table:style-name="Table63.A1" office:value-type="string">
            <text:p text:style-name="P12"> </text:p>
            <text:section text:style-name="Sect1" text:name="{407f0496-6958-4b04-bed2-fca26de1c0be}{30}">
              <text:p text:style-name="P9"/>
            </text:section>
            <table:table table:name="Table65" table:style-name="Table65">
              <table:table-column table:style-name="Table65.A"/>
              <table:table-row table:style-name="TableLine94369321260736">
                <table:table-cell table:style-name="Table65.A1" office:value-type="string">
                  <text:p text:style-name="P11"><text:span text:style-name="T13">2.1 Locate the view transaction logs</text:span> <text:span text:style-name="T13">button on the registrar welcome page</text:span> </text:p>
                </table:table-cell>
              </table:table-row>
              <table:table-row table:style-name="TableLine94369321260736">
                <table:table-cell table:style-name="Table65.A1" office:value-type="string">
                  <text:p text:style-name="P11"><text:span text:style-name="T13">2.2 Click the button</text:span> </text:p>
                </table:table-cell>
              </table:table-row>
              <table:table-row table:style-name="TableLine94369321260736">
                <table:table-cell table:style-name="Table65.A3" office:value-type="string">
                  <text:p text:style-name="P13"> </text:p>
                </table:table-cell>
              </table:table-row>
            </table:table>
            <text:p text:style-name="P13"> </text:p>
          </table:table-cell>
        </table:table-row>
      </table:table>
      <text:p text:style-name="P37"> </text:p>
      <text:p text:style-name="P43"><text:span text:style-name="T16">Test Completion Indicator: </text:span><text:span text:style-name="T6">The </text:span><text:span text:style-name="T13">assign view transaction logs </text:span><text:span text:style-name="T6">page has been loaded.</text:span><text:span text:style-name="T2"> </text:span></text:p>
      <text:p text:style-name="P44"> </text:p>
      <text:p text:style-name="P43"><text:span text:style-name="T16">Evaluation Process:</text:span> <text:span text:style-name="T13">View the results on the web page.</text:span> </text:p>
      <text:p text:style-name="P45"> </text:p>
      <text:p text:style-name="P38"><text:soft-page-break/><text:span text:style-name="T10">2.2.20</text:span> <text:span text:style-name="T10">Test Case 119</text:span> </text:p>
      <text:p text:style-name="P39"><text:span text:style-name="T7">Table 2.2.20 – View Student Record</text:span><text:span text:style-name="T2"> </text:span><text:span text:style-name="T7">Page for Student Users</text:span><text:span text:style-name="T2"> </text:span></text:p>
      <text:section text:style-name="Sect1" text:name="{407f0496-6958-4b04-bed2-fca26de1c0be}{31}">
        <text:p text:style-name="Text_20_body"/>
      </text:section>
      <table:table table:name="Table66" table:style-name="Table66">
        <table:table-column table:style-name="Table66.A"/>
        <table:table-column table:style-name="Table66.B"/>
        <table:table-row table:style-name="TableLine94369321187760">
          <table:table-cell table:style-name="Table66.A1" office:value-type="string">
            <text:p text:style-name="P10"><text:span text:style-name="T14">Steps</text:span> </text:p>
          </table:table-cell>
          <table:table-cell table:style-name="Table66.A1" office:value-type="string">
            <text:p text:style-name="P10"><text:span text:style-name="T14">Sub-Steps</text:span> </text:p>
          </table:table-cell>
        </table:table-row>
        <table:table-row table:style-name="TableLine94369321187760">
          <table:table-cell table:style-name="Table66.A1" office:value-type="string">
            <text:p text:style-name="P11"><text:span text:style-name="T13">1. Navigate to the student welcome page</text:span> </text:p>
          </table:table-cell>
          <table:table-cell table:style-name="Table66.A1" office:value-type="string">
            <text:p text:style-name="P12"> </text:p>
            <text:section text:style-name="Sect1" text:name="{407f0496-6958-4b04-bed2-fca26de1c0be}{32}">
              <text:p text:style-name="P9"/>
            </text:section>
            <table:table table:name="Table67" table:style-name="Table67">
              <table:table-column table:style-name="Table67.A"/>
              <table:table-row table:style-name="TableLine94369321327184">
                <table:table-cell table:style-name="Table67.A1" office:value-type="string">
                  <text:p text:style-name="P11"><text:span text:style-name="T13">1.1 Open a web browser</text:span> </text:p>
                </table:table-cell>
              </table:table-row>
              <table:table-row table:style-name="TableLine94369321327184">
                <table:table-cell table:style-name="Table67.A1" office:value-type="string">
                  <text:p text:style-name="P11"><text:span text:style-name="T13">1.2 Enter the URL for the test website</text:span> </text:p>
                </table:table-cell>
              </table:table-row>
              <table:table-row table:style-name="TableLine94369321327184">
                <table:table-cell table:style-name="Table67.A1" office:value-type="string">
                  <text:p text:style-name="P11"><text:span text:style-name="T13">1.3 Locate the login button on the home page</text:span> </text:p>
                </table:table-cell>
              </table:table-row>
              <table:table-row table:style-name="TableLine94369321327184">
                <table:table-cell table:style-name="Table67.A1" office:value-type="string">
                  <text:p text:style-name="P11"><text:span text:style-name="T13">1.4 Click the login button</text:span> </text:p>
                </table:table-cell>
              </table:table-row>
              <table:table-row table:style-name="TableLine94369321327184">
                <table:table-cell table:style-name="Table67.A1" office:value-type="string">
                  <text:p text:style-name="P11"><text:span text:style-name="T13">1.5 Type the provided username for the test student account into the username textbox</text:span> </text:p>
                </table:table-cell>
              </table:table-row>
              <table:table-row table:style-name="TableLine94369321327184">
                <table:table-cell table:style-name="Table67.A1" office:value-type="string">
                  <text:p text:style-name="P11"><text:span text:style-name="T13">1.6 Type the provided password for the test student </text:span><text:soft-page-break/><text:span text:style-name="T13">account into the password textbox</text:span> </text:p>
                </table:table-cell>
              </table:table-row>
              <table:table-row table:style-name="TableLine94369321327184">
                <table:table-cell table:style-name="Table67.A1" office:value-type="string">
                  <text:p text:style-name="P11"><text:span text:style-name="T13">1.7 Click the “Log In” button</text:span> </text:p>
                </table:table-cell>
              </table:table-row>
              <table:table-row table:style-name="TableLine94369321327184">
                <table:table-cell table:style-name="Table67.A8" office:value-type="string">
                  <text:p text:style-name="P13"> </text:p>
                </table:table-cell>
              </table:table-row>
            </table:table>
            <text:p text:style-name="P13"> </text:p>
          </table:table-cell>
        </table:table-row>
        <table:table-row table:style-name="TableLine94369321187760">
          <table:table-cell table:style-name="Table66.A1" office:value-type="string">
            <text:p text:style-name="P11"><text:span text:style-name="T13">2. Navigate to the view or edit student record page</text:span> </text:p>
          </table:table-cell>
          <table:table-cell table:style-name="Table66.A1" office:value-type="string">
            <text:p text:style-name="P12"> </text:p>
            <text:section text:style-name="Sect1" text:name="{407f0496-6958-4b04-bed2-fca26de1c0be}{33}">
              <text:p text:style-name="P9"/>
            </text:section>
            <table:table table:name="Table68" table:style-name="Table68">
              <table:table-column table:style-name="Table68.A"/>
              <table:table-row table:style-name="TableLine94369321351136">
                <table:table-cell table:style-name="Table68.A1" office:value-type="string">
                  <text:p text:style-name="P11"><text:span text:style-name="T13">2.1 Locate the view or edit student record button on the student welcome page</text:span> </text:p>
                </table:table-cell>
              </table:table-row>
              <table:table-row table:style-name="TableLine94369321351136">
                <table:table-cell table:style-name="Table68.A1" office:value-type="string">
                  <text:p text:style-name="P11"><text:span text:style-name="T13">2.2 Click the button</text:span> </text:p>
                </table:table-cell>
              </table:table-row>
              <table:table-row table:style-name="TableLine94369321351136">
                <table:table-cell table:style-name="Table68.A1" office:value-type="string">
                  <text:p text:style-name="P11"><text:span text:style-name="T13">2.3 Check that the record is displayed correctly</text:span> <text:span text:style-name="T13">according to the provided example</text:span> </text:p>
                </table:table-cell>
              </table:table-row>
              <table:table-row table:style-name="TableLine94369321351136">
                <table:table-cell table:style-name="Table68.A4" office:value-type="string">
                  <text:p text:style-name="P13"> </text:p>
                </table:table-cell>
              </table:table-row>
            </table:table>
            <text:p text:style-name="P13"> </text:p>
          </table:table-cell>
        </table:table-row>
      </table:table>
      <text:p text:style-name="P37"> </text:p>
      <text:p text:style-name="P43"><text:soft-page-break/><text:span text:style-name="T16">Test Completion Indicator: </text:span><text:span text:style-name="T6">The student user account’s record is displayed.</text:span><text:span text:style-name="T2"> </text:span></text:p>
      <text:p text:style-name="P44"> </text:p>
      <text:p text:style-name="P43"><text:span text:style-name="T16">Evaluation Process:</text:span> <text:span text:style-name="T13">Only the student user account’s record is displayed, and the record matches the provided example record.</text:span> </text:p>
      <text:p text:style-name="P41"> </text:p>
      <text:p text:style-name="P38"><text:span text:style-name="T10">2.2.21 Test Case 120</text:span> </text:p>
      <text:p text:style-name="P39"><text:span text:style-name="T7">Table 2.2.21 – View Student Record</text:span><text:span text:style-name="T2"> </text:span><text:span text:style-name="T7">Page for Faculty Users</text:span><text:span text:style-name="T2"> </text:span></text:p>
      <text:section text:style-name="Sect1" text:name="{407f0496-6958-4b04-bed2-fca26de1c0be}{34}">
        <text:p text:style-name="Text_20_body"/>
      </text:section>
      <table:table table:name="Table69" table:style-name="Table69">
        <table:table-column table:style-name="Table69.A"/>
        <table:table-column table:style-name="Table69.B"/>
        <table:table-row table:style-name="TableLine94369321386480">
          <table:table-cell table:style-name="Table69.A1" office:value-type="string">
            <text:p text:style-name="P10"><text:span text:style-name="T14">Steps</text:span> </text:p>
          </table:table-cell>
          <table:table-cell table:style-name="Table69.A1" office:value-type="string">
            <text:p text:style-name="P10"><text:span text:style-name="T14">Sub-Steps</text:span> </text:p>
          </table:table-cell>
        </table:table-row>
        <table:table-row table:style-name="TableLine94369321386480">
          <table:table-cell table:style-name="Table69.A1" office:value-type="string">
            <text:p text:style-name="P11"><text:span text:style-name="T13">1. Navigate to the faculty welcome page</text:span> </text:p>
          </table:table-cell>
          <table:table-cell table:style-name="Table69.A1" office:value-type="string">
            <text:p text:style-name="P12"> </text:p>
            <text:section text:style-name="Sect1" text:name="{407f0496-6958-4b04-bed2-fca26de1c0be}{35}">
              <text:p text:style-name="P9"/>
            </text:section>
            <table:table table:name="Table70" table:style-name="Table70">
              <table:table-column table:style-name="Table70.A"/>
              <table:table-row table:style-name="TableLine94369321398720">
                <table:table-cell table:style-name="Table70.A1" office:value-type="string">
                  <text:p text:style-name="P11"><text:span text:style-name="T13">1.1 Open a web browser</text:span> </text:p>
                </table:table-cell>
              </table:table-row>
              <table:table-row table:style-name="TableLine94369321398720">
                <table:table-cell table:style-name="Table70.A1" office:value-type="string">
                  <text:p text:style-name="P11"><text:span text:style-name="T13">1.2 Enter the URL for the test website</text:span> </text:p>
                </table:table-cell>
              </table:table-row>
              <table:table-row table:style-name="TableLine94369321398720">
                <table:table-cell table:style-name="Table70.A1" office:value-type="string">
                  <text:p text:style-name="P11"><text:span text:style-name="T13">1.3 Locate the login button on the home page</text:span> </text:p>
                </table:table-cell>
              </table:table-row>
              <table:table-row table:style-name="TableLine94369321398720">
                <table:table-cell table:style-name="Table70.A1" office:value-type="string">
                  <text:p text:style-name="P11"><text:span text:style-name="T13">1.4 Click the login button</text:span> </text:p>
                </table:table-cell>
              </table:table-row>
              <table:table-row table:style-name="TableLine94369321398720">
                <table:table-cell table:style-name="Table70.A1" office:value-type="string">
                  <text:p text:style-name="P11"><text:span text:style-name="T13">1.5 Type the provided username for the test faculty account into the username </text:span><text:soft-page-break/><text:span text:style-name="T13">textbox</text:span> </text:p>
                </table:table-cell>
              </table:table-row>
              <table:table-row table:style-name="TableLine94369321398720">
                <table:table-cell table:style-name="Table70.A1" office:value-type="string">
                  <text:p text:style-name="P11"><text:span text:style-name="T13">1.6 Type the provided password for the test faculty account into the password textbox</text:span> </text:p>
                </table:table-cell>
              </table:table-row>
              <table:table-row table:style-name="TableLine94369321398720">
                <table:table-cell table:style-name="Table70.A1" office:value-type="string">
                  <text:p text:style-name="P11"><text:span text:style-name="T13">1.7 Click the “Log In” button</text:span> </text:p>
                </table:table-cell>
              </table:table-row>
              <table:table-row table:style-name="TableLine94369321398720">
                <table:table-cell table:style-name="Table70.A8" office:value-type="string">
                  <text:p text:style-name="P13"> </text:p>
                </table:table-cell>
              </table:table-row>
            </table:table>
            <text:p text:style-name="P13"> </text:p>
          </table:table-cell>
        </table:table-row>
        <table:table-row table:style-name="TableLine94369321386480">
          <table:table-cell table:style-name="Table69.A1" office:value-type="string">
            <text:p text:style-name="P11"><text:span text:style-name="T13">2. Navigate to the search student records page</text:span> </text:p>
          </table:table-cell>
          <table:table-cell table:style-name="Table69.A1" office:value-type="string">
            <text:p text:style-name="P12"> </text:p>
            <text:section text:style-name="Sect1" text:name="{407f0496-6958-4b04-bed2-fca26de1c0be}{36}">
              <text:p text:style-name="P9"/>
            </text:section>
            <table:table table:name="Table71" table:style-name="Table71">
              <table:table-column table:style-name="Table71.A"/>
              <table:table-row table:style-name="TableLine94369321427152">
                <table:table-cell table:style-name="Table71.A1" office:value-type="string">
                  <text:p text:style-name="P11"><text:span text:style-name="T13">2.1 Locate the search student records button on the faculty welcome page</text:span> </text:p>
                </table:table-cell>
              </table:table-row>
              <table:table-row table:style-name="TableLine94369321427152">
                <table:table-cell table:style-name="Table71.A1" office:value-type="string">
                  <text:p text:style-name="P11"><text:span text:style-name="T13">2.2 Click the button</text:span> </text:p>
                </table:table-cell>
              </table:table-row>
              <table:table-row table:style-name="TableLine94369321427152">
                <table:table-cell table:style-name="Table71.A1" office:value-type="string">
                  <text:p text:style-name="P11"><text:span text:style-name="T13">2.3 Enter the provided search terms into the search records textbox</text:span> </text:p>
                </table:table-cell>
              </table:table-row>
              <table:table-row table:style-name="TableLine94369321427152">
                <table:table-cell table:style-name="Table71.A1" office:value-type="string">
                  <text:p text:style-name="P11"><text:soft-page-break/><text:span text:style-name="T13">2.4 Click the “search records” button</text:span> </text:p>
                </table:table-cell>
              </table:table-row>
              <table:table-row table:style-name="TableLine94369321427152">
                <table:table-cell table:style-name="Table71.A5" office:value-type="string">
                  <text:p text:style-name="P13"> </text:p>
                </table:table-cell>
              </table:table-row>
            </table:table>
            <text:p text:style-name="P13"> </text:p>
          </table:table-cell>
        </table:table-row>
        <table:table-row table:style-name="TableLine94369321386480">
          <table:table-cell table:style-name="Table69.A1" office:value-type="string">
            <text:p text:style-name="P11"><text:span text:style-name="T13">3. Select a record to display</text:span> </text:p>
          </table:table-cell>
          <table:table-cell table:style-name="Table69.A1" office:value-type="string">
            <text:p text:style-name="P13"> </text:p>
            <text:section text:style-name="Sect1" text:name="{407f0496-6958-4b04-bed2-fca26de1c0be}{37}">
              <text:p text:style-name="P9"/>
            </text:section>
            <table:table table:name="Table72" table:style-name="Table72">
              <table:table-column table:style-name="Table72.A"/>
              <table:table-row table:style-name="TableLine94369321431936">
                <table:table-cell table:style-name="Table72.A1" office:value-type="string">
                  <text:p text:style-name="P11"><text:span text:style-name="T13">3.1 Click on one of the records returned by the search</text:span> </text:p>
                </table:table-cell>
              </table:table-row>
              <table:table-row table:style-name="TableLine94369321431936">
                <table:table-cell table:style-name="Table72.A1" office:value-type="string">
                  <text:p text:style-name="P11"><text:span text:style-name="T13">3.2 Click the view student record button</text:span> </text:p>
                </table:table-cell>
              </table:table-row>
              <table:table-row table:style-name="TableLine94369321431936">
                <table:table-cell table:style-name="Table72.A1" office:value-type="string">
                  <text:p text:style-name="P11"><text:span text:style-name="T13">3.3 Check that the record is displayed correctly according to the provided example</text:span> </text:p>
                </table:table-cell>
              </table:table-row>
              <table:table-row table:style-name="TableLine94369321431936">
                <table:table-cell table:style-name="Table72.A4" office:value-type="string">
                  <text:p text:style-name="P13"> </text:p>
                </table:table-cell>
              </table:table-row>
            </table:table>
            <text:p text:style-name="P12"> </text:p>
          </table:table-cell>
        </table:table-row>
      </table:table>
      <text:p text:style-name="P37"> </text:p>
      <text:p text:style-name="P43"><text:span text:style-name="T16">Test Completion Indicator: </text:span><text:span text:style-name="T6">The selected student record is being displayed.</text:span><text:span text:style-name="T2"> </text:span></text:p>
      <text:p text:style-name="P43"><text:span text:style-name="T16">Evaluation Process:</text:span> <text:span text:style-name="T13">The format of the displayed student record matches the example in the design template document.</text:span> </text:p>
      <text:p text:style-name="P41"> </text:p>
      <text:p text:style-name="P38"><text:soft-page-break/><text:span text:style-name="T10">2.2.22</text:span> <text:span text:style-name="T10">Test Case 121</text:span> </text:p>
      <text:p text:style-name="P39"><text:span text:style-name="T7">Table 2.2.22 – View Student Record</text:span><text:span text:style-name="T2"> </text:span><text:span text:style-name="T7">Page for Registrar Staff Users</text:span><text:span text:style-name="T2"> </text:span></text:p>
      <text:section text:style-name="Sect1" text:name="{407f0496-6958-4b04-bed2-fca26de1c0be}{38}">
        <text:p text:style-name="Text_20_body"/>
      </text:section>
      <table:table table:name="Table73" table:style-name="Table73">
        <table:table-column table:style-name="Table73.A"/>
        <table:table-column table:style-name="Table73.B"/>
        <table:table-row table:style-name="TableLine94369321483392">
          <table:table-cell table:style-name="Table73.A1" office:value-type="string">
            <text:p text:style-name="P10"><text:span text:style-name="T14">Steps</text:span> </text:p>
          </table:table-cell>
          <table:table-cell table:style-name="Table73.A1" office:value-type="string">
            <text:p text:style-name="P10"><text:span text:style-name="T14">Sub-Steps</text:span> </text:p>
          </table:table-cell>
        </table:table-row>
        <table:table-row table:style-name="TableLine94369321483392">
          <table:table-cell table:style-name="Table73.A1" office:value-type="string">
            <text:p text:style-name="P11"><text:span text:style-name="T13">1. Navigate to the registrar staff welcome page</text:span> </text:p>
          </table:table-cell>
          <table:table-cell table:style-name="Table73.A1" office:value-type="string">
            <text:p text:style-name="P12"> </text:p>
            <text:section text:style-name="Sect1" text:name="{407f0496-6958-4b04-bed2-fca26de1c0be}{39}">
              <text:p text:style-name="P9"/>
            </text:section>
            <table:table table:name="Table74" table:style-name="Table74">
              <table:table-column table:style-name="Table74.A"/>
              <table:table-row table:style-name="TableLine94369321484192">
                <table:table-cell table:style-name="Table74.A1" office:value-type="string">
                  <text:p text:style-name="P11"><text:span text:style-name="T13">1.1 Open a web browser</text:span> </text:p>
                </table:table-cell>
              </table:table-row>
              <table:table-row table:style-name="TableLine94369321484192">
                <table:table-cell table:style-name="Table74.A1" office:value-type="string">
                  <text:p text:style-name="P11"><text:span text:style-name="T13">1.2 Enter the URL for the test website</text:span> </text:p>
                </table:table-cell>
              </table:table-row>
              <table:table-row table:style-name="TableLine94369321484192">
                <table:table-cell table:style-name="Table74.A1" office:value-type="string">
                  <text:p text:style-name="P11"><text:span text:style-name="T13">1.3 Locate the login button on the home page</text:span> </text:p>
                </table:table-cell>
              </table:table-row>
              <table:table-row table:style-name="TableLine94369321484192">
                <table:table-cell table:style-name="Table74.A1" office:value-type="string">
                  <text:p text:style-name="P11"><text:span text:style-name="T13">1.4 Click the login button</text:span> </text:p>
                </table:table-cell>
              </table:table-row>
              <table:table-row table:style-name="TableLine94369321484192">
                <table:table-cell table:style-name="Table74.A1" office:value-type="string">
                  <text:p text:style-name="P11"><text:span text:style-name="T13">1.5 Type the provided username for the test registrar staff account into the username textbox</text:span> </text:p>
                </table:table-cell>
              </table:table-row>
              <table:table-row table:style-name="TableLine94369321484192">
                <table:table-cell table:style-name="Table74.A1" office:value-type="string">
                  <text:p text:style-name="P11"><text:span text:style-name="T13">1.6 Type the provided password for the test </text:span><text:soft-page-break/><text:span text:style-name="T13">registrar staff account into the password textbox</text:span> </text:p>
                </table:table-cell>
              </table:table-row>
              <table:table-row table:style-name="TableLine94369321484192">
                <table:table-cell table:style-name="Table74.A1" office:value-type="string">
                  <text:p text:style-name="P11"><text:span text:style-name="T13">1.7 Click the “Log In” button</text:span> </text:p>
                </table:table-cell>
              </table:table-row>
              <table:table-row table:style-name="TableLine94369321484192">
                <table:table-cell table:style-name="Table74.A8" office:value-type="string">
                  <text:p text:style-name="P13"> </text:p>
                </table:table-cell>
              </table:table-row>
            </table:table>
            <text:p text:style-name="P13"> </text:p>
          </table:table-cell>
        </table:table-row>
        <table:table-row table:style-name="TableLine94369321483392">
          <table:table-cell table:style-name="Table73.A1" office:value-type="string">
            <text:p text:style-name="P11"><text:span text:style-name="T13">2. Navigate to the search student records page</text:span> </text:p>
          </table:table-cell>
          <table:table-cell table:style-name="Table73.A1" office:value-type="string">
            <text:p text:style-name="P12"> </text:p>
            <text:section text:style-name="Sect1" text:name="{407f0496-6958-4b04-bed2-fca26de1c0be}{40}">
              <text:p text:style-name="P9"/>
            </text:section>
            <table:table table:name="Table75" table:style-name="Table75">
              <table:table-column table:style-name="Table75.A"/>
              <table:table-row table:style-name="TableLine94369321521968">
                <table:table-cell table:style-name="Table75.A1" office:value-type="string">
                  <text:p text:style-name="P11"><text:span text:style-name="T13">2.1 Locate the search student records button on the registrar staff welcome page</text:span> </text:p>
                </table:table-cell>
              </table:table-row>
              <table:table-row table:style-name="TableLine94369321521968">
                <table:table-cell table:style-name="Table75.A1" office:value-type="string">
                  <text:p text:style-name="P11"><text:span text:style-name="T13">2.2 Click the button</text:span> </text:p>
                </table:table-cell>
              </table:table-row>
              <table:table-row table:style-name="TableLine94369321521968">
                <table:table-cell table:style-name="Table75.A1" office:value-type="string">
                  <text:p text:style-name="P11"><text:span text:style-name="T13">2.3 Enter the provided search terms into the search records textbox</text:span> </text:p>
                </table:table-cell>
              </table:table-row>
              <table:table-row table:style-name="TableLine94369321521968">
                <table:table-cell table:style-name="Table75.A1" office:value-type="string">
                  <text:p text:style-name="P11"><text:span text:style-name="T13">2.4 Click the “search records” </text:span><text:soft-page-break/><text:span text:style-name="T13">button</text:span> </text:p>
                </table:table-cell>
              </table:table-row>
              <table:table-row table:style-name="TableLine94369321521968">
                <table:table-cell table:style-name="Table75.A5" office:value-type="string">
                  <text:p text:style-name="P13"> </text:p>
                </table:table-cell>
              </table:table-row>
            </table:table>
            <text:p text:style-name="P13"> </text:p>
          </table:table-cell>
        </table:table-row>
        <table:table-row table:style-name="TableLine94369321483392">
          <table:table-cell table:style-name="Table73.A1" office:value-type="string">
            <text:p text:style-name="P11"><text:span text:style-name="T13">3. Select a record to display</text:span> </text:p>
          </table:table-cell>
          <table:table-cell table:style-name="Table73.A1" office:value-type="string">
            <text:p text:style-name="P13"> </text:p>
            <text:section text:style-name="Sect1" text:name="{407f0496-6958-4b04-bed2-fca26de1c0be}{41}">
              <text:p text:style-name="P9"/>
            </text:section>
            <table:table table:name="Table76" table:style-name="Table76">
              <table:table-column table:style-name="Table76.A"/>
              <table:table-row table:style-name="TableLine94369321537632">
                <table:table-cell table:style-name="Table76.A1" office:value-type="string">
                  <text:p text:style-name="P11"><text:span text:style-name="T13">3.1 Click on one of the records returned by the search</text:span> </text:p>
                </table:table-cell>
              </table:table-row>
              <table:table-row table:style-name="TableLine94369321537632">
                <table:table-cell table:style-name="Table76.A1" office:value-type="string">
                  <text:p text:style-name="P11"><text:span text:style-name="T13">3.2 Click the view student record button</text:span> </text:p>
                </table:table-cell>
              </table:table-row>
              <table:table-row table:style-name="TableLine94369321537632">
                <table:table-cell table:style-name="Table76.A1" office:value-type="string">
                  <text:p text:style-name="P11"><text:span text:style-name="T13">3.3 Check that the record is displayed correctly according to the provided example</text:span> </text:p>
                </table:table-cell>
              </table:table-row>
              <table:table-row table:style-name="TableLine94369321537632">
                <table:table-cell table:style-name="Table76.A4" office:value-type="string">
                  <text:p text:style-name="P13"> </text:p>
                </table:table-cell>
              </table:table-row>
            </table:table>
            <text:p text:style-name="P12"> </text:p>
          </table:table-cell>
        </table:table-row>
      </table:table>
      <text:p text:style-name="P37"> </text:p>
      <text:p text:style-name="P43"><text:span text:style-name="T16">Test Completion Indicator: </text:span><text:span text:style-name="T6">The selected student record is being displayed.</text:span><text:span text:style-name="T2"> </text:span></text:p>
      <text:p text:style-name="P44"> </text:p>
      <text:p text:style-name="P43"><text:span text:style-name="T16">Evaluation Process:</text:span> <text:span text:style-name="T13">The format of the displayed student record matches the example in the design template document.</text:span> </text:p>
      <text:p text:style-name="P38">Page Break </text:p>
      <text:p text:style-name="P38"><text:span text:style-name="T10">2.2.23</text:span> <text:span text:style-name="T10">Test Case 122</text:span> </text:p>
      <text:p text:style-name="P39"><text:soft-page-break/><text:span text:style-name="T7">Table 2.2.23 – Search Student Records Page for Faculty Users</text:span><text:span text:style-name="T2"> </text:span></text:p>
      <text:section text:style-name="Sect1" text:name="{407f0496-6958-4b04-bed2-fca26de1c0be}{42}">
        <text:p text:style-name="Text_20_body"/>
      </text:section>
      <table:table table:name="Table77" table:style-name="Table77">
        <table:table-column table:style-name="Table77.A"/>
        <table:table-column table:style-name="Table77.B"/>
        <table:table-row table:style-name="TableLine94369321580704">
          <table:table-cell table:style-name="Table77.A1" office:value-type="string">
            <text:p text:style-name="P10"><text:span text:style-name="T14">Steps</text:span> </text:p>
          </table:table-cell>
          <table:table-cell table:style-name="Table77.A1" office:value-type="string">
            <text:p text:style-name="P10"><text:span text:style-name="T14">Sub-Steps</text:span> </text:p>
          </table:table-cell>
        </table:table-row>
        <table:table-row table:style-name="TableLine94369321580704">
          <table:table-cell table:style-name="Table77.A1" office:value-type="string">
            <text:p text:style-name="P11"><text:span text:style-name="T13">1. Navigate to the faculty welcome page</text:span> </text:p>
          </table:table-cell>
          <table:table-cell table:style-name="Table77.A1" office:value-type="string">
            <text:p text:style-name="P12"> </text:p>
            <text:section text:style-name="Sect1" text:name="{407f0496-6958-4b04-bed2-fca26de1c0be}{43}">
              <text:p text:style-name="P9"/>
            </text:section>
            <table:table table:name="Table78" table:style-name="Table78">
              <table:table-column table:style-name="Table78.A"/>
              <table:table-row table:style-name="TableLine94369321588736">
                <table:table-cell table:style-name="Table78.A1" office:value-type="string">
                  <text:p text:style-name="P11"><text:span text:style-name="T13">1.1 Open a web browser</text:span> </text:p>
                </table:table-cell>
              </table:table-row>
              <table:table-row table:style-name="TableLine94369321588736">
                <table:table-cell table:style-name="Table78.A1" office:value-type="string">
                  <text:p text:style-name="P11"><text:span text:style-name="T13">1.2 Enter the URL for the test website</text:span> </text:p>
                </table:table-cell>
              </table:table-row>
              <table:table-row table:style-name="TableLine94369321588736">
                <table:table-cell table:style-name="Table78.A1" office:value-type="string">
                  <text:p text:style-name="P11"><text:span text:style-name="T13">1.3 Locate the login button on the home page</text:span> </text:p>
                </table:table-cell>
              </table:table-row>
              <table:table-row table:style-name="TableLine94369321588736">
                <table:table-cell table:style-name="Table78.A1" office:value-type="string">
                  <text:p text:style-name="P11"><text:span text:style-name="T13">1.4 Click the login button</text:span> </text:p>
                </table:table-cell>
              </table:table-row>
              <table:table-row table:style-name="TableLine94369321588736">
                <table:table-cell table:style-name="Table78.A1" office:value-type="string">
                  <text:p text:style-name="P11"><text:span text:style-name="T13">1.5 Type the provided username for the test faculty account into the username textbox</text:span> </text:p>
                </table:table-cell>
              </table:table-row>
              <table:table-row table:style-name="TableLine94369321588736">
                <table:table-cell table:style-name="Table78.A1" office:value-type="string">
                  <text:p text:style-name="P11"><text:span text:style-name="T13">1.6 Type the provided password for the test faculty account into the </text:span><text:soft-page-break/><text:span text:style-name="T13">password textbox</text:span> </text:p>
                </table:table-cell>
              </table:table-row>
              <table:table-row table:style-name="TableLine94369321588736">
                <table:table-cell table:style-name="Table78.A1" office:value-type="string">
                  <text:p text:style-name="P11"><text:span text:style-name="T13">1.7 Click the “Log In” button</text:span> </text:p>
                </table:table-cell>
              </table:table-row>
              <table:table-row table:style-name="TableLine94369321588736">
                <table:table-cell table:style-name="Table78.A8" office:value-type="string">
                  <text:p text:style-name="P13"> </text:p>
                </table:table-cell>
              </table:table-row>
            </table:table>
            <text:p text:style-name="P13"> </text:p>
          </table:table-cell>
        </table:table-row>
        <table:table-row table:style-name="TableLine94369321580704">
          <table:table-cell table:style-name="Table77.A1" office:value-type="string">
            <text:p text:style-name="P11"><text:span text:style-name="T13">2. Navigate to the search student records page</text:span> </text:p>
          </table:table-cell>
          <table:table-cell table:style-name="Table77.A1" office:value-type="string">
            <text:p text:style-name="P12"> </text:p>
            <text:section text:style-name="Sect1" text:name="{407f0496-6958-4b04-bed2-fca26de1c0be}{44}">
              <text:p text:style-name="P9"/>
            </text:section>
            <table:table table:name="Table79" table:style-name="Table79">
              <table:table-column table:style-name="Table79.A"/>
              <table:table-row table:style-name="TableLine94369321617776">
                <table:table-cell table:style-name="Table79.A1" office:value-type="string">
                  <text:p text:style-name="P11"><text:span text:style-name="T13">2.1 Locate the search student records button on the faculty welcome page</text:span> </text:p>
                </table:table-cell>
              </table:table-row>
              <table:table-row table:style-name="TableLine94369321617776">
                <table:table-cell table:style-name="Table79.A1" office:value-type="string">
                  <text:p text:style-name="P11"><text:span text:style-name="T13">2.2 Click the button</text:span> </text:p>
                </table:table-cell>
              </table:table-row>
              <table:table-row table:style-name="TableLine94369321617776">
                <table:table-cell table:style-name="Table79.A1" office:value-type="string">
                  <text:p text:style-name="P11"><text:span text:style-name="T13">2.3 Enter the provided search terms into the search records textbox</text:span> </text:p>
                </table:table-cell>
              </table:table-row>
              <table:table-row table:style-name="TableLine94369321617776">
                <table:table-cell table:style-name="Table79.A1" office:value-type="string">
                  <text:p text:style-name="P11"><text:span text:style-name="T13">2.4 Click the “search records” button</text:span> </text:p>
                </table:table-cell>
              </table:table-row>
              <table:table-row table:style-name="TableLine94369321617776">
                <table:table-cell table:style-name="Table79.A5" office:value-type="string">
                  <text:p text:style-name="P13"> </text:p>
                </table:table-cell>
              </table:table-row>
            </table:table>
            <text:p text:style-name="P13"> </text:p>
          </table:table-cell>
        </table:table-row>
        <text:soft-page-break/>
        <table:table-row table:style-name="TableLine94369321580704">
          <table:table-cell table:style-name="Table77.A1" office:value-type="string">
            <text:p text:style-name="P11"><text:span text:style-name="T13">3. Ensure that the search student records page is displayed properly</text:span> </text:p>
          </table:table-cell>
          <table:table-cell table:style-name="Table77.A1" office:value-type="string">
            <text:p text:style-name="P13"> </text:p>
            <text:section text:style-name="Sect1" text:name="{407f0496-6958-4b04-bed2-fca26de1c0be}{45}">
              <text:p text:style-name="P9"/>
            </text:section>
            <table:table table:name="Table80" table:style-name="Table80">
              <table:table-column table:style-name="Table80.A"/>
              <table:table-row table:style-name="TableLine94369321500208">
                <table:table-cell table:style-name="Table80.A1" office:value-type="string">
                  <text:p text:style-name="P11"><text:span text:style-name="T13">3.1 Ensure the web browser is in full screen mode</text:span> </text:p>
                </table:table-cell>
              </table:table-row>
              <table:table-row table:style-name="TableLine94369321500208">
                <table:table-cell table:style-name="Table80.A1" office:value-type="string">
                  <text:p text:style-name="P11"><text:span text:style-name="T13">3.2 Compare the website layout to the provided design template, checking that all elements are being displayed properly</text:span> </text:p>
                </table:table-cell>
              </table:table-row>
              <table:table-row table:style-name="TableLine94369321500208">
                <table:table-cell table:style-name="Table80.A1" office:value-type="string">
                  <text:p text:style-name="P11"><text:span text:style-name="T13">3.3 Resize the browser window to half screen mode</text:span> </text:p>
                </table:table-cell>
              </table:table-row>
              <table:table-row table:style-name="TableLine94369321500208">
                <table:table-cell table:style-name="Table80.A1" office:value-type="string">
                  <text:p text:style-name="P11"><text:span text:style-name="T13">3.4 Check that all website elements are still displayed properly</text:span> </text:p>
                </table:table-cell>
              </table:table-row>
              <table:table-row table:style-name="TableLine94369321500208">
                <table:table-cell table:style-name="Table80.A5" office:value-type="string">
                  <text:p text:style-name="P13"> </text:p>
                </table:table-cell>
              </table:table-row>
            </table:table>
            <text:p text:style-name="P12"> </text:p>
          </table:table-cell>
        </table:table-row>
      </table:table>
      <text:p text:style-name="P37"> </text:p>
      <text:p text:style-name="P43"><text:soft-page-break/><text:span text:style-name="T16">Test Completion Indicator: </text:span><text:span text:style-name="T6">The system has returned the search results.</text:span><text:span text:style-name="T2"> </text:span></text:p>
      <text:p text:style-name="P44"> </text:p>
      <text:p text:style-name="P43"><text:span text:style-name="T16">Evaluation Process:</text:span> <text:span text:style-name="T13">View the results on the web page</text:span> <text:span text:style-name="T13">and check that they are displayed properly according to the design template document.</text:span> </text:p>
      <text:p text:style-name="P38">Page Break </text:p>
      <text:p text:style-name="P38"><text:span text:style-name="T10">2.2.24</text:span> <text:span text:style-name="T10">Test Case 123</text:span> </text:p>
      <text:p text:style-name="P39"><text:span text:style-name="T7">Table 2.2.24 – Search Student Records Page for Registrar Staff Users</text:span><text:span text:style-name="T2"> </text:span></text:p>
      <text:section text:style-name="Sect1" text:name="{407f0496-6958-4b04-bed2-fca26de1c0be}{46}">
        <text:p text:style-name="Text_20_body"/>
      </text:section>
      <table:table table:name="Table81" table:style-name="Table81">
        <table:table-column table:style-name="Table81.A"/>
        <table:table-column table:style-name="Table81.B"/>
        <table:table-row table:style-name="TableLine94369321578448">
          <table:table-cell table:style-name="Table81.A1" office:value-type="string">
            <text:p text:style-name="P10"><text:span text:style-name="T14">Steps</text:span> </text:p>
          </table:table-cell>
          <table:table-cell table:style-name="Table81.A1" office:value-type="string">
            <text:p text:style-name="P10"><text:span text:style-name="T14">Sub-Steps</text:span> </text:p>
          </table:table-cell>
        </table:table-row>
        <table:table-row table:style-name="TableLine94369321578448">
          <table:table-cell table:style-name="Table81.A1" office:value-type="string">
            <text:p text:style-name="P11"><text:span text:style-name="T13">1. Navigate to the registrar staff welcome page</text:span> </text:p>
          </table:table-cell>
          <table:table-cell table:style-name="Table81.A1" office:value-type="string">
            <text:p text:style-name="P12"> </text:p>
            <text:section text:style-name="Sect1" text:name="{407f0496-6958-4b04-bed2-fca26de1c0be}{47}">
              <text:p text:style-name="P9"/>
            </text:section>
            <table:table table:name="Table82" table:style-name="Table82">
              <table:table-column table:style-name="Table82.A"/>
              <table:table-row table:style-name="TableLine94369321685728">
                <table:table-cell table:style-name="Table82.A1" office:value-type="string">
                  <text:p text:style-name="P11"><text:span text:style-name="T13">1.1 Open a web browser</text:span> </text:p>
                </table:table-cell>
              </table:table-row>
              <table:table-row table:style-name="TableLine94369321685728">
                <table:table-cell table:style-name="Table82.A1" office:value-type="string">
                  <text:p text:style-name="P11"><text:span text:style-name="T13">1.2 Enter the URL for the test website</text:span> </text:p>
                </table:table-cell>
              </table:table-row>
              <table:table-row table:style-name="TableLine94369321685728">
                <table:table-cell table:style-name="Table82.A1" office:value-type="string">
                  <text:p text:style-name="P11"><text:span text:style-name="T13">1.3 Locate the login button on the home page</text:span> </text:p>
                </table:table-cell>
              </table:table-row>
              <table:table-row table:style-name="TableLine94369321685728">
                <table:table-cell table:style-name="Table82.A1" office:value-type="string">
                  <text:p text:style-name="P11"><text:span text:style-name="T13">1.4 Click the login button</text:span> </text:p>
                </table:table-cell>
              </table:table-row>
              <table:table-row table:style-name="TableLine94369321685728">
                <table:table-cell table:style-name="Table82.A1" office:value-type="string">
                  <text:p text:style-name="P11"><text:span text:style-name="T13">1.5 Type the provided username for the test registrar staff account into the </text:span><text:soft-page-break/><text:span text:style-name="T13">username textbox</text:span> </text:p>
                </table:table-cell>
              </table:table-row>
              <table:table-row table:style-name="TableLine94369321685728">
                <table:table-cell table:style-name="Table82.A1" office:value-type="string">
                  <text:p text:style-name="P11"><text:span text:style-name="T13">1.6 Type the provided password for the test registrar staff account into the password textbox</text:span> </text:p>
                </table:table-cell>
              </table:table-row>
              <table:table-row table:style-name="TableLine94369321685728">
                <table:table-cell table:style-name="Table82.A1" office:value-type="string">
                  <text:p text:style-name="P11"><text:span text:style-name="T13">1.7 Click the “Log In” button</text:span> </text:p>
                </table:table-cell>
              </table:table-row>
              <table:table-row table:style-name="TableLine94369321685728">
                <table:table-cell table:style-name="Table82.A8" office:value-type="string">
                  <text:p text:style-name="P13"> </text:p>
                </table:table-cell>
              </table:table-row>
            </table:table>
            <text:p text:style-name="P13"> </text:p>
          </table:table-cell>
        </table:table-row>
        <table:table-row table:style-name="TableLine94369321578448">
          <table:table-cell table:style-name="Table81.A1" office:value-type="string">
            <text:p text:style-name="P11"><text:span text:style-name="T13">2. Navigate to the search student records page</text:span> </text:p>
          </table:table-cell>
          <table:table-cell table:style-name="Table81.A1" office:value-type="string">
            <text:p text:style-name="P12"> </text:p>
            <text:section text:style-name="Sect1" text:name="{407f0496-6958-4b04-bed2-fca26de1c0be}{48}">
              <text:p text:style-name="P9"/>
            </text:section>
            <table:table table:name="Table83" table:style-name="Table83">
              <table:table-column table:style-name="Table83.A"/>
              <table:table-row table:style-name="TableLine94369321723680">
                <table:table-cell table:style-name="Table83.A1" office:value-type="string">
                  <text:p text:style-name="P11"><text:span text:style-name="T13">2.1 Locate the search student records button on the registrar staff welcome page</text:span> </text:p>
                </table:table-cell>
              </table:table-row>
              <table:table-row table:style-name="TableLine94369321723680">
                <table:table-cell table:style-name="Table83.A1" office:value-type="string">
                  <text:p text:style-name="P11"><text:span text:style-name="T13">2.2 Click the button</text:span> </text:p>
                </table:table-cell>
              </table:table-row>
              <table:table-row table:style-name="TableLine94369321723680">
                <table:table-cell table:style-name="Table83.A1" office:value-type="string">
                  <text:p text:style-name="P11"><text:span text:style-name="T13">2.3 Enter the provided search terms into the search </text:span><text:soft-page-break/><text:span text:style-name="T13">records textbox</text:span> </text:p>
                </table:table-cell>
              </table:table-row>
              <table:table-row table:style-name="TableLine94369321723680">
                <table:table-cell table:style-name="Table83.A1" office:value-type="string">
                  <text:p text:style-name="P11"><text:span text:style-name="T13">2.4 Click the “search records” button</text:span> </text:p>
                </table:table-cell>
              </table:table-row>
              <table:table-row table:style-name="TableLine94369321723680">
                <table:table-cell table:style-name="Table83.A5" office:value-type="string">
                  <text:p text:style-name="P13"> </text:p>
                </table:table-cell>
              </table:table-row>
            </table:table>
            <text:p text:style-name="P13"> </text:p>
          </table:table-cell>
        </table:table-row>
        <table:table-row table:style-name="TableLine94369321578448">
          <table:table-cell table:style-name="Table81.A1" office:value-type="string">
            <text:p text:style-name="P11"><text:span text:style-name="T13">3. Ensure that the search student records page is displayed properly</text:span> </text:p>
          </table:table-cell>
          <table:table-cell table:style-name="Table81.A1" office:value-type="string">
            <text:p text:style-name="P13"> </text:p>
            <text:section text:style-name="Sect1" text:name="{407f0496-6958-4b04-bed2-fca26de1c0be}{49}">
              <text:p text:style-name="P9"/>
            </text:section>
            <table:table table:name="Table84" table:style-name="Table84">
              <table:table-column table:style-name="Table84.A"/>
              <table:table-row table:style-name="TableLine94369321738064">
                <table:table-cell table:style-name="Table84.A1" office:value-type="string">
                  <text:p text:style-name="P11"><text:span text:style-name="T13">3.1 Ensure the web browser is in full screen mode</text:span> </text:p>
                </table:table-cell>
              </table:table-row>
              <table:table-row table:style-name="TableLine94369321738064">
                <table:table-cell table:style-name="Table84.A1" office:value-type="string">
                  <text:p text:style-name="P11"><text:span text:style-name="T13">3.2 Compare the website layout to the provided design template, checking that all elements are being displayed properly</text:span> </text:p>
                </table:table-cell>
              </table:table-row>
              <table:table-row table:style-name="TableLine94369321738064">
                <table:table-cell table:style-name="Table84.A1" office:value-type="string">
                  <text:p text:style-name="P11"><text:span text:style-name="T13">3.3 Resize the browser window to half screen mode</text:span> </text:p>
                </table:table-cell>
              </table:table-row>
              <table:table-row table:style-name="TableLine94369321738064">
                <table:table-cell table:style-name="Table84.A1" office:value-type="string">
                  <text:p text:style-name="P11"><text:span text:style-name="T13">3.4 Check </text:span><text:soft-page-break/><text:span text:style-name="T13">that all website elements are still displayed properly</text:span> </text:p>
                </table:table-cell>
              </table:table-row>
              <table:table-row table:style-name="TableLine94369321738064">
                <table:table-cell table:style-name="Table84.A5" office:value-type="string">
                  <text:p text:style-name="P13"> </text:p>
                </table:table-cell>
              </table:table-row>
            </table:table>
            <text:p text:style-name="P12"> </text:p>
          </table:table-cell>
        </table:table-row>
      </table:table>
      <text:p text:style-name="P37"> </text:p>
      <text:p text:style-name="P43"><text:span text:style-name="T16">Test Completion Indicator: </text:span><text:span text:style-name="T6">The system has returned the search results.</text:span><text:span text:style-name="T2"> </text:span></text:p>
      <text:p text:style-name="P44"> </text:p>
      <text:p text:style-name="P43"><text:span text:style-name="T16">Evaluation Process:</text:span> <text:span text:style-name="T13">View the results on the web page</text:span> <text:span text:style-name="T13">and check that they are displayed properly according to the design template document.</text:span> </text:p>
      <text:p text:style-name="P38">Page Break </text:p>
      <text:p text:style-name="P38"><text:span text:style-name="T10">2.2.25</text:span> <text:span text:style-name="T10">Test Case 124</text:span> </text:p>
      <text:p text:style-name="P39"><text:span text:style-name="T7">Table 2.2.25 – Edit Student Record</text:span><text:span text:style-name="T2"> </text:span><text:span text:style-name="T7">Page for Student Users</text:span><text:span text:style-name="T2"> </text:span></text:p>
      <text:section text:style-name="Sect1" text:name="{407f0496-6958-4b04-bed2-fca26de1c0be}{50}">
        <text:p text:style-name="Text_20_body"/>
      </text:section>
      <table:table table:name="Table85" table:style-name="Table85">
        <table:table-column table:style-name="Table85.A"/>
        <table:table-column table:style-name="Table85.B"/>
        <table:table-row table:style-name="TableLine94369321684336">
          <table:table-cell table:style-name="Table85.A1" office:value-type="string">
            <text:p text:style-name="P10"><text:span text:style-name="T14">Steps</text:span> </text:p>
          </table:table-cell>
          <table:table-cell table:style-name="Table85.A1" office:value-type="string">
            <text:p text:style-name="P10"><text:span text:style-name="T14">Sub-Steps</text:span> </text:p>
          </table:table-cell>
        </table:table-row>
        <table:table-row table:style-name="TableLine94369321684336">
          <table:table-cell table:style-name="Table85.A1" office:value-type="string">
            <text:p text:style-name="P11"><text:span text:style-name="T13">1. Navigate to the student welcome page</text:span> </text:p>
          </table:table-cell>
          <table:table-cell table:style-name="Table85.A1" office:value-type="string">
            <text:p text:style-name="P12"> </text:p>
            <text:section text:style-name="Sect1" text:name="{407f0496-6958-4b04-bed2-fca26de1c0be}{51}">
              <text:p text:style-name="P9"/>
            </text:section>
            <table:table table:name="Table86" table:style-name="Table86">
              <table:table-column table:style-name="Table86.A"/>
              <table:table-row table:style-name="TableLine94369321796736">
                <table:table-cell table:style-name="Table86.A1" office:value-type="string">
                  <text:p text:style-name="P11"><text:span text:style-name="T13">1.1 Open a web browser</text:span> </text:p>
                </table:table-cell>
              </table:table-row>
              <table:table-row table:style-name="TableLine94369321796736">
                <table:table-cell table:style-name="Table86.A1" office:value-type="string">
                  <text:p text:style-name="P11"><text:span text:style-name="T13">1.2 Enter the URL for the test website</text:span> </text:p>
                </table:table-cell>
              </table:table-row>
              <table:table-row table:style-name="TableLine94369321796736">
                <table:table-cell table:style-name="Table86.A1" office:value-type="string">
                  <text:p text:style-name="P11"><text:span text:style-name="T13">1.3 Locate the login button on the home </text:span><text:soft-page-break/><text:span text:style-name="T13">page</text:span> </text:p>
                </table:table-cell>
              </table:table-row>
              <table:table-row table:style-name="TableLine94369321796736">
                <table:table-cell table:style-name="Table86.A1" office:value-type="string">
                  <text:p text:style-name="P11"><text:span text:style-name="T13">1.4 Click the login button</text:span> </text:p>
                </table:table-cell>
              </table:table-row>
              <table:table-row table:style-name="TableLine94369321796736">
                <table:table-cell table:style-name="Table86.A1" office:value-type="string">
                  <text:p text:style-name="P11"><text:span text:style-name="T13">1.5 Type the provided username for the test student account into the username textbox</text:span> </text:p>
                </table:table-cell>
              </table:table-row>
              <table:table-row table:style-name="TableLine94369321796736">
                <table:table-cell table:style-name="Table86.A1" office:value-type="string">
                  <text:p text:style-name="P11"><text:span text:style-name="T13">1.6 Type the provided password for the test student account into the password textbox</text:span> </text:p>
                </table:table-cell>
              </table:table-row>
              <table:table-row table:style-name="TableLine94369321796736">
                <table:table-cell table:style-name="Table86.A1" office:value-type="string">
                  <text:p text:style-name="P11"><text:span text:style-name="T13">1.7 Click the “Log In” button</text:span> </text:p>
                </table:table-cell>
              </table:table-row>
              <table:table-row table:style-name="TableLine94369321796736">
                <table:table-cell table:style-name="Table86.A8" office:value-type="string">
                  <text:p text:style-name="P13"> </text:p>
                </table:table-cell>
              </table:table-row>
            </table:table>
            <text:p text:style-name="P13"> </text:p>
          </table:table-cell>
        </table:table-row>
        <table:table-row table:style-name="TableLine94369321684336">
          <table:table-cell table:style-name="Table85.A1" office:value-type="string">
            <text:p text:style-name="P11"><text:span text:style-name="T13">2. Navigate to the edit student record page</text:span> </text:p>
          </table:table-cell>
          <table:table-cell table:style-name="Table85.A1" office:value-type="string">
            <text:p text:style-name="P12"> </text:p>
            <text:section text:style-name="Sect1" text:name="{407f0496-6958-4b04-bed2-fca26de1c0be}{52}">
              <text:p text:style-name="P9"/>
            </text:section>
            <table:table table:name="Table87" table:style-name="Table87">
              <table:table-column table:style-name="Table87.A"/>
              <table:table-row table:style-name="TableLine94369321706016">
                <table:table-cell table:style-name="Table87.A1" office:value-type="string">
                  <text:p text:style-name="P11"><text:span text:style-name="T13">2.1 Locate the view or edit student record button on the student welcome </text:span><text:soft-page-break/><text:span text:style-name="T13">page</text:span> </text:p>
                </table:table-cell>
              </table:table-row>
              <table:table-row table:style-name="TableLine94369321706016">
                <table:table-cell table:style-name="Table87.A1" office:value-type="string">
                  <text:p text:style-name="P11"><text:span text:style-name="T13">2.2 Click the button</text:span> </text:p>
                </table:table-cell>
              </table:table-row>
              <table:table-row table:style-name="TableLine94369321706016">
                <table:table-cell table:style-name="Table87.A1" office:value-type="string">
                  <text:p text:style-name="P11"><text:span text:style-name="T13">2.3 The resulting page should display the user’s record. Locate the edit record button</text:span> </text:p>
                </table:table-cell>
              </table:table-row>
              <table:table-row table:style-name="TableLine94369321706016">
                <table:table-cell table:style-name="Table87.A1" office:value-type="string">
                  <text:p text:style-name="P11"><text:span text:style-name="T13">2.4 Click the button</text:span> </text:p>
                </table:table-cell>
              </table:table-row>
              <table:table-row table:style-name="TableLine94369321706016">
                <table:table-cell table:style-name="Table87.A5" office:value-type="string">
                  <text:p text:style-name="P13"> </text:p>
                </table:table-cell>
              </table:table-row>
            </table:table>
            <text:p text:style-name="P13"> </text:p>
          </table:table-cell>
        </table:table-row>
        <table:table-row table:style-name="TableLine94369321684336">
          <table:table-cell table:style-name="Table85.A1" office:value-type="string">
            <text:p text:style-name="P11"><text:span text:style-name="T13">3.</text:span> <text:span text:style-name="T13">Test the edit record function</text:span> </text:p>
          </table:table-cell>
          <table:table-cell table:style-name="Table85.A1" office:value-type="string">
            <text:p text:style-name="P13"> </text:p>
            <text:section text:style-name="Sect1" text:name="{407f0496-6958-4b04-bed2-fca26de1c0be}{53}">
              <text:p text:style-name="P9"/>
            </text:section>
            <table:table table:name="Table88" table:style-name="Table88">
              <table:table-column table:style-name="Table88.A"/>
              <table:table-row table:style-name="TableLine94369321825808">
                <table:table-cell table:style-name="Table88.A1" office:value-type="string">
                  <text:p text:style-name="P11"><text:span text:style-name="T13">3.1 Change the first name field to “Sam</text:span>” </text:p>
                </table:table-cell>
              </table:table-row>
              <table:table-row table:style-name="TableLine94369321825808">
                <table:table-cell table:style-name="Table88.A1" office:value-type="string">
                  <text:p text:style-name="P11"><text:span text:style-name="T13">3.2 Change the last name field to “Smith</text:span>” </text:p>
                </table:table-cell>
              </table:table-row>
              <table:table-row table:style-name="TableLine94369321825808">
                <table:table-cell table:style-name="Table88.A1" office:value-type="string">
                  <text:p text:style-name="P11"><text:span text:style-name="T13">3.3 Click the “Submit” button</text:span> </text:p>
                </table:table-cell>
              </table:table-row>
              <table:table-row table:style-name="TableLine94369321825808">
                <table:table-cell table:style-name="Table88.A4" office:value-type="string">
                  <text:p text:style-name="P13"> </text:p>
                </table:table-cell>
              </table:table-row>
            </table:table>
            <text:p text:style-name="P12"> </text:p>
          </table:table-cell>
        </table:table-row>
        <text:soft-page-break/>
        <table:table-row table:style-name="TableLine94369321684336">
          <table:table-cell table:style-name="Table85.A1" office:value-type="string">
            <text:p text:style-name="P11"><text:span text:style-name="T13">4. Ensure that the edit student record page is displayed properly</text:span> </text:p>
          </table:table-cell>
          <table:table-cell table:style-name="Table85.A1" office:value-type="string">
            <text:p text:style-name="P13"> </text:p>
            <text:section text:style-name="Sect1" text:name="{407f0496-6958-4b04-bed2-fca26de1c0be}{54}">
              <text:p text:style-name="P9"/>
            </text:section>
            <table:table table:name="Table89" table:style-name="Table89">
              <table:table-column table:style-name="Table89.A"/>
              <table:table-row table:style-name="TableLine94369321793488">
                <table:table-cell table:style-name="Table89.A1" office:value-type="string">
                  <text:p text:style-name="P11"><text:span text:style-name="T13">4.1 Ensure the web browser is in full screen mode</text:span> </text:p>
                </table:table-cell>
              </table:table-row>
              <table:table-row table:style-name="TableLine94369321793488">
                <table:table-cell table:style-name="Table89.A1" office:value-type="string">
                  <text:p text:style-name="P11"><text:span text:style-name="T13">4.2 Compare the website layout to the provided design template, checking that all elements are being displayed properly</text:span> </text:p>
                </table:table-cell>
              </table:table-row>
              <table:table-row table:style-name="TableLine94369321793488">
                <table:table-cell table:style-name="Table89.A1" office:value-type="string">
                  <text:p text:style-name="P11"><text:span text:style-name="T13">4.3 Resize the browser window to half screen mode</text:span> </text:p>
                </table:table-cell>
              </table:table-row>
              <table:table-row table:style-name="TableLine94369321793488">
                <table:table-cell table:style-name="Table89.A1" office:value-type="string">
                  <text:p text:style-name="P11"><text:span text:style-name="T13">4.4 Check that all website elements are still displayed properly</text:span> </text:p>
                </table:table-cell>
              </table:table-row>
              <table:table-row table:style-name="TableLine94369321793488">
                <table:table-cell table:style-name="Table89.A5" office:value-type="string">
                  <text:p text:style-name="P13"> </text:p>
                </table:table-cell>
              </table:table-row>
            </table:table>
            <text:p text:style-name="P13"> </text:p>
          </table:table-cell>
        </table:table-row>
      </table:table>
      <text:p text:style-name="P37"> </text:p>
      <text:p text:style-name="P43"><text:soft-page-break/><text:span text:style-name="T16">Test Completion Indicator: </text:span><text:span text:style-name="T6">The system indicates that the changes have been successfully submitted.</text:span><text:span text:style-name="T2"> </text:span></text:p>
      <text:p text:style-name="P44"> </text:p>
      <text:p text:style-name="P43"><text:span text:style-name="T16">Evaluation Process:</text:span> <text:span text:style-name="T13">The view student record page will display the updated record.</text:span> <text:span text:style-name="T13">The web page matches the example in the design template document.</text:span> </text:p>
      <text:p text:style-name="P41"> </text:p>
      <text:p text:style-name="P38"><text:span text:style-name="T10">2.2.26</text:span> <text:span text:style-name="T10">Test Case 125</text:span> </text:p>
      <text:p text:style-name="P39"><text:span text:style-name="T7">Table 2.2.26 – Edit Student Record</text:span><text:span text:style-name="T2"> </text:span><text:span text:style-name="T7">Page for Faculty Users</text:span><text:span text:style-name="T2"> </text:span></text:p>
      <text:section text:style-name="Sect1" text:name="{407f0496-6958-4b04-bed2-fca26de1c0be}{55}">
        <text:p text:style-name="Text_20_body"/>
      </text:section>
      <table:table table:name="Table90" table:style-name="Table90">
        <table:table-column table:style-name="Table90.A"/>
        <table:table-column table:style-name="Table90.B"/>
        <table:table-row table:style-name="TableLine94369321904960">
          <table:table-cell table:style-name="Table90.A1" office:value-type="string">
            <text:p text:style-name="P10"><text:span text:style-name="T14">Steps</text:span> </text:p>
          </table:table-cell>
          <table:table-cell table:style-name="Table90.A1" office:value-type="string">
            <text:p text:style-name="P10"><text:span text:style-name="T14">Sub-Steps</text:span> </text:p>
          </table:table-cell>
        </table:table-row>
        <table:table-row table:style-name="TableLine94369321904960">
          <table:table-cell table:style-name="Table90.A1" office:value-type="string">
            <text:p text:style-name="P11"><text:span text:style-name="T13">1. Navigate to the faculty welcome page</text:span> </text:p>
          </table:table-cell>
          <table:table-cell table:style-name="Table90.A1" office:value-type="string">
            <text:p text:style-name="P12"> </text:p>
            <text:section text:style-name="Sect1" text:name="{407f0496-6958-4b04-bed2-fca26de1c0be}{56}">
              <text:p text:style-name="P9"/>
            </text:section>
            <table:table table:name="Table91" table:style-name="Table91">
              <table:table-column table:style-name="Table91.A"/>
              <table:table-row table:style-name="TableLine94369321916688">
                <table:table-cell table:style-name="Table91.A1" office:value-type="string">
                  <text:p text:style-name="P11"><text:span text:style-name="T13">1.1 Open a web browser</text:span> </text:p>
                </table:table-cell>
              </table:table-row>
              <table:table-row table:style-name="TableLine94369321916688">
                <table:table-cell table:style-name="Table91.A1" office:value-type="string">
                  <text:p text:style-name="P11"><text:span text:style-name="T13">1.2 Enter the URL for the test website</text:span> </text:p>
                </table:table-cell>
              </table:table-row>
              <table:table-row table:style-name="TableLine94369321916688">
                <table:table-cell table:style-name="Table91.A1" office:value-type="string">
                  <text:p text:style-name="P11"><text:span text:style-name="T13">1.3 Locate the login button on the home page</text:span> </text:p>
                </table:table-cell>
              </table:table-row>
              <table:table-row table:style-name="TableLine94369321916688">
                <table:table-cell table:style-name="Table91.A1" office:value-type="string">
                  <text:p text:style-name="P11"><text:span text:style-name="T13">1.4 Click the login button</text:span> </text:p>
                </table:table-cell>
              </table:table-row>
              <table:table-row table:style-name="TableLine94369321916688">
                <table:table-cell table:style-name="Table91.A1" office:value-type="string">
                  <text:p text:style-name="P11"><text:span text:style-name="T13">1.5 Type the provided username for the test faculty account into the </text:span><text:soft-page-break/><text:span text:style-name="T13">username textbox</text:span> </text:p>
                </table:table-cell>
              </table:table-row>
              <table:table-row table:style-name="TableLine94369321916688">
                <table:table-cell table:style-name="Table91.A1" office:value-type="string">
                  <text:p text:style-name="P11"><text:span text:style-name="T13">1.6 Type the provided password for the test faculty account into the password textbox</text:span> </text:p>
                </table:table-cell>
              </table:table-row>
              <table:table-row table:style-name="TableLine94369321916688">
                <table:table-cell table:style-name="Table91.A1" office:value-type="string">
                  <text:p text:style-name="P11"><text:span text:style-name="T13">1.7 Click the “Log In” button</text:span> </text:p>
                </table:table-cell>
              </table:table-row>
              <table:table-row table:style-name="TableLine94369321916688">
                <table:table-cell table:style-name="Table91.A8" office:value-type="string">
                  <text:p text:style-name="P13"> </text:p>
                </table:table-cell>
              </table:table-row>
            </table:table>
            <text:p text:style-name="P13"> </text:p>
          </table:table-cell>
        </table:table-row>
        <table:table-row table:style-name="TableLine94369321904960">
          <table:table-cell table:style-name="Table90.A1" office:value-type="string">
            <text:p text:style-name="P11"><text:span text:style-name="T13">2. Navigate to the edit student record page</text:span> </text:p>
          </table:table-cell>
          <table:table-cell table:style-name="Table90.A1" office:value-type="string">
            <text:p text:style-name="P12"> </text:p>
            <text:section text:style-name="Sect1" text:name="{407f0496-6958-4b04-bed2-fca26de1c0be}{57}">
              <text:p text:style-name="P9"/>
            </text:section>
            <table:table table:name="Table92" table:style-name="Table92">
              <table:table-column table:style-name="Table92.A"/>
              <table:table-row table:style-name="TableLine94369321941712">
                <table:table-cell table:style-name="Table92.A1" office:value-type="string">
                  <text:p text:style-name="P11"><text:span text:style-name="T13">2.1 Locate the view or edit student record button on the faculty welcome page</text:span> </text:p>
                </table:table-cell>
              </table:table-row>
              <table:table-row table:style-name="TableLine94369321941712">
                <table:table-cell table:style-name="Table92.A1" office:value-type="string">
                  <text:p text:style-name="P11"><text:span text:style-name="T13">2.2 Click the button</text:span> </text:p>
                </table:table-cell>
              </table:table-row>
              <table:table-row table:style-name="TableLine94369321941712">
                <table:table-cell table:style-name="Table92.A1" office:value-type="string">
                  <text:p text:style-name="P11"><text:span text:style-name="T13">2.3 The resulting page should display a search box. Enter the provided</text:span> <text:soft-page-break/><text:span text:style-name="T13">search terms</text:span> </text:p>
                </table:table-cell>
              </table:table-row>
              <table:table-row table:style-name="TableLine94369321941712">
                <table:table-cell table:style-name="Table92.A1" office:value-type="string">
                  <text:p text:style-name="P11"><text:span text:style-name="T13">2.4 Select the returned student record</text:span> <text:span text:style-name="T13">for editing</text:span> </text:p>
                </table:table-cell>
              </table:table-row>
              <table:table-row table:style-name="TableLine94369321941712">
                <table:table-cell table:style-name="Table92.A5" office:value-type="string">
                  <text:p text:style-name="P13"> </text:p>
                </table:table-cell>
              </table:table-row>
            </table:table>
            <text:p text:style-name="P13"> </text:p>
          </table:table-cell>
        </table:table-row>
        <table:table-row table:style-name="TableLine94369321904960">
          <table:table-cell table:style-name="Table90.A1" office:value-type="string">
            <text:p text:style-name="P11"><text:span text:style-name="T13">3. Test the edit record function</text:span> </text:p>
          </table:table-cell>
          <table:table-cell table:style-name="Table90.A1" office:value-type="string">
            <text:p text:style-name="P13"> </text:p>
            <text:section text:style-name="Sect1" text:name="{407f0496-6958-4b04-bed2-fca26de1c0be}{58}">
              <text:p text:style-name="P9"/>
            </text:section>
            <table:table table:name="Table93" table:style-name="Table93">
              <table:table-column table:style-name="Table93.A"/>
              <table:table-row table:style-name="TableLine94369321842672">
                <table:table-cell table:style-name="Table93.A1" office:value-type="string">
                  <text:p text:style-name="P11"><text:span text:style-name="T13">3.1 Change the first name field to “John”</text:span> </text:p>
                </table:table-cell>
              </table:table-row>
              <table:table-row table:style-name="TableLine94369321842672">
                <table:table-cell table:style-name="Table93.A1" office:value-type="string">
                  <text:p text:style-name="P11"><text:span text:style-name="T13">3.2 Change the last name field to “Doe”</text:span> </text:p>
                </table:table-cell>
              </table:table-row>
              <table:table-row table:style-name="TableLine94369321842672">
                <table:table-cell table:style-name="Table93.A1" office:value-type="string">
                  <text:p text:style-name="P11"><text:span text:style-name="T13">3.3 Click the “Submit” button</text:span> </text:p>
                </table:table-cell>
              </table:table-row>
              <table:table-row table:style-name="TableLine94369321842672">
                <table:table-cell table:style-name="Table93.A4" office:value-type="string">
                  <text:p text:style-name="P13"> </text:p>
                </table:table-cell>
              </table:table-row>
            </table:table>
            <text:p text:style-name="P12"> </text:p>
          </table:table-cell>
        </table:table-row>
        <table:table-row table:style-name="TableLine94369321904960">
          <table:table-cell table:style-name="Table90.A1" office:value-type="string">
            <text:p text:style-name="P11"><text:span text:style-name="T13">4. Ensure that the edit student record page is displayed properly</text:span> </text:p>
          </table:table-cell>
          <table:table-cell table:style-name="Table90.A1" office:value-type="string">
            <text:p text:style-name="P13"> </text:p>
            <text:section text:style-name="Sect1" text:name="{407f0496-6958-4b04-bed2-fca26de1c0be}{59}">
              <text:p text:style-name="P9"/>
            </text:section>
            <table:table table:name="Table94" table:style-name="Table94">
              <table:table-column table:style-name="Table94.A"/>
              <table:table-row table:style-name="TableLine94369321971360">
                <table:table-cell table:style-name="Table94.A1" office:value-type="string">
                  <text:p text:style-name="P11"><text:span text:style-name="T13">4.1 Ensure the web browser is in full screen mode</text:span> </text:p>
                </table:table-cell>
              </table:table-row>
              <table:table-row table:style-name="TableLine94369321971360">
                <table:table-cell table:style-name="Table94.A1" office:value-type="string">
                  <text:p text:style-name="P11"><text:soft-page-break/><text:span text:style-name="T13">4.2 Compare the website layout to the provided design template, checking that all elements are being displayed properly</text:span> </text:p>
                </table:table-cell>
              </table:table-row>
              <table:table-row table:style-name="TableLine94369321971360">
                <table:table-cell table:style-name="Table94.A1" office:value-type="string">
                  <text:p text:style-name="P11"><text:span text:style-name="T13">4.3 Resize the browser window to half screen mode</text:span> </text:p>
                </table:table-cell>
              </table:table-row>
              <table:table-row table:style-name="TableLine94369321971360">
                <table:table-cell table:style-name="Table94.A1" office:value-type="string">
                  <text:p text:style-name="P11"><text:span text:style-name="T13">4.4 Check that all website elements are still displayed properly</text:span> </text:p>
                </table:table-cell>
              </table:table-row>
              <table:table-row table:style-name="TableLine94369321971360">
                <table:table-cell table:style-name="Table94.A5" office:value-type="string">
                  <text:p text:style-name="P13"> </text:p>
                </table:table-cell>
              </table:table-row>
            </table:table>
            <text:p text:style-name="P13"> </text:p>
          </table:table-cell>
        </table:table-row>
      </table:table>
      <text:p text:style-name="P37"> </text:p>
      <text:p text:style-name="P43"><text:span text:style-name="T16">Test Completion Indicator: </text:span><text:span text:style-name="T6">The system indicates that the changes have been successfully submitted.</text:span><text:span text:style-name="T2"> </text:span></text:p>
      <text:p text:style-name="P44"> </text:p>
      <text:p text:style-name="P43"><text:span text:style-name="T16">Evaluation Process:</text:span> <text:span text:style-name="T13">The view student record page will display the updated record.</text:span> <text:span text:style-name="T13">The web page matches the example in the design template document.</text:span> </text:p>
      <text:p text:style-name="P45"> </text:p>
      <text:p text:style-name="P38"><text:span text:style-name="T10">2.2.27</text:span> <text:span text:style-name="T10">Test Case 126</text:span> </text:p>
      <text:p text:style-name="P39"><text:soft-page-break/><text:span text:style-name="T7">Table 2.2.27 – Edit Student Record</text:span><text:span text:style-name="T2"> </text:span><text:span text:style-name="T7">Page for Registrar Staff Users</text:span><text:span text:style-name="T2"> </text:span></text:p>
      <text:section text:style-name="Sect1" text:name="{407f0496-6958-4b04-bed2-fca26de1c0be}{60}">
        <text:p text:style-name="Text_20_body"/>
      </text:section>
      <table:table table:name="Table95" table:style-name="Table95">
        <table:table-column table:style-name="Table95.A"/>
        <table:table-column table:style-name="Table95.B"/>
        <table:table-column table:style-name="Table95.C"/>
        <table:table-row table:style-name="TableLine94369321783344">
          <table:table-cell table:style-name="Table95.A1" office:value-type="string">
            <text:p text:style-name="P10"><text:span text:style-name="T14">Steps</text:span> </text:p>
          </table:table-cell>
          <table:table-cell table:style-name="Table95.A1" table:number-columns-spanned="2" office:value-type="string">
            <text:p text:style-name="P10"><text:span text:style-name="T14">Sub-Steps</text:span> </text:p>
          </table:table-cell>
          <table:covered-table-cell/>
        </table:table-row>
        <table:table-row table:style-name="TableLine94369321783344">
          <table:table-cell table:style-name="Table95.A1" office:value-type="string">
            <text:p text:style-name="P11"><text:span text:style-name="T13">1. Navigate to the registrar staff welcome page</text:span> </text:p>
          </table:table-cell>
          <table:table-cell table:style-name="Table95.A1" table:number-columns-spanned="2" office:value-type="string">
            <text:p text:style-name="P12"> </text:p>
            <text:section text:style-name="Sect1" text:name="{407f0496-6958-4b04-bed2-fca26de1c0be}{61}">
              <text:p text:style-name="P9"/>
            </text:section>
            <table:table table:name="Table96" table:style-name="Table96">
              <table:table-column table:style-name="Table96.A"/>
              <table:table-row table:style-name="TableLine94369322030064">
                <table:table-cell table:style-name="Table96.A1" office:value-type="string">
                  <text:p text:style-name="P11"><text:span text:style-name="T13">1.1 Open a web browser</text:span> </text:p>
                </table:table-cell>
              </table:table-row>
              <table:table-row table:style-name="TableLine94369322030064">
                <table:table-cell table:style-name="Table96.A1" office:value-type="string">
                  <text:p text:style-name="P11"><text:span text:style-name="T13">1.2 Enter the URL for the test website</text:span> </text:p>
                </table:table-cell>
              </table:table-row>
              <table:table-row table:style-name="TableLine94369322030064">
                <table:table-cell table:style-name="Table96.A1" office:value-type="string">
                  <text:p text:style-name="P11"><text:span text:style-name="T13">1.3 Locate the login button on the home page</text:span> </text:p>
                </table:table-cell>
              </table:table-row>
              <table:table-row table:style-name="TableLine94369322030064">
                <table:table-cell table:style-name="Table96.A1" office:value-type="string">
                  <text:p text:style-name="P11"><text:span text:style-name="T13">1.4 Click the login button</text:span> </text:p>
                </table:table-cell>
              </table:table-row>
              <table:table-row table:style-name="TableLine94369322030064">
                <table:table-cell table:style-name="Table96.A1" office:value-type="string">
                  <text:p text:style-name="P11"><text:span text:style-name="T13">1.5 Type the provided username for the test registrar staff account into the username textbox</text:span> </text:p>
                </table:table-cell>
              </table:table-row>
              <table:table-row table:style-name="TableLine94369322030064">
                <table:table-cell table:style-name="Table96.A1" office:value-type="string">
                  <text:p text:style-name="P11"><text:span text:style-name="T13">1.6 Type the provided password for the test registrar staff </text:span><text:soft-page-break/><text:span text:style-name="T13">account into the password textbox</text:span> </text:p>
                </table:table-cell>
              </table:table-row>
              <table:table-row table:style-name="TableLine94369322030064">
                <table:table-cell table:style-name="Table96.A1" office:value-type="string">
                  <text:p text:style-name="P11"><text:span text:style-name="T13">1.7 Click the “Log In” button</text:span> </text:p>
                </table:table-cell>
              </table:table-row>
              <table:table-row table:style-name="TableLine94369322030064">
                <table:table-cell table:style-name="Table96.A8" office:value-type="string">
                  <text:p text:style-name="P13"> </text:p>
                </table:table-cell>
              </table:table-row>
            </table:table>
            <text:p text:style-name="P13"> </text:p>
          </table:table-cell>
          <table:covered-table-cell/>
        </table:table-row>
        <table:table-row table:style-name="TableLine94369321783344">
          <table:table-cell table:style-name="Table95.A1" office:value-type="string">
            <text:p text:style-name="P11"><text:span text:style-name="T13">2. Navigate to the edit student record page</text:span> </text:p>
          </table:table-cell>
          <table:table-cell table:style-name="Table95.A1" table:number-columns-spanned="2" office:value-type="string">
            <text:p text:style-name="P12"> </text:p>
            <text:section text:style-name="Sect1" text:name="{407f0496-6958-4b04-bed2-fca26de1c0be}{62}">
              <text:p text:style-name="P9"/>
            </text:section>
            <table:table table:name="Table97" table:style-name="Table97">
              <table:table-column table:style-name="Table97.A"/>
              <table:table-row table:style-name="TableLine94369322063040">
                <table:table-cell table:style-name="Table97.A1" office:value-type="string">
                  <text:p text:style-name="P11"><text:span text:style-name="T13">2.1 Locate the view or edit student record button on the registrar staff welcome page</text:span> </text:p>
                </table:table-cell>
              </table:table-row>
              <table:table-row table:style-name="TableLine94369322063040">
                <table:table-cell table:style-name="Table97.A1" office:value-type="string">
                  <text:p text:style-name="P11"><text:span text:style-name="T13">2.2 Click the button</text:span> </text:p>
                </table:table-cell>
              </table:table-row>
              <table:table-row table:style-name="TableLine94369322063040">
                <table:table-cell table:style-name="Table97.A1" office:value-type="string">
                  <text:p text:style-name="P11"><text:span text:style-name="T13">2.3 The resulting page should display a search box. Enter the provided search terms</text:span> </text:p>
                </table:table-cell>
              </table:table-row>
              <table:table-row table:style-name="TableLine94369322063040">
                <table:table-cell table:style-name="Table97.A1" office:value-type="string">
                  <text:p text:style-name="P11"><text:span text:style-name="T13">2.4 Select the returned student record for </text:span><text:soft-page-break/><text:span text:style-name="T13">editing</text:span> </text:p>
                </table:table-cell>
              </table:table-row>
              <table:table-row table:style-name="TableLine94369322063040">
                <table:table-cell table:style-name="Table97.A5" office:value-type="string">
                  <text:p text:style-name="P13"> </text:p>
                </table:table-cell>
              </table:table-row>
            </table:table>
            <text:p text:style-name="P13"> </text:p>
          </table:table-cell>
          <table:covered-table-cell/>
        </table:table-row>
        <table:table-row table:style-name="TableLine94369321783344">
          <table:table-cell table:style-name="Table95.A1" office:value-type="string">
            <text:p text:style-name="P11"><text:span text:style-name="T13">3. Test the edit record function</text:span> </text:p>
          </table:table-cell>
          <table:table-cell table:style-name="Table95.A1" office:value-type="string">
            <text:p text:style-name="P13"> </text:p>
            <text:section text:style-name="Sect1" text:name="{407f0496-6958-4b04-bed2-fca26de1c0be}{63}">
              <text:p text:style-name="P9"/>
            </text:section>
            <table:table table:name="Table98" table:style-name="Table98">
              <table:table-column table:style-name="Table98.A"/>
              <table:table-row table:style-name="TableLine94369322078992">
                <table:table-cell table:style-name="Table98.A1" office:value-type="string">
                  <text:p text:style-name="P11"><text:span text:style-name="T13">3.1 Change the first name field to “Mary”</text:span> </text:p>
                </table:table-cell>
              </table:table-row>
              <table:table-row table:style-name="TableLine94369322078992">
                <table:table-cell table:style-name="Table98.A1" office:value-type="string">
                  <text:p text:style-name="P11"><text:span text:style-name="T13">3.2 Change the last name field to “Joe”</text:span> </text:p>
                </table:table-cell>
              </table:table-row>
              <table:table-row table:style-name="TableLine94369322078992">
                <table:table-cell table:style-name="Table98.A1" office:value-type="string">
                  <text:p text:style-name="P11"><text:span text:style-name="T13">3.3 Click the “Submit” button</text:span> </text:p>
                </table:table-cell>
              </table:table-row>
              <table:table-row table:style-name="TableLine94369322078992">
                <table:table-cell table:style-name="Table98.A4" office:value-type="string">
                  <text:p text:style-name="P13"> </text:p>
                </table:table-cell>
              </table:table-row>
            </table:table>
            <text:p text:style-name="P12"> </text:p>
          </table:table-cell>
          <table:table-cell table:style-name="Table95.C4" office:value-type="string">
            <text:p text:style-name="P9"/>
          </table:table-cell>
        </table:table-row>
        <table:table-row table:style-name="TableLine94369321783344">
          <table:table-cell table:style-name="Table95.A1" office:value-type="string">
            <text:p text:style-name="P11"><text:span text:style-name="T13">4. Ensure that the edit student record page is displayed properly</text:span> </text:p>
          </table:table-cell>
          <table:table-cell table:style-name="Table95.A1" office:value-type="string">
            <text:p text:style-name="P13"> </text:p>
            <text:section text:style-name="Sect1" text:name="{407f0496-6958-4b04-bed2-fca26de1c0be}{64}">
              <text:p text:style-name="P9"/>
            </text:section>
            <table:table table:name="Table99" table:style-name="Table99">
              <table:table-column table:style-name="Table99.A"/>
              <table:table-row table:style-name="TableLine94369322083552">
                <table:table-cell table:style-name="Table99.A1" office:value-type="string">
                  <text:p text:style-name="P11"><text:span text:style-name="T13">4.1 Ensure the web browser is in full screen mode</text:span> </text:p>
                </table:table-cell>
              </table:table-row>
              <table:table-row table:style-name="TableLine94369322083552">
                <table:table-cell table:style-name="Table99.A1" office:value-type="string">
                  <text:p text:style-name="P11"><text:span text:style-name="T13">4.2 </text:span><text:soft-page-break/><text:span text:style-name="T13">Compare the website layout to the provided design template, checking that all elements are being displayed properly</text:span> </text:p>
                </table:table-cell>
              </table:table-row>
              <table:table-row table:style-name="TableLine94369322083552">
                <table:table-cell table:style-name="Table99.A1" office:value-type="string">
                  <text:p text:style-name="P11"><text:span text:style-name="T13">4.3 Resize the browser window to half screen mode</text:span> </text:p>
                </table:table-cell>
              </table:table-row>
              <table:table-row table:style-name="TableLine94369322083552">
                <table:table-cell table:style-name="Table99.A1" office:value-type="string">
                  <text:p text:style-name="P11"><text:span text:style-name="T13">4.4 Check that all website elements are still displayed properly</text:span> </text:p>
                </table:table-cell>
              </table:table-row>
              <table:table-row table:style-name="TableLine94369322083552">
                <table:table-cell table:style-name="Table99.A5" office:value-type="string">
                  <text:p text:style-name="P13"> </text:p>
                </table:table-cell>
              </table:table-row>
            </table:table>
            <text:p text:style-name="P13"> </text:p>
          </table:table-cell>
          <table:table-cell table:style-name="Table95.C5" office:value-type="string">
            <text:p text:style-name="P9"/>
          </table:table-cell>
        </table:table-row>
      </table:table>
      <text:p text:style-name="P37"> </text:p>
      <text:p text:style-name="P43"><text:span text:style-name="T16">Test Completion Indicator: </text:span><text:span text:style-name="T6">The system indicates that the changes have been successfully submitted.</text:span><text:span text:style-name="T2"> </text:span></text:p>
      <text:p text:style-name="P44"> </text:p>
      <text:p text:style-name="P43"><text:span text:style-name="T16">Evaluation Process:</text:span> <text:span text:style-name="T13">The view student record page will display the updated record.</text:span> <text:span text:style-name="T13">The web page matches the example in the design template document.</text:span> </text:p>
      <text:p text:style-name="P45"><text:soft-page-break/> </text:p>
      <text:p text:style-name="P38"><text:span text:style-name="T10">2.2.28 Test Case 127</text:span> </text:p>
      <text:p text:style-name="P39"><text:span text:style-name="T7">Table 2.2.28 – Add Student Record Page for Registrar Staff Users</text:span><text:span text:style-name="T2"> </text:span></text:p>
      <text:section text:style-name="Sect1" text:name="{407f0496-6958-4b04-bed2-fca26de1c0be}{65}">
        <text:p text:style-name="Text_20_body"/>
      </text:section>
      <table:table table:name="Table100" table:style-name="Table100">
        <table:table-column table:style-name="Table100.A"/>
        <table:table-column table:style-name="Table100.B"/>
        <table:table-row table:style-name="TableLine94369321968480">
          <table:table-cell table:style-name="Table100.A1" office:value-type="string">
            <text:p text:style-name="P10"><text:span text:style-name="T14">Steps</text:span> </text:p>
          </table:table-cell>
          <table:table-cell table:style-name="Table100.A1" office:value-type="string">
            <text:p text:style-name="P10"><text:span text:style-name="T14">Sub-Steps</text:span> </text:p>
          </table:table-cell>
        </table:table-row>
        <table:table-row table:style-name="TableLine94369321968480">
          <table:table-cell table:style-name="Table100.A1" office:value-type="string">
            <text:p text:style-name="P11"><text:span text:style-name="T13">1. Navigate to the registrar staff welcome page</text:span> </text:p>
          </table:table-cell>
          <table:table-cell table:style-name="Table100.A1" office:value-type="string">
            <text:p text:style-name="P12"> </text:p>
            <text:section text:style-name="Sect1" text:name="{407f0496-6958-4b04-bed2-fca26de1c0be}{66}">
              <text:p text:style-name="P9"/>
            </text:section>
            <table:table table:name="Table101" table:style-name="Table101">
              <table:table-column table:style-name="Table101.A"/>
              <table:table-row table:style-name="TableLine94369322158624">
                <table:table-cell table:style-name="Table101.A1" office:value-type="string">
                  <text:p text:style-name="P11"><text:span text:style-name="T13">1.1 Open a web browser</text:span> </text:p>
                </table:table-cell>
              </table:table-row>
              <table:table-row table:style-name="TableLine94369322158624">
                <table:table-cell table:style-name="Table101.A1" office:value-type="string">
                  <text:p text:style-name="P11"><text:span text:style-name="T13">1.2 Enter the URL for the test website</text:span> </text:p>
                </table:table-cell>
              </table:table-row>
              <table:table-row table:style-name="TableLine94369322158624">
                <table:table-cell table:style-name="Table101.A1" office:value-type="string">
                  <text:p text:style-name="P11"><text:span text:style-name="T13">1.3 Locate the login button on the home page</text:span> </text:p>
                </table:table-cell>
              </table:table-row>
              <table:table-row table:style-name="TableLine94369322158624">
                <table:table-cell table:style-name="Table101.A1" office:value-type="string">
                  <text:p text:style-name="P11"><text:span text:style-name="T13">1.4 Click the login button</text:span> </text:p>
                </table:table-cell>
              </table:table-row>
              <table:table-row table:style-name="TableLine94369322158624">
                <table:table-cell table:style-name="Table101.A1" office:value-type="string">
                  <text:p text:style-name="P11"><text:span text:style-name="T13">1.5 Type the provided username for the test registrar staff account into the username textbox</text:span> </text:p>
                </table:table-cell>
              </table:table-row>
              <table:table-row table:style-name="TableLine94369322158624">
                <table:table-cell table:style-name="Table101.A1" office:value-type="string">
                  <text:p text:style-name="P11"><text:span text:style-name="T13">1.6 Type the provided password </text:span><text:soft-page-break/><text:span text:style-name="T13">for the test registrar staff account into the password textbox</text:span> </text:p>
                </table:table-cell>
              </table:table-row>
              <table:table-row table:style-name="TableLine94369322158624">
                <table:table-cell table:style-name="Table101.A1" office:value-type="string">
                  <text:p text:style-name="P11"><text:span text:style-name="T13">1.7 Click the “Log In” button</text:span> </text:p>
                </table:table-cell>
              </table:table-row>
              <table:table-row table:style-name="TableLine94369322158624">
                <table:table-cell table:style-name="Table101.A8" office:value-type="string">
                  <text:p text:style-name="P13"> </text:p>
                </table:table-cell>
              </table:table-row>
            </table:table>
            <text:p text:style-name="P13"> </text:p>
          </table:table-cell>
        </table:table-row>
        <table:table-row table:style-name="TableLine94369321968480">
          <table:table-cell table:style-name="Table100.A1" office:value-type="string">
            <text:p text:style-name="P11"><text:span text:style-name="T13">2. Navigate to the add student record page</text:span> </text:p>
          </table:table-cell>
          <table:table-cell table:style-name="Table100.A1" office:value-type="string">
            <text:p text:style-name="P12"> </text:p>
            <text:section text:style-name="Sect1" text:name="{407f0496-6958-4b04-bed2-fca26de1c0be}{67}">
              <text:p text:style-name="P9"/>
            </text:section>
            <table:table table:name="Table102" table:style-name="Table102">
              <table:table-column table:style-name="Table102.A"/>
              <table:table-row table:style-name="TableLine94369322186320">
                <table:table-cell table:style-name="Table102.A1" office:value-type="string">
                  <text:p text:style-name="P11"><text:span text:style-name="T13">2.1 Locate the add student record button on the registrar welcome page</text:span> </text:p>
                </table:table-cell>
              </table:table-row>
              <table:table-row table:style-name="TableLine94369322186320">
                <table:table-cell table:style-name="Table102.A1" office:value-type="string">
                  <text:p text:style-name="P11"><text:span text:style-name="T13">2.2 Click the button</text:span> </text:p>
                </table:table-cell>
              </table:table-row>
              <table:table-row table:style-name="TableLine94369322186320">
                <table:table-cell table:style-name="Table102.A3" office:value-type="string">
                  <text:p text:style-name="P13"> </text:p>
                </table:table-cell>
              </table:table-row>
            </table:table>
            <text:p text:style-name="P13"> </text:p>
          </table:table-cell>
        </table:table-row>
        <table:table-row table:style-name="TableLine94369321968480">
          <table:table-cell table:style-name="Table100.A1" office:value-type="string">
            <text:p text:style-name="P11"><text:span text:style-name="T13">3.</text:span> <text:span text:style-name="T13">Test the add student function</text:span> </text:p>
          </table:table-cell>
          <table:table-cell table:style-name="Table100.A1" office:value-type="string">
            <text:p text:style-name="P13"> </text:p>
            <text:section text:style-name="Sect1" text:name="{407f0496-6958-4b04-bed2-fca26de1c0be}{68}">
              <text:p text:style-name="P9"/>
            </text:section>
            <table:table table:name="Table103" table:style-name="Table103">
              <table:table-column table:style-name="Table103.A"/>
              <table:table-row table:style-name="TableLine94369310518704">
                <table:table-cell table:style-name="Table103.A1" office:value-type="string">
                  <text:p text:style-name="P11"><text:span text:style-name="T13">3.1 Fill out the record fields with the provided example</text:span> </text:p>
                </table:table-cell>
              </table:table-row>
              <table:table-row table:style-name="TableLine94369310518704">
                <table:table-cell table:style-name="Table103.A1" office:value-type="string">
                  <text:p text:style-name="P11"><text:soft-page-break/><text:span text:style-name="T13">3.2 Click the</text:span> “<text:span text:style-name="T13">Submit”</text:span> <text:span text:style-name="T13">button</text:span> </text:p>
                </table:table-cell>
              </table:table-row>
              <table:table-row table:style-name="TableLine94369310518704">
                <table:table-cell table:style-name="Table103.A3" office:value-type="string">
                  <text:p text:style-name="P13"> </text:p>
                </table:table-cell>
              </table:table-row>
            </table:table>
            <text:p text:style-name="P12"> </text:p>
          </table:table-cell>
        </table:table-row>
        <table:table-row table:style-name="TableLine94369321968480">
          <table:table-cell table:style-name="Table100.A1" office:value-type="string">
            <text:p text:style-name="P11"><text:span text:style-name="T13">4. Ensure that the add</text:span> <text:span text:style-name="T13">student record page is displayed properly</text:span> </text:p>
          </table:table-cell>
          <table:table-cell table:style-name="Table100.A1" office:value-type="string">
            <text:p text:style-name="P13"> </text:p>
            <text:section text:style-name="Sect1" text:name="{407f0496-6958-4b04-bed2-fca26de1c0be}{69}">
              <text:p text:style-name="P9"/>
            </text:section>
            <table:table table:name="Table104" table:style-name="Table104">
              <table:table-column table:style-name="Table104.A"/>
              <table:table-row table:style-name="TableLine94369322165840">
                <table:table-cell table:style-name="Table104.A1" office:value-type="string">
                  <text:p text:style-name="P11"><text:span text:style-name="T13">4.1 Ensure the web browser is in full screen mode</text:span> </text:p>
                </table:table-cell>
              </table:table-row>
              <table:table-row table:style-name="TableLine94369322165840">
                <table:table-cell table:style-name="Table104.A1" office:value-type="string">
                  <text:p text:style-name="P11"><text:span text:style-name="T13">4.2 Compare the website layout to the provided design template, checking that all elements are being displayed properly</text:span> </text:p>
                </table:table-cell>
              </table:table-row>
              <table:table-row table:style-name="TableLine94369322165840">
                <table:table-cell table:style-name="Table104.A1" office:value-type="string">
                  <text:p text:style-name="P11"><text:span text:style-name="T13">4.3 Resize the browser window to half screen mode</text:span> </text:p>
                </table:table-cell>
              </table:table-row>
              <table:table-row table:style-name="TableLine94369322165840">
                <table:table-cell table:style-name="Table104.A1" office:value-type="string">
                  <text:p text:style-name="P11"><text:span text:style-name="T13">4.4 Check that all website elements are still </text:span><text:soft-page-break/><text:span text:style-name="T13">displayed properly</text:span> </text:p>
                </table:table-cell>
              </table:table-row>
              <table:table-row table:style-name="TableLine94369322165840">
                <table:table-cell table:style-name="Table104.A5" office:value-type="string">
                  <text:p text:style-name="P13"> </text:p>
                </table:table-cell>
              </table:table-row>
            </table:table>
            <text:p text:style-name="P13"> </text:p>
          </table:table-cell>
        </table:table-row>
      </table:table>
      <text:p text:style-name="P37"> </text:p>
      <text:p text:style-name="P43"><text:span text:style-name="T16">Test Completion Indicator: </text:span><text:span text:style-name="T6">The system indicates that the new record has been successfully submitted.</text:span><text:span text:style-name="T2"> </text:span></text:p>
      <text:p text:style-name="P43"><text:span text:style-name="T16">Evaluation Process:</text:span> <text:span text:style-name="T13">The new record can be found in the search student records function.</text:span> <text:span text:style-name="T13">The web page matches the example in the design template document.</text:span> </text:p>
      <text:p text:style-name="P38">Page Break </text:p>
      <text:p text:style-name="P38"><text:span text:style-name="T10">2.2.29 Test Case 128</text:span> </text:p>
      <text:p text:style-name="P39"><text:span text:style-name="T7">Table 2.2.29 – Delete Student Record Page for Registrar Staff Users</text:span><text:span text:style-name="T2"> </text:span></text:p>
      <text:section text:style-name="Sect1" text:name="{407f0496-6958-4b04-bed2-fca26de1c0be}{70}">
        <text:p text:style-name="Text_20_body"/>
      </text:section>
      <table:table table:name="Table105" table:style-name="Table105">
        <table:table-column table:style-name="Table105.A"/>
        <table:table-column table:style-name="Table105.B"/>
        <table:table-row table:style-name="TableLine94369322212032">
          <table:table-cell table:style-name="Table105.A1" office:value-type="string">
            <text:p text:style-name="P10"><text:span text:style-name="T14">Steps</text:span> </text:p>
          </table:table-cell>
          <table:table-cell table:style-name="Table105.A1" office:value-type="string">
            <text:p text:style-name="P10"><text:span text:style-name="T14">Sub-Steps</text:span> </text:p>
          </table:table-cell>
        </table:table-row>
        <table:table-row table:style-name="TableLine94369322212032">
          <table:table-cell table:style-name="Table105.A1" office:value-type="string">
            <text:p text:style-name="P11"><text:span text:style-name="T13">1. Navigate to the registrar staff welcome page</text:span> </text:p>
          </table:table-cell>
          <table:table-cell table:style-name="Table105.A1" office:value-type="string">
            <text:p text:style-name="P12"> </text:p>
            <text:section text:style-name="Sect1" text:name="{407f0496-6958-4b04-bed2-fca26de1c0be}{71}">
              <text:p text:style-name="P9"/>
            </text:section>
            <table:table table:name="Table106" table:style-name="Table106">
              <table:table-column table:style-name="Table106.A"/>
              <table:table-row table:style-name="TableLine94369322292864">
                <table:table-cell table:style-name="Table106.A1" office:value-type="string">
                  <text:p text:style-name="P11"><text:span text:style-name="T13">1.1 Open a web browser</text:span> </text:p>
                </table:table-cell>
              </table:table-row>
              <table:table-row table:style-name="TableLine94369322292864">
                <table:table-cell table:style-name="Table106.A1" office:value-type="string">
                  <text:p text:style-name="P11"><text:span text:style-name="T13">1.2 Enter the URL for the test website</text:span> </text:p>
                </table:table-cell>
              </table:table-row>
              <table:table-row table:style-name="TableLine94369322292864">
                <table:table-cell table:style-name="Table106.A1" office:value-type="string">
                  <text:p text:style-name="P11"><text:span text:style-name="T13">1.3 Locate the login button on the home page</text:span> </text:p>
                </table:table-cell>
              </table:table-row>
              <table:table-row table:style-name="TableLine94369322292864">
                <table:table-cell table:style-name="Table106.A1" office:value-type="string">
                  <text:p text:style-name="P11"><text:span text:style-name="T13">1.4 Click the login button</text:span> </text:p>
                </table:table-cell>
              </table:table-row>
              <table:table-row table:style-name="TableLine94369322292864">
                <table:table-cell table:style-name="Table106.A1" office:value-type="string">
                  <text:p text:style-name="P11"><text:soft-page-break/><text:span text:style-name="T13">1.5 Type the provided username for the test registrar staff account into the username textbox</text:span> </text:p>
                </table:table-cell>
              </table:table-row>
              <table:table-row table:style-name="TableLine94369322292864">
                <table:table-cell table:style-name="Table106.A1" office:value-type="string">
                  <text:p text:style-name="P11"><text:span text:style-name="T13">1.6 Type the provided password for the test registrar staff account into the password textbox</text:span> </text:p>
                </table:table-cell>
              </table:table-row>
              <table:table-row table:style-name="TableLine94369322292864">
                <table:table-cell table:style-name="Table106.A1" office:value-type="string">
                  <text:p text:style-name="P11"><text:span text:style-name="T13">1.7 Click the “Log In” button</text:span> </text:p>
                </table:table-cell>
              </table:table-row>
              <table:table-row table:style-name="TableLine94369322292864">
                <table:table-cell table:style-name="Table106.A8" office:value-type="string">
                  <text:p text:style-name="P13"> </text:p>
                </table:table-cell>
              </table:table-row>
            </table:table>
            <text:p text:style-name="P13"> </text:p>
          </table:table-cell>
        </table:table-row>
        <table:table-row table:style-name="TableLine94369322212032">
          <table:table-cell table:style-name="Table105.A1" office:value-type="string">
            <text:p text:style-name="P11"><text:span text:style-name="T13">2. Navigate to the delete student record page</text:span> </text:p>
          </table:table-cell>
          <table:table-cell table:style-name="Table105.A1" office:value-type="string">
            <text:p text:style-name="P12"> </text:p>
            <text:section text:style-name="Sect1" text:name="{407f0496-6958-4b04-bed2-fca26de1c0be}{72}">
              <text:p text:style-name="P9"/>
            </text:section>
            <table:table table:name="Table107" table:style-name="Table107">
              <table:table-column table:style-name="Table107.A"/>
              <table:table-row table:style-name="TableLine94369322319792">
                <table:table-cell table:style-name="Table107.A1" office:value-type="string">
                  <text:p text:style-name="P11"><text:span text:style-name="T13">2.1 Locate the delete student record button on the registrar welcome page</text:span> </text:p>
                </table:table-cell>
              </table:table-row>
              <table:table-row table:style-name="TableLine94369322319792">
                <table:table-cell table:style-name="Table107.A1" office:value-type="string">
                  <text:p text:style-name="P11"><text:span text:style-name="T13">2.2 Click the </text:span><text:soft-page-break/><text:span text:style-name="T13">button</text:span> </text:p>
                </table:table-cell>
              </table:table-row>
              <table:table-row table:style-name="TableLine94369322319792">
                <table:table-cell table:style-name="Table107.A3" office:value-type="string">
                  <text:p text:style-name="P13"> </text:p>
                </table:table-cell>
              </table:table-row>
            </table:table>
            <text:p text:style-name="P13"> </text:p>
          </table:table-cell>
        </table:table-row>
        <table:table-row table:style-name="TableLine94369322212032">
          <table:table-cell table:style-name="Table105.A1" office:value-type="string">
            <text:p text:style-name="P11"><text:span text:style-name="T13">3. Test the delete student record function</text:span> </text:p>
          </table:table-cell>
          <table:table-cell table:style-name="Table105.A1" office:value-type="string">
            <text:p text:style-name="P13"> </text:p>
            <text:section text:style-name="Sect1" text:name="{407f0496-6958-4b04-bed2-fca26de1c0be}{73}">
              <text:p text:style-name="P9"/>
            </text:section>
            <table:table table:name="Table108" table:style-name="Table108">
              <table:table-column table:style-name="Table108.A"/>
              <table:table-row table:style-name="TableLine94369322225984">
                <table:table-cell table:style-name="Table108.A1" office:value-type="string">
                  <text:p text:style-name="P11"><text:span text:style-name="T13">3.1 Use the search feature to select</text:span> <text:span text:style-name="T13">the test record for “Mary Joe”</text:span> </text:p>
                </table:table-cell>
              </table:table-row>
              <table:table-row table:style-name="TableLine94369322225984">
                <table:table-cell table:style-name="Table108.A1" office:value-type="string">
                  <text:p text:style-name="P11"><text:span text:style-name="T13">3.2 Click the button</text:span> <text:span text:style-name="T13">to delete the record</text:span> </text:p>
                </table:table-cell>
              </table:table-row>
              <table:table-row table:style-name="TableLine94369322225984">
                <table:table-cell table:style-name="Table108.A3" office:value-type="string">
                  <text:p text:style-name="P13"> </text:p>
                </table:table-cell>
              </table:table-row>
            </table:table>
            <text:p text:style-name="P12"> </text:p>
          </table:table-cell>
        </table:table-row>
        <table:table-row table:style-name="TableLine94369322212032">
          <table:table-cell table:style-name="Table105.A1" office:value-type="string">
            <text:p text:style-name="P11"><text:span text:style-name="T13">4. Ensure that the delete</text:span> <text:span text:style-name="T13">student record page is displayed properly</text:span> </text:p>
          </table:table-cell>
          <table:table-cell table:style-name="Table105.A1" office:value-type="string">
            <text:p text:style-name="P13"> </text:p>
            <text:section text:style-name="Sect1" text:name="{407f0496-6958-4b04-bed2-fca26de1c0be}{74}">
              <text:p text:style-name="P9"/>
            </text:section>
            <table:table table:name="Table109" table:style-name="Table109">
              <table:table-column table:style-name="Table109.A"/>
              <table:table-row table:style-name="TableLine94369322340464">
                <table:table-cell table:style-name="Table109.A1" office:value-type="string">
                  <text:p text:style-name="P11"><text:span text:style-name="T13">4.1 Ensure the web browser is in full screen mode</text:span> </text:p>
                </table:table-cell>
              </table:table-row>
              <table:table-row table:style-name="TableLine94369322340464">
                <table:table-cell table:style-name="Table109.A1" office:value-type="string">
                  <text:p text:style-name="P11"><text:span text:style-name="T13">4.2 Compare the website layout to the provided design template, checking </text:span><text:soft-page-break/><text:span text:style-name="T13">that all elements are being displayed properly</text:span> </text:p>
                </table:table-cell>
              </table:table-row>
              <table:table-row table:style-name="TableLine94369322340464">
                <table:table-cell table:style-name="Table109.A1" office:value-type="string">
                  <text:p text:style-name="P11"><text:span text:style-name="T13">4.3 Resize the browser window to half screen mode</text:span> </text:p>
                </table:table-cell>
              </table:table-row>
              <table:table-row table:style-name="TableLine94369322340464">
                <table:table-cell table:style-name="Table109.A1" office:value-type="string">
                  <text:p text:style-name="P11"><text:span text:style-name="T13">4.4 Check that all website elements are still displayed properly</text:span> </text:p>
                </table:table-cell>
              </table:table-row>
              <table:table-row table:style-name="TableLine94369322340464">
                <table:table-cell table:style-name="Table109.A5" office:value-type="string">
                  <text:p text:style-name="P13"> </text:p>
                </table:table-cell>
              </table:table-row>
            </table:table>
            <text:p text:style-name="P13"> </text:p>
          </table:table-cell>
        </table:table-row>
      </table:table>
      <text:p text:style-name="P37"> </text:p>
      <text:p text:style-name="P43"><text:span text:style-name="T16">Test Completion Indicator: </text:span><text:span text:style-name="T6">The system indicates that the record has been successfully deleted.</text:span><text:span text:style-name="T2"> </text:span></text:p>
      <text:p text:style-name="P44"> </text:p>
      <text:p text:style-name="P43"><text:span text:style-name="T16">Evaluation Process:</text:span> <text:span text:style-name="T13">The record</text:span> <text:span text:style-name="T13">is</text:span> <text:span text:style-name="T13">no longer returned in the search results. The web page is displayed correctly according to the design template document.</text:span> </text:p>
      <text:p text:style-name="P38">Page Break </text:p>
      <text:p text:style-name="P38"><text:span text:style-name="T10">2.2.30 Test Case 129</text:span> </text:p>
      <text:p text:style-name="P39"><text:span text:style-name="T7">Table 2.2.30 – Assign Roles and Permissions</text:span><text:span text:style-name="T2"> </text:span><text:span text:style-name="T7">Page for Registrar Staff Users</text:span><text:span text:style-name="T2"> </text:span></text:p>
      <text:section text:style-name="Sect1" text:name="{407f0496-6958-4b04-bed2-fca26de1c0be}{75}">
        <text:p text:style-name="Text_20_body"/>
      </text:section>
      <table:table table:name="Table110" table:style-name="Table110">
        <table:table-column table:style-name="Table110.A"/>
        <table:table-column table:style-name="Table110.B"/>
        <table:table-row table:style-name="TableLine94369322400544">
          <table:table-cell table:style-name="Table110.A1" office:value-type="string">
            <text:p text:style-name="P10"><text:span text:style-name="T14">Steps</text:span> </text:p>
          </table:table-cell>
          <table:table-cell table:style-name="Table110.A1" office:value-type="string">
            <text:p text:style-name="P10"><text:span text:style-name="T14">Sub-Steps</text:span> </text:p>
          </table:table-cell>
        </table:table-row>
        <table:table-row table:style-name="TableLine94369322400544">
          <table:table-cell table:style-name="Table110.A1" office:value-type="string">
            <text:p text:style-name="P11"><text:span text:style-name="T13">1. Navigate to the registrar staff welcome page</text:span> </text:p>
          </table:table-cell>
          <table:table-cell table:style-name="Table110.A1" office:value-type="string">
            <text:p text:style-name="P12"> </text:p>
            <text:section text:style-name="Sect1" text:name="{407f0496-6958-4b04-bed2-fca26de1c0be}{76}">
              <text:p text:style-name="P9"/>
            </text:section>
            <table:table table:name="Table111" table:style-name="Table111">
              <table:table-column table:style-name="Table111.A"/>
              <table:table-row table:style-name="TableLine94369322350000">
                <table:table-cell table:style-name="Table111.A1" office:value-type="string">
                  <text:p text:style-name="P11"><text:span text:style-name="T13">1.1 Open a </text:span><text:soft-page-break/><text:span text:style-name="T13">web browser</text:span> </text:p>
                </table:table-cell>
              </table:table-row>
              <table:table-row table:style-name="TableLine94369322350000">
                <table:table-cell table:style-name="Table111.A1" office:value-type="string">
                  <text:p text:style-name="P11"><text:span text:style-name="T13">1.2 Enter the URL for the test website</text:span> </text:p>
                </table:table-cell>
              </table:table-row>
              <table:table-row table:style-name="TableLine94369322350000">
                <table:table-cell table:style-name="Table111.A1" office:value-type="string">
                  <text:p text:style-name="P11"><text:span text:style-name="T13">1.3 Locate the login button on the home page</text:span> </text:p>
                </table:table-cell>
              </table:table-row>
              <table:table-row table:style-name="TableLine94369322350000">
                <table:table-cell table:style-name="Table111.A1" office:value-type="string">
                  <text:p text:style-name="P11"><text:span text:style-name="T13">1.4 Click the login button</text:span> </text:p>
                </table:table-cell>
              </table:table-row>
              <table:table-row table:style-name="TableLine94369322350000">
                <table:table-cell table:style-name="Table111.A1" office:value-type="string">
                  <text:p text:style-name="P11"><text:span text:style-name="T13">1.5 Type the provided username for the test registrar staff account into the username textbox</text:span> </text:p>
                </table:table-cell>
              </table:table-row>
              <table:table-row table:style-name="TableLine94369322350000">
                <table:table-cell table:style-name="Table111.A1" office:value-type="string">
                  <text:p text:style-name="P11"><text:span text:style-name="T13">1.6 Type the provided password for the test registrar staff account into the password textbox</text:span> </text:p>
                </table:table-cell>
              </table:table-row>
              <table:table-row table:style-name="TableLine94369322350000">
                <table:table-cell table:style-name="Table111.A1" office:value-type="string">
                  <text:p text:style-name="P11"><text:span text:style-name="T13">1.7 Click the “Log In” </text:span><text:soft-page-break/><text:span text:style-name="T13">button</text:span> </text:p>
                </table:table-cell>
              </table:table-row>
              <table:table-row table:style-name="TableLine94369322350000">
                <table:table-cell table:style-name="Table111.A8" office:value-type="string">
                  <text:p text:style-name="P13"> </text:p>
                </table:table-cell>
              </table:table-row>
            </table:table>
            <text:p text:style-name="P13"> </text:p>
          </table:table-cell>
        </table:table-row>
        <table:table-row table:style-name="TableLine94369322400544">
          <table:table-cell table:style-name="Table110.A1" office:value-type="string">
            <text:p text:style-name="P11"><text:span text:style-name="T13">2. Navigate to the assign user roles and permissions</text:span> <text:span text:style-name="T13">page</text:span> </text:p>
          </table:table-cell>
          <table:table-cell table:style-name="Table110.A1" office:value-type="string">
            <text:p text:style-name="P12"> </text:p>
            <text:section text:style-name="Sect1" text:name="{407f0496-6958-4b04-bed2-fca26de1c0be}{77}">
              <text:p text:style-name="P9"/>
            </text:section>
            <table:table table:name="Table112" table:style-name="Table112">
              <table:table-column table:style-name="Table112.A"/>
              <table:table-row table:style-name="TableLine94369322432080">
                <table:table-cell table:style-name="Table112.A1" office:value-type="string">
                  <text:p text:style-name="P11"><text:span text:style-name="T13">2.1 Locate the assign user roles and permissions button on the registrar welcome page</text:span> </text:p>
                </table:table-cell>
              </table:table-row>
              <table:table-row table:style-name="TableLine94369322432080">
                <table:table-cell table:style-name="Table112.A1" office:value-type="string">
                  <text:p text:style-name="P11"><text:span text:style-name="T13">2.2 Click the button</text:span> </text:p>
                </table:table-cell>
              </table:table-row>
              <table:table-row table:style-name="TableLine94369322432080">
                <table:table-cell table:style-name="Table112.A3" office:value-type="string">
                  <text:p text:style-name="P13"> </text:p>
                </table:table-cell>
              </table:table-row>
            </table:table>
            <text:p text:style-name="P13"> </text:p>
          </table:table-cell>
        </table:table-row>
        <table:table-row table:style-name="TableLine94369322400544">
          <table:table-cell table:style-name="Table110.A1" office:value-type="string">
            <text:p text:style-name="P11"><text:span text:style-name="T13">3. Test the assign user roles and permissions function</text:span> </text:p>
          </table:table-cell>
          <table:table-cell table:style-name="Table110.A1" office:value-type="string">
            <text:p text:style-name="P13"> </text:p>
            <text:section text:style-name="Sect1" text:name="{407f0496-6958-4b04-bed2-fca26de1c0be}{78}">
              <text:p text:style-name="P9"/>
            </text:section>
            <table:table table:name="Table113" table:style-name="Table113">
              <table:table-column table:style-name="Table113.A"/>
              <table:table-row table:style-name="TableLine94369322350576">
                <table:table-cell table:style-name="Table113.A1" office:value-type="string">
                  <text:p text:style-name="P11"><text:span text:style-name="T13">3.1 Assign the faculty role to the user account for “Sam Smith”</text:span> </text:p>
                </table:table-cell>
              </table:table-row>
              <table:table-row table:style-name="TableLine94369322350576">
                <table:table-cell table:style-name="Table113.A1" office:value-type="string">
                  <text:p text:style-name="P11"><text:span text:style-name="T13">3.2 Assign</text:span> <text:span text:style-name="T13">the user permissions to search for and edit student records</text:span> </text:p>
                </table:table-cell>
              </table:table-row>
              <table:table-row table:style-name="TableLine94369322350576">
                <table:table-cell table:style-name="Table113.A1" office:value-type="string">
                  <text:p text:style-name="P11"><text:soft-page-break/><text:span text:style-name="T13">3.3</text:span> <text:span text:style-name="T13">Click the</text:span> “<text:span text:style-name="T13">Submit”</text:span> <text:span text:style-name="T13">button</text:span> </text:p>
                </table:table-cell>
              </table:table-row>
              <table:table-row table:style-name="TableLine94369322350576">
                <table:table-cell table:style-name="Table113.A4" office:value-type="string">
                  <text:p text:style-name="P13"> </text:p>
                </table:table-cell>
              </table:table-row>
            </table:table>
            <text:p text:style-name="P12"> </text:p>
          </table:table-cell>
        </table:table-row>
        <table:table-row table:style-name="TableLine94369322400544">
          <table:table-cell table:style-name="Table110.A1" office:value-type="string">
            <text:p text:style-name="P11"><text:span text:style-name="T13">4. Ensure that the assign user roles and permissions page is displayed properly</text:span> </text:p>
          </table:table-cell>
          <table:table-cell table:style-name="Table110.A1" office:value-type="string">
            <text:p text:style-name="P13"> </text:p>
            <text:section text:style-name="Sect1" text:name="{407f0496-6958-4b04-bed2-fca26de1c0be}{79}">
              <text:p text:style-name="P9"/>
            </text:section>
            <table:table table:name="Table114" table:style-name="Table114">
              <table:table-column table:style-name="Table114.A"/>
              <table:table-row table:style-name="TableLine94369322414512">
                <table:table-cell table:style-name="Table114.A1" office:value-type="string">
                  <text:p text:style-name="P11"><text:span text:style-name="T13">4.1 Ensure the web browser is in full screen mode</text:span> </text:p>
                </table:table-cell>
              </table:table-row>
              <table:table-row table:style-name="TableLine94369322414512">
                <table:table-cell table:style-name="Table114.A1" office:value-type="string">
                  <text:p text:style-name="P11"><text:span text:style-name="T13">4.2 Compare the website layout to the provided design template, checking that all elements are being displayed properly</text:span> </text:p>
                </table:table-cell>
              </table:table-row>
              <table:table-row table:style-name="TableLine94369322414512">
                <table:table-cell table:style-name="Table114.A1" office:value-type="string">
                  <text:p text:style-name="P11"><text:span text:style-name="T13">4.3 Resize the browser window to half screen mode</text:span> </text:p>
                </table:table-cell>
              </table:table-row>
              <table:table-row table:style-name="TableLine94369322414512">
                <table:table-cell table:style-name="Table114.A1" office:value-type="string">
                  <text:p text:style-name="P11"><text:span text:style-name="T13">4.4 Check that all website elements are still </text:span><text:soft-page-break/><text:span text:style-name="T13">displayed properly</text:span> </text:p>
                </table:table-cell>
              </table:table-row>
              <table:table-row table:style-name="TableLine94369322414512">
                <table:table-cell table:style-name="Table114.A5" office:value-type="string">
                  <text:p text:style-name="P13"> </text:p>
                </table:table-cell>
              </table:table-row>
            </table:table>
            <text:p text:style-name="P13"> </text:p>
          </table:table-cell>
        </table:table-row>
      </table:table>
      <text:p text:style-name="P37"> </text:p>
      <text:p text:style-name="P43"><text:span text:style-name="T16">Test Completion Indicator: </text:span><text:span text:style-name="T6">The system indicates that the role and permissions have been successfully assigned.</text:span><text:span text:style-name="T2"> </text:span></text:p>
      <text:p text:style-name="P44"> </text:p>
      <text:p text:style-name="P43"><text:span text:style-name="T16">Evaluation Process:</text:span> <text:span text:style-name="T13">The user account for “Sam Smith” now has the faculty role and can search for and edit student records. The web page is displayed correctly according to the design template document.</text:span> </text:p>
      <text:p text:style-name="P41"> </text:p>
      <text:p text:style-name="P38"><text:span text:style-name="T10">2.2.31 Test Case 130</text:span> </text:p>
      <text:p text:style-name="P39"><text:span text:style-name="T7">Table 2.2.31 – View Transaction Logs Page for Registrar Staff Users</text:span><text:span text:style-name="T2"> </text:span></text:p>
      <text:section text:style-name="Sect1" text:name="{407f0496-6958-4b04-bed2-fca26de1c0be}{80}">
        <text:p text:style-name="Text_20_body"/>
      </text:section>
      <table:table table:name="Table115" table:style-name="Table115">
        <table:table-column table:style-name="Table115.A"/>
        <table:table-column table:style-name="Table115.B"/>
        <table:table-row table:style-name="TableLine94369322511520">
          <table:table-cell table:style-name="Table115.A1" office:value-type="string">
            <text:p text:style-name="P10"><text:span text:style-name="T14">Steps</text:span> </text:p>
          </table:table-cell>
          <table:table-cell table:style-name="Table115.A1" office:value-type="string">
            <text:p text:style-name="P10"><text:span text:style-name="T14">Sub-Steps</text:span> </text:p>
          </table:table-cell>
        </table:table-row>
        <table:table-row table:style-name="TableLine94369322511520">
          <table:table-cell table:style-name="Table115.A1" office:value-type="string">
            <text:p text:style-name="P11"><text:span text:style-name="T13">1. Navigate to the registrar staff welcome page</text:span> </text:p>
          </table:table-cell>
          <table:table-cell table:style-name="Table115.A1" office:value-type="string">
            <text:p text:style-name="P12"> </text:p>
            <text:section text:style-name="Sect1" text:name="{407f0496-6958-4b04-bed2-fca26de1c0be}{81}">
              <text:p text:style-name="P9"/>
            </text:section>
            <table:table table:name="Table116" table:style-name="Table116">
              <table:table-column table:style-name="Table116.A"/>
              <table:table-row table:style-name="TableLine94369322520352">
                <table:table-cell table:style-name="Table116.A1" office:value-type="string">
                  <text:p text:style-name="P11"><text:span text:style-name="T13">1.1 Open a web browser</text:span> </text:p>
                </table:table-cell>
              </table:table-row>
              <table:table-row table:style-name="TableLine94369322520352">
                <table:table-cell table:style-name="Table116.A1" office:value-type="string">
                  <text:p text:style-name="P11"><text:span text:style-name="T13">1.2 Enter the URL for the test website</text:span> </text:p>
                </table:table-cell>
              </table:table-row>
              <table:table-row table:style-name="TableLine94369322520352">
                <table:table-cell table:style-name="Table116.A1" office:value-type="string">
                  <text:p text:style-name="P11"><text:span text:style-name="T13">1.3 Locate the login button on the home page</text:span> </text:p>
                </table:table-cell>
              </table:table-row>
              <table:table-row table:style-name="TableLine94369322520352">
                <table:table-cell table:style-name="Table116.A1" office:value-type="string">
                  <text:p text:style-name="P11"><text:span text:style-name="T13">1.4 Click the </text:span><text:soft-page-break/><text:span text:style-name="T13">login button</text:span> </text:p>
                </table:table-cell>
              </table:table-row>
              <table:table-row table:style-name="TableLine94369322520352">
                <table:table-cell table:style-name="Table116.A1" office:value-type="string">
                  <text:p text:style-name="P11"><text:span text:style-name="T13">1.5 Type the provided username for the test registrar staff account into the username textbox</text:span> </text:p>
                </table:table-cell>
              </table:table-row>
              <table:table-row table:style-name="TableLine94369322520352">
                <table:table-cell table:style-name="Table116.A1" office:value-type="string">
                  <text:p text:style-name="P11"><text:span text:style-name="T13">1.6 Type the provided password for the test registrar staff account into the password textbox</text:span> </text:p>
                </table:table-cell>
              </table:table-row>
              <table:table-row table:style-name="TableLine94369322520352">
                <table:table-cell table:style-name="Table116.A1" office:value-type="string">
                  <text:p text:style-name="P11"><text:span text:style-name="T13">1.7 Click the “Log In” button</text:span> </text:p>
                </table:table-cell>
              </table:table-row>
              <table:table-row table:style-name="TableLine94369322520352">
                <table:table-cell table:style-name="Table116.A8" office:value-type="string">
                  <text:p text:style-name="P13"> </text:p>
                </table:table-cell>
              </table:table-row>
            </table:table>
            <text:p text:style-name="P13"> </text:p>
          </table:table-cell>
        </table:table-row>
        <table:table-row table:style-name="TableLine94369322511520">
          <table:table-cell table:style-name="Table115.A1" office:value-type="string">
            <text:p text:style-name="P11"><text:span text:style-name="T13">2. Navigate to view transaction logs page</text:span> </text:p>
          </table:table-cell>
          <table:table-cell table:style-name="Table115.A1" office:value-type="string">
            <text:p text:style-name="P12"> </text:p>
            <text:section text:style-name="Sect1" text:name="{407f0496-6958-4b04-bed2-fca26de1c0be}{82}">
              <text:p text:style-name="P9"/>
            </text:section>
            <table:table table:name="Table117" table:style-name="Table117">
              <table:table-column table:style-name="Table117.A"/>
              <table:table-row table:style-name="TableLine94369322539408">
                <table:table-cell table:style-name="Table117.A1" office:value-type="string">
                  <text:p text:style-name="P11"><text:span text:style-name="T13">2.1 Locate the view transaction logs button on the registrar welcome </text:span><text:soft-page-break/><text:span text:style-name="T13">page</text:span> </text:p>
                </table:table-cell>
              </table:table-row>
              <table:table-row table:style-name="TableLine94369322539408">
                <table:table-cell table:style-name="Table117.A1" office:value-type="string">
                  <text:p text:style-name="P11"><text:span text:style-name="T13">2.2 Click the button</text:span> </text:p>
                </table:table-cell>
              </table:table-row>
              <table:table-row table:style-name="TableLine94369322539408">
                <table:table-cell table:style-name="Table117.A3" office:value-type="string">
                  <text:p text:style-name="P13"> </text:p>
                </table:table-cell>
              </table:table-row>
            </table:table>
            <text:p text:style-name="P13"> </text:p>
          </table:table-cell>
        </table:table-row>
        <table:table-row table:style-name="TableLine94369322511520">
          <table:table-cell table:style-name="Table115.A1" office:value-type="string">
            <text:p text:style-name="P11"><text:span text:style-name="T13">3. Test the view transaction logs function</text:span> </text:p>
          </table:table-cell>
          <table:table-cell table:style-name="Table115.A1" office:value-type="string">
            <text:p text:style-name="P13"> </text:p>
            <text:section text:style-name="Sect1" text:name="{407f0496-6958-4b04-bed2-fca26de1c0be}{83}">
              <text:p text:style-name="P9"/>
            </text:section>
            <table:table table:name="Table118" table:style-name="Table118">
              <table:table-column table:style-name="Table118.A"/>
              <table:table-row table:style-name="TableLine94369322552928">
                <table:table-cell table:style-name="Table118.A1" office:value-type="string">
                  <text:p text:style-name="P11"><text:span text:style-name="T13">3.1 Search for the last delete student record transaction</text:span> </text:p>
                </table:table-cell>
              </table:table-row>
              <table:table-row table:style-name="TableLine94369322552928">
                <table:table-cell table:style-name="Table118.A1" office:value-type="string">
                  <text:p text:style-name="P11"><text:span text:style-name="T13">3.2 Click the </text:span>“<text:span text:style-name="T13">Retrieve Transaction” button</text:span> </text:p>
                </table:table-cell>
              </table:table-row>
              <table:table-row table:style-name="TableLine94369322552928">
                <table:table-cell table:style-name="Table118.A3" office:value-type="string">
                  <text:p text:style-name="P13"> </text:p>
                </table:table-cell>
              </table:table-row>
            </table:table>
            <text:p text:style-name="P12"> </text:p>
          </table:table-cell>
        </table:table-row>
        <table:table-row table:style-name="TableLine94369322511520">
          <table:table-cell table:style-name="Table115.A1" office:value-type="string">
            <text:p text:style-name="P11"><text:span text:style-name="T13">4. Ensure that the view transaction logs page is displayed properly</text:span> </text:p>
          </table:table-cell>
          <table:table-cell table:style-name="Table115.A1" office:value-type="string">
            <text:p text:style-name="P13"> </text:p>
            <text:section text:style-name="Sect1" text:name="{407f0496-6958-4b04-bed2-fca26de1c0be}{84}">
              <text:p text:style-name="P9"/>
            </text:section>
            <table:table table:name="Table119" table:style-name="Table119">
              <table:table-column table:style-name="Table119.A"/>
              <table:table-row table:style-name="TableLine94369322565984">
                <table:table-cell table:style-name="Table119.A1" office:value-type="string">
                  <text:p text:style-name="P11"><text:span text:style-name="T13">4.1 Ensure the web browser is in full screen mode</text:span> </text:p>
                </table:table-cell>
              </table:table-row>
              <table:table-row table:style-name="TableLine94369322565984">
                <table:table-cell table:style-name="Table119.A1" office:value-type="string">
                  <text:p text:style-name="P11"><text:span text:style-name="T13">4.2 Compare the website layout to the provided design </text:span><text:soft-page-break/><text:span text:style-name="T13">template, checking that all elements are being displayed properly</text:span> </text:p>
                </table:table-cell>
              </table:table-row>
              <table:table-row table:style-name="TableLine94369322565984">
                <table:table-cell table:style-name="Table119.A1" office:value-type="string">
                  <text:p text:style-name="P11"><text:span text:style-name="T13">4.3 Resize the browser window to half screen mode</text:span> </text:p>
                </table:table-cell>
              </table:table-row>
              <table:table-row table:style-name="TableLine94369322565984">
                <table:table-cell table:style-name="Table119.A1" office:value-type="string">
                  <text:p text:style-name="P11"><text:span text:style-name="T13">4.4 Check that all website elements are still displayed properly</text:span> </text:p>
                </table:table-cell>
              </table:table-row>
              <table:table-row table:style-name="TableLine94369322565984">
                <table:table-cell table:style-name="Table119.A5" office:value-type="string">
                  <text:p text:style-name="P13"> </text:p>
                </table:table-cell>
              </table:table-row>
            </table:table>
            <text:p text:style-name="P13"> </text:p>
          </table:table-cell>
        </table:table-row>
      </table:table>
      <text:p text:style-name="P37"> </text:p>
      <text:p text:style-name="P43"><text:span text:style-name="T16">Test Completion Indicator: </text:span><text:span text:style-name="T6">The system returns the log for the last delete transaction.</text:span><text:span text:style-name="T2"> </text:span></text:p>
      <text:p text:style-name="P44"> </text:p>
      <text:p text:style-name="P43"><text:span text:style-name="T16">Evaluation Process:</text:span> <text:span text:style-name="T13">The delete transaction for the user “Mary Joe” is displayed. The web page is displayed properly according to the design template document.</text:span> </text:p>
      <text:p text:style-name="P38">Page Break </text:p>
      <text:p text:style-name="P38"><text:span text:style-name="T10">2.2.32 Test Case 131</text:span> </text:p>
      <text:p text:style-name="P39"><text:span text:style-name="T7">Table 2.2.32 – Web Client Connection to Apache Server</text:span><text:span text:style-name="T2"> </text:span></text:p>
      <text:section text:style-name="Sect1" text:name="{407f0496-6958-4b04-bed2-fca26de1c0be}{85}">
        <text:p text:style-name="Text_20_body"/>
      </text:section>
      <table:table table:name="Table120" table:style-name="Table120">
        <table:table-column table:style-name="Table120.A"/>
        <table:table-column table:style-name="Table120.B"/>
        <table:table-row table:style-name="TableLine94369322545552">
          <table:table-cell table:style-name="Table120.A1" office:value-type="string">
            <text:p text:style-name="P10"><text:span text:style-name="T14">Steps</text:span> </text:p>
          </table:table-cell>
          <table:table-cell table:style-name="Table120.A1" office:value-type="string">
            <text:p text:style-name="P10"><text:span text:style-name="T14">Sub-Steps</text:span> </text:p>
          </table:table-cell>
        </table:table-row>
        <text:soft-page-break/>
        <table:table-row table:style-name="TableLine94369322545552">
          <table:table-cell table:style-name="Table120.A1" office:value-type="string">
            <text:p text:style-name="P11"><text:span text:style-name="T13">1. Connect to the Apache Server</text:span> </text:p>
          </table:table-cell>
          <table:table-cell table:style-name="Table120.A1" office:value-type="string">
            <text:p text:style-name="P12"> </text:p>
            <text:section text:style-name="Sect1" text:name="{407f0496-6958-4b04-bed2-fca26de1c0be}{86}">
              <text:p text:style-name="P9"/>
            </text:section>
            <table:table table:name="Table121" table:style-name="Table121">
              <table:table-column table:style-name="Table121.A"/>
              <table:table-row table:style-name="TableLine94369322638336">
                <table:table-cell table:style-name="Table121.A1" office:value-type="string">
                  <text:p text:style-name="P11"><text:span text:style-name="T13">1.1</text:span> <text:span text:style-name="T13">Open a web browser</text:span> </text:p>
                </table:table-cell>
              </table:table-row>
              <table:table-row table:style-name="TableLine94369322638336">
                <table:table-cell table:style-name="Table121.A1" office:value-type="string">
                  <text:p text:style-name="P11"><text:span text:style-name="T13">1.2</text:span> <text:span text:style-name="T13">Enter the IP address for the Apache Server</text:span> </text:p>
                </table:table-cell>
              </table:table-row>
              <table:table-row table:style-name="TableLine94369322638336">
                <table:table-cell table:style-name="Table121.A1" office:value-type="string">
                  <text:p text:style-name="P11"><text:span text:style-name="T13">1.3</text:span> <text:span text:style-name="T13">Login to the Apache Server with the provided credentials</text:span> </text:p>
                </table:table-cell>
              </table:table-row>
              <table:table-row table:style-name="TableLine94369322638336">
                <table:table-cell table:style-name="Table121.A4" office:value-type="string">
                  <text:p text:style-name="P13"> </text:p>
                </table:table-cell>
              </table:table-row>
            </table:table>
            <text:p text:style-name="P13"> </text:p>
          </table:table-cell>
        </table:table-row>
      </table:table>
      <text:p text:style-name="P37"> </text:p>
      <text:p text:style-name="P43"><text:span text:style-name="T16">Test Completion Indicator: </text:span><text:span text:style-name="T6">The client successfully connected to the Apache Server.</text:span><text:span text:style-name="T2"> </text:span></text:p>
      <text:p text:style-name="P44"> </text:p>
      <text:p text:style-name="P43"><text:span text:style-name="T16">Evaluation Process:</text:span> <text:span text:style-name="T13">View the results in the web browser.</text:span> </text:p>
      <text:p text:style-name="P41"> </text:p>
      <text:p text:style-name="P38"><text:span text:style-name="T10">2.3.1 Test Case 200</text:span> </text:p>
      <text:p text:style-name="P39"><text:span text:style-name="T7">Table 2.3.1 – Testing MySQL Connection</text:span><text:span text:style-name="T2"> </text:span></text:p>
      <text:section text:style-name="Sect1" text:name="{407f0496-6958-4b04-bed2-fca26de1c0be}{87}">
        <text:p text:style-name="Text_20_body"/>
      </text:section>
      <table:table table:name="Table122" table:style-name="Table122">
        <table:table-column table:style-name="Table122.A"/>
        <table:table-column table:style-name="Table122.B"/>
        <table:table-row table:style-name="TableLine94369322076400">
          <table:table-cell table:style-name="Table122.A1" office:value-type="string">
            <text:p text:style-name="P10"><text:span text:style-name="T14">Steps</text:span> </text:p>
          </table:table-cell>
          <table:table-cell table:style-name="Table122.A1" office:value-type="string">
            <text:p text:style-name="P10"><text:span text:style-name="T14">Sub-Steps</text:span> </text:p>
          </table:table-cell>
        </table:table-row>
        <table:table-row table:style-name="TableLine94369322076400">
          <table:table-cell table:style-name="Table122.A1" office:value-type="string">
            <text:list xml:id="list1998897299" text:style-name="L6">
              <text:list-item>
                <text:p text:style-name="P19"><text:span text:style-name="T13">Load the MySQL Connection Test Page</text:span> </text:p>
              </text:list-item>
            </text:list>
          </table:table-cell>
          <table:table-cell table:style-name="Table122.A1" office:value-type="string">
            <text:p text:style-name="P12"> </text:p>
            <text:section text:style-name="Sect1" text:name="{407f0496-6958-4b04-bed2-fca26de1c0be}{88}">
              <text:p text:style-name="P9"/>
            </text:section>
            <table:table table:name="Table123" table:style-name="Table123">
              <table:table-column table:style-name="Table123.A"/>
              <table:table-row table:style-name="TableLine94369322676944">
                <table:table-cell table:style-name="Table123.A1" office:value-type="string">
                  <text:p text:style-name="P11"><text:span text:style-name="T13">1.1</text:span> <text:span text:style-name="T13">Open a web </text:span><text:soft-page-break/><text:span text:style-name="T13">browser </text:span> </text:p>
                </table:table-cell>
              </table:table-row>
              <table:table-row table:style-name="TableLine94369322676944">
                <table:table-cell table:style-name="Table123.A1" office:value-type="string">
                  <text:p text:style-name="P11"><text:span text:style-name="T13">1.2</text:span> <text:span text:style-name="T13">Navigate to the test page URL provided</text:span> </text:p>
                </table:table-cell>
              </table:table-row>
              <table:table-row table:style-name="TableLine94369322676944">
                <table:table-cell table:style-name="Table123.A1" office:value-type="string">
                  <text:p text:style-name="P11"><text:span text:style-name="T13">1.3</text:span> <text:span text:style-name="T13">Confirm results based on screen output</text:span> </text:p>
                </table:table-cell>
              </table:table-row>
              <table:table-row table:style-name="TableLine94369322676944">
                <table:table-cell table:style-name="Table123.A4" office:value-type="string">
                  <text:p text:style-name="P13"> </text:p>
                </table:table-cell>
              </table:table-row>
            </table:table>
            <text:p text:style-name="P13"> </text:p>
          </table:table-cell>
        </table:table-row>
      </table:table>
      <text:p text:style-name="P37"> </text:p>
      <text:p text:style-name="P42"><text:span text:style-name="T16">Test Completion Indicator: </text:span><text:span text:style-name="T15">The test page displays the message “Successful connection to MySQL</text:span>” <text:span text:style-name="T15">and does not display any error messages.</text:span> </text:p>
      <text:p text:style-name="P44"> </text:p>
      <text:p text:style-name="P43"><text:span text:style-name="T16">Evaluation Process:</text:span> <text:span text:style-name="T13">View the output of the test page on a web browser.</text:span> </text:p>
      <text:p text:style-name="P44"> </text:p>
      <text:p text:style-name="P38"><text:span text:style-name="T10">2.3.2</text:span> <text:span text:style-name="T10">Test Case 201</text:span> </text:p>
      <text:p text:style-name="P39"><text:span text:style-name="T7">Table 2.3.2 – Testing Database Connection</text:span><text:span text:style-name="T2"> </text:span></text:p>
      <text:section text:style-name="Sect1" text:name="{407f0496-6958-4b04-bed2-fca26de1c0be}{89}">
        <text:p text:style-name="Text_20_body"/>
      </text:section>
      <table:table table:name="Table124" table:style-name="Table124">
        <table:table-column table:style-name="Table124.A"/>
        <table:table-column table:style-name="Table124.B"/>
        <table:table-row table:style-name="TableLine94369322732288">
          <table:table-cell table:style-name="Table124.A1" office:value-type="string">
            <text:p text:style-name="P10"><text:span text:style-name="T14">Steps</text:span> </text:p>
          </table:table-cell>
          <table:table-cell table:style-name="Table124.A1" office:value-type="string">
            <text:p text:style-name="P10"><text:span text:style-name="T14">Sub-Steps</text:span> </text:p>
          </table:table-cell>
        </table:table-row>
        <table:table-row table:style-name="TableLine94369322732288">
          <table:table-cell table:style-name="Table124.A1" office:value-type="string">
            <text:list xml:id="list3610733408" text:style-name="L7">
              <text:list-item>
                <text:p text:style-name="P20"><text:span text:style-name="T13">Load the MySQL Database</text:span> <text:span text:style-name="T13">Connection Test Page</text:span> </text:p>
              </text:list-item>
            </text:list>
          </table:table-cell>
          <table:table-cell table:style-name="Table124.A1" office:value-type="string">
            <text:p text:style-name="P12"> </text:p>
            <text:section text:style-name="Sect1" text:name="{407f0496-6958-4b04-bed2-fca26de1c0be}{90}">
              <text:p text:style-name="P9"/>
            </text:section>
            <table:table table:name="Table125" table:style-name="Table125">
              <table:table-column table:style-name="Table125.A"/>
              <table:table-row table:style-name="TableLine94369322759472">
                <table:table-cell table:style-name="Table125.A1" office:value-type="string">
                  <text:p text:style-name="P11"><text:span text:style-name="T13">1.1 Open a web browser </text:span> </text:p>
                </table:table-cell>
              </table:table-row>
              <table:table-row table:style-name="TableLine94369322759472">
                <table:table-cell table:style-name="Table125.A1" office:value-type="string">
                  <text:p text:style-name="P11"><text:span text:style-name="T13">1.2 Navigate to the test </text:span><text:soft-page-break/><text:span text:style-name="T13">page URL provided</text:span> </text:p>
                </table:table-cell>
              </table:table-row>
              <table:table-row table:style-name="TableLine94369322759472">
                <table:table-cell table:style-name="Table125.A1" office:value-type="string">
                  <text:p text:style-name="P11"><text:span text:style-name="T13">1.3 Confirm results based on screen output</text:span> </text:p>
                </table:table-cell>
              </table:table-row>
              <table:table-row table:style-name="TableLine94369322759472">
                <table:table-cell table:style-name="Table125.A4" office:value-type="string">
                  <text:p text:style-name="P13"> </text:p>
                </table:table-cell>
              </table:table-row>
            </table:table>
            <text:p text:style-name="P13"> </text:p>
          </table:table-cell>
        </table:table-row>
      </table:table>
      <text:p text:style-name="P37"> </text:p>
      <text:p text:style-name="P42"><text:span text:style-name="T16">Test Completion Indicator: </text:span><text:span text:style-name="T15">The test page displays the message “Successful connection to MySQL database</text:span> <text:span text:style-name="T15">[Insert Database Name here]</text:span>” <text:span text:style-name="T15">for each of the created databases,</text:span> <text:span text:style-name="T15">and</text:span> <text:span text:style-name="T15">does not display any error messages.</text:span> </text:p>
      <text:p text:style-name="P44"> </text:p>
      <text:p text:style-name="P43"><text:span text:style-name="T16">Evaluation Process:</text:span> <text:span text:style-name="T13">View the output of the test page on a web browser.</text:span> </text:p>
      <text:p text:style-name="P44"> </text:p>
      <text:p text:style-name="P38"><text:span text:style-name="T10">2.3.3</text:span> <text:span text:style-name="T10">Test Case 202</text:span> </text:p>
      <text:p text:style-name="P39"><text:span text:style-name="T7">Table 2.3.3 – Testing Database Table Access</text:span><text:span text:style-name="T2"> </text:span></text:p>
      <text:section text:style-name="Sect1" text:name="{407f0496-6958-4b04-bed2-fca26de1c0be}{91}">
        <text:p text:style-name="Text_20_body"/>
      </text:section>
      <table:table table:name="Table126" table:style-name="Table126">
        <table:table-column table:style-name="Table126.A"/>
        <table:table-column table:style-name="Table126.B"/>
        <table:table-row table:style-name="TableLine94369322803984">
          <table:table-cell table:style-name="Table126.A1" office:value-type="string">
            <text:p text:style-name="P10"><text:span text:style-name="T14">Steps</text:span> </text:p>
          </table:table-cell>
          <table:table-cell table:style-name="Table126.A1" office:value-type="string">
            <text:p text:style-name="P10"><text:span text:style-name="T14">Sub-Steps</text:span> </text:p>
          </table:table-cell>
        </table:table-row>
        <table:table-row table:style-name="TableLine94369322803984">
          <table:table-cell table:style-name="Table126.A1" office:value-type="string">
            <text:list xml:id="list2726838531" text:style-name="L8">
              <text:list-item>
                <text:p text:style-name="P21"><text:span text:style-name="T13">Load the MySQL Table Retrieval</text:span> <text:span text:style-name="T13">Test Page</text:span> </text:p>
              </text:list-item>
            </text:list>
          </table:table-cell>
          <table:table-cell table:style-name="Table126.A1" office:value-type="string">
            <text:p text:style-name="P12"> </text:p>
            <text:section text:style-name="Sect1" text:name="{407f0496-6958-4b04-bed2-fca26de1c0be}{92}">
              <text:p text:style-name="P9"/>
            </text:section>
            <table:table table:name="Table127" table:style-name="Table127">
              <table:table-column table:style-name="Table127.A"/>
              <table:table-row table:style-name="TableLine94369322817824">
                <table:table-cell table:style-name="Table127.A1" office:value-type="string">
                  <text:p text:style-name="P11"><text:span text:style-name="T13">1.1 Open a web browser </text:span> </text:p>
                </table:table-cell>
              </table:table-row>
              <table:table-row table:style-name="TableLine94369322817824">
                <table:table-cell table:style-name="Table127.A1" office:value-type="string">
                  <text:p text:style-name="P11"><text:span text:style-name="T13">1.2 Navigate to the test page URL provided</text:span> </text:p>
                </table:table-cell>
              </table:table-row>
              <table:table-row table:style-name="TableLine94369322817824">
                <table:table-cell table:style-name="Table127.A1" office:value-type="string">
                  <text:p text:style-name="P11"><text:span text:style-name="T13">1.3 Confirm </text:span><text:soft-page-break/><text:span text:style-name="T13">results based on screen output</text:span> </text:p>
                </table:table-cell>
              </table:table-row>
              <table:table-row table:style-name="TableLine94369322817824">
                <table:table-cell table:style-name="Table127.A4" office:value-type="string">
                  <text:p text:style-name="P13"> </text:p>
                </table:table-cell>
              </table:table-row>
            </table:table>
            <text:p text:style-name="P13"> </text:p>
          </table:table-cell>
        </table:table-row>
      </table:table>
      <text:p text:style-name="P37"> </text:p>
      <text:p text:style-name="P42"><text:span text:style-name="T16">Test Completion Indicator: </text:span><text:span text:style-name="T15">The test page retrieves each of the created tables and displays headers for them, and</text:span> <text:span text:style-name="T15">does not display any error messages.</text:span> </text:p>
      <text:p text:style-name="P44"> </text:p>
      <text:p text:style-name="P43"><text:span text:style-name="T16">Evaluation Process:</text:span> <text:span text:style-name="T13">View the output of the test page on a web browser.</text:span> </text:p>
      <text:p text:style-name="P44"> </text:p>
      <text:p text:style-name="P44"> </text:p>
      <text:p text:style-name="P38"><text:span text:style-name="T10">2.3.4</text:span> <text:span text:style-name="T10">Test Case 203</text:span> </text:p>
      <text:p text:style-name="P39"><text:span text:style-name="T7">Table 2.3.4 – Testing Sample Data Retrieval</text:span><text:span text:style-name="T2"> </text:span></text:p>
      <text:section text:style-name="Sect1" text:name="{407f0496-6958-4b04-bed2-fca26de1c0be}{93}">
        <text:p text:style-name="Text_20_body"/>
      </text:section>
      <table:table table:name="Table128" table:style-name="Table128">
        <table:table-column table:style-name="Table128.A"/>
        <table:table-column table:style-name="Table128.B"/>
        <table:table-row table:style-name="TableLine94369322747392">
          <table:table-cell table:style-name="Table128.A1" office:value-type="string">
            <text:p text:style-name="P10"><text:span text:style-name="T14">Steps</text:span> </text:p>
          </table:table-cell>
          <table:table-cell table:style-name="Table128.A1" office:value-type="string">
            <text:p text:style-name="P10"><text:span text:style-name="T14">Sub-Steps</text:span> </text:p>
          </table:table-cell>
        </table:table-row>
        <table:table-row table:style-name="TableLine94369322747392">
          <table:table-cell table:style-name="Table128.A1" office:value-type="string">
            <text:list xml:id="list2152906355" text:style-name="L9">
              <text:list-item>
                <text:p text:style-name="P22"><text:span text:style-name="T13">Load the MySQL Table</text:span> <text:span text:style-name="T13">Data</text:span> <text:span text:style-name="T13">Retrieval Test Page</text:span> </text:p>
              </text:list-item>
            </text:list>
          </table:table-cell>
          <table:table-cell table:style-name="Table128.A1" office:value-type="string">
            <text:p text:style-name="P12"> </text:p>
            <text:section text:style-name="Sect1" text:name="{407f0496-6958-4b04-bed2-fca26de1c0be}{94}">
              <text:p text:style-name="P9"/>
            </text:section>
            <table:table table:name="Table129" table:style-name="Table129">
              <table:table-column table:style-name="Table129.A"/>
              <table:table-row table:style-name="TableLine94369322888816">
                <table:table-cell table:style-name="Table129.A1" office:value-type="string">
                  <text:p text:style-name="P11"><text:span text:style-name="T13">1.1 Open a web browser </text:span> </text:p>
                </table:table-cell>
              </table:table-row>
              <table:table-row table:style-name="TableLine94369322888816">
                <table:table-cell table:style-name="Table129.A1" office:value-type="string">
                  <text:p text:style-name="P11"><text:span text:style-name="T13">1.2 Navigate to the test page URL provided</text:span> </text:p>
                </table:table-cell>
              </table:table-row>
              <table:table-row table:style-name="TableLine94369322888816">
                <table:table-cell table:style-name="Table129.A1" office:value-type="string">
                  <text:p text:style-name="P11"><text:span text:style-name="T13">1.3 Confirm results based on </text:span><text:soft-page-break/><text:span text:style-name="T13">screen output</text:span> </text:p>
                </table:table-cell>
              </table:table-row>
              <table:table-row table:style-name="TableLine94369322888816">
                <table:table-cell table:style-name="Table129.A4" office:value-type="string">
                  <text:p text:style-name="P13"> </text:p>
                </table:table-cell>
              </table:table-row>
            </table:table>
            <text:p text:style-name="P13"> </text:p>
          </table:table-cell>
        </table:table-row>
      </table:table>
      <text:p text:style-name="P37"> </text:p>
      <text:p text:style-name="P42"><text:span text:style-name="T16">Test Completion Indicator: </text:span><text:span text:style-name="T15">The test page</text:span> <text:span text:style-name="T15">displays all of the data entered into the MySQL tables into sample</text:span> <text:span text:style-name="T15">tables on the test page, and</text:span> <text:span text:style-name="T15">does not display any error messages.</text:span> </text:p>
      <text:p text:style-name="P44"> </text:p>
      <text:p text:style-name="P43"><text:span text:style-name="T16">Evaluation Process:</text:span> <text:span text:style-name="T13">View the output of the test page on a web browser.</text:span> </text:p>
      <text:p text:style-name="P39">Page Break </text:p>
      <text:p text:style-name="P38"><text:span text:style-name="T10">2.3.5</text:span> <text:span text:style-name="T10">Test Case 204</text:span> </text:p>
      <text:p text:style-name="P39"><text:span text:style-name="T7">Table 2.3.5 – Testing Web Server Access to Database via PHP</text:span><text:span text:style-name="T2"> </text:span></text:p>
      <text:section text:style-name="Sect1" text:name="{407f0496-6958-4b04-bed2-fca26de1c0be}{95}">
        <text:p text:style-name="Text_20_body"/>
      </text:section>
      <table:table table:name="Table130" table:style-name="Table130">
        <table:table-column table:style-name="Table130.A"/>
        <table:table-column table:style-name="Table130.B"/>
        <table:table-row table:style-name="TableLine94369322952320">
          <table:table-cell table:style-name="Table130.A1" office:value-type="string">
            <text:p text:style-name="P10"><text:span text:style-name="T14">Steps</text:span> </text:p>
          </table:table-cell>
          <table:table-cell table:style-name="Table130.A1" office:value-type="string">
            <text:p text:style-name="P10"><text:span text:style-name="T14">Sub-Steps</text:span> </text:p>
          </table:table-cell>
        </table:table-row>
        <table:table-row table:style-name="TableLine94369322952320">
          <table:table-cell table:style-name="Table130.A1" office:value-type="string">
            <text:list xml:id="list707270991" text:style-name="L10">
              <text:list-item>
                <text:p text:style-name="P23"><text:span text:style-name="T13">Load the MySQL</text:span> <text:span text:style-name="T13">Querying</text:span> <text:span text:style-name="T13">Test Page</text:span> </text:p>
              </text:list-item>
            </text:list>
          </table:table-cell>
          <table:table-cell table:style-name="Table130.A1" office:value-type="string">
            <text:p text:style-name="P12"> </text:p>
            <text:section text:style-name="Sect1" text:name="{407f0496-6958-4b04-bed2-fca26de1c0be}{96}">
              <text:p text:style-name="P9"/>
            </text:section>
            <table:table table:name="Table131" table:style-name="Table131">
              <table:table-column table:style-name="Table131.A"/>
              <table:table-row table:style-name="TableLine94369322978512">
                <table:table-cell table:style-name="Table131.A1" office:value-type="string">
                  <text:p text:style-name="P11"><text:span text:style-name="T13">1.1 Open a web browser </text:span> </text:p>
                </table:table-cell>
              </table:table-row>
              <table:table-row table:style-name="TableLine94369322978512">
                <table:table-cell table:style-name="Table131.A1" office:value-type="string">
                  <text:p text:style-name="P11"><text:span text:style-name="T13">1.2 Navigate to the test page URL provided</text:span> </text:p>
                </table:table-cell>
              </table:table-row>
              <table:table-row table:style-name="TableLine94369322978512">
                <table:table-cell table:style-name="Table131.A1" office:value-type="string">
                  <text:p text:style-name="P11"><text:span text:style-name="T13">1.3 Confirm results based on screen output</text:span> </text:p>
                </table:table-cell>
              </table:table-row>
              <table:table-row table:style-name="TableLine94369322978512">
                <table:table-cell table:style-name="Table131.A4" office:value-type="string">
                  <text:p text:style-name="P13"> <text:soft-page-break/></text:p>
                </table:table-cell>
              </table:table-row>
            </table:table>
            <text:p text:style-name="P13"> </text:p>
          </table:table-cell>
        </table:table-row>
      </table:table>
      <text:p text:style-name="P37"> </text:p>
      <text:p text:style-name="P42"><text:span text:style-name="T16">Test Completion Indicator: </text:span><text:span text:style-name="T15">The test page correctly displays the results of all the sample PHP queries coded into the test page, and</text:span> <text:span text:style-name="T15">does not display any error messages.</text:span> </text:p>
      <text:p text:style-name="P44"> </text:p>
      <text:p text:style-name="P43"><text:span text:style-name="T16">Evaluation Process:</text:span> <text:span text:style-name="T13">View the output of the test page on a web browser.</text:span> </text:p>
      <text:p text:style-name="P44"> </text:p>
      <text:p text:style-name="P38"><text:span text:style-name="T10">2.3.6</text:span> <text:span text:style-name="T10">Test Case 205</text:span> </text:p>
      <text:p text:style-name="P39"><text:span text:style-name="T7">Table 2.3.6 – Testing Adding New Students Feature</text:span><text:span text:style-name="T2"> </text:span></text:p>
      <text:section text:style-name="Sect1" text:name="{407f0496-6958-4b04-bed2-fca26de1c0be}{97}">
        <text:p text:style-name="Text_20_body"/>
      </text:section>
      <table:table table:name="Table132" table:style-name="Table132">
        <table:table-column table:style-name="Table132.A"/>
        <table:table-column table:style-name="Table132.B"/>
        <table:table-row table:style-name="TableLine94369322925968">
          <table:table-cell table:style-name="Table132.A1" office:value-type="string">
            <text:p text:style-name="P10"><text:span text:style-name="T14">Steps</text:span> </text:p>
          </table:table-cell>
          <table:table-cell table:style-name="Table132.A1" office:value-type="string">
            <text:p text:style-name="P10"><text:span text:style-name="T14">Sub-Steps</text:span> </text:p>
          </table:table-cell>
        </table:table-row>
        <table:table-row table:style-name="TableLine94369322925968">
          <table:table-cell table:style-name="Table132.A1" office:value-type="string">
            <text:list xml:id="list549659570" text:style-name="L11">
              <text:list-item>
                <text:p text:style-name="P24"><text:span text:style-name="T13">Run a database command to add a new student</text:span> </text:p>
              </text:list-item>
            </text:list>
          </table:table-cell>
          <table:table-cell table:style-name="Table132.A1" office:value-type="string">
            <text:p text:style-name="P12"> </text:p>
            <text:section text:style-name="Sect1" text:name="{407f0496-6958-4b04-bed2-fca26de1c0be}{98}">
              <text:p text:style-name="P9"/>
            </text:section>
            <table:table table:name="Table133" table:style-name="Table133">
              <table:table-column table:style-name="Table133.A"/>
              <table:table-row table:style-name="TableLine94369323037776">
                <table:table-cell table:style-name="Table133.A1" office:value-type="string">
                  <text:p text:style-name="P11"><text:span text:style-name="T13">1.1 Open the phpMyAdmin interface used to manage the database</text:span> </text:p>
                </table:table-cell>
              </table:table-row>
              <table:table-row table:style-name="TableLine94369323037776">
                <table:table-cell table:style-name="Table133.A1" office:value-type="string">
                  <text:p text:style-name="P11"><text:span text:style-name="T13">1.2 Enter in a query to add a new student with all required information.</text:span> </text:p>
                </table:table-cell>
              </table:table-row>
              <table:table-row table:style-name="TableLine94369323037776">
                <table:table-cell table:style-name="Table133.A1" office:value-type="string">
                  <text:p text:style-name="P11"><text:span text:style-name="T13">1.3 Run Query</text:span> </text:p>
                </table:table-cell>
              </table:table-row>
              <table:table-row table:style-name="TableLine94369323037776">
                <table:table-cell table:style-name="Table133.A4" office:value-type="string">
                  <text:p text:style-name="P11"><text:span text:style-name="T13">1.4 Confirm new entry added with </text:span><text:soft-page-break/><text:span text:style-name="T13">new errors</text:span> </text:p>
                </table:table-cell>
              </table:table-row>
            </table:table>
            <text:p text:style-name="P13"> </text:p>
          </table:table-cell>
        </table:table-row>
        <table:table-row table:style-name="TableLine94369322925968">
          <table:table-cell table:style-name="Table132.A1" office:value-type="string">
            <text:list xml:id="list251938769" text:style-name="L12">
              <text:list-item>
                <text:p text:style-name="P25"><text:span text:style-name="T13">Load the Querying</text:span> <text:span text:style-name="T13">Test Page</text:span> </text:p>
              </text:list-item>
            </text:list>
          </table:table-cell>
          <table:table-cell table:style-name="Table132.A1" office:value-type="string">
            <text:p text:style-name="P12"> </text:p>
            <text:section text:style-name="Sect1" text:name="{407f0496-6958-4b04-bed2-fca26de1c0be}{99}">
              <text:p text:style-name="P9"/>
            </text:section>
            <table:table table:name="Table134" table:style-name="Table134">
              <table:table-column table:style-name="Table134.A"/>
              <table:table-row table:style-name="TableLine94369323077472">
                <table:table-cell table:style-name="Table134.A1" office:value-type="string">
                  <text:p text:style-name="P11"><text:span text:style-name="T13">1.1 Open a web browser </text:span> </text:p>
                </table:table-cell>
              </table:table-row>
              <table:table-row table:style-name="TableLine94369323077472">
                <table:table-cell table:style-name="Table134.A1" office:value-type="string">
                  <text:p text:style-name="P11"><text:span text:style-name="T13">1.2 Navigate to the test page URL provided</text:span> </text:p>
                </table:table-cell>
              </table:table-row>
              <table:table-row table:style-name="TableLine94369323077472">
                <table:table-cell table:style-name="Table134.A1" office:value-type="string">
                  <text:p text:style-name="P11"><text:span text:style-name="T13">1.3 Confirm results based on screen output</text:span> </text:p>
                </table:table-cell>
              </table:table-row>
              <table:table-row table:style-name="TableLine94369323077472">
                <table:table-cell table:style-name="Table134.A4" office:value-type="string">
                  <text:p text:style-name="P13"> </text:p>
                </table:table-cell>
              </table:table-row>
            </table:table>
            <text:p text:style-name="P13"> </text:p>
          </table:table-cell>
        </table:table-row>
      </table:table>
      <text:p text:style-name="P37"> </text:p>
      <text:p text:style-name="P42"><text:span text:style-name="T16">Test Completion Indicator: </text:span><text:span text:style-name="T15">The Students table shows a new record added with all the entered information displayed in the correct columns.</text:span> <text:span text:style-name="T15">The test page, which uses the same display commands as the prototype page, displays the data properly.</text:span> </text:p>
      <text:p text:style-name="P44"> </text:p>
      <text:p text:style-name="P43"><text:span text:style-name="T16">Evaluation Process:</text:span> <text:span text:style-name="T13">View the table entries in the phpMyAdmin management GUI, and verify table display on a test page.</text:span> </text:p>
      <text:p text:style-name="P39">Page Break </text:p>
      <text:p text:style-name="P38"><text:span text:style-name="T10">2.3.7</text:span> <text:span text:style-name="T10">Test Case 206</text:span> </text:p>
      <text:p text:style-name="P39"><text:span text:style-name="T7">Table 2.3.7 – Testing Querying Students Feature</text:span><text:span text:style-name="T2"> </text:span></text:p>
      <text:section text:style-name="Sect1" text:name="{407f0496-6958-4b04-bed2-fca26de1c0be}{100}">
        <text:p text:style-name="Text_20_body"/>
      </text:section>
      <table:table table:name="Table135" table:style-name="Table135">
        <table:table-column table:style-name="Table135.A"/>
        <table:table-column table:style-name="Table135.B"/>
        <text:soft-page-break/>
        <table:table-row table:style-name="TableLine94369322851664">
          <table:table-cell table:style-name="Table135.A1" office:value-type="string">
            <text:p text:style-name="P10"><text:span text:style-name="T14">Steps</text:span> </text:p>
          </table:table-cell>
          <table:table-cell table:style-name="Table135.A1" office:value-type="string">
            <text:p text:style-name="P10"><text:span text:style-name="T14">Sub-Steps</text:span> </text:p>
          </table:table-cell>
        </table:table-row>
        <table:table-row table:style-name="TableLine94369322851664">
          <table:table-cell table:style-name="Table135.A1" office:value-type="string">
            <text:list xml:id="list3880473137" text:style-name="L13">
              <text:list-item>
                <text:p text:style-name="P26"><text:span text:style-name="T13">Run a database command to query students based on criteria.</text:span> </text:p>
              </text:list-item>
            </text:list>
          </table:table-cell>
          <table:table-cell table:style-name="Table135.A1" office:value-type="string">
            <text:p text:style-name="P12"> </text:p>
            <text:section text:style-name="Sect1" text:name="{407f0496-6958-4b04-bed2-fca26de1c0be}{101}">
              <text:p text:style-name="P9"/>
            </text:section>
            <table:table table:name="Table136" table:style-name="Table136">
              <table:table-column table:style-name="Table136.A"/>
              <table:table-row table:style-name="TableLine94369323173504">
                <table:table-cell table:style-name="Table136.A1" office:value-type="string">
                  <text:p text:style-name="P11"><text:span text:style-name="T13">1.1 Open the phpMyAdmin interface used to manage the database</text:span> </text:p>
                </table:table-cell>
              </table:table-row>
              <table:table-row table:style-name="TableLine94369323173504">
                <table:table-cell table:style-name="Table136.A1" office:value-type="string">
                  <text:p text:style-name="P11"><text:span text:style-name="T13">1.2 Enter in a query select students for display based on certain criteria.</text:span> </text:p>
                </table:table-cell>
              </table:table-row>
              <table:table-row table:style-name="TableLine94369323173504">
                <table:table-cell table:style-name="Table136.A1" office:value-type="string">
                  <text:p text:style-name="P11"><text:span text:style-name="T13">1.3 Run Query</text:span> </text:p>
                </table:table-cell>
              </table:table-row>
              <table:table-row table:style-name="TableLine94369323173504">
                <table:table-cell table:style-name="Table136.A4" office:value-type="string">
                  <text:p text:style-name="P11"><text:span text:style-name="T13">1.4 Confirm new entry added with new errors</text:span> </text:p>
                </table:table-cell>
              </table:table-row>
            </table:table>
            <text:p text:style-name="P13"> </text:p>
            <text:p text:style-name="P13"> </text:p>
          </table:table-cell>
        </table:table-row>
        <table:table-row table:style-name="TableLine94369322851664">
          <table:table-cell table:style-name="Table135.A1" office:value-type="string">
            <text:list xml:id="list2898699598" text:style-name="L14">
              <text:list-item>
                <text:p text:style-name="P27"><text:span text:style-name="T13">Repeat Step 1) for all possible scenarios</text:span> </text:p>
              </text:list-item>
            </text:list>
          </table:table-cell>
          <table:table-cell table:style-name="Table135.A1" office:value-type="string">
            <text:p text:style-name="P12"> </text:p>
            <text:p text:style-name="P11"><text:span text:style-name="T13">1.1 Repeat step one for each possible querying scenario (I.e.</text:span> <text:span text:style-name="T13">student ID, major, etc.)</text:span> </text:p>
            <text:p text:style-name="P13"> </text:p>
          </table:table-cell>
        </table:table-row>
        <table:table-row table:style-name="TableLine94369322851664">
          <table:table-cell table:style-name="Table135.A1" office:value-type="string">
            <text:list xml:id="list132709154" text:style-name="L15">
              <text:list-item>
                <text:p text:style-name="P28"><text:span text:style-name="T13">Load the Querying Test Page</text:span> </text:p>
              </text:list-item>
            </text:list>
          </table:table-cell>
          <table:table-cell table:style-name="Table135.A1" office:value-type="string">
            <text:p text:style-name="P12"> </text:p>
            <text:section text:style-name="Sect1" text:name="{407f0496-6958-4b04-bed2-fca26de1c0be}{102}">
              <text:p text:style-name="P9"/>
            </text:section>
            <table:table table:name="Table137" table:style-name="Table137">
              <table:table-column table:style-name="Table137.A"/>
              <table:table-row table:style-name="TableLine94369323212848">
                <table:table-cell table:style-name="Table137.A1" office:value-type="string">
                  <text:p text:style-name="P11"><text:span text:style-name="T13">1.1 Open a web browser </text:span> </text:p>
                </table:table-cell>
              </table:table-row>
              <table:table-row table:style-name="TableLine94369323212848">
                <table:table-cell table:style-name="Table137.A1" office:value-type="string">
                  <text:p text:style-name="P11"><text:span text:style-name="T13">1.2 Navigate to the test page URL provided</text:span> </text:p>
                </table:table-cell>
              </table:table-row>
              <table:table-row table:style-name="TableLine94369323212848">
                <table:table-cell table:style-name="Table137.A1" office:value-type="string">
                  <text:p text:style-name="P11"><text:span text:style-name="T13">1.3 Confirm results based on screen output</text:span> </text:p>
                </table:table-cell>
              </table:table-row>
              <table:table-row table:style-name="TableLine94369323212848">
                <table:table-cell table:style-name="Table137.A4" office:value-type="string">
                  <text:p text:style-name="P13"> </text:p>
                </table:table-cell>
              </table:table-row>
            </table:table>
            <text:p text:style-name="P13"> </text:p>
          </table:table-cell>
        </table:table-row>
      </table:table>
      <text:p text:style-name="P37"> </text:p>
      <text:p text:style-name="P42"><text:soft-page-break/><text:span text:style-name="T16">Test Completion Indicator: </text:span><text:span text:style-name="T15">The query results page on the phpMyAdmin GUI shows entries that match the queries run.</text:span> <text:span text:style-name="T15">The test page, which uses the same display commands as the prototype page, displays the data properly.</text:span> </text:p>
      <text:p text:style-name="P44"> </text:p>
      <text:p text:style-name="P43"><text:span text:style-name="T16">Evaluation Process:</text:span> <text:span text:style-name="T13">View the table entries in the phpMyAdmin management GUI, and verify table display on a test page.</text:span> </text:p>
      <text:p text:style-name="P46"> </text:p>
      <text:p text:style-name="P44"> </text:p>
      <text:p text:style-name="P38"><text:span text:style-name="T10">2.3.8</text:span> <text:span text:style-name="T10">Test Case 207</text:span> </text:p>
      <text:p text:style-name="P39"><text:span text:style-name="T7">Table 2.3.8 – Testing Deleting Students Feature</text:span><text:span text:style-name="T2"> </text:span></text:p>
      <text:section text:style-name="Sect1" text:name="{407f0496-6958-4b04-bed2-fca26de1c0be}{103}">
        <text:p text:style-name="Text_20_body"/>
      </text:section>
      <table:table table:name="Table138" table:style-name="Table138">
        <table:table-column table:style-name="Table138.A"/>
        <table:table-column table:style-name="Table138.B"/>
        <table:table-row table:style-name="TableLine94369323148784">
          <table:table-cell table:style-name="Table138.A1" office:value-type="string">
            <text:p text:style-name="P10"><text:span text:style-name="T14">Steps</text:span> </text:p>
          </table:table-cell>
          <table:table-cell table:style-name="Table138.A1" office:value-type="string">
            <text:p text:style-name="P10"><text:span text:style-name="T14">Sub-Steps</text:span> </text:p>
          </table:table-cell>
        </table:table-row>
        <table:table-row table:style-name="TableLine94369323148784">
          <table:table-cell table:style-name="Table138.A1" office:value-type="string">
            <text:list xml:id="list4211895955" text:style-name="L16">
              <text:list-item>
                <text:p text:style-name="P29"><text:span text:style-name="T13">Run a database command to delete</text:span> <text:span text:style-name="T13">a student</text:span> </text:p>
              </text:list-item>
            </text:list>
          </table:table-cell>
          <table:table-cell table:style-name="Table138.A1" office:value-type="string">
            <text:p text:style-name="P12"> </text:p>
            <text:section text:style-name="Sect1" text:name="{407f0496-6958-4b04-bed2-fca26de1c0be}{104}">
              <text:p text:style-name="P9"/>
            </text:section>
            <table:table table:name="Table139" table:style-name="Table139">
              <table:table-column table:style-name="Table139.A"/>
              <table:table-row table:style-name="TableLine94369323328800">
                <table:table-cell table:style-name="Table139.A1" office:value-type="string">
                  <text:p text:style-name="P11"><text:span text:style-name="T13">1.1 Open the phpMyAdmin interface used to manage the database</text:span> </text:p>
                </table:table-cell>
              </table:table-row>
              <table:table-row table:style-name="TableLine94369323328800">
                <table:table-cell table:style-name="Table139.A1" office:value-type="string">
                  <text:p text:style-name="P11"><text:span text:style-name="T13">1.2 Enter in a query to delete a student by their student ID.</text:span> </text:p>
                </table:table-cell>
              </table:table-row>
              <table:table-row table:style-name="TableLine94369323328800">
                <table:table-cell table:style-name="Table139.A1" office:value-type="string">
                  <text:p text:style-name="P11"><text:span text:style-name="T13">1.3 Run Query</text:span> </text:p>
                </table:table-cell>
              </table:table-row>
              <table:table-row table:style-name="TableLine94369323328800">
                <table:table-cell table:style-name="Table139.A4" office:value-type="string">
                  <text:p text:style-name="P11"><text:span text:style-name="T13">1.4 Confirm new entry added with new errors</text:span> </text:p>
                </table:table-cell>
              </table:table-row>
            </table:table>
            <text:p text:style-name="P13"> </text:p>
          </table:table-cell>
        </table:table-row>
        <table:table-row table:style-name="TableLine94369323148784">
          <table:table-cell table:style-name="Table138.A1" office:value-type="string">
            <text:list xml:id="list1126755035" text:style-name="L17">
              <text:list-item>
                <text:p text:style-name="P30"><text:span text:style-name="T13">Load the Querying Test Page</text:span> <text:soft-page-break/></text:p>
              </text:list-item>
            </text:list>
          </table:table-cell>
          <table:table-cell table:style-name="Table138.A1" office:value-type="string">
            <text:p text:style-name="P12"> </text:p>
            <text:section text:style-name="Sect1" text:name="{407f0496-6958-4b04-bed2-fca26de1c0be}{105}">
              <text:p text:style-name="P9"><text:soft-page-break/></text:p>
            </text:section>
            <table:table table:name="Table140" table:style-name="Table140">
              <table:table-column table:style-name="Table140.A"/>
              <table:table-row table:style-name="TableLine94369323374704">
                <table:table-cell table:style-name="Table140.A1" office:value-type="string">
                  <text:p text:style-name="P11"><text:span text:style-name="T13">1.1 Open a web browser </text:span> </text:p>
                </table:table-cell>
              </table:table-row>
              <table:table-row table:style-name="TableLine94369323374704">
                <table:table-cell table:style-name="Table140.A1" office:value-type="string">
                  <text:p text:style-name="P11"><text:span text:style-name="T13">1.2 Navigate to the test page URL provided</text:span> </text:p>
                </table:table-cell>
              </table:table-row>
              <table:table-row table:style-name="TableLine94369323374704">
                <table:table-cell table:style-name="Table140.A1" office:value-type="string">
                  <text:p text:style-name="P11"><text:span text:style-name="T13">1.3 Confirm results based on screen output</text:span> </text:p>
                </table:table-cell>
              </table:table-row>
              <table:table-row table:style-name="TableLine94369323374704">
                <table:table-cell table:style-name="Table140.A4" office:value-type="string">
                  <text:p text:style-name="P13"> </text:p>
                </table:table-cell>
              </table:table-row>
            </table:table>
            <text:p text:style-name="P13"> </text:p>
          </table:table-cell>
        </table:table-row>
      </table:table>
      <text:p text:style-name="P37"> </text:p>
      <text:p text:style-name="P42"><text:span text:style-name="T16">Test Completion Indicator: </text:span><text:span text:style-name="T15">The Students table no longer shows the entry that was deleted.</text:span> <text:span text:style-name="T15">The test page, which uses the same display commands as the prototype page, displays the data properly.</text:span> </text:p>
      <text:p text:style-name="P44"> </text:p>
      <text:p text:style-name="P43"><text:span text:style-name="T16">Evaluation Process:</text:span> <text:span text:style-name="T13">View the table entries in the phpMyAdmin management GUI, and verify table display on a test page.</text:span> </text:p>
      <text:p text:style-name="P46"> </text:p>
      <text:p text:style-name="P44"> </text:p>
      <text:p text:style-name="P38"><text:span text:style-name="T10">2.3.9</text:span> <text:span text:style-name="T10">Test Case 208</text:span> </text:p>
      <text:p text:style-name="P39"><text:span text:style-name="T7">Table 2.3.9 – Testing Edit Student Information Feature</text:span><text:span text:style-name="T2"> </text:span></text:p>
      <text:section text:style-name="Sect1" text:name="{407f0496-6958-4b04-bed2-fca26de1c0be}{106}">
        <text:p text:style-name="Text_20_body"/>
      </text:section>
      <table:table table:name="Table141" table:style-name="Table141">
        <table:table-column table:style-name="Table141.A"/>
        <table:table-column table:style-name="Table141.B"/>
        <table:table-row table:style-name="TableLine94369323443392">
          <table:table-cell table:style-name="Table141.A1" office:value-type="string">
            <text:p text:style-name="P10"><text:span text:style-name="T14">Steps</text:span> </text:p>
          </table:table-cell>
          <table:table-cell table:style-name="Table141.A1" office:value-type="string">
            <text:p text:style-name="P10"><text:span text:style-name="T14">Sub-Steps</text:span> </text:p>
          </table:table-cell>
        </table:table-row>
        <table:table-row table:style-name="TableLine94369323443392">
          <table:table-cell table:style-name="Table141.A1" office:value-type="string">
            <text:list xml:id="list2805909677" text:style-name="L18">
              <text:list-item>
                <text:p text:style-name="P31"><text:span text:style-name="T13">Run a database command to edit a student’s information.</text:span> </text:p>
              </text:list-item>
            </text:list>
          </table:table-cell>
          <table:table-cell table:style-name="Table141.A1" office:value-type="string">
            <text:p text:style-name="P12"> </text:p>
            <text:section text:style-name="Sect1" text:name="{407f0496-6958-4b04-bed2-fca26de1c0be}{107}">
              <text:p text:style-name="P9"/>
            </text:section>
            <table:table table:name="Table142" table:style-name="Table142">
              <table:table-column table:style-name="Table142.A"/>
              <table:table-row table:style-name="TableLine94369323467664">
                <table:table-cell table:style-name="Table142.A1" office:value-type="string">
                  <text:p text:style-name="P11"><text:span text:style-name="T13">1.1 Open the </text:span><text:soft-page-break/><text:span text:style-name="T13">phpMyAdmin interface used to manage the database</text:span> </text:p>
                </table:table-cell>
              </table:table-row>
              <table:table-row table:style-name="TableLine94369323467664">
                <table:table-cell table:style-name="Table142.A1" office:value-type="string">
                  <text:p text:style-name="P11"><text:span text:style-name="T13">1.2 Enter in a query modify a student’s information</text:span> </text:p>
                </table:table-cell>
              </table:table-row>
              <table:table-row table:style-name="TableLine94369323467664">
                <table:table-cell table:style-name="Table142.A1" office:value-type="string">
                  <text:p text:style-name="P11"><text:span text:style-name="T13">1.3 Run Query</text:span> </text:p>
                </table:table-cell>
              </table:table-row>
              <table:table-row table:style-name="TableLine94369323467664">
                <table:table-cell table:style-name="Table142.A4" office:value-type="string">
                  <text:p text:style-name="P11"><text:span text:style-name="T13">1.4 Confirm new entry added with new errors</text:span> </text:p>
                </table:table-cell>
              </table:table-row>
            </table:table>
            <text:p text:style-name="P13"> </text:p>
          </table:table-cell>
        </table:table-row>
        <table:table-row table:style-name="TableLine94369323443392">
          <table:table-cell table:style-name="Table141.A1" office:value-type="string">
            <text:list xml:id="list3442881758" text:style-name="L19">
              <text:list-item>
                <text:p text:style-name="P32"><text:span text:style-name="T13">Load the Querying Test Page</text:span> </text:p>
              </text:list-item>
            </text:list>
          </table:table-cell>
          <table:table-cell table:style-name="Table141.A1" office:value-type="string">
            <text:p text:style-name="P12"> </text:p>
            <text:section text:style-name="Sect1" text:name="{407f0496-6958-4b04-bed2-fca26de1c0be}{108}">
              <text:p text:style-name="P9"/>
            </text:section>
            <table:table table:name="Table143" table:style-name="Table143">
              <table:table-column table:style-name="Table143.A"/>
              <table:table-row table:style-name="TableLine94369323420272">
                <table:table-cell table:style-name="Table143.A1" office:value-type="string">
                  <text:p text:style-name="P11"><text:span text:style-name="T13">1.1 Open a web browser </text:span> </text:p>
                </table:table-cell>
              </table:table-row>
              <table:table-row table:style-name="TableLine94369323420272">
                <table:table-cell table:style-name="Table143.A1" office:value-type="string">
                  <text:p text:style-name="P11"><text:span text:style-name="T13">1.2 Navigate to the test page URL provided</text:span> </text:p>
                </table:table-cell>
              </table:table-row>
              <table:table-row table:style-name="TableLine94369323420272">
                <table:table-cell table:style-name="Table143.A1" office:value-type="string">
                  <text:p text:style-name="P11"><text:span text:style-name="T13">1.3 Confirm results based on screen output</text:span> </text:p>
                </table:table-cell>
              </table:table-row>
              <table:table-row table:style-name="TableLine94369323420272">
                <table:table-cell table:style-name="Table143.A4" office:value-type="string">
                  <text:p text:style-name="P13"> </text:p>
                </table:table-cell>
              </table:table-row>
            </table:table>
            <text:p text:style-name="P13"> </text:p>
          </table:table-cell>
        </table:table-row>
      </table:table>
      <text:p text:style-name="P37"><text:soft-page-break/> </text:p>
      <text:p text:style-name="P42"><text:span text:style-name="T16">Test Completion Indicator: </text:span><text:span text:style-name="T15">The Students table shows updated information for the student selected in the query command. The test page, which uses the same display commands as the prototype page, displays the data properly.</text:span> </text:p>
      <text:p text:style-name="P44"> </text:p>
      <text:p text:style-name="P43"><text:span text:style-name="T16">Evaluation Process:</text:span> <text:span text:style-name="T13">View the table entries in the phpMyAdmin management GUI, and verify table display on a test page.</text:span> </text:p>
      <text:p text:style-name="P46"> </text:p>
      <text:p text:style-name="P39">Page Break </text:p>
      <text:p text:style-name="P38"><text:span text:style-name="T10">2.3.10</text:span> <text:span text:style-name="T10">Test Case 209</text:span> </text:p>
      <text:p text:style-name="P39"><text:span text:style-name="T7">Table 2.3.10</text:span><text:span text:style-name="T2"> – </text:span><text:span text:style-name="T7">Testing Display</text:span><text:span text:style-name="T2"> </text:span><text:span text:style-name="T7">Student Information Feature</text:span><text:span text:style-name="T2"> </text:span></text:p>
      <text:section text:style-name="Sect1" text:name="{407f0496-6958-4b04-bed2-fca26de1c0be}{109}">
        <text:p text:style-name="Text_20_body"/>
      </text:section>
      <table:table table:name="Table144" table:style-name="Table144">
        <table:table-column table:style-name="Table144.A"/>
        <table:table-column table:style-name="Table144.B"/>
        <table:table-row table:style-name="TableLine94369323310656">
          <table:table-cell table:style-name="Table144.A1" office:value-type="string">
            <text:p text:style-name="P10"><text:span text:style-name="T14">Steps</text:span> </text:p>
          </table:table-cell>
          <table:table-cell table:style-name="Table144.A1" office:value-type="string">
            <text:p text:style-name="P10"><text:span text:style-name="T14">Sub-Steps</text:span> </text:p>
          </table:table-cell>
        </table:table-row>
        <table:table-row table:style-name="TableLine94369323310656">
          <table:table-cell table:style-name="Table144.A1" office:value-type="string">
            <text:list xml:id="list989282208" text:style-name="L20">
              <text:list-item>
                <text:p text:style-name="P33"><text:span text:style-name="T13">Load the Querying Test Page</text:span> </text:p>
              </text:list-item>
            </text:list>
          </table:table-cell>
          <table:table-cell table:style-name="Table144.A1" office:value-type="string">
            <text:p text:style-name="P12"> </text:p>
            <text:section text:style-name="Sect1" text:name="{407f0496-6958-4b04-bed2-fca26de1c0be}{110}">
              <text:p text:style-name="P9"/>
            </text:section>
            <table:table table:name="Table145" table:style-name="Table145">
              <table:table-column table:style-name="Table145.A"/>
              <table:table-row table:style-name="TableLine94369323576352">
                <table:table-cell table:style-name="Table145.A1" office:value-type="string">
                  <text:p text:style-name="P11"><text:span text:style-name="T13">1.1 Open a web browser </text:span> </text:p>
                </table:table-cell>
              </table:table-row>
              <table:table-row table:style-name="TableLine94369323576352">
                <table:table-cell table:style-name="Table145.A1" office:value-type="string">
                  <text:p text:style-name="P11"><text:span text:style-name="T13">1.2 Navigate to the test page URL provided</text:span> </text:p>
                </table:table-cell>
              </table:table-row>
              <table:table-row table:style-name="TableLine94369323576352">
                <table:table-cell table:style-name="Table145.A1" office:value-type="string">
                  <text:p text:style-name="P11"><text:span text:style-name="T13">1.3 Confirm results based on screen output</text:span> </text:p>
                </table:table-cell>
              </table:table-row>
              <table:table-row table:style-name="TableLine94369323576352">
                <table:table-cell table:style-name="Table145.A4" office:value-type="string">
                  <text:p text:style-name="P13"> </text:p>
                </table:table-cell>
              </table:table-row>
            </table:table>
            <text:p text:style-name="P13"> </text:p>
          </table:table-cell>
        </table:table-row>
      </table:table>
      <text:p text:style-name="P37"> </text:p>
      <text:p text:style-name="P42"><text:soft-page-break/><text:span text:style-name="T16">Test Completion Indicator: </text:span><text:span text:style-name="T15">The Students table is successfully queried</text:span> <text:span text:style-name="T15">and the results are shown on the test page.</text:span> </text:p>
      <text:p text:style-name="P46"> </text:p>
      <text:p text:style-name="P43"><text:span text:style-name="T16">Evaluation Process:</text:span> <text:span text:style-name="T13">View the table entries in the phpMyAdmin management GUI, and verify table display on a test page.</text:span> </text:p>
      <text:p text:style-name="P46"> </text:p>
      <text:p text:style-name="P44"> </text:p>
      <text:p text:style-name="P38"><text:span text:style-name="T10">2.3.11</text:span> <text:span text:style-name="T10">Test Case 210</text:span> </text:p>
      <text:p text:style-name="P39"><text:span text:style-name="T7">Table 2.3.11 – Testing For</text:span><text:span text:style-name="T2"> </text:span><text:span text:style-name="T7">Error Thrown When Duplicating Student ID</text:span><text:span text:style-name="T2"> </text:span></text:p>
      <text:section text:style-name="Sect1" text:name="{407f0496-6958-4b04-bed2-fca26de1c0be}{111}">
        <text:p text:style-name="Text_20_body"/>
      </text:section>
      <table:table table:name="Table146" table:style-name="Table146">
        <table:table-column table:style-name="Table146.A"/>
        <table:table-column table:style-name="Table146.B"/>
        <table:table-row table:style-name="TableLine94369323635264">
          <table:table-cell table:style-name="Table146.A1" office:value-type="string">
            <text:p text:style-name="P10"><text:span text:style-name="T14">Steps</text:span> </text:p>
          </table:table-cell>
          <table:table-cell table:style-name="Table146.A1" office:value-type="string">
            <text:p text:style-name="P10"><text:span text:style-name="T14">Sub-Steps</text:span> </text:p>
          </table:table-cell>
        </table:table-row>
        <table:table-row table:style-name="TableLine94369323635264">
          <table:table-cell table:style-name="Table146.A1" office:value-type="string">
            <text:list xml:id="list61402172" text:style-name="L21">
              <text:list-item>
                <text:p text:style-name="P34"><text:span text:style-name="T13">Run a database command to add a student with a duplicate ID.</text:span> </text:p>
              </text:list-item>
            </text:list>
          </table:table-cell>
          <table:table-cell table:style-name="Table146.A1" office:value-type="string">
            <text:p text:style-name="P12"> </text:p>
            <text:section text:style-name="Sect1" text:name="{407f0496-6958-4b04-bed2-fca26de1c0be}{112}">
              <text:p text:style-name="P9"/>
            </text:section>
            <table:table table:name="Table147" table:style-name="Table147">
              <table:table-column table:style-name="Table147.A"/>
              <table:table-row table:style-name="TableLine94369323649376">
                <table:table-cell table:style-name="Table147.A1" office:value-type="string">
                  <text:p text:style-name="P11"><text:span text:style-name="T13">1.1 Open the phpMyAdmin interface used to manage the database</text:span> </text:p>
                </table:table-cell>
              </table:table-row>
              <table:table-row table:style-name="TableLine94369323649376">
                <table:table-cell table:style-name="Table147.A1" office:value-type="string">
                  <text:p text:style-name="P11"><text:span text:style-name="T13">1.2 Enter in a query to add a new student using an existing student ID</text:span> </text:p>
                </table:table-cell>
              </table:table-row>
              <table:table-row table:style-name="TableLine94369323649376">
                <table:table-cell table:style-name="Table147.A1" office:value-type="string">
                  <text:p text:style-name="P11"><text:span text:style-name="T13">1.3 Run Query</text:span> </text:p>
                </table:table-cell>
              </table:table-row>
              <table:table-row table:style-name="TableLine94369323649376">
                <table:table-cell table:style-name="Table147.A4" office:value-type="string">
                  <text:p text:style-name="P11"><text:span text:style-name="T13">1.4 Confirm error thrown.</text:span> </text:p>
                </table:table-cell>
              </table:table-row>
            </table:table>
            <text:p text:style-name="P13"> </text:p>
          </table:table-cell>
        </table:table-row>
        <table:table-row table:style-name="TableLine94369323635264">
          <table:table-cell table:style-name="Table146.A1" office:value-type="string">
            <text:list xml:id="list2886385727" text:style-name="L22">
              <text:list-item>
                <text:p text:style-name="P35"><text:span text:style-name="T13">Load the Querying Test Page</text:span> </text:p>
              </text:list-item>
            </text:list>
          </table:table-cell>
          <table:table-cell table:style-name="Table146.A1" office:value-type="string">
            <text:p text:style-name="P12"> </text:p>
            <text:section text:style-name="Sect1" text:name="{407f0496-6958-4b04-bed2-fca26de1c0be}{113}">
              <text:p text:style-name="P9"/>
            </text:section>
            <table:table table:name="Table148" table:style-name="Table148">
              <table:table-column table:style-name="Table148.A"/>
              <table:table-row table:style-name="TableLine94369323621952">
                <table:table-cell table:style-name="Table148.A1" office:value-type="string">
                  <text:p text:style-name="P11"><text:span text:style-name="T13">1.1 Open a </text:span><text:soft-page-break/><text:span text:style-name="T13">web browser </text:span> </text:p>
                </table:table-cell>
              </table:table-row>
              <table:table-row table:style-name="TableLine94369323621952">
                <table:table-cell table:style-name="Table148.A1" office:value-type="string">
                  <text:p text:style-name="P11"><text:span text:style-name="T13">1.2 Navigate to the test page URL provided</text:span> </text:p>
                </table:table-cell>
              </table:table-row>
              <table:table-row table:style-name="TableLine94369323621952">
                <table:table-cell table:style-name="Table148.A1" office:value-type="string">
                  <text:p text:style-name="P11"><text:span text:style-name="T13">1.3 Confirm results based on screen output</text:span> </text:p>
                </table:table-cell>
              </table:table-row>
              <table:table-row table:style-name="TableLine94369323621952">
                <table:table-cell table:style-name="Table148.A4" office:value-type="string">
                  <text:p text:style-name="P13"> </text:p>
                </table:table-cell>
              </table:table-row>
            </table:table>
            <text:p text:style-name="P13"> </text:p>
          </table:table-cell>
        </table:table-row>
      </table:table>
      <text:p text:style-name="P37"> </text:p>
      <text:p text:style-name="P42"><text:span text:style-name="T16">Test Completion Indicator: </text:span><text:span text:style-name="T15">The phpMyAdmin query results should display an error</text:span> <text:span text:style-name="T15">indicating a duplicated SID was entered, and a new entry should </text:span><text:span text:style-name="T17">not</text:span> <text:span text:style-name="T15">be added to the table.</text:span> <text:span text:style-name="T15">The test page, which uses the same display commands as the prototype page, displays the data properly.</text:span> </text:p>
      <text:p text:style-name="P44"> </text:p>
      <text:p text:style-name="P43"><text:span text:style-name="T16">Evaluation Process:</text:span> <text:span text:style-name="T13">View the table entries in the phpMyAdmin management GUI, and verify table display on a test page.</text:span> </text:p>
      <text:p text:style-name="P46"> </text:p>
      <text:p text:style-name="P44"> </text:p>
      <text:p text:style-name="P38"><text:span text:style-name="T10">2.3.12 Test Case 211</text:span> </text:p>
      <text:p text:style-name="P39"><text:span text:style-name="T7">Table 2.3.9 – Testing Commit Actions to Querying Forms</text:span><text:span text:style-name="T2"> </text:span></text:p>
      <text:section text:style-name="Sect1" text:name="{407f0496-6958-4b04-bed2-fca26de1c0be}{114}">
        <text:p text:style-name="Text_20_body"/>
      </text:section>
      <table:table table:name="Table149" table:style-name="Table149">
        <table:table-column table:style-name="Table149.A"/>
        <table:table-column table:style-name="Table149.B"/>
        <table:table-row table:style-name="TableLine94369323570704">
          <table:table-cell table:style-name="Table149.A1" office:value-type="string">
            <text:p text:style-name="P10"><text:span text:style-name="T14">Steps</text:span> </text:p>
          </table:table-cell>
          <table:table-cell table:style-name="Table149.A1" office:value-type="string">
            <text:p text:style-name="P10"><text:span text:style-name="T14">Sub-Steps</text:span> </text:p>
          </table:table-cell>
        </table:table-row>
        <table:table-row table:style-name="TableLine94369323570704">
          <table:table-cell table:style-name="Table149.A1" office:value-type="string">
            <text:list xml:id="list3279719054" text:style-name="L23">
              <text:list-item>
                <text:p text:style-name="P36"><text:span text:style-name="T13">Test using the Prototype site</text:span> </text:p>
              </text:list-item>
            </text:list>
          </table:table-cell>
          <table:table-cell table:style-name="Table149.A1" office:value-type="string">
            <text:p text:style-name="P12"> </text:p>
            <text:section text:style-name="Sect1" text:name="{407f0496-6958-4b04-bed2-fca26de1c0be}{115}">
              <text:p text:style-name="P9"/>
            </text:section>
            <table:table table:name="Table150" table:style-name="Table150">
              <table:table-column table:style-name="Table150.A"/>
              <table:table-row table:style-name="TableLine94369323774064">
                <table:table-cell table:style-name="Table150.A1" office:value-type="string">
                  <text:p text:style-name="P11"><text:span text:style-name="T13">1.1 Open a </text:span><text:soft-page-break/><text:span text:style-name="T13">web browser </text:span> </text:p>
                </table:table-cell>
              </table:table-row>
              <table:table-row table:style-name="TableLine94369323774064">
                <table:table-cell table:style-name="Table150.A1" office:value-type="string">
                  <text:p text:style-name="P11"><text:span text:style-name="T13">1.2 Log in to the SIS prototype as a registrar staff user</text:span> </text:p>
                </table:table-cell>
              </table:table-row>
              <table:table-row table:style-name="TableLine94369323774064">
                <table:table-cell table:style-name="Table150.A1" office:value-type="string">
                  <text:p text:style-name="P11"><text:span text:style-name="T13">1.3 Perform each of the following tasks in separate windows:</text:span> </text:p>
                  <text:p text:style-name="P11"><text:span text:style-name="T13">---- Add a student</text:span> <text:span text:style-name="T18"><text:line-break/></text:span><text:span text:style-name="T13">---- Delete a student</text:span> <text:span text:style-name="T18"><text:line-break/></text:span><text:span text:style-name="T13">---- Retrieve student data</text:span> <text:span text:style-name="T18"><text:line-break/></text:span><text:span text:style-name="T13">---- Edit student data</text:span> </text:p>
                </table:table-cell>
              </table:table-row>
              <table:table-row table:style-name="TableLine94369323774064">
                <table:table-cell table:style-name="Table150.A4" office:value-type="string">
                  <text:p text:style-name="P11"><text:span text:style-name="T13">1.4 Press confirm to execute the tasks. Try without completing the captcha and again with completing the captcha</text:span> </text:p>
                </table:table-cell>
              </table:table-row>
            </table:table>
            <text:p text:style-name="P13"> </text:p>
          </table:table-cell>
        </table:table-row>
      </table:table>
      <text:p text:style-name="P37"> </text:p>
      <text:p text:style-name="P42"><text:soft-page-break/><text:span text:style-name="T16">Test Completion Indicator: </text:span><text:span text:style-name="T15">The requested tasks should </text:span><text:span text:style-name="T17">not</text:span> <text:span text:style-name="T15">be executed unless the user has completed the CAPTCHA </text:span><text:span text:style-name="T17">and</text:span> <text:span text:style-name="T15">clicked on the commit/execute button.</text:span> </text:p>
      <text:p text:style-name="P44"> </text:p>
      <text:p text:style-name="P43"><text:span text:style-name="T16">Evaluation Process:</text:span> <text:span text:style-name="T13">View the table entries in the phpMyAdmin management GUI, and verify table display on a test page</text:span> <text:span text:style-name="T13">to confirm that the test completion indicator requirements have been met.</text:span> </text:p>
      <text:p text:style-name="P44"> </text:p>
      <text:p text:style-name="P37"> </text:p>
      <text:p text:style-name="P38"><text:span text:style-name="T10">2.4.1 Test Case 300</text:span> </text:p>
      <text:p text:style-name="P39"><text:span text:style-name="T7">Table 2.4.1 - Installing and Configuring a firewall for the Database</text:span><text:span text:style-name="T2"> </text:span></text:p>
      <text:section text:style-name="Sect1" text:name="{407f0496-6958-4b04-bed2-fca26de1c0be}{116}">
        <text:p text:style-name="Text_20_body"/>
      </text:section>
      <table:table table:name="Table151" table:style-name="Table151">
        <table:table-column table:style-name="Table151.A"/>
        <table:table-column table:style-name="Table151.B"/>
        <table:table-row table:style-name="TableLine94369323763632">
          <table:table-cell table:style-name="Table151.A1" office:value-type="string">
            <text:p text:style-name="P10"><text:span text:style-name="T14">Steps</text:span> </text:p>
          </table:table-cell>
          <table:table-cell table:style-name="Table151.A1" office:value-type="string">
            <text:p text:style-name="P10"><text:span text:style-name="T14">Sub-Steps</text:span> </text:p>
          </table:table-cell>
        </table:table-row>
        <table:table-row table:style-name="TableLine94369323763632">
          <table:table-cell table:style-name="Table151.A1" office:value-type="string">
            <text:p text:style-name="P11"><text:span text:style-name="T13">1</text:span> <text:span text:style-name="T13">Install the firewall onto the network</text:span> <text:span text:style-name="T13">and database</text:span> <text:span text:style-name="T13">and configure the firewall rules.</text:span> </text:p>
          </table:table-cell>
          <table:table-cell table:style-name="Table151.A1" office:value-type="string">
            <text:p text:style-name="P12"> </text:p>
            <text:section text:style-name="Sect1" text:name="{407f0496-6958-4b04-bed2-fca26de1c0be}{117}">
              <text:p text:style-name="P9"/>
            </text:section>
            <table:table table:name="Table152" table:style-name="Table152">
              <table:table-column table:style-name="Table152.A"/>
              <table:table-row table:style-name="TableLine94369323908528">
                <table:table-cell table:style-name="Table152.A1" office:value-type="string">
                  <text:p text:style-name="P11"><text:span text:style-name="T13">1.1</text:span> <text:span text:style-name="T13">Install either the hardware or software that contains the firewall.</text:span> </text:p>
                </table:table-cell>
              </table:table-row>
              <table:table-row table:style-name="TableLine94369323908528">
                <table:table-cell table:style-name="Table152.A1" office:value-type="string">
                  <text:p text:style-name="P11"><text:span text:style-name="T13">1.2</text:span> <text:span text:style-name="T13">Begin to install and configure it to both the network and the database.</text:span> </text:p>
                </table:table-cell>
              </table:table-row>
              <table:table-row table:style-name="TableLine94369323908528">
                <table:table-cell table:style-name="Table152.A3" office:value-type="string">
                  <text:p text:style-name="P11"><text:span text:style-name="T13">1.3 Open a browser and access the firewall to configure its </text:span><text:soft-page-break/><text:span text:style-name="T13">rules.</text:span> </text:p>
                </table:table-cell>
              </table:table-row>
            </table:table>
            <text:p text:style-name="P13"> </text:p>
          </table:table-cell>
        </table:table-row>
        <table:table-row table:style-name="TableLine94369323763632">
          <table:table-cell table:style-name="Table151.A1" office:value-type="string">
            <text:p text:style-name="P11"><text:span text:style-name="T13">2</text:span> <text:span text:style-name="T13">Test Firewall</text:span> </text:p>
          </table:table-cell>
          <table:table-cell table:style-name="Table151.A1" office:value-type="string">
            <text:p text:style-name="P12"> </text:p>
            <text:section text:style-name="Sect1" text:name="{407f0496-6958-4b04-bed2-fca26de1c0be}{118}">
              <text:p text:style-name="P9"/>
            </text:section>
            <table:table table:name="Table153" table:style-name="Table153">
              <table:table-column table:style-name="Table153.A"/>
              <table:table-row table:style-name="TableLine94369323925232">
                <table:table-cell table:style-name="Table153.A1" office:value-type="string">
                  <text:p text:style-name="P11"><text:span text:style-name="T13">2.1</text:span> <text:span text:style-name="T13">Access</text:span> <text:span text:style-name="T13">a machine connected to</text:span> <text:span text:style-name="T13">the firewall.</text:span> </text:p>
                </table:table-cell>
              </table:table-row>
              <table:table-row table:style-name="TableLine94369323925232">
                <table:table-cell table:style-name="Table153.A1" office:value-type="string">
                  <text:p text:style-name="P11"><text:span text:style-name="T13">2.2</text:span> <text:span text:style-name="T13">From the machine within the firewall, open the terminal and use a ping command to ping another machine outside of the firewall.</text:span> </text:p>
                </table:table-cell>
              </table:table-row>
              <table:table-row table:style-name="TableLine94369323925232">
                <table:table-cell table:style-name="Table153.A3" office:value-type="string">
                  <text:p text:style-name="P13"> </text:p>
                </table:table-cell>
              </table:table-row>
            </table:table>
            <text:p text:style-name="P13"> </text:p>
          </table:table-cell>
        </table:table-row>
      </table:table>
      <text:p text:style-name="P37"> </text:p>
      <text:p text:style-name="P42"><text:span text:style-name="T16">Test Completion Indicator: </text:span><text:span text:style-name="T15">Traffic of packets should display that have been received.</text:span> </text:p>
      <text:p text:style-name="P44"> </text:p>
      <text:p text:style-name="P43"><text:span text:style-name="T16">Evaluation Process:</text:span> <text:span text:style-name="T13">View the configured firewall by accessing a machine on the network to see if traffic is going in and out of the firewall.</text:span> </text:p>
      <text:p text:style-name="P37"> </text:p>
      <text:p text:style-name="P38"><text:span text:style-name="T10">2.4.2 Test Case 301</text:span> </text:p>
      <text:p text:style-name="P39"><text:span text:style-name="T7">Table 2.4.2 - Penetration Testing</text:span><text:span text:style-name="T2"> </text:span></text:p>
      <text:section text:style-name="Sect1" text:name="{407f0496-6958-4b04-bed2-fca26de1c0be}{119}">
        <text:p text:style-name="Text_20_body"/>
      </text:section>
      <table:table table:name="Table154" table:style-name="Table154">
        <table:table-column table:style-name="Table154.A"/>
        <table:table-column table:style-name="Table154.B"/>
        <text:soft-page-break/>
        <table:table-row table:style-name="TableLine94369323950112">
          <table:table-cell table:style-name="Table154.A1" office:value-type="string">
            <text:p text:style-name="P10"><text:span text:style-name="T14">Steps</text:span> </text:p>
          </table:table-cell>
          <table:table-cell table:style-name="Table154.A1" office:value-type="string">
            <text:p text:style-name="P10"><text:span text:style-name="T14">Sub-Steps</text:span> </text:p>
          </table:table-cell>
        </table:table-row>
        <table:table-row table:style-name="TableLine94369323950112">
          <table:table-cell table:style-name="Table154.A1" office:value-type="string">
            <text:p text:style-name="P11"><text:span text:style-name="T13">1</text:span> <text:span text:style-name="T13">Conduct penetration test.</text:span> </text:p>
          </table:table-cell>
          <table:table-cell table:style-name="Table154.A1" office:value-type="string">
            <text:p text:style-name="P12"> </text:p>
            <text:section text:style-name="Sect1" text:name="{407f0496-6958-4b04-bed2-fca26de1c0be}{120}">
              <text:p text:style-name="P9"/>
            </text:section>
            <table:table table:name="Table155" table:style-name="Table155">
              <table:table-column table:style-name="Table155.A"/>
              <table:table-row table:style-name="TableLine94369323964784">
                <table:table-cell table:style-name="Table155.A1" office:value-type="string">
                  <text:p text:style-name="P11"><text:span text:style-name="T13">2.1</text:span> <text:span text:style-name="T13">Hire penetration tester.</text:span> </text:p>
                </table:table-cell>
              </table:table-row>
              <table:table-row table:style-name="TableLine94369323964784">
                <table:table-cell table:style-name="Table155.A1" office:value-type="string">
                  <text:p text:style-name="P11"><text:span text:style-name="T13">2.2</text:span> <text:span text:style-name="T13">Take notes on any exploits</text:span> <text:span text:style-name="T13">that were found.</text:span> </text:p>
                </table:table-cell>
              </table:table-row>
              <table:table-row table:style-name="TableLine94369323964784">
                <table:table-cell table:style-name="Table155.A3" office:value-type="string">
                  <text:p text:style-name="P13"> </text:p>
                </table:table-cell>
              </table:table-row>
            </table:table>
            <text:p text:style-name="P13"> </text:p>
          </table:table-cell>
        </table:table-row>
      </table:table>
      <text:p text:style-name="P37"> </text:p>
      <text:p text:style-name="P42"><text:span text:style-name="T16">Test Completion Indicator: </text:span>“<text:span text:style-name="T15">Test Completed”</text:span> </text:p>
      <text:p text:style-name="P43"><text:span text:style-name="T16">Evaluation Process:</text:span> <text:span text:style-name="T13">View the exploits that were noted during the test and</text:span> <text:span text:style-name="T13">patch the exploits.</text:span> </text:p>
      <text:p text:style-name="P43"><text:span text:style-name="T14">Note:</text:span> <text:span text:style-name="T13">This step has been marked as not crucial to the completion of the prototype, but is essential should further prototypes be de</text:span> </text:p>
      <text:p text:style-name="P44"> </text:p>
      <text:p text:style-name="P38"><text:span text:style-name="T10">2.4.3 Test Case 302</text:span> </text:p>
      <text:p text:style-name="P39"><text:span text:style-name="T7">Table 2.4.3 - Implementing and Purchasing Security certificates for HTTP.</text:span><text:span text:style-name="T2"> </text:span></text:p>
      <text:section text:style-name="Sect1" text:name="{407f0496-6958-4b04-bed2-fca26de1c0be}{121}">
        <text:p text:style-name="Text_20_body"/>
      </text:section>
      <table:table table:name="Table156" table:style-name="Table156">
        <table:table-column table:style-name="Table156.A"/>
        <table:table-column table:style-name="Table156.B"/>
        <table:table-row table:style-name="TableLine94369323890576">
          <table:table-cell table:style-name="Table156.A1" office:value-type="string">
            <text:p text:style-name="P10"><text:span text:style-name="T14">Steps</text:span> </text:p>
          </table:table-cell>
          <table:table-cell table:style-name="Table156.A1" office:value-type="string">
            <text:p text:style-name="P10"><text:span text:style-name="T14">Sub-Steps</text:span> </text:p>
          </table:table-cell>
        </table:table-row>
        <table:table-row table:style-name="TableLine94369323890576">
          <table:table-cell table:style-name="Table156.A1" office:value-type="string">
            <text:p text:style-name="P11"><text:span text:style-name="T13">1 Test for secure HTTPS connection</text:span> </text:p>
          </table:table-cell>
          <table:table-cell table:style-name="Table156.A1" office:value-type="string">
            <text:p text:style-name="P12"> </text:p>
            <text:section text:style-name="Sect1" text:name="{407f0496-6958-4b04-bed2-fca26de1c0be}{122}">
              <text:p text:style-name="P9"/>
            </text:section>
            <table:table table:name="Table157" table:style-name="Table157">
              <table:table-column table:style-name="Table157.A"/>
              <table:table-row table:style-name="TableLine94369324002272">
                <table:table-cell table:style-name="Table157.A1" office:value-type="string">
                  <text:p text:style-name="P11"><text:span text:style-name="T13">1.1 Open the SIS prototype website</text:span> </text:p>
                </table:table-cell>
              </table:table-row>
              <table:table-row table:style-name="TableLine94369324002272">
                <table:table-cell table:style-name="Table157.A1" office:value-type="string">
                  <text:p text:style-name="P11"><text:span text:style-name="T13">1.2 Verify </text:span><text:soft-page-break/><text:span text:style-name="T13">that the connection is secure HTTPS on all browsers.</text:span> </text:p>
                </table:table-cell>
              </table:table-row>
              <table:table-row table:style-name="TableLine94369324002272">
                <table:table-cell table:style-name="Table157.A3" office:value-type="string">
                  <text:p text:style-name="P13"> </text:p>
                </table:table-cell>
              </table:table-row>
            </table:table>
            <text:p text:style-name="P13"> </text:p>
          </table:table-cell>
        </table:table-row>
      </table:table>
      <text:p text:style-name="P37"> </text:p>
      <text:p text:style-name="P42"><text:span text:style-name="T16">Test Completion Indicator: </text:span><text:span text:style-name="T15">The</text:span> <text:span text:style-name="T15">browser</text:span> <text:span text:style-name="T15">should show cure HTTPS connection.</text:span> </text:p>
      <text:p text:style-name="P44"> </text:p>
      <text:p text:style-name="P43"><text:span text:style-name="T16">Evaluation Process:</text:span> <text:span text:style-name="T13">View the website on the browser and check for secure HTTPS connection.</text:span> </text:p>
      <text:p text:style-name="P39">Page Break </text:p>
      <text:p text:style-name="P38"><text:span text:style-name="T10">2.4.4 Test Case 303</text:span> </text:p>
      <text:p text:style-name="P39"><text:span text:style-name="T7">Table 2.4.4</text:span><text:span text:style-name="T2"> </text:span><text:span text:style-name="T7">- Logging and Tracking access to the SIS.</text:span><text:span text:style-name="T2"> </text:span></text:p>
      <text:section text:style-name="Sect1" text:name="{407f0496-6958-4b04-bed2-fca26de1c0be}{123}">
        <text:p text:style-name="Text_20_body"/>
      </text:section>
      <table:table table:name="Table158" table:style-name="Table158">
        <table:table-column table:style-name="Table158.A"/>
        <table:table-column table:style-name="Table158.B"/>
        <table:table-row table:style-name="TableLine94369323988576">
          <table:table-cell table:style-name="Table158.A1" office:value-type="string">
            <text:p text:style-name="P10"><text:span text:style-name="T14">Steps</text:span> </text:p>
          </table:table-cell>
          <table:table-cell table:style-name="Table158.A1" office:value-type="string">
            <text:p text:style-name="P10"><text:span text:style-name="T14">Sub-Steps</text:span> </text:p>
          </table:table-cell>
        </table:table-row>
        <table:table-row table:style-name="TableLine94369323988576">
          <table:table-cell table:style-name="Table158.A1" office:value-type="string">
            <text:p text:style-name="P11"><text:span text:style-name="T13">1</text:span> <text:span text:style-name="T13">Test</text:span> <text:span text:style-name="T13">Tracing.</text:span> </text:p>
          </table:table-cell>
          <table:table-cell table:style-name="Table158.A1" office:value-type="string">
            <text:p text:style-name="P12"> </text:p>
            <text:section text:style-name="Sect1" text:name="{407f0496-6958-4b04-bed2-fca26de1c0be}{124}">
              <text:p text:style-name="P9"/>
            </text:section>
            <table:table table:name="Table159" table:style-name="Table159">
              <table:table-column table:style-name="Table159.A"/>
              <table:table-row table:style-name="TableLine94369324038352">
                <table:table-cell table:style-name="Table159.A1" office:value-type="string">
                  <text:p text:style-name="P11"><text:span text:style-name="T13">1.1</text:span> <text:span text:style-name="T13">Open a web browser and the properties file of the SIS.</text:span> </text:p>
                </table:table-cell>
              </table:table-row>
              <table:table-row table:style-name="TableLine94369324038352">
                <table:table-cell table:style-name="Table159.A1" office:value-type="string">
                  <text:p text:style-name="P11"><text:span text:style-name="T13">1.2</text:span> <text:span text:style-name="T13">Login into the SIS and access a portion of </text:span><text:soft-page-break/><text:span text:style-name="T13">the SIS.</text:span> </text:p>
                </table:table-cell>
              </table:table-row>
              <table:table-row table:style-name="TableLine94369324038352">
                <table:table-cell table:style-name="Table159.A3" office:value-type="string">
                  <text:p text:style-name="P13"> </text:p>
                </table:table-cell>
              </table:table-row>
            </table:table>
            <text:p text:style-name="P13"> </text:p>
          </table:table-cell>
        </table:table-row>
        <table:table-row table:style-name="TableLine94369323988576">
          <table:table-cell table:style-name="Table158.A1" office:value-type="string">
            <text:p text:style-name="P11"><text:span text:style-name="T13">2</text:span> <text:span text:style-name="T13">Test</text:span> <text:span text:style-name="T13">Logging.</text:span> </text:p>
          </table:table-cell>
          <table:table-cell table:style-name="Table158.A1" office:value-type="string">
            <text:p text:style-name="P12"> </text:p>
            <text:section text:style-name="Sect1" text:name="{407f0496-6958-4b04-bed2-fca26de1c0be}{125}">
              <text:p text:style-name="P9"/>
            </text:section>
            <table:table table:name="Table160" table:style-name="Table160">
              <table:table-column table:style-name="Table160.A"/>
              <table:table-row table:style-name="TableLine94369324049824">
                <table:table-cell table:style-name="Table160.A1" office:value-type="string">
                  <text:p text:style-name="P11"><text:span text:style-name="T13">2.1</text:span> <text:span text:style-name="T13">Open a web browser</text:span> <text:span text:style-name="T13">and</text:span> <text:span text:style-name="T13">the properties file of the SIS.</text:span> </text:p>
                </table:table-cell>
              </table:table-row>
              <table:table-row table:style-name="TableLine94369324049824">
                <table:table-cell table:style-name="Table160.A1" office:value-type="string">
                  <text:p text:style-name="P11"><text:span text:style-name="T13">2.2</text:span> <text:span text:style-name="T13">Login into the SIS.</text:span> </text:p>
                </table:table-cell>
              </table:table-row>
              <table:table-row table:style-name="TableLine94369324049824">
                <table:table-cell table:style-name="Table160.A3" office:value-type="string">
                  <text:p text:style-name="P13"> </text:p>
                </table:table-cell>
              </table:table-row>
            </table:table>
            <text:p text:style-name="P13"> </text:p>
          </table:table-cell>
        </table:table-row>
      </table:table>
      <text:p text:style-name="P37"> </text:p>
      <text:p text:style-name="P42"><text:span text:style-name="T16">Test Completion Indicator: </text:span><text:span text:style-name="T15">Terminal should output “User has logged in”</text:span> <text:span text:style-name="T15">and state, “User is in</text:span> <text:span text:style-name="T15">&lt;insertname&gt; section”.</text:span> </text:p>
      <text:p text:style-name="P44"> </text:p>
      <text:p text:style-name="P43"><text:span text:style-name="T16">Evaluation Process:</text:span> <text:span text:style-name="T13">View the properties file.</text:span> </text:p>
      <text:p text:style-name="P47"> </text:p>
      <text:p text:style-name="P38"><text:span text:style-name="T10">2.4.5</text:span> <text:span text:style-name="T10">Test Case 304</text:span> </text:p>
      <text:p text:style-name="P39"><text:span text:style-name="T7">Table 2.4.5 - CAPTCHA.</text:span><text:span text:style-name="T2"> </text:span></text:p>
      <text:section text:style-name="Sect1" text:name="{407f0496-6958-4b04-bed2-fca26de1c0be}{126}">
        <text:p text:style-name="Text_20_body"/>
      </text:section>
      <table:table table:name="Table161" table:style-name="Table161">
        <table:table-column table:style-name="Table161.A"/>
        <table:table-column table:style-name="Table161.B"/>
        <table:table-row table:style-name="TableLine94369323912544">
          <table:table-cell table:style-name="Table161.A1" office:value-type="string">
            <text:p text:style-name="P10"><text:span text:style-name="T14">Steps</text:span> </text:p>
          </table:table-cell>
          <table:table-cell table:style-name="Table161.A1" office:value-type="string">
            <text:p text:style-name="P10"><text:span text:style-name="T14">Sub-Steps</text:span> </text:p>
          </table:table-cell>
        </table:table-row>
        <table:table-row table:style-name="TableLine94369323912544">
          <table:table-cell table:style-name="Table161.A1" office:value-type="string">
            <text:p text:style-name="P11"><text:span text:style-name="T13">Test CAPTCHA</text:span> </text:p>
          </table:table-cell>
          <table:table-cell table:style-name="Table161.A1" office:value-type="string">
            <text:p text:style-name="P12"> </text:p>
            <text:section text:style-name="Sect1" text:name="{407f0496-6958-4b04-bed2-fca26de1c0be}{127}">
              <text:p text:style-name="P9"/>
            </text:section>
            <table:table table:name="Table162" table:style-name="Table162">
              <table:table-column table:style-name="Table162.A"/>
              <table:table-row table:style-name="TableLine94369324100144">
                <table:table-cell table:style-name="Table162.A1" office:value-type="string">
                  <text:p text:style-name="P11"><text:soft-page-break/><text:span text:style-name="T13">2.1</text:span> <text:span text:style-name="T13">Open Web browser to SIS.</text:span> </text:p>
                </table:table-cell>
              </table:table-row>
              <table:table-row table:style-name="TableLine94369324100144">
                <table:table-cell table:style-name="Table162.A1" office:value-type="string">
                  <text:p text:style-name="P11"><text:span text:style-name="T13">2.2</text:span> <text:span text:style-name="T13">Login into SIS.</text:span> </text:p>
                </table:table-cell>
              </table:table-row>
              <table:table-row table:style-name="TableLine94369324100144">
                <table:table-cell table:style-name="Table162.A1" office:value-type="string">
                  <text:p text:style-name="P11"><text:span text:style-name="T13">2.3</text:span> <text:span text:style-name="T13">Work on CAPTCHA to determine user is not a bot.</text:span> </text:p>
                </table:table-cell>
              </table:table-row>
              <table:table-row table:style-name="TableLine94369324100144">
                <table:table-cell table:style-name="Table162.A4" office:value-type="string">
                  <text:p text:style-name="P13"> </text:p>
                </table:table-cell>
              </table:table-row>
            </table:table>
            <text:p text:style-name="P13"> </text:p>
          </table:table-cell>
        </table:table-row>
      </table:table>
      <text:p text:style-name="P37"> </text:p>
      <text:p text:style-name="P42"><text:span text:style-name="T16">Test Completion Indicator: </text:span><text:span text:style-name="T15">If the user is successful, display, “Login Successful”. If the user fails or if CAPTCHA detects a bot, display, “Login Failed”.</text:span> </text:p>
      <text:p text:style-name="P44"> </text:p>
      <text:p text:style-name="P43"><text:span text:style-name="T16">Evaluation Process:</text:span> <text:span text:style-name="T13">View the login screen to view if CAPTCHA has been installed and correctly configured</text:span> <text:span text:style-name="T13">by logging in.</text:span> </text:p>
      <text:p text:style-name="P39">Page Break<text:span text:style-name="T2"> </text:span></text:p>
      <text:p text:style-name="P38"><text:span text:style-name="T10">2.4.6 Test Case 305</text:span> </text:p>
      <text:p text:style-name="P39"><text:span text:style-name="T7">Table 2.4.6 - Compliance with FERPA</text:span><text:span text:style-name="T2"> </text:span></text:p>
      <text:section text:style-name="Sect1" text:name="{407f0496-6958-4b04-bed2-fca26de1c0be}{128}">
        <text:p text:style-name="Text_20_body"/>
      </text:section>
      <table:table table:name="Table163" table:style-name="Table163">
        <table:table-column table:style-name="Table163.A"/>
        <table:table-column table:style-name="Table163.B"/>
        <table:table-row table:style-name="TableLine94369324026880">
          <table:table-cell table:style-name="Table163.A1" office:value-type="string">
            <text:p text:style-name="P10"><text:span text:style-name="T14">Steps</text:span> </text:p>
          </table:table-cell>
          <table:table-cell table:style-name="Table163.A1" office:value-type="string">
            <text:p text:style-name="P10"><text:span text:style-name="T14">Sub-Steps</text:span> </text:p>
          </table:table-cell>
        </table:table-row>
        <table:table-row table:style-name="TableLine94369324026880">
          <table:table-cell table:style-name="Table163.A1" office:value-type="string">
            <text:p text:style-name="P11"><text:span text:style-name="T13">1</text:span> <text:span text:style-name="T13">Conduct training with admin and staff.</text:span> </text:p>
          </table:table-cell>
          <table:table-cell table:style-name="Table163.A1" office:value-type="string">
            <text:p text:style-name="P12"> </text:p>
            <text:section text:style-name="Sect1" text:name="{407f0496-6958-4b04-bed2-fca26de1c0be}{129}">
              <text:p text:style-name="P9"/>
            </text:section>
            <table:table table:name="Table164" table:style-name="Table164">
              <table:table-column table:style-name="Table164.A"/>
              <table:table-row table:style-name="TableLine94369324144720">
                <table:table-cell table:style-name="Table164.A1" office:value-type="string">
                  <text:p text:style-name="P11"><text:span text:style-name="T13">1.1</text:span> <text:span text:style-name="T13">Make sure that employees know to respect the </text:span><text:soft-page-break/><text:span text:style-name="T13">rights of students that are outlined in FERPA.</text:span> </text:p>
                </table:table-cell>
              </table:table-row>
              <table:table-row table:style-name="TableLine94369324144720">
                <table:table-cell table:style-name="Table164.A1" office:value-type="string">
                  <text:p text:style-name="P11"><text:span text:style-name="T13">1.2</text:span> <text:span text:style-name="T13">Training should be ongoing.</text:span> </text:p>
                </table:table-cell>
              </table:table-row>
              <table:table-row table:style-name="TableLine94369324144720">
                <table:table-cell table:style-name="Table164.A3" office:value-type="string">
                  <text:p text:style-name="P13"> </text:p>
                </table:table-cell>
              </table:table-row>
            </table:table>
            <text:p text:style-name="P13"> </text:p>
          </table:table-cell>
        </table:table-row>
        <table:table-row table:style-name="TableLine94369324026880">
          <table:table-cell table:style-name="Table163.A1" office:value-type="string">
            <text:p text:style-name="P11"><text:span text:style-name="T13">2</text:span> <text:span text:style-name="T13">Use of Technology.</text:span> </text:p>
          </table:table-cell>
          <table:table-cell table:style-name="Table163.A1" office:value-type="string">
            <text:p text:style-name="P12"> </text:p>
            <text:section text:style-name="Sect1" text:name="{407f0496-6958-4b04-bed2-fca26de1c0be}{130}">
              <text:p text:style-name="P9"/>
            </text:section>
            <table:table table:name="Table165" table:style-name="Table165">
              <table:table-column table:style-name="Table165.A"/>
              <table:table-row table:style-name="TableLine94369324052624">
                <table:table-cell table:style-name="Table165.A1" office:value-type="string">
                  <text:p text:style-name="P11"><text:span text:style-name="T13">2.1</text:span> <text:span text:style-name="T13">Make sure that encryption is used to protect data of students from leaking.</text:span> </text:p>
                </table:table-cell>
              </table:table-row>
              <table:table-row table:style-name="TableLine94369324052624">
                <table:table-cell table:style-name="Table165.A1" office:value-type="string">
                  <text:p text:style-name="P11"><text:span text:style-name="T13">2.2</text:span> <text:span text:style-name="T13">Eliminate vulnerabilities and update regularly.</text:span> </text:p>
                </table:table-cell>
              </table:table-row>
              <table:table-row table:style-name="TableLine94369324052624">
                <table:table-cell table:style-name="Table165.A3" office:value-type="string">
                  <text:p text:style-name="P13"> </text:p>
                </table:table-cell>
              </table:table-row>
            </table:table>
            <text:p text:style-name="P13"> </text:p>
          </table:table-cell>
        </table:table-row>
      </table:table>
      <text:p text:style-name="P37"> </text:p>
      <text:p text:style-name="P42"><text:span text:style-name="T16">Test Completion Indicator: </text:span><text:span text:style-name="T15">Employees working on the SIS should be FERPA compliant and ensuring that students rights and data are protected.</text:span> </text:p>
      <text:p text:style-name="P44"> </text:p>
      <text:p text:style-name="P43"><text:span text:style-name="T16">Evaluation Process:</text:span> <text:span text:style-name="T13">View employee conduct and view FERPA rules and regulations.</text:span> </text:p>
      <text:p text:style-name="P1"><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Arial EmbeddedFont', 'Arial MSFontService', sans-serif"/>
    <style:font-face style:name="Arial2" svg:font-family="Arial, 'Arial MSFontService', sans-serif"/>
    <style:font-face style:name="Lohit Devanagari" svg:font-family="'Lohit Devanagari'"/>
    <style:font-face style:name="WordVisiCarriageReturn MSFontService" svg:font-family="'WordVisiCarriageReturn MSFontService', Arial, 'Arial EmbeddedFont', 'Arial MSFontService', sans-serif"/>
    <style:font-face style:name="Arial1"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3" svg:font-family="Arial" style:font-family-generic="system"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style:font-name="Arial1" fo:font-family="Arial" style:font-family-generic="roman" style:font-pitch="variable" fo:font-size="12pt"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ipantzi, Terri L (Computational Sciences)</meta:initial-creator>
    <meta:editing-cycles>2</meta:editing-cycles>
    <meta:creation-date>2021-04-15T20:11:00</meta:creation-date>
    <dc:date>2021-04-30T14:36:27.726644053</dc:date>
    <meta:editing-duration>PT7M45S</meta:editing-duration>
    <meta:generator>LibreOffice/6.4.7.2$Linux_X86_64 LibreOffice_project/40$Build-2</meta:generator>
    <meta:document-statistic meta:table-count="165" meta:image-count="0" meta:object-count="0" meta:page-count="104" meta:paragraph-count="1381" meta:word-count="7481" meta:character-count="45186" meta:non-whitespace-character-count="3718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